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ptos Narrow" svg:font-family="&quot;Aptos Narrow&quot;"/>
    <style:font-face style:name="Arial" svg:font-family="Arial"/>
    <style:font-face style:name="Times New Roman" svg:font-family="&quot;Times New Roman&quot;"/>
    <style:font-face style:name="Calibri Light" svg:font-family="&quot;Calibri Light&quot;"/>
    <style:font-face style:name="Aptos Display" svg:font-family="&quot;Aptos Display&quot;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Standaard_32_7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Verdana" style:font-name-asian="Verdana" style:font-name-complex="Verdana" fo:font-size="8pt" style:font-size-asian="8pt" style:font-size-complex="8pt" fo:font-weight="bold" style:font-weight-asian="bold" style:font-weight-complex="bold"/>
    </style:style>
    <style:style style:name="ce3" style:family="table-cell" style:parent-style-name="Standaard_32_7" style:data-style-name="N0">
      <style:table-cell-properties style:vertical-align="automatic" fo:background-color="transparent"/>
      <style:text-properties style:font-name="Verdana" style:font-name-asian="Verdana" style:font-name-complex="Verdana" fo:font-size="8pt" style:font-size-asian="8pt" style:font-size-complex="8pt"/>
    </style:style>
    <style:style style:name="ce4" style:family="table-cell" style:parent-style-name="Standaard_32_7" style:data-style-name="N4">
      <style:table-cell-properties style:vertical-align="automatic" fo:background-color="transparent"/>
      <style:text-properties style:font-name="Verdana" style:font-name-asian="Verdana" style:font-name-complex="Verdana" fo:font-size="8pt" style:font-size-asian="8pt" style:font-size-complex="8pt"/>
    </style:style>
    <style:style style:name="ce5" style:family="table-cell" style:parent-style-name="Default" style:data-style-name="N0">
      <style:text-properties style:font-name="Verdana" style:font-name-asian="Verdana" style:font-name-complex="Verdana" fo:font-size="8pt" style:font-size-asian="8pt" style:font-size-complex="8pt"/>
    </style:style>
    <style:style style:name="ce6" style:family="table-cell" style:parent-style-name="Default" style:data-style-name="N4">
      <style:text-properties style:font-name="Verdana" style:font-name-asian="Verdana" style:font-name-complex="Verdana" fo:font-size="8pt" style:font-size-asian="8pt" style:font-size-complex="8pt"/>
    </style:style>
    <style:style style:name="ce7" style:family="table-cell" style:parent-style-name="Standaard_32_7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Verdana" style:font-name-asian="Verdana" style:font-name-complex="Verdana" fo:font-size="8pt" style:font-size-asian="8pt" style:font-size-complex="8pt"/>
    </style:style>
    <style:style style:name="ce8" style:family="table-cell" style:parent-style-name="Standaard_32_7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Verdana" style:font-name-asian="Verdana" style:font-name-complex="Verdana" fo:font-size="8pt" style:font-size-asian="8pt" style:font-size-complex="8pt" fo:font-weight="bold" style:font-weight-asian="bold" style:font-weight-complex="bold"/>
    </style:style>
    <style:style style:name="ce9" style:family="table-cell" style:parent-style-name="Default" style:data-style-name="N36">
      <style:table-cell-properties fo:border="thin solid #000000" style:vertical-align="middle" style:repeat-content="false"/>
      <style:paragraph-properties fo:text-align="start" fo:margin-left="0cm"/>
      <style:text-properties style:font-name="Verdana" style:font-name-asian="Verdana" style:font-name-complex="Verdana" fo:font-size="8pt" style:font-size-asian="8pt" style:font-size-complex="8pt" fo:font-weight="bold" style:font-weight-asian="bold" style:font-weight-complex="bold"/>
    </style:style>
    <style:style style:name="ce10" style:family="table-cell" style:parent-style-name="Standaard_32_7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Verdana" style:font-name-asian="Verdana" style:font-name-complex="Verdana" fo:font-size="8pt" style:font-size-asian="8pt" style:font-size-complex="8pt"/>
    </style:style>
    <style:style style:name="ce11" style:family="table-cell" style:parent-style-name="Standaard_32_7" style:data-style-name="N0">
      <style:table-cell-properties fo:border="thin solid #000000" style:vertical-align="middle" fo:background-color="transparent"/>
      <style:text-properties style:font-name="Verdana" style:font-name-asian="Verdana" style:font-name-complex="Verdana" fo:font-size="8pt" style:font-size-asian="8pt" style:font-size-complex="8pt"/>
    </style:style>
    <style:style style:name="ce12" style:family="table-cell" style:parent-style-name="Default" style:data-style-name="N36">
      <style:table-cell-properties fo:border="thin solid #000000" style:vertical-align="middle" style:repeat-content="false"/>
      <style:paragraph-properties fo:text-align="end" fo:margin-right="0cm"/>
      <style:text-properties style:font-name="Verdana" style:font-name-asian="Verdana" style:font-name-complex="Verdana" fo:font-size="8pt" style:font-size-asian="8pt" style:font-size-complex="8pt"/>
    </style:style>
    <style:style style:name="ce13" style:family="table-cell" style:parent-style-name="Default" style:data-style-name="N36">
      <style:text-properties style:font-name="Verdana" style:font-name-asian="Verdana" style:font-name-complex="Verdana" fo:font-size="8pt" style:font-size-asian="8pt" style:font-size-complex="8pt"/>
    </style:style>
    <style:style style:name="ce14" style:family="table-cell" style:parent-style-name="Standaard_32_7" style:data-style-name="N0">
      <style:table-cell-properties fo:border="thin solid #000000" style:vertical-align="middle" fo:background-color="transparent"/>
      <style:text-properties style:font-name="Verdana" style:font-name-asian="Verdana" style:font-name-complex="Verdana" fo:font-size="8pt" style:font-size-asian="8pt" style:font-size-complex="8pt" fo:font-weight="bold" style:font-weight-asian="bold" style:font-weight-complex="bold"/>
    </style:style>
    <style:style style:name="ce15" style:family="table-cell" style:parent-style-name="Default" style:data-style-name="N36">
      <style:table-cell-properties fo:border="thin solid #000000" style:vertical-align="middle" style:repeat-content="false"/>
      <style:paragraph-properties fo:text-align="end" fo:margin-right="0cm"/>
      <style:text-properties style:font-name="Verdana" style:font-name-asian="Verdana" style:font-name-complex="Verdana" fo:font-size="8pt" style:font-size-asian="8pt" style:font-size-complex="8pt" fo:font-weight="bold" style:font-weight-asian="bold" style:font-weight-complex="bold"/>
    </style:style>
    <style:style style:name="ce16" style:family="table-cell" style:parent-style-name="Standaard_32_7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Verdana" style:font-name-asian="Verdana" style:font-name-complex="Verdana" fo:font-size="8pt" style:font-size-asian="8pt" style:font-size-complex="8pt" fo:font-weight="bold" style:font-weight-asian="bold" style:font-weight-complex="bold"/>
    </style:style>
    <style:style style:name="ce17" style:family="table-cell" style:parent-style-name="Standaard_32_7" style:data-style-name="N0">
      <style:table-cell-properties style:vertical-align="automatic" fo:background-color="transparent"/>
      <style:text-properties style:font-name="Verdana" style:font-name-asian="Verdana" style:font-name-complex="Verdana" fo:font-size="8pt" style:font-size-asian="8pt" style:font-size-complex="8pt" fo:font-weight="bold" style:font-weight-asian="bold" style:font-weight-complex="bold"/>
    </style:style>
    <style:style style:name="ce1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style:font-name="Verdana" style:font-name-asian="Verdana" style:font-name-complex="Verdana" fo:font-size="8pt" style:font-size-asian="8pt" style:font-size-complex="8pt" fo:font-weight="bold" style:font-weight-asian="bold" style:font-weight-complex="bold"/>
    </style:style>
    <style:style style:name="ce19" style:family="table-cell" style:parent-style-name="Standaard_32_7" style:data-style-name="N36">
      <style:table-cell-properties style:vertical-align="middle" fo:background-color="transparent" style:repeat-content="false"/>
      <style:paragraph-properties fo:text-align="start" fo:margin-left="0cm"/>
      <style:text-properties style:font-name="Verdana" style:font-name-asian="Verdana" style:font-name-complex="Verdana" fo:font-size="8pt" style:font-size-asian="8pt" style:font-size-complex="8pt" fo:font-weight="bold" style:font-weight-asian="bold" style:font-weight-complex="bold"/>
    </style:style>
    <style:style style:name="ce20" style:family="table-cell" style:parent-style-name="Standaard_32_7" style:data-style-name="N0">
      <style:table-cell-properties style:vertical-align="middle" fo:background-color="transparent"/>
      <style:text-properties style:font-name="Verdana" style:font-name-asian="Verdana" style:font-name-complex="Verdana" fo:font-size="8pt" style:font-size-asian="8pt" style:font-size-complex="8pt" fo:font-weight="bold" style:font-weight-asian="bold" style:font-weight-complex="bold"/>
    </style:style>
    <style:style style:name="ce21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Verdana" style:font-name-asian="Verdana" style:font-name-complex="Verdana" fo:font-size="8pt" style:font-size-asian="8pt" style:font-size-complex="8pt" fo:font-weight="bold" style:font-weight-asian="bold" style:font-weight-complex="bold"/>
    </style:style>
    <style:style style:name="ce22" style:family="table-cell" style:parent-style-name="Standaard_32_7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Verdana" style:font-name-asian="Verdana" style:font-name-complex="Verdana" fo:font-size="8pt" style:font-size-asian="8pt" style:font-size-complex="8pt" style:text-underline-style="solid" style:text-underline-type="single"/>
    </style:style>
    <style:style style:name="ce23" style:family="table-cell" style:parent-style-name="Standaard_32_7" style:data-style-name="N4">
      <style:table-cell-properties style:vertical-align="automatic" fo:background-color="transparent" style:repeat-content="false"/>
      <style:paragraph-properties fo:text-align="end" fo:margin-right="0cm"/>
      <style:text-properties style:font-name="Verdana" style:font-name-asian="Verdana" style:font-name-complex="Verdana" fo:font-size="8pt" style:font-size-asian="8pt" style:font-size-complex="8pt"/>
    </style:style>
    <style:style style:name="ce2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Verdana" style:font-name-asian="Verdana" style:font-name-complex="Verdana" fo:font-size="8pt" style:font-size-asian="8pt" style:font-size-complex="8pt"/>
    </style:style>
    <style:style style:name="ce25" style:family="table-cell" style:parent-style-name="Standaard_32_7" style:data-style-name="N4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Verdana" style:font-name-asian="Verdana" style:font-name-complex="Verdana" fo:font-size="8pt" style:font-size-asian="8pt" style:font-size-complex="8pt" fo:font-weight="bold" style:font-weight-asian="bold" style:font-weight-complex="bold"/>
    </style:style>
    <style:style style:name="ce26" style:family="table-cell" style:parent-style-name="Standaard_32_7" style:data-style-name="N4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Verdana" style:font-name-asian="Verdana" style:font-name-complex="Verdana" fo:font-size="8pt" style:font-size-asian="8pt" style:font-size-complex="8pt" fo:font-weight="bold" style:font-weight-asian="bold" style:font-weight-complex="bold"/>
    </style:style>
    <style:style style:name="ce27" style:family="table-cell" style:parent-style-name="Standaard_32_2" style:data-style-name="N37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Verdana" style:font-name-asian="Verdana" style:font-name-complex="Verdana" fo:font-size="8pt" style:font-size-asian="8pt" style:font-size-complex="8pt" fo:font-weight="bold" style:font-weight-asian="bold" style:font-weight-complex="bold"/>
    </style:style>
    <style:style style:name="ce28" style:family="table-cell" style:parent-style-name="Standaard_32_7" style:data-style-name="N4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Verdana" style:font-name-asian="Verdana" style:font-name-complex="Verdana" fo:font-size="8pt" style:font-size-asian="8pt" style:font-size-complex="8pt"/>
    </style:style>
    <style:style style:name="ce29" style:family="table-cell" style:parent-style-name="Standaard_32_7" style:data-style-name="N4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Verdana" style:font-name-asian="Verdana" style:font-name-complex="Verdana" fo:font-size="8pt" style:font-size-asian="8pt" style:font-size-complex="8pt"/>
    </style:style>
    <style:style style:name="ce30" style:family="table-cell" style:parent-style-name="Default" style:data-style-name="N36">
      <style:table-cell-properties fo:border="thin solid #000000" style:vertical-align="top" fo:background-color="#FFFFFF"/>
      <style:text-properties style:font-name="Verdana" style:font-name-asian="Verdana" style:font-name-complex="Verdana" fo:font-size="8pt" style:font-size-asian="8pt" style:font-size-complex="8pt" fo:font-weight="bold" style:font-weight-asian="bold" style:font-weight-complex="bold"/>
    </style:style>
    <style:style style:name="ce31" style:family="table-cell" style:parent-style-name="Standaard_32_7" style:data-style-name="N0">
      <style:table-cell-properties fo:border="thin solid #000000" style:vertical-align="top" fo:background-color="#FFFFFF"/>
      <style:text-properties style:font-name="Verdana" style:font-name-asian="Verdana" style:font-name-complex="Verdana" fo:font-size="8pt" style:font-size-asian="8pt" style:font-size-complex="8pt"/>
    </style:style>
    <style:style style:name="ce32" style:family="table-cell" style:parent-style-name="Standaard_32_7" style:data-style-name="N0">
      <style:table-cell-properties fo:border="thin solid #000000" style:vertical-align="middle" fo:wrap-option="wrap" fo:background-color="#FFFFFF"/>
      <style:text-properties style:font-name="Verdana" style:font-name-asian="Verdana" style:font-name-complex="Verdana" fo:font-size="8pt" style:font-size-asian="8pt" style:font-size-complex="8pt"/>
    </style:style>
    <style:style style:name="ce33" style:family="table-cell" style:parent-style-name="Default" style:data-style-name="N36">
      <style:table-cell-properties fo:border="thin solid #000000" style:vertical-align="top" fo:background-color="#FFFFFF"/>
      <style:text-properties style:font-name="Verdana" style:font-name-asian="Verdana" style:font-name-complex="Verdana" fo:font-size="8pt" style:font-size-asian="8pt" style:font-size-complex="8pt"/>
    </style:style>
    <style:style style:name="ce34" style:family="table-cell" style:parent-style-name="Standaard_32_2" style:data-style-name="N37">
      <style:table-cell-properties fo:border="thin solid #000000" style:vertical-align="top" fo:background-color="#FFFFFF" style:repeat-content="false"/>
      <style:paragraph-properties fo:text-align="start" fo:margin-left="0cm"/>
      <style:text-properties style:font-name="Verdana" style:font-name-asian="Verdana" style:font-name-complex="Verdana" fo:font-size="8pt" style:font-size-asian="8pt" style:font-size-complex="8pt"/>
    </style:style>
    <style:style style:name="ce35" style:family="table-cell" style:parent-style-name="Standaard_32_2" style:data-style-name="N37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Verdana" style:font-name-asian="Verdana" style:font-name-complex="Verdana" fo:font-size="8pt" style:font-size-asian="8pt" style:font-size-complex="8pt"/>
    </style:style>
    <style:style style:name="ce36" style:family="table-cell" style:parent-style-name="Standaard_32_7" style:data-style-name="N4">
      <style:table-cell-properties fo:border="thin solid #000000" style:vertical-align="middle" fo:background-color="#FFFFFF" style:repeat-content="false"/>
      <style:paragraph-properties fo:text-align="start" fo:margin-left="0cm"/>
      <style:text-properties style:font-name="Verdana" style:font-name-asian="Verdana" style:font-name-complex="Verdana" fo:font-size="8pt" style:font-size-asian="8pt" style:font-size-complex="8pt"/>
    </style:style>
    <style:style style:name="ce37" style:family="table-cell" style:parent-style-name="Standaard_32_7" style:data-style-name="N0">
      <style:table-cell-properties fo:border="thin solid #000000" style:vertical-align="middle" fo:background-color="#FFFFFF"/>
      <style:text-properties style:font-name="Verdana" style:font-name-asian="Verdana" style:font-name-complex="Verdana" fo:font-size="8pt" style:font-size-asian="8pt" style:font-size-complex="8pt"/>
    </style:style>
    <style:style style:name="ce38" style:family="table-cell" style:parent-style-name="Standaard_32_2" style:data-style-name="N37">
      <style:table-cell-properties fo:border="thin solid #000000" style:vertical-align="middle" fo:background-color="#FFFFFF" style:repeat-content="false"/>
      <style:paragraph-properties fo:text-align="start" fo:margin-left="0cm"/>
      <style:text-properties style:font-name="Verdana" style:font-name-asian="Verdana" style:font-name-complex="Verdana" fo:font-size="8pt" style:font-size-asian="8pt" style:font-size-complex="8pt"/>
    </style:style>
    <style:style style:name="ce39" style:family="table-cell" style:parent-style-name="Standaard_32_7" style:data-style-name="N4">
      <style:table-cell-properties fo:border="thin solid #000000" style:vertical-align="top" fo:background-color="#FFFFFF" style:repeat-content="false"/>
      <style:paragraph-properties fo:text-align="start" fo:margin-left="0cm"/>
      <style:text-properties style:font-name="Verdana" style:font-name-asian="Verdana" style:font-name-complex="Verdana" fo:font-size="8pt" style:font-size-asian="8pt" style:font-size-complex="8pt"/>
    </style:style>
    <style:style style:name="ce40" style:family="table-cell" style:parent-style-name="Standaard_32_7" style:data-style-name="N0">
      <style:table-cell-properties fo:border="thin solid #000000" style:vertical-align="top" fo:wrap-option="wrap" fo:background-color="#FFFFFF"/>
      <style:text-properties style:font-name="Verdana" style:font-name-asian="Verdana" style:font-name-complex="Verdana" fo:font-size="8pt" style:font-size-asian="8pt" style:font-size-complex="8pt"/>
    </style:style>
    <style:style style:name="ce41" style:family="table-cell" style:parent-style-name="Default" style:data-style-name="N36">
      <style:table-cell-properties fo:border="thin solid #000000" style:vertical-align="middle" fo:background-color="#FFFFFF"/>
      <style:text-properties style:font-name="Verdana" style:font-name-asian="Verdana" style:font-name-complex="Verdana" fo:font-size="8pt" style:font-size-asian="8pt" style:font-size-complex="8pt" fo:font-weight="bold" style:font-weight-asian="bold" style:font-weight-complex="bold"/>
    </style:style>
    <style:style style:name="ce42" style:family="table-cell" style:parent-style-name="Default" style:data-style-name="N36">
      <style:table-cell-properties fo:border="thin solid #000000" style:vertical-align="middle" fo:background-color="#FFFFFF"/>
      <style:text-properties style:font-name="Verdana" style:font-name-asian="Verdana" style:font-name-complex="Verdana" fo:font-size="8pt" style:font-size-asian="8pt" style:font-size-complex="8pt"/>
    </style:style>
    <style:style style:name="ce43" style:family="table-cell" style:parent-style-name="Standaard_32_7" style:data-style-name="N4">
      <style:table-cell-properties fo:border="thin solid #000000" style:vertical-align="top" fo:background-color="#FFFFFF"/>
      <style:text-properties style:font-name="Verdana" style:font-name-asian="Verdana" style:font-name-complex="Verdana" fo:font-size="8pt" style:font-size-asian="8pt" style:font-size-complex="8pt"/>
    </style:style>
    <style:style style:name="ce44" style:family="table-cell" style:parent-style-name="Standaard_32_7" style:data-style-name="N4">
      <style:table-cell-properties fo:border="thin solid #000000" style:vertical-align="top" fo:wrap-option="wrap" fo:background-color="#FFFFFF"/>
      <style:text-properties style:font-name="Verdana" style:font-name-asian="Verdana" style:font-name-complex="Verdana" fo:font-size="8pt" style:font-size-asian="8pt" style:font-size-complex="8pt"/>
    </style:style>
    <style:style style:name="ce45" style:family="table-cell" style:parent-style-name="Standaard_32_2" style:data-style-name="N0">
      <style:table-cell-properties fo:border="thin solid #000000"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/>
    </style:style>
    <style:style style:name="ce46" style:family="table-cell" style:parent-style-name="Default" style:data-style-name="N36">
      <style:table-cell-properties fo:border="thin solid #000000" style:vertical-align="top" fo:background-color="#FFFFFF" style:repeat-content="false"/>
      <style:paragraph-properties fo:text-align="end" fo:margin-right="0cm"/>
      <style:text-properties style:font-name="Verdana" style:font-name-asian="Verdana" style:font-name-complex="Verdana" fo:font-size="8pt" style:font-size-asian="8pt" style:font-size-complex="8pt" fo:font-weight="bold" style:font-weight-asian="bold" style:font-weight-complex="bold"/>
    </style:style>
    <style:style style:name="ce47" style:family="table-cell" style:parent-style-name="Standaard_32_7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style:font-name="Verdana" style:font-name-asian="Verdana" style:font-name-complex="Verdana" fo:font-size="8pt" style:font-size-asian="8pt" style:font-size-complex="8pt"/>
    </style:style>
    <style:style style:name="ce48" style:family="table-cell" style:parent-style-name="Default" style:data-style-name="N36">
      <style:table-cell-properties fo:border="thin solid #000000" style:vertical-align="top" fo:background-color="#FFFFFF" style:repeat-content="false"/>
      <style:paragraph-properties fo:text-align="end" fo:margin-right="0cm"/>
      <style:text-properties style:font-name="Verdana" style:font-name-asian="Verdana" style:font-name-complex="Verdana" fo:font-size="8pt" style:font-size-asian="8pt" style:font-size-complex="8pt"/>
    </style:style>
    <style:style style:name="ce49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style:font-name="Verdana" style:font-name-asian="Verdana" style:font-name-complex="Verdana" fo:font-size="8pt" style:font-size-asian="8pt" style:font-size-complex="8pt"/>
    </style:style>
    <style:style style:name="ce50" style:family="table-cell" style:parent-style-name="Default" style:data-style-name="N0">
      <style:table-cell-properties fo:border="thin solid #000000"/>
      <style:text-properties style:font-name="Verdana" style:font-name-asian="Verdana" style:font-name-complex="Verdana" fo:font-size="8pt" style:font-size-asian="8pt" style:font-size-complex="8pt"/>
    </style:style>
    <style:style style:name="ce51" style:family="table-cell" style:parent-style-name="Default" style:data-style-name="N0">
      <style:table-cell-properties fo:border="thin solid #000000" fo:background-color="#FFFFFF"/>
      <style:text-properties style:font-name="Verdana" style:font-name-asian="Verdana" style:font-name-complex="Verdana" fo:font-size="8pt" style:font-size-asian="8pt" style:font-size-complex="8pt"/>
    </style:style>
    <style:style style:name="ce52" style:family="table-cell" style:parent-style-name="Default" style:data-style-name="N4">
      <style:table-cell-properties fo:border="thin solid #000000" fo:background-color="#FFFFFF"/>
      <style:text-properties style:font-name="Verdana" style:font-name-asian="Verdana" style:font-name-complex="Verdana" fo:font-size="8pt" style:font-size-asian="8pt" style:font-size-complex="8pt"/>
    </style:style>
    <style:style style:name="ce53" style:family="table-cell" style:parent-style-name="Default" style:data-style-name="N36">
      <style:table-cell-properties fo:border="thin solid #000000" fo:background-color="#FFFFFF"/>
      <style:text-properties style:font-name="Verdana" style:font-name-asian="Verdana" style:font-name-complex="Verdana" fo:font-size="8pt" style:font-size-asian="8pt" style:font-size-complex="8pt"/>
    </style:style>
    <style:style style:name="ce54" style:family="table-cell" style:parent-style-name="Default" style:data-style-name="N0">
      <style:table-cell-properties fo:border="thin solid #000000" fo:background-color="#FFFFFF"/>
    </style:style>
    <style:style style:name="ce55" style:family="table-cell" style:parent-style-name="Default" style:data-style-name="N0">
      <style:table-cell-properties fo:border="thin solid #000000"/>
    </style:style>
    <style:style style:name="ce56" style:family="table-cell" style:parent-style-name="Default" style:data-style-name="N36">
      <style:table-cell-properties fo:border="thin solid #000000" fo:background-color="#FFFFFF"/>
      <style:text-properties style:font-name="Verdana" style:font-name-asian="Verdana" style:font-name-complex="Verdana" fo:font-size="8pt" style:font-size-asian="8pt" style:font-size-complex="8pt" fo:font-weight="bold" style:font-weight-asian="bold" style:font-weight-complex="bold"/>
    </style:style>
    <style:style style:name="ce57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  <style:text-properties style:font-name="Verdana" style:font-name-asian="Verdana" style:font-name-complex="Verdana" fo:font-size="8pt" style:font-size-asian="8pt" style:font-size-complex="8pt"/>
    </style:style>
    <style:style style:name="ce58" style:family="table-cell" style:parent-style-name="Default" style:data-style-name="N0">
      <style:table-cell-properties fo:border="thin solid #000000" style:vertical-align="top" fo:background-color="#FFFFFF"/>
      <style:text-properties style:font-name="Verdana" style:font-name-asian="Verdana" style:font-name-complex="Verdana" fo:font-size="8pt" style:font-size-asian="8pt" style:font-size-complex="8pt"/>
    </style:style>
    <style:style style:name="ce59" style:family="table-cell" style:parent-style-name="Default" style:data-style-name="N4">
      <style:table-cell-properties fo:border="thin solid #000000" style:vertical-align="automatic" fo:wrap-option="wrap" fo:background-color="#FFFFFF"/>
      <style:text-properties style:font-name="Verdana" style:font-name-asian="Verdana" style:font-name-complex="Verdana" fo:font-size="8pt" style:font-size-asian="8pt" style:font-size-complex="8pt"/>
    </style:style>
    <style:style style:name="ce60" style:family="table-cell" style:parent-style-name="Default" style:data-style-name="N36">
      <style:table-cell-properties fo:border="thin solid #000000" style:vertical-align="top" fo:wrap-option="wrap" fo:background-color="#FFFFFF"/>
      <style:text-properties style:font-name="Verdana" style:font-name-asian="Verdana" style:font-name-complex="Verdana" fo:font-size="8pt" style:font-size-asian="8pt" style:font-size-complex="8pt"/>
    </style:style>
    <style:style style:name="ce61" style:family="table-cell" style:parent-style-name="Default" style:data-style-name="N0">
      <style:table-cell-properties fo:border="thin solid #000000" style:vertical-align="top"/>
      <style:text-properties style:font-name="Verdana" style:font-name-asian="Verdana" style:font-name-complex="Verdana" fo:font-size="8pt" style:font-size-asian="8pt" style:font-size-complex="8pt"/>
    </style:style>
    <style:style style:name="ce62" style:family="table-cell" style:parent-style-name="Default" style:data-style-name="N0">
      <style:table-cell-properties fo:border="thin solid #000000" style:vertical-align="top" fo:background-color="#FFFFFF" style:repeat-content="false"/>
      <style:paragraph-properties fo:text-align="start" fo:margin-left="0cm"/>
      <style:text-properties style:font-name="Verdana" style:font-name-asian="Verdana" style:font-name-complex="Verdana" fo:font-size="8pt" style:font-size-asian="8pt" style:font-size-complex="8pt"/>
    </style:style>
    <style:style style:name="ce63" style:family="table-cell" style:parent-style-name="Default" style:data-style-name="N4">
      <style:table-cell-properties fo:border="thin solid #000000" style:vertical-align="top" fo:background-color="#FFFFFF"/>
      <style:text-properties style:font-name="Verdana" style:font-name-asian="Verdana" style:font-name-complex="Verdana" fo:font-size="8pt" style:font-size-asian="8pt" style:font-size-complex="8pt"/>
    </style:style>
    <style:style style:name="ce64" style:family="table-cell" style:parent-style-name="Default" style:data-style-name="N36">
      <style:table-cell-properties fo:border="thin solid #000000" style:vertical-align="top" fo:background-color="#FFFFFF"/>
      <style:text-properties style:font-name="Verdana" style:font-name-asian="Verdana" style:font-name-complex="Verdana" fo:font-size="8pt" style:font-size-asian="8pt" style:font-size-complex="8pt" fo:font-weight="bold" style:font-weight-asian="bold" style:font-weight-complex="bold"/>
    </style:style>
    <style:style style:name="ce65" style:family="table-cell" style:parent-style-name="Standaard_32_7" style:data-style-name="N0">
      <style:table-cell-properties fo:border="thin solid #000000" style:vertical-align="middle" fo:background-color="#FFFFFF"/>
      <style:text-properties style:font-name="Verdana" style:font-name-asian="Verdana" style:font-name-complex="Verdana" fo:font-size="8pt" style:font-size-asian="8pt" style:font-size-complex="8pt"/>
    </style:style>
    <style:style style:name="ce66" style:family="table-cell" style:parent-style-name="Default" style:data-style-name="N36">
      <style:table-cell-properties fo:border="thin solid #000000" style:vertical-align="top" fo:background-color="#FFFFFF"/>
      <style:text-properties style:font-name="Verdana" style:font-name-asian="Verdana" style:font-name-complex="Verdana" fo:font-size="8pt" style:font-size-asian="8pt" style:font-size-complex="8pt"/>
    </style:style>
    <style:style style:name="ce67" style:family="table-cell" style:parent-style-name="Standaard_32_2" style:data-style-name="N37">
      <style:table-cell-properties fo:border="thin solid #000000" style:vertical-align="middle" fo:background-color="#FFFFFF" style:repeat-content="false"/>
      <style:paragraph-properties fo:text-align="start" fo:margin-left="0cm"/>
      <style:text-properties style:font-name="Verdana" style:font-name-asian="Verdana" style:font-name-complex="Verdana" fo:font-size="8pt" style:font-size-asian="8pt" style:font-size-complex="8pt"/>
    </style:style>
    <style:style style:name="ce68" style:family="table-cell" style:parent-style-name="Default" style:data-style-name="N36">
      <style:table-cell-properties fo:border="thin solid #000000" style:vertical-align="top" fo:background-color="#FFFFFF" style:repeat-content="false"/>
      <style:paragraph-properties fo:text-align="end" fo:margin-right="0cm"/>
      <style:text-properties style:font-name="Verdana" style:font-name-asian="Verdana" style:font-name-complex="Verdana" fo:font-size="8pt" style:font-size-asian="8pt" style:font-size-complex="8pt" fo:font-weight="bold" style:font-weight-asian="bold" style:font-weight-complex="bold"/>
    </style:style>
    <style:style style:name="ce69" style:family="table-cell" style:parent-style-name="Default" style:data-style-name="N36">
      <style:table-cell-properties fo:border="thin solid #000000" fo:background-color="#FFFFFF"/>
      <style:text-properties style:font-name="Verdana" style:font-name-asian="Verdana" style:font-name-complex="Verdana" fo:font-size="8pt" style:font-size-asian="8pt" style:font-size-complex="8pt" fo:font-weight="bold" style:font-weight-asian="bold" style:font-weight-complex="bold"/>
    </style:style>
    <style:style style:name="ce70" style:family="table-cell" style:parent-style-name="Default" style:data-style-name="N0">
      <style:table-cell-properties fo:border="thin solid #000000" fo:background-color="#FFFFFF"/>
      <style:text-properties style:font-name="Verdana" style:font-name-asian="Verdana" style:font-name-complex="Verdana" fo:font-size="8pt" style:font-size-asian="8pt" style:font-size-complex="8pt"/>
    </style:style>
    <style:style style:name="co1" style:family="table-column">
      <style:table-column-properties fo:break-before="auto" style:column-width="1.40229166666667cm"/>
    </style:style>
    <style:style style:name="co2" style:family="table-column">
      <style:table-column-properties fo:break-before="auto" style:column-width="8.73125cm" style:use-optimal-column-width="true"/>
    </style:style>
    <style:style style:name="co3" style:family="table-column">
      <style:table-column-properties fo:break-before="auto" style:column-width="2.75166666666667cm" style:use-optimal-column-width="true"/>
    </style:style>
    <style:style style:name="co4" style:family="table-column">
      <style:table-column-properties fo:break-before="auto" style:column-width="8.44020833333333cm" style:use-optimal-column-width="true"/>
    </style:style>
    <style:style style:name="co5" style:family="table-column">
      <style:table-column-properties fo:break-before="auto" style:column-width="7.858125cm" style:use-optimal-column-width="true"/>
    </style:style>
    <style:style style:name="co6" style:family="table-column">
      <style:table-column-properties fo:break-before="auto" style:column-width="6.48229166666667cm" style:use-optimal-column-width="true"/>
    </style:style>
    <style:style style:name="co7" style:family="table-column">
      <style:table-column-properties fo:break-before="auto" style:column-width="2.460625cm"/>
    </style:style>
    <style:style style:name="co8" style:family="table-column">
      <style:table-column-properties fo:break-before="auto" style:column-width="3.14854166666667cm" style:use-optimal-column-width="true"/>
    </style:style>
    <style:style style:name="co9" style:family="table-column">
      <style:table-column-properties fo:break-before="auto" style:column-width="7.75229166666667cm" style:use-optimal-column-width="true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12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1pt" style:use-optimal-row-height="true" fo:break-before="auto"/>
    </style:style>
    <style:style style:name="ro4" style:family="table-row">
      <style:table-row-properties style:row-height="36.75pt" style:use-optimal-row-height="false" fo:break-before="auto"/>
    </style:style>
    <style:style style:name="ro5" style:family="table-row">
      <style:table-row-properties style:row-height="21pt" style:use-optimal-row-height="false" fo:break-before="auto"/>
    </style:style>
    <style:style style:name="ro6" style:family="table-row">
      <style:table-row-properties style:row-height="22.5pt" style:use-optimal-row-height="true" fo:break-before="auto"/>
    </style:style>
    <style:style style:name="ro7" style:family="table-row">
      <style:table-row-properties style:row-height="33pt" style:use-optimal-row-height="true" fo:break-before="auto"/>
    </style:style>
    <style:style style:name="ro8" style:family="table-row">
      <style:table-row-properties style:row-height="42pt" style:use-optimal-row-height="true" fo:break-before="auto"/>
    </style:style>
    <style:style style:name="ro9" style:family="table-row">
      <style:table-row-properties style:row-height="31.5pt" style:use-optimal-row-height="false" fo:break-before="auto"/>
    </style:style>
    <style:style style:name="ro10" style:family="table-row">
      <style:table-row-properties style:row-height="43.5pt" style:use-optimal-row-height="true" fo:break-before="auto"/>
    </style:style>
    <style:style style:name="ro11" style:family="table-row">
      <style:table-row-properties style:row-height="10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verzicht_substantiële_giften" table:style-name="ta1">
        <table:table-column table:style-name="co1" table:default-cell-style-name="ce24"/>
        <table:table-column table:style-name="co2" table:default-cell-style-name="ce5"/>
        <table:table-column table:style-name="co3" table:default-cell-style-name="ce6"/>
        <table:table-column table:style-name="co4" table:default-cell-style-name="ce5"/>
        <table:table-column table:style-name="co5" table:default-cell-style-name="ce5"/>
        <table:table-column table:style-name="co6" table:default-cell-style-name="ce6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16375" table:default-cell-style-name="ce5"/>
        <table:table-row table:style-name="ro1">
          <table:table-cell office:value-type="string" table:style-name="ce2">
            <text:p>Overzicht giften van € 10.000 en hoger aan politieke partijen 2025</text:p>
          </table:table-cell>
          <table:table-cell table:style-name="ce3"/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1">
          <table:table-cell table:style-name="ce7"/>
          <table:table-cell table:style-name="ce3"/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8">
            <text:p>Politieke partij</text:p>
          </table:table-cell>
          <table:table-cell office:value-type="string" table:style-name="ce8">
            <text:p>Giften van € 10.000 en hoger ontvangen?</text:p>
          </table:table-cell>
          <table:table-cell office:value-type="string" table:style-name="ce9">
            <text:p>Totaalbedrag</text:p>
          </table:table-cell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10">
            <text:p>PVV</text:p>
          </table:table-cell>
          <table:table-cell office:value-type="string" table:style-name="ce11">
            <text:p>Nee.</text:p>
          </table:table-cell>
          <table:table-cell office:value-type="currency" office:value="0" table:style-name="ce12">
            <text:p>€ 0,00</text:p>
          </table:table-cell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10">
            <text:p>VVD</text:p>
          </table:table-cell>
          <table:table-cell office:value-type="string" table:style-name="ce11">
            <text:p>Ja.</text:p>
          </table:table-cell>
          <table:table-cell office:value-type="currency" office:value="554000" table:formula="of:=SUM([.C31:.C46])" table:style-name="ce12">
            <text:p>€ 554.000,00</text:p>
          </table:table-cell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10">
            <text:p>GL</text:p>
          </table:table-cell>
          <table:table-cell office:value-type="string" table:style-name="ce11">
            <text:p>Ja.</text:p>
          </table:table-cell>
          <table:table-cell office:value-type="currency" office:value="1160009.7199999995" table:formula="of:=SUM([.C47:.C146])" table:style-name="ce12">
            <text:p>€ 1.160.009,72</text:p>
          </table:table-cell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10">
            <text:p>PvdA</text:p>
          </table:table-cell>
          <table:table-cell office:value-type="string" table:style-name="ce11">
            <text:p>Ja.</text:p>
          </table:table-cell>
          <table:table-cell office:value-type="currency" office:value="205000" table:formula="of:=SUM([.C147:.C155])" table:style-name="ce12">
            <text:p>€ 205.000,00</text:p>
          </table:table-cell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10">
            <text:p>NSC</text:p>
          </table:table-cell>
          <table:table-cell office:value-type="string" table:style-name="ce11">
            <text:p>Nee.</text:p>
          </table:table-cell>
          <table:table-cell office:value-type="currency" office:value="0" table:style-name="ce12">
            <text:p>€ 0,00</text:p>
          </table:table-cell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10">
            <text:p>D66</text:p>
          </table:table-cell>
          <table:table-cell office:value-type="string" table:style-name="ce11">
            <text:p>Ja.</text:p>
          </table:table-cell>
          <table:table-cell office:value-type="currency" office:value="981913.5" table:formula="of:=SUM([.C156:.C186])" table:style-name="ce12">
            <text:p>€ 981.913,50</text:p>
          </table:table-cell>
          <table:table-cell table:style-name="ce5"/>
          <table:table-cell table:style-name="ce13"/>
          <table:table-cell table:number-columns-repeated="16379"/>
        </table:table-row>
        <table:table-row table:style-name="ro2">
          <table:table-cell office:value-type="string" table:style-name="ce10">
            <text:p>BBB</text:p>
          </table:table-cell>
          <table:table-cell office:value-type="string" table:style-name="ce11">
            <text:p>Nee.</text:p>
          </table:table-cell>
          <table:table-cell office:value-type="currency" office:value="0" table:style-name="ce12">
            <text:p>€ 0,00</text:p>
          </table:table-cell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10">
            <text:p>CDA</text:p>
          </table:table-cell>
          <table:table-cell office:value-type="string" table:style-name="ce11">
            <text:p>Ja.<text:s/></text:p>
          </table:table-cell>
          <table:table-cell office:value-type="currency" office:value="164070.5" table:formula="of:=SUM([.C187:.C195])" table:style-name="ce12">
            <text:p>€ 164.070,50</text:p>
          </table:table-cell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10">
            <text:p>SP</text:p>
          </table:table-cell>
          <table:table-cell office:value-type="string" table:style-name="ce11">
            <text:p>Ja.</text:p>
          </table:table-cell>
          <table:table-cell office:value-type="currency" office:value="784779.67" table:formula="of:=SUM([.C196:.C251])" table:style-name="ce12">
            <text:p>€ 784.779,67</text:p>
          </table:table-cell>
          <table:table-cell table:style-name="ce5"/>
          <table:table-cell table:style-name="ce13"/>
          <table:table-cell table:number-columns-repeated="16379"/>
        </table:table-row>
        <table:table-row table:style-name="ro2">
          <table:table-cell office:value-type="string" table:style-name="ce10">
            <text:p>DENK</text:p>
          </table:table-cell>
          <table:table-cell office:value-type="string" table:style-name="ce11">
            <text:p>Ja.</text:p>
          </table:table-cell>
          <table:table-cell office:value-type="currency" office:value="10000" table:formula="of:=[.C252]" table:style-name="ce12">
            <text:p>€ 10.000,00</text:p>
          </table:table-cell>
          <table:table-cell table:style-name="ce5"/>
          <table:table-cell table:style-name="ce13"/>
          <table:table-cell table:number-columns-repeated="16379"/>
        </table:table-row>
        <table:table-row table:style-name="ro2">
          <table:table-cell office:value-type="string" table:style-name="ce10">
            <text:p>PvdD</text:p>
          </table:table-cell>
          <table:table-cell office:value-type="string" table:style-name="ce11">
            <text:p>Ja.</text:p>
          </table:table-cell>
          <table:table-cell office:value-type="currency" office:value="514310.13000000006" table:formula="of:=SUM([.C253:.C271])" table:style-name="ce12">
            <text:p>€ 514.310,13</text:p>
          </table:table-cell>
          <table:table-cell table:style-name="ce5"/>
          <table:table-cell table:style-name="ce13"/>
          <table:table-cell table:number-columns-repeated="16379"/>
        </table:table-row>
        <table:table-row table:style-name="ro2">
          <table:table-cell office:value-type="string" table:style-name="ce10">
            <text:p>FvD</text:p>
          </table:table-cell>
          <table:table-cell office:value-type="string" table:style-name="ce11">
            <text:p>Ja</text:p>
          </table:table-cell>
          <table:table-cell office:value-type="currency" office:value="265000" table:formula="of:=SUM([.C272:.C279])" table:style-name="ce12">
            <text:p>€ 265.000,00</text:p>
          </table:table-cell>
          <table:table-cell table:style-name="ce5"/>
          <table:table-cell table:style-name="ce13"/>
          <table:table-cell table:number-columns-repeated="16379"/>
        </table:table-row>
        <table:table-row table:style-name="ro2">
          <table:table-cell office:value-type="string" table:style-name="ce10">
            <text:p>SGP</text:p>
          </table:table-cell>
          <table:table-cell office:value-type="string" table:style-name="ce11">
            <text:p>Ja.</text:p>
          </table:table-cell>
          <table:table-cell office:value-type="currency" office:value="104500" table:formula="of:=SUM([.C280:.C288])" table:style-name="ce12">
            <text:p>€ 104.500,00</text:p>
          </table:table-cell>
          <table:table-cell table:style-name="ce5"/>
          <table:table-cell table:style-name="ce13"/>
          <table:table-cell table:number-columns-repeated="16379"/>
        </table:table-row>
        <table:table-row table:style-name="ro2">
          <table:table-cell office:value-type="string" table:style-name="ce10">
            <text:p>CU</text:p>
          </table:table-cell>
          <table:table-cell office:value-type="string" table:style-name="ce11">
            <text:p>Ja.</text:p>
          </table:table-cell>
          <table:table-cell office:value-type="currency" office:value="90000" table:formula="of:=SUM([.C289:.C293])" table:style-name="ce12">
            <text:p>€ 90.000,00</text:p>
          </table:table-cell>
          <table:table-cell table:style-name="ce5"/>
          <table:table-cell table:style-name="ce13"/>
          <table:table-cell table:style-name="ce6"/>
          <table:table-cell table:number-columns-repeated="16378" table:style-name="ce5"/>
        </table:table-row>
        <table:table-row table:style-name="ro2">
          <table:table-cell office:value-type="string" table:style-name="ce10">
            <text:p>Volt</text:p>
          </table:table-cell>
          <table:table-cell office:value-type="string" table:style-name="ce11">
            <text:p>Ja.</text:p>
          </table:table-cell>
          <table:table-cell office:value-type="currency" office:value="246849.72999999998" table:formula="of:=SUM([.C294:.C305])" table:style-name="ce12">
            <text:p>€ 246.849,73</text:p>
          </table:table-cell>
          <table:table-cell table:number-columns-repeated="2" table:style-name="ce13"/>
          <table:table-cell table:style-name="ce6"/>
          <table:table-cell table:number-columns-repeated="9" table:style-name="ce5"/>
          <table:table-cell table:number-columns-repeated="16369" table:style-name="ce1"/>
        </table:table-row>
        <table:table-row table:style-name="ro2">
          <table:table-cell office:value-type="string" table:style-name="ce10">
            <text:p>JA21</text:p>
          </table:table-cell>
          <table:table-cell office:value-type="string" table:style-name="ce11">
            <text:p>Ja.</text:p>
          </table:table-cell>
          <table:table-cell office:value-type="currency" office:value="180000" table:formula="of:=SUM([.C306:.C310])" table:style-name="ce12">
            <text:p>€ 180.000,00</text:p>
          </table:table-cell>
          <table:table-cell table:style-name="ce5"/>
          <table:table-cell table:style-name="ce13"/>
          <table:table-cell table:style-name="ce6"/>
          <table:table-cell table:number-columns-repeated="9" table:style-name="ce5"/>
          <table:table-cell table:number-columns-repeated="16369" table:style-name="ce1"/>
        </table:table-row>
        <table:table-row table:style-name="ro2">
          <table:table-cell office:value-type="string" table:style-name="ce10">
            <text:p>50PLUS</text:p>
          </table:table-cell>
          <table:table-cell office:value-type="string" table:style-name="ce11">
            <text:p>Nee.</text:p>
          </table:table-cell>
          <table:table-cell office:value-type="currency" office:value="0" table:style-name="ce12">
            <text:p>€ 0,00</text:p>
          </table:table-cell>
          <table:table-cell table:style-name="ce5"/>
          <table:table-cell table:style-name="ce13"/>
          <table:table-cell table:style-name="ce6"/>
          <table:table-cell table:number-columns-repeated="9" table:style-name="ce5"/>
          <table:table-cell table:number-columns-repeated="16369" table:style-name="ce1"/>
        </table:table-row>
        <table:table-row table:style-name="ro2">
          <table:table-cell office:value-type="string" table:style-name="ce10">
            <text:p>OPNL</text:p>
          </table:table-cell>
          <table:table-cell office:value-type="string" table:style-name="ce11">
            <text:p>Nee.</text:p>
          </table:table-cell>
          <table:table-cell office:value-type="currency" office:value="0" table:style-name="ce12">
            <text:p>€ 0,00</text:p>
          </table:table-cell>
          <table:table-cell table:number-columns-repeated="2" table:style-name="ce13"/>
          <table:table-cell table:style-name="ce6"/>
          <table:table-cell table:style-name="ce5"/>
          <table:table-cell table:style-name="ce13"/>
          <table:table-cell table:number-columns-repeated="7" table:style-name="ce5"/>
          <table:table-cell table:number-columns-repeated="16369" table:style-name="ce1"/>
        </table:table-row>
        <table:table-row table:style-name="ro1">
          <table:table-cell office:value-type="string" table:style-name="ce8">
            <text:p>Totaal</text:p>
          </table:table-cell>
          <table:table-cell table:style-name="ce14"/>
          <table:table-cell office:value-type="currency" office:value="5260433.25" table:formula="of:=SUM([.C4:.C21])" table:style-name="ce15">
            <text:p>€ 5.260.433,25</text:p>
          </table:table-cell>
          <table:table-cell table:style-name="ce5"/>
          <table:table-cell table:style-name="ce13"/>
          <table:table-cell table:style-name="ce6"/>
          <table:table-cell table:number-columns-repeated="9" table:style-name="ce5"/>
          <table:table-cell table:number-columns-repeated="16369" table:style-name="ce1"/>
        </table:table-row>
        <table:table-row table:style-name="ro1">
          <table:table-cell table:style-name="ce16"/>
          <table:table-cell table:style-name="ce17"/>
          <table:table-cell table:style-name="ce18"/>
          <table:table-cell table:style-name="ce5"/>
          <table:table-cell table:style-name="ce19"/>
          <table:table-cell table:style-name="ce20"/>
          <table:table-cell table:style-name="ce21"/>
          <table:table-cell table:number-columns-repeated="8" table:style-name="ce5"/>
          <table:table-cell table:number-columns-repeated="16369" table:style-name="ce1"/>
        </table:table-row>
        <table:table-row table:style-name="ro2">
          <table:table-cell office:value-type="string" table:style-name="ce22">
            <text:p>Toelichting op overzicht:</text:p>
          </table:table-cell>
          <table:table-cell table:style-name="ce17"/>
          <table:table-cell table:style-name="ce18"/>
          <table:table-cell table:number-columns-repeated="2" table:style-name="ce5"/>
          <table:table-cell table:style-name="ce6"/>
          <table:table-cell table:style-name="ce23"/>
          <table:table-cell table:number-columns-repeated="8" table:style-name="ce5"/>
          <table:table-cell table:number-columns-repeated="16369" table:style-name="ce1"/>
        </table:table-row>
        <table:table-row table:style-name="ro2">
          <table:table-cell office:value-type="string" table:style-name="ce7">
            <text:p>1) Van de gegevens over het adres van een natuurlijk persoon wordt uitsluitend de woonplaats openbaar gemaakt.</text:p>
          </table:table-cell>
          <table:table-cell table:style-name="ce17"/>
          <table:table-cell table:style-name="ce18"/>
          <table:table-cell table:number-columns-repeated="2" table:style-name="ce5"/>
          <table:table-cell table:style-name="ce6"/>
          <table:table-cell table:style-name="ce23"/>
          <table:table-cell table:number-columns-repeated="8" table:style-name="ce5"/>
          <table:table-cell table:number-columns-repeated="16369" table:style-name="ce1"/>
        </table:table-row>
        <table:table-row table:style-name="ro2">
          <table:table-cell office:value-type="string" table:style-name="ce7">
            <text:p>2) Het bedrag van de bijdrage staat steeds vermeld onder 'Totaalbedrag', inclusief de datum waarop de bijdrage is ontvangen. Indien een bijdrage bestaat uit meerdere afzonderlijke bijdragen maar cumulatief</text:p>
          </table:table-cell>
          <table:table-cell table:style-name="ce3"/>
          <table:table-cell table:number-columns-repeated="3" table:style-name="ce5"/>
          <table:table-cell table:style-name="ce6"/>
          <table:table-cell table:style-name="ce3"/>
          <table:table-cell table:number-columns-repeated="8" table:style-name="ce5"/>
          <table:table-cell table:number-columns-repeated="16369" table:style-name="ce1"/>
        </table:table-row>
        <table:table-row table:style-name="ro2">
          <table:table-cell office:value-type="string" table:style-name="ce7">
            <text:p>wel uitkomt op meer dan €10.000, wordt bij het totaalbedrag geen datum vermeld. Daarbij worden van de afzonderlijke bijdragen uitsluitend de bijdragen vermeld <text:s/>(onder ‘Bedrag’)<text:s/></text:p>
          </table:table-cell>
          <table:table-cell table:style-name="ce3"/>
          <table:table-cell table:number-columns-repeated="3" table:style-name="ce5"/>
          <table:table-cell table:style-name="ce6"/>
          <table:table-cell table:style-name="ce3"/>
          <table:table-cell table:number-columns-repeated="8" table:style-name="ce5"/>
          <table:table-cell table:number-columns-repeated="16369" table:style-name="ce1"/>
        </table:table-row>
        <table:table-row table:style-name="ro2">
          <table:table-cell office:value-type="string" table:style-name="ce7">
            <text:p>van €10.000 of meer, inclusief de data waarop deze zijn betaald.<text:s/></text:p>
          </table:table-cell>
          <table:table-cell table:style-name="ce3"/>
          <table:table-cell table:number-columns-repeated="3" table:style-name="ce5"/>
          <table:table-cell table:style-name="ce6"/>
          <table:table-cell table:style-name="ce3"/>
          <table:table-cell table:number-columns-repeated="8" table:style-name="ce5"/>
          <table:table-cell table:number-columns-repeated="16369" table:style-name="ce1"/>
        </table:table-row>
        <table:table-row table:style-name="ro1">
          <table:table-cell table:style-name="ce24"/>
          <table:table-cell table:style-name="ce5"/>
          <table:table-cell table:style-name="ce4"/>
          <table:table-cell table:number-columns-repeated="2" table:style-name="ce3"/>
          <table:table-cell table:style-name="ce5"/>
          <table:table-cell table:style-name="ce3"/>
          <table:table-cell table:number-columns-repeated="8" table:style-name="ce5"/>
          <table:table-cell table:number-columns-repeated="16369" table:style-name="ce1"/>
        </table:table-row>
        <table:table-row table:style-name="ro1">
          <table:table-cell office:value-type="string" table:style-name="ce25">
            <text:p>Politieke partij</text:p>
          </table:table-cell>
          <table:table-cell office:value-type="string" table:style-name="ce25">
            <text:p>Neveninstelling</text:p>
          </table:table-cell>
          <table:table-cell office:value-type="string" table:style-name="ce26">
            <text:p>Totaal 2025</text:p>
          </table:table-cell>
          <table:table-cell office:value-type="string" table:style-name="ce14">
            <text:p>Naam donateur</text:p>
          </table:table-cell>
          <table:table-cell office:value-type="string" table:style-name="ce14">
            <text:p>Adres gever</text:p>
          </table:table-cell>
          <table:table-cell office:value-type="string" table:style-name="ce14">
            <text:p>UBO</text:p>
          </table:table-cell>
          <table:table-cell office:value-type="string" table:style-name="ce25">
            <text:p>Bedragen &gt; € 10.000</text:p>
          </table:table-cell>
          <table:table-cell office:value-type="string" table:style-name="ce27">
            <text:p>Datum<text:s/></text:p>
          </table:table-cell>
          <table:table-cell office:value-type="string" table:style-name="ce27">
            <text:p>Toelichting</text:p>
          </table:table-cell>
          <table:table-cell table:number-columns-repeated="6" table:style-name="ce5"/>
          <table:table-cell table:number-columns-repeated="16369" table:style-name="ce1"/>
        </table:table-row>
        <table:table-row table:style-name="ro3">
          <table:table-cell office:value-type="string" table:style-name="ce28">
            <text:p>VVD</text:p>
          </table:table-cell>
          <table:table-cell table:style-name="ce29"/>
          <table:table-cell office:value-type="currency" office:value="35000" table:style-name="ce30">
            <text:p>€ 35.000,00</text:p>
          </table:table-cell>
          <table:table-cell office:value-type="string" table:style-name="ce31">
            <text:p>Godefridus Van Hees Fonds</text:p>
          </table:table-cell>
          <table:table-cell office:value-type="string" table:style-name="ce31">
            <text:p>Eikenlaan 22, 4356 HE Oostkappelle</text:p>
          </table:table-cell>
          <table:table-cell office:value-type="string" table:style-name="ce32">
            <text:p>M.A.R.C. Padberg, Rotterdam</text:p>
            <text:p>R. Post, Rotterdam</text:p>
          </table:table-cell>
          <table:table-cell office:value-type="currency" office:value="35000" table:style-name="ce33">
            <text:p>€ 35.000,00</text:p>
          </table:table-cell>
          <table:table-cell office:value-type="date" office:date-value="2025-04-14T00:00:00" table:style-name="ce34">
            <text:p>14 april 2025</text:p>
          </table:table-cell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VVD</text:p>
          </table:table-cell>
          <table:table-cell table:style-name="ce36"/>
          <table:table-cell office:value-type="currency" office:value="25000" table:style-name="ce30">
            <text:p>€ 25.000,00</text:p>
          </table:table-cell>
          <table:table-cell office:value-type="string" table:style-name="ce31">
            <text:p>Robyn Investments B.V.</text:p>
          </table:table-cell>
          <table:table-cell office:value-type="string" table:style-name="ce31">
            <text:p>Herengracht 185C, 1016 BE Amsterdam</text:p>
          </table:table-cell>
          <table:table-cell office:value-type="string" table:style-name="ce37">
            <text:p>R. Veltmeijer, Amsterdam</text:p>
          </table:table-cell>
          <table:table-cell office:value-type="currency" office:value="25000" table:style-name="ce33">
            <text:p>€ 25.000,00</text:p>
          </table:table-cell>
          <table:table-cell office:value-type="date" office:date-value="2025-10-03T00:00:00" table:style-name="ce38">
            <text:p>3 oktober 2025</text:p>
          </table:table-cell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4">
          <table:table-cell office:value-type="string" table:style-name="ce39">
            <text:p>VVD</text:p>
          </table:table-cell>
          <table:table-cell table:style-name="ce39"/>
          <table:table-cell office:value-type="currency" office:value="40000" table:style-name="ce30">
            <text:p>€ 40.000,00</text:p>
          </table:table-cell>
          <table:table-cell office:value-type="string" table:style-name="ce31">
            <text:p>VVD Bestuurdersvereniging</text:p>
          </table:table-cell>
          <table:table-cell office:value-type="string" table:style-name="ce31">
            <text:p>Mauritskade 21, 2500 GV Den Haag</text:p>
          </table:table-cell>
          <table:table-cell office:value-type="string" table:style-name="ce40">
            <text:p>N. Mol, Dordrecht</text:p>
            <text:p>M. Vulpes, Hellum</text:p>
            <text:p>F. Hartelust, IJsselstein</text:p>
          </table:table-cell>
          <table:table-cell office:value-type="currency" office:value="40000" table:style-name="ce33">
            <text:p>€ 40.000,00</text:p>
          </table:table-cell>
          <table:table-cell office:value-type="date" office:date-value="2025-10-28T00:00:00" table:style-name="ce34">
            <text:p>28 oktober 2025</text:p>
          </table:table-cell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39">
            <text:p>VVD</text:p>
          </table:table-cell>
          <table:table-cell table:style-name="ce36"/>
          <table:table-cell office:value-type="currency" office:value="10000" table:style-name="ce41">
            <text:p>€ 10.000,00</text:p>
          </table:table-cell>
          <table:table-cell office:value-type="string" table:style-name="ce37">
            <text:p>Bombilate Media B.V.</text:p>
          </table:table-cell>
          <table:table-cell office:value-type="string" table:style-name="ce37">
            <text:p>Mt Lincolnweg 38-40, 1033 SN Amsterdam</text:p>
          </table:table-cell>
          <table:table-cell office:value-type="string" table:style-name="ce37">
            <text:p>S. Rookhuizen, Amsterdam</text:p>
          </table:table-cell>
          <table:table-cell office:value-type="currency" office:value="10000" table:style-name="ce42">
            <text:p>€ 10.000,00</text:p>
          </table:table-cell>
          <table:table-cell office:value-type="date" office:date-value="2025-10-09T00:00:00" table:style-name="ce38">
            <text:p>9 oktober 2025</text:p>
          </table:table-cell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VVD</text:p>
          </table:table-cell>
          <table:table-cell office:value-type="string" table:style-name="ce36">
            <text:p>Stichting Ondersteuning VVD Tweede Kamerverkiezing</text:p>
          </table:table-cell>
          <table:table-cell office:value-type="currency" office:value="100000" table:style-name="ce30">
            <text:p>€ 100.000,00</text:p>
          </table:table-cell>
          <table:table-cell office:value-type="string" table:style-name="ce37">
            <text:p>E.A. Nijkerk</text:p>
          </table:table-cell>
          <table:table-cell office:value-type="string" table:style-name="ce37">
            <text:p>Wassenaar</text:p>
          </table:table-cell>
          <table:table-cell table:style-name="ce37"/>
          <table:table-cell office:value-type="currency" office:value="100000" table:style-name="ce33">
            <text:p>€ 100.000,00</text:p>
          </table:table-cell>
          <table:table-cell office:value-type="date" office:date-value="2025-04-02T00:00:00" table:style-name="ce38">
            <text:p>2 april 2025</text:p>
          </table:table-cell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VVD</text:p>
          </table:table-cell>
          <table:table-cell office:value-type="string" table:style-name="ce36">
            <text:p>Stichting Ondersteuning VVD Tweede Kamerverkiezing</text:p>
          </table:table-cell>
          <table:table-cell office:value-type="currency" office:value="10000" table:style-name="ce30">
            <text:p>€ 10.000,00</text:p>
          </table:table-cell>
          <table:table-cell office:value-type="string" table:style-name="ce37">
            <text:p>Navara Group B.V.</text:p>
          </table:table-cell>
          <table:table-cell office:value-type="string" table:style-name="ce37">
            <text:p>Hoofdstraat 244, 3972 LK Driebergen-Rijsenburg</text:p>
          </table:table-cell>
          <table:table-cell office:value-type="string" table:style-name="ce37">
            <text:p>A.J. Kamminga, Driebergen-Rijsenburg</text:p>
          </table:table-cell>
          <table:table-cell office:value-type="currency" office:value="10000" table:style-name="ce33">
            <text:p>€ 10.000,00</text:p>
          </table:table-cell>
          <table:table-cell office:value-type="date" office:date-value="2025-06-05T00:00:00" table:style-name="ce38">
            <text:p>5 juni 2025</text:p>
          </table:table-cell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36">
            <text:p>VVD</text:p>
          </table:table-cell>
          <table:table-cell office:value-type="string" table:style-name="ce36">
            <text:p>Stichting Ondersteuning VVD Tweede Kamerverkiezing</text:p>
          </table:table-cell>
          <table:table-cell office:value-type="currency" office:value="45000" table:formula="of:=SUM([.G37:.G38])" table:style-name="ce30">
            <text:p>€ 45.000,00</text:p>
          </table:table-cell>
          <table:table-cell office:value-type="string" table:style-name="ce37">
            <text:p>Constar B.V.</text:p>
          </table:table-cell>
          <table:table-cell office:value-type="string" table:style-name="ce37">
            <text:p>Zuiderhavenweg 56, 4004 JJ Tiel</text:p>
          </table:table-cell>
          <table:table-cell office:value-type="string" table:style-name="ce37">
            <text:p>A.B. de Regt, Laren</text:p>
          </table:table-cell>
          <table:table-cell office:value-type="currency" office:value="30000" table:style-name="ce33">
            <text:p>€ 30.000,00</text:p>
          </table:table-cell>
          <table:table-cell office:value-type="date" office:date-value="2025-08-26T00:00:00" table:style-name="ce38">
            <text:p>26 augustus 2025</text:p>
          </table:table-cell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36">
            <text:p>VVD</text:p>
          </table:table-cell>
          <table:table-cell office:value-type="string" table:style-name="ce36">
            <text:p>Stichting Ondersteuning VVD Tweede Kamerverkiezing</text:p>
          </table:table-cell>
          <table:table-cell table:style-name="ce30"/>
          <table:table-cell office:value-type="string" table:style-name="ce37">
            <text:p>Constar B.V.</text:p>
          </table:table-cell>
          <table:table-cell office:value-type="string" table:style-name="ce37">
            <text:p>Zuiderhavenweg 56, 4004 JJ Tiel</text:p>
          </table:table-cell>
          <table:table-cell office:value-type="string" table:style-name="ce37">
            <text:p>A.B. de Regt, Laren</text:p>
          </table:table-cell>
          <table:table-cell office:value-type="currency" office:value="15000" table:style-name="ce33">
            <text:p>€ 15.000,00</text:p>
          </table:table-cell>
          <table:table-cell office:value-type="date" office:date-value="2025-09-25T00:00:00" table:style-name="ce38">
            <text:p>25 september 2025</text:p>
          </table:table-cell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36">
            <text:p>VVD</text:p>
          </table:table-cell>
          <table:table-cell office:value-type="string" table:style-name="ce36">
            <text:p>Stichting Ondersteuning VVD Tweede Kamerverkiezing</text:p>
          </table:table-cell>
          <table:table-cell office:value-type="currency" office:value="10000" table:style-name="ce30">
            <text:p>€ 10.000,00</text:p>
          </table:table-cell>
          <table:table-cell office:value-type="string" table:style-name="ce37">
            <text:p>Bona iDea Advisory B.V.</text:p>
          </table:table-cell>
          <table:table-cell office:value-type="string" table:style-name="ce37">
            <text:p>Stationsplein 2, 6231 CN Meerssen</text:p>
          </table:table-cell>
          <table:table-cell office:value-type="string" table:style-name="ce37">
            <text:p>K. van Heesteren, Meerssen</text:p>
          </table:table-cell>
          <table:table-cell office:value-type="currency" office:value="10000" table:style-name="ce33">
            <text:p>€ 10.000,00</text:p>
          </table:table-cell>
          <table:table-cell office:value-type="date" office:date-value="2025-07-18T00:00:00" table:style-name="ce38">
            <text:p>18 juli 2025</text:p>
          </table:table-cell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36">
            <text:p>VVD</text:p>
          </table:table-cell>
          <table:table-cell office:value-type="string" table:style-name="ce36">
            <text:p>Stichting Ondersteuning VVD Tweede Kamerverkiezing</text:p>
          </table:table-cell>
          <table:table-cell office:value-type="currency" office:value="14000" table:style-name="ce30">
            <text:p>€ 14.000,00</text:p>
          </table:table-cell>
          <table:table-cell office:value-type="string" table:style-name="ce37">
            <text:p>Bouwmaterialen Desein B.V.</text:p>
          </table:table-cell>
          <table:table-cell office:value-type="string" table:style-name="ce37">
            <text:p>Duitslandweg 2, 4538 BK Terneuzen</text:p>
          </table:table-cell>
          <table:table-cell office:value-type="string" table:style-name="ce37">
            <text:p>J. van der Peijl, Zaamslag</text:p>
          </table:table-cell>
          <table:table-cell office:value-type="currency" office:value="14000" table:style-name="ce33">
            <text:p>€ 14.000,00</text:p>
          </table:table-cell>
          <table:table-cell office:value-type="date" office:date-value="2025-07-17T00:00:00" table:style-name="ce38">
            <text:p>17 juli 2025</text:p>
          </table:table-cell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36">
            <text:p>VVD</text:p>
          </table:table-cell>
          <table:table-cell office:value-type="string" table:style-name="ce36">
            <text:p>Stichting Ondersteuning VVD Tweede Kamerverkiezing</text:p>
          </table:table-cell>
          <table:table-cell office:value-type="currency" office:value="25000" table:style-name="ce30">
            <text:p>€ 25.000,00</text:p>
          </table:table-cell>
          <table:table-cell office:value-type="string" table:style-name="ce37">
            <text:p>Focus on Impact B.V.</text:p>
          </table:table-cell>
          <table:table-cell office:value-type="string" table:style-name="ce37">
            <text:p>Parklaan 48, 5613 BG Eindhoven</text:p>
          </table:table-cell>
          <table:table-cell office:value-type="string" table:style-name="ce37">
            <text:p>I. Staals, Valkenswaard</text:p>
          </table:table-cell>
          <table:table-cell office:value-type="currency" office:value="25000" table:style-name="ce33">
            <text:p>€ 25.000,00</text:p>
          </table:table-cell>
          <table:table-cell office:value-type="date" office:date-value="2025-09-19T00:00:00" table:style-name="ce38">
            <text:p>19 september 2025</text:p>
          </table:table-cell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36">
            <text:p>VVD</text:p>
          </table:table-cell>
          <table:table-cell office:value-type="string" table:style-name="ce36">
            <text:p>Stichting Ondersteuning VVD Tweede Kamerverkiezing</text:p>
          </table:table-cell>
          <table:table-cell office:value-type="currency" office:value="100000" table:style-name="ce30">
            <text:p>€ 100.000,00</text:p>
          </table:table-cell>
          <table:table-cell office:value-type="string" table:style-name="ce37">
            <text:p>Metterwoon Vastgoed B.V.</text:p>
          </table:table-cell>
          <table:table-cell office:value-type="string" table:style-name="ce37">
            <text:p>Badhuisweg 108, 2587 CM Den Haag</text:p>
          </table:table-cell>
          <table:table-cell office:value-type="string" table:style-name="ce37">
            <text:p>C.M.G. Thünnessen, Wassenaar<text:s/></text:p>
          </table:table-cell>
          <table:table-cell office:value-type="currency" office:value="100000" table:style-name="ce33">
            <text:p>€ 100.000,00</text:p>
          </table:table-cell>
          <table:table-cell office:value-type="date" office:date-value="2025-07-28T00:00:00" table:style-name="ce38">
            <text:p>28 juli 2025</text:p>
          </table:table-cell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36">
            <text:p>VVD</text:p>
          </table:table-cell>
          <table:table-cell office:value-type="string" table:style-name="ce36">
            <text:p>Stichting Ondersteuning VVD Tweede Kamerverkiezing</text:p>
          </table:table-cell>
          <table:table-cell office:value-type="currency" office:value="50000" table:style-name="ce30">
            <text:p>€ 50.000,00</text:p>
          </table:table-cell>
          <table:table-cell office:value-type="string" table:style-name="ce37">
            <text:p>Lingedelta B.V.</text:p>
          </table:table-cell>
          <table:table-cell office:value-type="string" table:style-name="ce37">
            <text:p>Wanraaij 2, 6673 DN Andelst</text:p>
          </table:table-cell>
          <table:table-cell office:value-type="string" table:style-name="ce37">
            <text:p>J. van de Kamp, Oosterbeek</text:p>
          </table:table-cell>
          <table:table-cell office:value-type="currency" office:value="50000" table:style-name="ce33">
            <text:p>€ 50.000,00</text:p>
          </table:table-cell>
          <table:table-cell office:value-type="date" office:date-value="2025-10-06T00:00:00" table:style-name="ce38">
            <text:p>6 oktober 2025</text:p>
          </table:table-cell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36">
            <text:p>VVD</text:p>
          </table:table-cell>
          <table:table-cell office:value-type="string" table:style-name="ce36">
            <text:p>Stichting Ondersteuning VVD Tweede Kamerverkiezing</text:p>
          </table:table-cell>
          <table:table-cell office:value-type="currency" office:value="25000" table:style-name="ce30">
            <text:p>€ 25.000,00</text:p>
          </table:table-cell>
          <table:table-cell office:value-type="string" table:style-name="ce37">
            <text:p>ProWinko B.V.</text:p>
          </table:table-cell>
          <table:table-cell office:value-type="string" table:style-name="ce37">
            <text:p>Bella Donna 2, 1181 RM Amstelveen</text:p>
          </table:table-cell>
          <table:table-cell office:value-type="string" table:style-name="ce37">
            <text:p>M. Vorst, Amsterdam</text:p>
          </table:table-cell>
          <table:table-cell office:value-type="currency" office:value="25000" table:style-name="ce33">
            <text:p>€ 25.000,00</text:p>
          </table:table-cell>
          <table:table-cell office:value-type="date" office:date-value="2025-10-10T00:00:00" table:style-name="ce38">
            <text:p>10 oktober 2025</text:p>
          </table:table-cell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36">
            <text:p>VVD</text:p>
          </table:table-cell>
          <table:table-cell office:value-type="string" table:style-name="ce36">
            <text:p>Stichting Ondersteuning VVD Tweede Kamerverkiezing</text:p>
          </table:table-cell>
          <table:table-cell office:value-type="currency" office:value="50000" table:style-name="ce30">
            <text:p>€ 50.000,00</text:p>
          </table:table-cell>
          <table:table-cell office:value-type="string" table:style-name="ce37">
            <text:p>C.P.G. van Oostrom Beheer</text:p>
          </table:table-cell>
          <table:table-cell office:value-type="string" table:style-name="ce37">
            <text:p>Fred Roeskesstraat 115, 1076 EE Amsterdam</text:p>
          </table:table-cell>
          <table:table-cell office:value-type="string" table:style-name="ce37">
            <text:p>C. van Oostrom, Amsterdam</text:p>
          </table:table-cell>
          <table:table-cell office:value-type="currency" office:value="50000" table:style-name="ce33">
            <text:p>€ 50.000,00</text:p>
          </table:table-cell>
          <table:table-cell office:value-type="date" office:date-value="2025-10-10T00:00:00" table:style-name="ce38">
            <text:p>10 oktober 2025</text:p>
          </table:table-cell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36">
            <text:p>VVD</text:p>
          </table:table-cell>
          <table:table-cell office:value-type="string" table:style-name="ce36">
            <text:p>Stichting Ondersteuning VVD Tweede Kamerverkiezing</text:p>
          </table:table-cell>
          <table:table-cell office:value-type="currency" office:value="15000" table:style-name="ce30">
            <text:p>€ 15.000,00</text:p>
          </table:table-cell>
          <table:table-cell office:value-type="string" table:style-name="ce37">
            <text:p>Yip Group B.V.</text:p>
          </table:table-cell>
          <table:table-cell office:value-type="string" table:style-name="ce37">
            <text:p>Dam 3A, 1001 EX Amsterdam</text:p>
          </table:table-cell>
          <table:table-cell office:value-type="string" table:style-name="ce37">
            <text:p>W. Yip, Amsterdam</text:p>
          </table:table-cell>
          <table:table-cell office:value-type="currency" office:value="15000" table:style-name="ce33">
            <text:p>€ 15.000,00</text:p>
          </table:table-cell>
          <table:table-cell office:value-type="date" office:date-value="2025-10-24T00:00:00" table:style-name="ce38">
            <text:p>24 oktober 2025</text:p>
          </table:table-cell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GL</text:p>
          </table:table-cell>
          <table:table-cell table:style-name="ce36"/>
          <table:table-cell office:value-type="currency" office:value="21364.6" table:style-name="ce64">
            <text:p>€ 21.364,60</text:p>
          </table:table-cell>
          <table:table-cell office:value-type="string" table:style-name="ce37">
            <text:p>A. Kapteijns</text:p>
          </table:table-cell>
          <table:table-cell office:value-type="string" table:style-name="ce37">
            <text:p>Den Haag</text:p>
          </table:table-cell>
          <table:table-cell table:style-name="ce37"/>
          <table:table-cell table:style-name="ce33"/>
          <table:table-cell table:style-name="ce38"/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GL</text:p>
          </table:table-cell>
          <table:table-cell table:style-name="ce36"/>
          <table:table-cell office:value-type="currency" office:value="21344.6" table:style-name="ce64">
            <text:p>€ 21.344,60</text:p>
          </table:table-cell>
          <table:table-cell office:value-type="string" table:style-name="ce37">
            <text:p>M.C.E. Vavier</text:p>
          </table:table-cell>
          <table:table-cell office:value-type="string" table:style-name="ce37">
            <text:p>Den Haag</text:p>
          </table:table-cell>
          <table:table-cell table:style-name="ce37"/>
          <table:table-cell table:style-name="ce33"/>
          <table:table-cell table:style-name="ce38"/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GL</text:p>
          </table:table-cell>
          <table:table-cell table:style-name="ce36"/>
          <table:table-cell office:value-type="currency" office:value="21331.439999999999" table:style-name="ce64">
            <text:p>€ 21.331,44</text:p>
          </table:table-cell>
          <table:table-cell office:value-type="string" table:style-name="ce37">
            <text:p>H.P. van Essen</text:p>
          </table:table-cell>
          <table:table-cell office:value-type="string" table:style-name="ce37">
            <text:p>Utrecht</text:p>
          </table:table-cell>
          <table:table-cell table:style-name="ce37"/>
          <table:table-cell table:style-name="ce33"/>
          <table:table-cell table:style-name="ce38"/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GL</text:p>
          </table:table-cell>
          <table:table-cell table:style-name="ce36"/>
          <table:table-cell office:value-type="currency" office:value="21314.6" table:style-name="ce64">
            <text:p>€ 21.314,60</text:p>
          </table:table-cell>
          <table:table-cell office:value-type="string" table:style-name="ce37">
            <text:p>T. Meliani</text:p>
          </table:table-cell>
          <table:table-cell office:value-type="string" table:style-name="ce37">
            <text:p>Amsterdam</text:p>
          </table:table-cell>
          <table:table-cell table:style-name="ce37"/>
          <table:table-cell table:style-name="ce33"/>
          <table:table-cell table:style-name="ce38"/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GL</text:p>
          </table:table-cell>
          <table:table-cell table:style-name="ce36"/>
          <table:table-cell office:value-type="currency" office:value="21181.439999999999" table:style-name="ce64">
            <text:p>€ 21.181,44</text:p>
          </table:table-cell>
          <table:table-cell office:value-type="string" table:style-name="ce37">
            <text:p>H.I. Roijackers</text:p>
          </table:table-cell>
          <table:table-cell office:value-type="string" table:style-name="ce37">
            <text:p>Den Bosch</text:p>
          </table:table-cell>
          <table:table-cell table:style-name="ce37"/>
          <table:table-cell table:style-name="ce33"/>
          <table:table-cell table:style-name="ce38"/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GL</text:p>
          </table:table-cell>
          <table:table-cell table:style-name="ce36"/>
          <table:table-cell office:value-type="currency" office:value="21131.439999999999" table:style-name="ce64">
            <text:p>€ 21.131,44</text:p>
          </table:table-cell>
          <table:table-cell office:value-type="string" table:style-name="ce37">
            <text:p>M. Dadema</text:p>
          </table:table-cell>
          <table:table-cell office:value-type="string" table:style-name="ce37">
            <text:p>Heino</text:p>
          </table:table-cell>
          <table:table-cell table:style-name="ce37"/>
          <table:table-cell table:style-name="ce33"/>
          <table:table-cell table:style-name="ce38"/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GL</text:p>
          </table:table-cell>
          <table:table-cell table:style-name="ce36"/>
          <table:table-cell office:value-type="currency" office:value="10565.72" table:style-name="ce30">
            <text:p>€ 10.565,72</text:p>
          </table:table-cell>
          <table:table-cell office:value-type="string" table:style-name="ce37">
            <text:p>R.P.M. Kocken</text:p>
          </table:table-cell>
          <table:table-cell office:value-type="string" table:style-name="ce37">
            <text:p>Amsterdam</text:p>
          </table:table-cell>
          <table:table-cell table:style-name="ce37"/>
          <table:table-cell table:style-name="ce33"/>
          <table:table-cell table:style-name="ce38"/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GL</text:p>
          </table:table-cell>
          <table:table-cell table:style-name="ce36"/>
          <table:table-cell office:value-type="currency" office:value="10632.3" table:style-name="ce30">
            <text:p>€ 10.632,30</text:p>
          </table:table-cell>
          <table:table-cell office:value-type="string" table:style-name="ce37">
            <text:p>B.R. Groot Wassink</text:p>
          </table:table-cell>
          <table:table-cell office:value-type="string" table:style-name="ce37">
            <text:p>Amsterdam</text:p>
          </table:table-cell>
          <table:table-cell table:style-name="ce37"/>
          <table:table-cell table:style-name="ce33"/>
          <table:table-cell table:style-name="ce38"/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GL</text:p>
          </table:table-cell>
          <table:table-cell table:style-name="ce36"/>
          <table:table-cell office:value-type="currency" office:value="10861.82" table:style-name="ce30">
            <text:p>€ 10.861,82</text:p>
          </table:table-cell>
          <table:table-cell office:value-type="string" table:style-name="ce37">
            <text:p>S. Kruis</text:p>
          </table:table-cell>
          <table:table-cell office:value-type="string" table:style-name="ce37">
            <text:p>Lelystad</text:p>
          </table:table-cell>
          <table:table-cell table:style-name="ce37"/>
          <table:table-cell table:style-name="ce33"/>
          <table:table-cell table:style-name="ce38"/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GL</text:p>
          </table:table-cell>
          <table:table-cell table:style-name="ce36"/>
          <table:table-cell office:value-type="currency" office:value="10070.200000000001" table:style-name="ce30">
            <text:p>€ 10.070,20</text:p>
          </table:table-cell>
          <table:table-cell office:value-type="string" table:style-name="ce37">
            <text:p>A. Lahlah</text:p>
          </table:table-cell>
          <table:table-cell office:value-type="string" table:style-name="ce37">
            <text:p>Tilburg</text:p>
          </table:table-cell>
          <table:table-cell table:style-name="ce37"/>
          <table:table-cell table:style-name="ce33"/>
          <table:table-cell table:style-name="ce38"/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GL</text:p>
          </table:table-cell>
          <table:table-cell table:style-name="ce36"/>
          <table:table-cell office:value-type="currency" office:value="11389.08" table:style-name="ce30">
            <text:p>€ 11.389,08</text:p>
          </table:table-cell>
          <table:table-cell office:value-type="string" table:style-name="ce37">
            <text:p>K. van Sparrentak</text:p>
          </table:table-cell>
          <table:table-cell office:value-type="string" table:style-name="ce37">
            <text:p>Rotterdam</text:p>
          </table:table-cell>
          <table:table-cell table:style-name="ce37"/>
          <table:table-cell table:style-name="ce33"/>
          <table:table-cell table:style-name="ce38"/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GL</text:p>
          </table:table-cell>
          <table:table-cell table:style-name="ce36"/>
          <table:table-cell office:value-type="currency" office:value="11259.01" table:style-name="ce30">
            <text:p>€ 11.259,01</text:p>
          </table:table-cell>
          <table:table-cell office:value-type="string" table:style-name="ce37">
            <text:p>B. Potjer</text:p>
          </table:table-cell>
          <table:table-cell office:value-type="string" table:style-name="ce37">
            <text:p>Den Haag</text:p>
          </table:table-cell>
          <table:table-cell table:style-name="ce37"/>
          <table:table-cell table:style-name="ce33"/>
          <table:table-cell table:style-name="ce38"/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GL</text:p>
          </table:table-cell>
          <table:table-cell table:style-name="ce36"/>
          <table:table-cell office:value-type="currency" office:value="11008.48" table:style-name="ce30">
            <text:p>€ 11.008,48</text:p>
          </table:table-cell>
          <table:table-cell office:value-type="string" table:style-name="ce37">
            <text:p>L.G.J. Voortman</text:p>
          </table:table-cell>
          <table:table-cell office:value-type="string" table:style-name="ce37">
            <text:p>Utrecht</text:p>
          </table:table-cell>
          <table:table-cell table:style-name="ce37"/>
          <table:table-cell table:style-name="ce33"/>
          <table:table-cell table:style-name="ce38"/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GL</text:p>
          </table:table-cell>
          <table:table-cell table:style-name="ce36"/>
          <table:table-cell office:value-type="currency" office:value="10895.02" table:style-name="ce30">
            <text:p>€ 10.895,02</text:p>
          </table:table-cell>
          <table:table-cell office:value-type="string" table:style-name="ce37">
            <text:p>M.H.A. Strik</text:p>
          </table:table-cell>
          <table:table-cell office:value-type="string" table:style-name="ce37">
            <text:p>Dodewaard</text:p>
          </table:table-cell>
          <table:table-cell table:style-name="ce37"/>
          <table:table-cell table:style-name="ce33"/>
          <table:table-cell table:style-name="ce38"/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GL</text:p>
          </table:table-cell>
          <table:table-cell table:style-name="ce36"/>
          <table:table-cell office:value-type="currency" office:value="10858.48" table:style-name="ce30">
            <text:p>€ 10.858,48</text:p>
          </table:table-cell>
          <table:table-cell office:value-type="string" table:style-name="ce37">
            <text:p>P. Bakker</text:p>
          </table:table-cell>
          <table:table-cell office:value-type="string" table:style-name="ce37">
            <text:p>Bavel</text:p>
          </table:table-cell>
          <table:table-cell table:style-name="ce37"/>
          <table:table-cell table:style-name="ce33"/>
          <table:table-cell table:style-name="ce38"/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GL</text:p>
          </table:table-cell>
          <table:table-cell table:style-name="ce36"/>
          <table:table-cell office:value-type="currency" office:value="10858.48" table:style-name="ce30">
            <text:p>€ 10.858,48</text:p>
          </table:table-cell>
          <table:table-cell office:value-type="string" table:style-name="ce37">
            <text:p>A.P.A.M. Janssen</text:p>
          </table:table-cell>
          <table:table-cell office:value-type="string" table:style-name="ce37">
            <text:p>Amersfoort</text:p>
          </table:table-cell>
          <table:table-cell table:style-name="ce37"/>
          <table:table-cell table:style-name="ce33"/>
          <table:table-cell table:style-name="ce38"/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GL</text:p>
          </table:table-cell>
          <table:table-cell table:style-name="ce36"/>
          <table:table-cell office:value-type="currency" office:value="10858.48" table:style-name="ce30">
            <text:p>€ 10.858,48</text:p>
          </table:table-cell>
          <table:table-cell office:value-type="string" table:style-name="ce37">
            <text:p>S. Lammers</text:p>
          </table:table-cell>
          <table:table-cell office:value-type="string" table:style-name="ce37">
            <text:p>Eindhoven</text:p>
          </table:table-cell>
          <table:table-cell table:style-name="ce37"/>
          <table:table-cell table:style-name="ce33"/>
          <table:table-cell table:style-name="ce38"/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GL</text:p>
          </table:table-cell>
          <table:table-cell table:style-name="ce36"/>
          <table:table-cell office:value-type="currency" office:value="10788.48" table:style-name="ce30">
            <text:p>€ 10.788,48</text:p>
          </table:table-cell>
          <table:table-cell office:value-type="string" table:style-name="ce37">
            <text:p>C.M.H. Daemen</text:p>
          </table:table-cell>
          <table:table-cell office:value-type="string" table:style-name="ce37">
            <text:p>Lent</text:p>
          </table:table-cell>
          <table:table-cell table:style-name="ce37"/>
          <table:table-cell table:style-name="ce33"/>
          <table:table-cell table:style-name="ce38"/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GL</text:p>
          </table:table-cell>
          <table:table-cell table:style-name="ce36"/>
          <table:table-cell office:value-type="currency" office:value="10763.48" table:style-name="ce30">
            <text:p>€ 10.763,48</text:p>
          </table:table-cell>
          <table:table-cell office:value-type="string" table:style-name="ce37">
            <text:p>N.P. Vergunst</text:p>
          </table:table-cell>
          <table:table-cell office:value-type="string" table:style-name="ce37">
            <text:p>Nijmegen</text:p>
          </table:table-cell>
          <table:table-cell table:style-name="ce37"/>
          <table:table-cell table:style-name="ce33"/>
          <table:table-cell table:style-name="ce38"/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GL</text:p>
          </table:table-cell>
          <table:table-cell table:style-name="ce36"/>
          <table:table-cell office:value-type="currency" office:value="10748.48" table:style-name="ce30">
            <text:p>€ 10.748,48</text:p>
          </table:table-cell>
          <table:table-cell office:value-type="string" table:style-name="ce37">
            <text:p>M.N.A. Mos</text:p>
          </table:table-cell>
          <table:table-cell office:value-type="string" table:style-name="ce37">
            <text:p>Almere</text:p>
          </table:table-cell>
          <table:table-cell table:style-name="ce37"/>
          <table:table-cell table:style-name="ce33"/>
          <table:table-cell table:style-name="ce38"/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GL</text:p>
          </table:table-cell>
          <table:table-cell table:style-name="ce36"/>
          <table:table-cell office:value-type="currency" office:value="10758.48" table:style-name="ce30">
            <text:p>€ 10.758,48</text:p>
          </table:table-cell>
          <table:table-cell office:value-type="string" table:style-name="ce37">
            <text:p>H.M.M. Vermin</text:p>
          </table:table-cell>
          <table:table-cell office:value-type="string" table:style-name="ce37">
            <text:p>Amsterdam</text:p>
          </table:table-cell>
          <table:table-cell table:style-name="ce37"/>
          <table:table-cell table:style-name="ce33"/>
          <table:table-cell table:style-name="ce38"/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GL</text:p>
          </table:table-cell>
          <table:table-cell table:style-name="ce36"/>
          <table:table-cell office:value-type="currency" office:value="10743.48" table:style-name="ce30">
            <text:p>€ 10.743,48</text:p>
          </table:table-cell>
          <table:table-cell office:value-type="string" table:style-name="ce37">
            <text:p>N. Aboyaakoub-Akkouh</text:p>
          </table:table-cell>
          <table:table-cell office:value-type="string" table:style-name="ce37">
            <text:p>Nijkerk</text:p>
          </table:table-cell>
          <table:table-cell table:style-name="ce37"/>
          <table:table-cell table:style-name="ce33"/>
          <table:table-cell table:style-name="ce38"/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GL</text:p>
          </table:table-cell>
          <table:table-cell table:style-name="ce36"/>
          <table:table-cell office:value-type="currency" office:value="10738.48" table:style-name="ce30">
            <text:p>€ 10.738,48</text:p>
          </table:table-cell>
          <table:table-cell office:value-type="string" table:style-name="ce37">
            <text:p>M. Wijnja</text:p>
          </table:table-cell>
          <table:table-cell office:value-type="string" table:style-name="ce37">
            <text:p>Groningen</text:p>
          </table:table-cell>
          <table:table-cell table:style-name="ce37"/>
          <table:table-cell table:style-name="ce33"/>
          <table:table-cell table:style-name="ce38"/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GL</text:p>
          </table:table-cell>
          <table:table-cell table:style-name="ce36"/>
          <table:table-cell office:value-type="currency" office:value="10728.48" table:style-name="ce30">
            <text:p>€ 10.728,48</text:p>
          </table:table-cell>
          <table:table-cell office:value-type="string" table:style-name="ce37">
            <text:p>D.S. Huizer</text:p>
          </table:table-cell>
          <table:table-cell office:value-type="string" table:style-name="ce37">
            <text:p>Apeldoorn</text:p>
          </table:table-cell>
          <table:table-cell table:style-name="ce37"/>
          <table:table-cell table:style-name="ce33"/>
          <table:table-cell table:style-name="ce38"/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GL</text:p>
          </table:table-cell>
          <table:table-cell table:style-name="ce36"/>
          <table:table-cell office:value-type="currency" office:value="10728.48" table:style-name="ce30">
            <text:p>€ 10.728,48</text:p>
          </table:table-cell>
          <table:table-cell office:value-type="string" table:style-name="ce37">
            <text:p>J. Bulthuis</text:p>
          </table:table-cell>
          <table:table-cell office:value-type="string" table:style-name="ce37">
            <text:p>Amersfoort</text:p>
          </table:table-cell>
          <table:table-cell table:style-name="ce37"/>
          <table:table-cell table:style-name="ce33"/>
          <table:table-cell table:style-name="ce38"/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GL</text:p>
          </table:table-cell>
          <table:table-cell table:style-name="ce36"/>
          <table:table-cell office:value-type="currency" office:value="10708.48" table:style-name="ce30">
            <text:p>€ 10.708,48</text:p>
          </table:table-cell>
          <table:table-cell office:value-type="string" table:style-name="ce37">
            <text:p>E. Kostermans</text:p>
          </table:table-cell>
          <table:table-cell office:value-type="string" table:style-name="ce37">
            <text:p>Tilburg</text:p>
          </table:table-cell>
          <table:table-cell table:style-name="ce37"/>
          <table:table-cell table:style-name="ce33"/>
          <table:table-cell table:style-name="ce38"/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GL</text:p>
          </table:table-cell>
          <table:table-cell table:style-name="ce36"/>
          <table:table-cell office:value-type="currency" office:value="10688.48" table:style-name="ce30">
            <text:p>€ 10.688,48</text:p>
          </table:table-cell>
          <table:table-cell office:value-type="string" table:style-name="ce37">
            <text:p>S. Maatoug</text:p>
          </table:table-cell>
          <table:table-cell office:value-type="string" table:style-name="ce37">
            <text:p>Leiden</text:p>
          </table:table-cell>
          <table:table-cell table:style-name="ce37"/>
          <table:table-cell table:style-name="ce33"/>
          <table:table-cell table:style-name="ce38"/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GL</text:p>
          </table:table-cell>
          <table:table-cell table:style-name="ce36"/>
          <table:table-cell office:value-type="currency" office:value="10683.48" table:style-name="ce30">
            <text:p>€ 10.683,48</text:p>
          </table:table-cell>
          <table:table-cell office:value-type="string" table:style-name="ce37">
            <text:p>P.E. Broeksma</text:p>
          </table:table-cell>
          <table:table-cell office:value-type="string" table:style-name="ce37">
            <text:p>Haren Gn</text:p>
          </table:table-cell>
          <table:table-cell table:style-name="ce37"/>
          <table:table-cell table:style-name="ce33"/>
          <table:table-cell table:style-name="ce38"/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GL</text:p>
          </table:table-cell>
          <table:table-cell table:style-name="ce36"/>
          <table:table-cell office:value-type="currency" office:value="10682.48" table:style-name="ce30">
            <text:p>€ 10.682,48</text:p>
          </table:table-cell>
          <table:table-cell office:value-type="string" table:style-name="ce37">
            <text:p>S. Toub</text:p>
          </table:table-cell>
          <table:table-cell office:value-type="string" table:style-name="ce37">
            <text:p>Eindhoven</text:p>
          </table:table-cell>
          <table:table-cell table:style-name="ce37"/>
          <table:table-cell table:style-name="ce33"/>
          <table:table-cell table:style-name="ce38"/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GL</text:p>
          </table:table-cell>
          <table:table-cell table:style-name="ce36"/>
          <table:table-cell office:value-type="currency" office:value="10682.48" table:style-name="ce30">
            <text:p>€ 10.682,48</text:p>
          </table:table-cell>
          <table:table-cell office:value-type="string" table:style-name="ce37">
            <text:p>P. Smeulders</text:p>
          </table:table-cell>
          <table:table-cell office:value-type="string" table:style-name="ce37">
            <text:p>Arnhem</text:p>
          </table:table-cell>
          <table:table-cell table:style-name="ce37"/>
          <table:table-cell table:style-name="ce33"/>
          <table:table-cell table:style-name="ce38"/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GL</text:p>
          </table:table-cell>
          <table:table-cell table:style-name="ce36"/>
          <table:table-cell office:value-type="currency" office:value="10682.48" table:style-name="ce30">
            <text:p>€ 10.682,48</text:p>
          </table:table-cell>
          <table:table-cell office:value-type="string" table:style-name="ce37">
            <text:p>R.A.H. Berkhout</text:p>
          </table:table-cell>
          <table:table-cell office:value-type="string" table:style-name="ce37">
            <text:p>Haarlem</text:p>
          </table:table-cell>
          <table:table-cell table:style-name="ce37"/>
          <table:table-cell table:style-name="ce33"/>
          <table:table-cell table:style-name="ce38"/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GL</text:p>
          </table:table-cell>
          <table:table-cell table:style-name="ce36"/>
          <table:table-cell office:value-type="currency" office:value="10682.48" table:style-name="ce30">
            <text:p>€ 10.682,48</text:p>
          </table:table-cell>
          <table:table-cell office:value-type="string" table:style-name="ce37">
            <text:p>R. Thijs</text:p>
          </table:table-cell>
          <table:table-cell office:value-type="string" table:style-name="ce37">
            <text:p>Eindhoven</text:p>
          </table:table-cell>
          <table:table-cell table:style-name="ce37"/>
          <table:table-cell table:style-name="ce33"/>
          <table:table-cell table:style-name="ce38"/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GL</text:p>
          </table:table-cell>
          <table:table-cell table:style-name="ce36"/>
          <table:table-cell office:value-type="currency" office:value="10383" table:style-name="ce30">
            <text:p>€ 10.383,00</text:p>
          </table:table-cell>
          <table:table-cell office:value-type="string" table:style-name="ce37">
            <text:p>D.H. Hirsch</text:p>
          </table:table-cell>
          <table:table-cell office:value-type="string" table:style-name="ce37">
            <text:p>Amsterdam</text:p>
          </table:table-cell>
          <table:table-cell table:style-name="ce37"/>
          <table:table-cell table:style-name="ce33"/>
          <table:table-cell table:style-name="ce38"/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GL</text:p>
          </table:table-cell>
          <table:table-cell table:style-name="ce36"/>
          <table:table-cell office:value-type="currency" office:value="10368" table:style-name="ce30">
            <text:p>€ 10.368,00</text:p>
          </table:table-cell>
          <table:table-cell office:value-type="string" table:style-name="ce37">
            <text:p>G. Chakor</text:p>
          </table:table-cell>
          <table:table-cell office:value-type="string" table:style-name="ce37">
            <text:p>Groningen</text:p>
          </table:table-cell>
          <table:table-cell table:style-name="ce37"/>
          <table:table-cell table:style-name="ce33"/>
          <table:table-cell table:style-name="ce38"/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GL</text:p>
          </table:table-cell>
          <table:table-cell table:style-name="ce36"/>
          <table:table-cell office:value-type="currency" office:value="10333" table:style-name="ce30">
            <text:p>€ 10.333,00</text:p>
          </table:table-cell>
          <table:table-cell office:value-type="string" table:style-name="ce37">
            <text:p>E. Slagt-Tichelman</text:p>
          </table:table-cell>
          <table:table-cell office:value-type="string" table:style-name="ce37">
            <text:p>Assen</text:p>
          </table:table-cell>
          <table:table-cell table:style-name="ce37"/>
          <table:table-cell table:style-name="ce33"/>
          <table:table-cell table:style-name="ce38"/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GL</text:p>
          </table:table-cell>
          <table:table-cell table:style-name="ce36"/>
          <table:table-cell office:value-type="currency" office:value="10307" table:style-name="ce30">
            <text:p>€ 10.307,00</text:p>
          </table:table-cell>
          <table:table-cell office:value-type="string" table:style-name="ce37">
            <text:p>G.J.W. Gabriëls</text:p>
          </table:table-cell>
          <table:table-cell office:value-type="string" table:style-name="ce37">
            <text:p>Weert</text:p>
          </table:table-cell>
          <table:table-cell table:style-name="ce37"/>
          <table:table-cell table:style-name="ce33"/>
          <table:table-cell table:style-name="ce38"/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GL</text:p>
          </table:table-cell>
          <table:table-cell table:style-name="ce36"/>
          <table:table-cell office:value-type="currency" office:value="10307" table:style-name="ce30">
            <text:p>€ 10.307,00</text:p>
          </table:table-cell>
          <table:table-cell office:value-type="string" table:style-name="ce37">
            <text:p>L. Bromet</text:p>
          </table:table-cell>
          <table:table-cell office:value-type="string" table:style-name="ce37">
            <text:p>Monnickendam</text:p>
          </table:table-cell>
          <table:table-cell table:style-name="ce37"/>
          <table:table-cell table:style-name="ce33"/>
          <table:table-cell table:style-name="ce38"/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GL</text:p>
          </table:table-cell>
          <table:table-cell table:style-name="ce36"/>
          <table:table-cell office:value-type="currency" office:value="10283" table:style-name="ce30">
            <text:p>€ 10.283,00</text:p>
          </table:table-cell>
          <table:table-cell office:value-type="string" table:style-name="ce37">
            <text:p>R.J.W. White</text:p>
          </table:table-cell>
          <table:table-cell office:value-type="string" table:style-name="ce37">
            <text:p>Purmerend</text:p>
          </table:table-cell>
          <table:table-cell table:style-name="ce37"/>
          <table:table-cell table:style-name="ce33"/>
          <table:table-cell table:style-name="ce38"/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GL</text:p>
          </table:table-cell>
          <table:table-cell table:style-name="ce36"/>
          <table:table-cell office:value-type="currency" office:value="10283" table:style-name="ce30">
            <text:p>€ 10.283,00</text:p>
          </table:table-cell>
          <table:table-cell office:value-type="string" table:style-name="ce37">
            <text:p>S.C. Kröger</text:p>
          </table:table-cell>
          <table:table-cell office:value-type="string" table:style-name="ce37">
            <text:p>Amsterdam</text:p>
          </table:table-cell>
          <table:table-cell table:style-name="ce37"/>
          <table:table-cell table:style-name="ce33"/>
          <table:table-cell table:style-name="ce38"/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GL</text:p>
          </table:table-cell>
          <table:table-cell table:style-name="ce36"/>
          <table:table-cell office:value-type="currency" office:value="10082.58" table:style-name="ce30">
            <text:p>€ 10.082,58</text:p>
          </table:table-cell>
          <table:table-cell office:value-type="string" table:style-name="ce37">
            <text:p>N.E. Kramers</text:p>
          </table:table-cell>
          <table:table-cell office:value-type="string" table:style-name="ce37">
            <text:p>Leeuwarden</text:p>
          </table:table-cell>
          <table:table-cell table:style-name="ce37"/>
          <table:table-cell table:style-name="ce33"/>
          <table:table-cell table:style-name="ce38"/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GL</text:p>
          </table:table-cell>
          <table:table-cell table:style-name="ce36"/>
          <table:table-cell office:value-type="currency" office:value="10072.58" table:style-name="ce30">
            <text:p>€ 10.072,58</text:p>
          </table:table-cell>
          <table:table-cell office:value-type="string" table:style-name="ce37">
            <text:p>M.P.A.G. Pollux</text:p>
          </table:table-cell>
          <table:table-cell office:value-type="string" table:style-name="ce37">
            <text:p>Venlo</text:p>
          </table:table-cell>
          <table:table-cell table:style-name="ce37"/>
          <table:table-cell table:style-name="ce33"/>
          <table:table-cell table:style-name="ce38"/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GL</text:p>
          </table:table-cell>
          <table:table-cell table:style-name="ce36"/>
          <table:table-cell office:value-type="currency" office:value="10007.58" table:style-name="ce30">
            <text:p>€ 10.007,58</text:p>
          </table:table-cell>
          <table:table-cell office:value-type="string" table:style-name="ce37">
            <text:p>F.W.J. van Vliet</text:p>
          </table:table-cell>
          <table:table-cell office:value-type="string" table:style-name="ce37">
            <text:p>Delft</text:p>
          </table:table-cell>
          <table:table-cell table:style-name="ce37"/>
          <table:table-cell table:style-name="ce33"/>
          <table:table-cell table:style-name="ce38"/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GL</text:p>
          </table:table-cell>
          <table:table-cell table:style-name="ce36"/>
          <table:table-cell office:value-type="currency" office:value="10086.01" table:style-name="ce30">
            <text:p>€ 10.086,01</text:p>
          </table:table-cell>
          <table:table-cell office:value-type="string" table:style-name="ce37">
            <text:p>C.F.G.R. Koenraad</text:p>
          </table:table-cell>
          <table:table-cell office:value-type="string" table:style-name="ce37">
            <text:p>Roosendaal</text:p>
          </table:table-cell>
          <table:table-cell table:style-name="ce37"/>
          <table:table-cell table:style-name="ce33"/>
          <table:table-cell table:style-name="ce38"/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GL</text:p>
          </table:table-cell>
          <table:table-cell table:style-name="ce36"/>
          <table:table-cell office:value-type="currency" office:value="10470.32" table:style-name="ce30">
            <text:p>€ 10.470,32</text:p>
          </table:table-cell>
          <table:table-cell office:value-type="string" table:style-name="ce37">
            <text:p>J. Sargentini</text:p>
          </table:table-cell>
          <table:table-cell office:value-type="string" table:style-name="ce37">
            <text:p>Amsterdam</text:p>
          </table:table-cell>
          <table:table-cell table:style-name="ce37"/>
          <table:table-cell table:style-name="ce33"/>
          <table:table-cell table:style-name="ce38"/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GL</text:p>
          </table:table-cell>
          <table:table-cell table:style-name="ce36"/>
          <table:table-cell office:value-type="currency" office:value="11301.64" table:style-name="ce30">
            <text:p>€ 11.301,64</text:p>
          </table:table-cell>
          <table:table-cell office:value-type="string" table:style-name="ce37">
            <text:p>A.H. Roelfs</text:p>
          </table:table-cell>
          <table:table-cell office:value-type="string" table:style-name="ce37">
            <text:p>Zwolle</text:p>
          </table:table-cell>
          <table:table-cell table:style-name="ce37"/>
          <table:table-cell table:style-name="ce33"/>
          <table:table-cell table:style-name="ce38"/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GL</text:p>
          </table:table-cell>
          <table:table-cell table:style-name="ce36"/>
          <table:table-cell office:value-type="currency" office:value="10706.48" table:style-name="ce30">
            <text:p>€ 10.706,48</text:p>
          </table:table-cell>
          <table:table-cell office:value-type="string" table:style-name="ce37">
            <text:p>M. Molema</text:p>
          </table:table-cell>
          <table:table-cell office:value-type="string" table:style-name="ce37">
            <text:p>Meerstad</text:p>
          </table:table-cell>
          <table:table-cell table:style-name="ce37"/>
          <table:table-cell table:style-name="ce33"/>
          <table:table-cell table:style-name="ce38"/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GL</text:p>
          </table:table-cell>
          <table:table-cell table:style-name="ce36"/>
          <table:table-cell office:value-type="currency" office:value="10168" table:style-name="ce30">
            <text:p>€ 10.168,00</text:p>
          </table:table-cell>
          <table:table-cell office:value-type="string" table:style-name="ce37">
            <text:p>M. Schouten</text:p>
          </table:table-cell>
          <table:table-cell office:value-type="string" table:style-name="ce37">
            <text:p>Nieuwegein</text:p>
          </table:table-cell>
          <table:table-cell table:style-name="ce37"/>
          <table:table-cell table:style-name="ce33"/>
          <table:table-cell table:style-name="ce38"/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GL</text:p>
          </table:table-cell>
          <table:table-cell table:style-name="ce36"/>
          <table:table-cell office:value-type="currency" office:value="11401.52" table:style-name="ce30">
            <text:p>€ 11.401,52</text:p>
          </table:table-cell>
          <table:table-cell office:value-type="string" table:style-name="ce37">
            <text:p>Y. van Delft</text:p>
          </table:table-cell>
          <table:table-cell office:value-type="string" table:style-name="ce37">
            <text:p>Leiden</text:p>
          </table:table-cell>
          <table:table-cell table:style-name="ce37"/>
          <table:table-cell table:style-name="ce33"/>
          <table:table-cell table:style-name="ce38"/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GL</text:p>
          </table:table-cell>
          <table:table-cell table:style-name="ce36"/>
          <table:table-cell office:value-type="currency" office:value="11376.52" table:style-name="ce30">
            <text:p>€ 11.376,52</text:p>
          </table:table-cell>
          <table:table-cell office:value-type="string" table:style-name="ce37">
            <text:p>D.S. de Jong</text:p>
          </table:table-cell>
          <table:table-cell office:value-type="string" table:style-name="ce37">
            <text:p>Amsterdam</text:p>
          </table:table-cell>
          <table:table-cell table:style-name="ce37"/>
          <table:table-cell table:style-name="ce33"/>
          <table:table-cell table:style-name="ce38"/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GL</text:p>
          </table:table-cell>
          <table:table-cell table:style-name="ce36"/>
          <table:table-cell office:value-type="currency" office:value="11375.52" table:style-name="ce30">
            <text:p>€ 11.375,52</text:p>
          </table:table-cell>
          <table:table-cell office:value-type="string" table:style-name="ce37">
            <text:p>E. Stellingwerf</text:p>
          </table:table-cell>
          <table:table-cell office:value-type="string" table:style-name="ce37">
            <text:p>Leeuwarden</text:p>
          </table:table-cell>
          <table:table-cell table:style-name="ce37"/>
          <table:table-cell table:style-name="ce33"/>
          <table:table-cell table:style-name="ce38"/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GL</text:p>
          </table:table-cell>
          <table:table-cell table:style-name="ce36"/>
          <table:table-cell office:value-type="currency" office:value="11357.12" table:style-name="ce30">
            <text:p>€ 11.357,12</text:p>
          </table:table-cell>
          <table:table-cell office:value-type="string" table:style-name="ce37">
            <text:p>R. Grashoff</text:p>
          </table:table-cell>
          <table:table-cell office:value-type="string" table:style-name="ce37">
            <text:p>Delft</text:p>
          </table:table-cell>
          <table:table-cell table:style-name="ce37"/>
          <table:table-cell table:style-name="ce33"/>
          <table:table-cell table:style-name="ce38"/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GL</text:p>
          </table:table-cell>
          <table:table-cell table:style-name="ce36"/>
          <table:table-cell office:value-type="currency" office:value="10831.04" table:style-name="ce30">
            <text:p>€ 10.831,04</text:p>
          </table:table-cell>
          <table:table-cell office:value-type="string" table:style-name="ce37">
            <text:p>W.M. Breunesse</text:p>
          </table:table-cell>
          <table:table-cell office:value-type="string" table:style-name="ce37">
            <text:p>Zaandam</text:p>
          </table:table-cell>
          <table:table-cell table:style-name="ce37"/>
          <table:table-cell table:style-name="ce33"/>
          <table:table-cell table:style-name="ce38"/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GL</text:p>
          </table:table-cell>
          <table:table-cell table:style-name="ce36"/>
          <table:table-cell office:value-type="currency" office:value="10703.48" table:style-name="ce30">
            <text:p>€ 10.703,48</text:p>
          </table:table-cell>
          <table:table-cell office:value-type="string" table:style-name="ce37">
            <text:p>C.C. Bouwkamp</text:p>
          </table:table-cell>
          <table:table-cell office:value-type="string" table:style-name="ce37">
            <text:p>Arnhem</text:p>
          </table:table-cell>
          <table:table-cell table:style-name="ce37"/>
          <table:table-cell table:style-name="ce33"/>
          <table:table-cell table:style-name="ce38"/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GL</text:p>
          </table:table-cell>
          <table:table-cell table:style-name="ce36"/>
          <table:table-cell office:value-type="currency" office:value="10277.56" table:style-name="ce30">
            <text:p>€ 10.277,56</text:p>
          </table:table-cell>
          <table:table-cell office:value-type="string" table:style-name="ce37">
            <text:p>L.C.J. Stultiens</text:p>
          </table:table-cell>
          <table:table-cell office:value-type="string" table:style-name="ce37">
            <text:p>Den Haag</text:p>
          </table:table-cell>
          <table:table-cell table:style-name="ce37"/>
          <table:table-cell table:style-name="ce33"/>
          <table:table-cell table:style-name="ce38"/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GL</text:p>
          </table:table-cell>
          <table:table-cell table:style-name="ce36"/>
          <table:table-cell office:value-type="currency" office:value="10270.32" table:style-name="ce30">
            <text:p>€ 10.270,32</text:p>
          </table:table-cell>
          <table:table-cell office:value-type="string" table:style-name="ce37">
            <text:p>L.H.H. Hoogstraten</text:p>
          </table:table-cell>
          <table:table-cell office:value-type="string" table:style-name="ce37">
            <text:p>Zeist</text:p>
          </table:table-cell>
          <table:table-cell table:style-name="ce37"/>
          <table:table-cell table:style-name="ce33"/>
          <table:table-cell table:style-name="ce38"/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GL</text:p>
          </table:table-cell>
          <table:table-cell table:style-name="ce36"/>
          <table:table-cell office:value-type="currency" office:value="10194.32" table:style-name="ce30">
            <text:p>€ 10.194,32</text:p>
          </table:table-cell>
          <table:table-cell office:value-type="string" table:style-name="ce37">
            <text:p>M.J.A. Maas</text:p>
          </table:table-cell>
          <table:table-cell office:value-type="string" table:style-name="ce37">
            <text:p>Rijkevoort</text:p>
          </table:table-cell>
          <table:table-cell table:style-name="ce37"/>
          <table:table-cell table:style-name="ce33"/>
          <table:table-cell table:style-name="ce38"/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GL</text:p>
          </table:table-cell>
          <table:table-cell table:style-name="ce36"/>
          <table:table-cell office:value-type="currency" office:value="10194.32" table:style-name="ce30">
            <text:p>€ 10.194,32</text:p>
          </table:table-cell>
          <table:table-cell office:value-type="string" table:style-name="ce37">
            <text:p>A.A.M. Boomgaars</text:p>
          </table:table-cell>
          <table:table-cell office:value-type="string" table:style-name="ce37">
            <text:p>Hoorn<text:s/></text:p>
          </table:table-cell>
          <table:table-cell table:style-name="ce37"/>
          <table:table-cell table:style-name="ce33"/>
          <table:table-cell table:style-name="ce38"/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36">
            <text:p>GL</text:p>
          </table:table-cell>
          <table:table-cell table:style-name="ce36"/>
          <table:table-cell office:value-type="currency" office:value="11393.52" table:style-name="ce30">
            <text:p>€ 11.393,52</text:p>
          </table:table-cell>
          <table:table-cell office:value-type="string" table:style-name="ce37">
            <text:p>A.M. North</text:p>
          </table:table-cell>
          <table:table-cell office:value-type="string" table:style-name="ce37">
            <text:p>Leiden</text:p>
          </table:table-cell>
          <table:table-cell table:style-name="ce37"/>
          <table:table-cell table:style-name="ce33"/>
          <table:table-cell table:style-name="ce38"/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GL</text:p>
          </table:table-cell>
          <table:table-cell table:style-name="ce36"/>
          <table:table-cell office:value-type="currency" office:value="10194.32" table:style-name="ce30">
            <text:p>€ 10.194,32</text:p>
          </table:table-cell>
          <table:table-cell office:value-type="string" table:style-name="ce37">
            <text:p>H.A. Warris</text:p>
          </table:table-cell>
          <table:table-cell office:value-type="string" table:style-name="ce37">
            <text:p>Oss</text:p>
          </table:table-cell>
          <table:table-cell table:style-name="ce37"/>
          <table:table-cell table:style-name="ce33"/>
          <table:table-cell table:style-name="ce38"/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GL</text:p>
          </table:table-cell>
          <table:table-cell table:style-name="ce36"/>
          <table:table-cell office:value-type="currency" office:value="13615.88" table:style-name="ce30">
            <text:p>€ 13.615,88</text:p>
          </table:table-cell>
          <table:table-cell office:value-type="string" table:style-name="ce37">
            <text:p>C. Vieira</text:p>
          </table:table-cell>
          <table:table-cell office:value-type="string" table:style-name="ce37">
            <text:p>Hilversum</text:p>
          </table:table-cell>
          <table:table-cell table:style-name="ce37"/>
          <table:table-cell table:style-name="ce33"/>
          <table:table-cell table:style-name="ce38"/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GL</text:p>
          </table:table-cell>
          <table:table-cell table:style-name="ce36"/>
          <table:table-cell office:value-type="currency" office:value="13271.21" table:style-name="ce30">
            <text:p>€ 13.271,21</text:p>
          </table:table-cell>
          <table:table-cell office:value-type="string" table:style-name="ce37">
            <text:p>T.M.T. van der Lee</text:p>
          </table:table-cell>
          <table:table-cell office:value-type="string" table:style-name="ce37">
            <text:p>Amsterdam</text:p>
          </table:table-cell>
          <table:table-cell table:style-name="ce37"/>
          <table:table-cell table:style-name="ce33"/>
          <table:table-cell table:style-name="ce38"/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GL</text:p>
          </table:table-cell>
          <table:table-cell table:style-name="ce36"/>
          <table:table-cell office:value-type="currency" office:value="10822.38" table:style-name="ce30">
            <text:p>€ 10.822,38</text:p>
          </table:table-cell>
          <table:table-cell office:value-type="string" table:style-name="ce37">
            <text:p>P.L.P.S. Hofman-Fransen</text:p>
          </table:table-cell>
          <table:table-cell office:value-type="string" table:style-name="ce37">
            <text:p>Drempt</text:p>
          </table:table-cell>
          <table:table-cell table:style-name="ce37"/>
          <table:table-cell table:style-name="ce33"/>
          <table:table-cell table:style-name="ce38"/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GL</text:p>
          </table:table-cell>
          <table:table-cell table:style-name="ce36"/>
          <table:table-cell office:value-type="currency" office:value="10455.5" table:style-name="ce30">
            <text:p>€ 10.455,50</text:p>
          </table:table-cell>
          <table:table-cell office:value-type="string" table:style-name="ce37">
            <text:p>F.J.R. Faber</text:p>
          </table:table-cell>
          <table:table-cell office:value-type="string" table:style-name="ce37">
            <text:p>Emmen</text:p>
          </table:table-cell>
          <table:table-cell table:style-name="ce37"/>
          <table:table-cell table:style-name="ce33"/>
          <table:table-cell table:style-name="ce38"/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GL</text:p>
          </table:table-cell>
          <table:table-cell table:style-name="ce36"/>
          <table:table-cell office:value-type="currency" office:value="10390.5" table:style-name="ce30">
            <text:p>€ 10.390,50</text:p>
          </table:table-cell>
          <table:table-cell office:value-type="string" table:style-name="ce37">
            <text:p>M.A.J. Smitsmans</text:p>
          </table:table-cell>
          <table:table-cell office:value-type="string" table:style-name="ce37">
            <text:p>Roermond</text:p>
          </table:table-cell>
          <table:table-cell table:style-name="ce37"/>
          <table:table-cell table:style-name="ce33"/>
          <table:table-cell table:style-name="ce38"/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GL</text:p>
          </table:table-cell>
          <table:table-cell table:style-name="ce36"/>
          <table:table-cell office:value-type="currency" office:value="10345.5" table:style-name="ce30">
            <text:p>€ 10.345,50</text:p>
          </table:table-cell>
          <table:table-cell office:value-type="string" table:style-name="ce37">
            <text:p>M. Wit</text:p>
          </table:table-cell>
          <table:table-cell office:value-type="string" table:style-name="ce37">
            <text:p>Rijswijk</text:p>
          </table:table-cell>
          <table:table-cell table:style-name="ce37"/>
          <table:table-cell table:style-name="ce33"/>
          <table:table-cell table:style-name="ce38"/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GL</text:p>
          </table:table-cell>
          <table:table-cell table:style-name="ce36"/>
          <table:table-cell office:value-type="currency" office:value="10330.5" table:style-name="ce30">
            <text:p>€ 10.330,50</text:p>
          </table:table-cell>
          <table:table-cell office:value-type="string" table:style-name="ce37">
            <text:p>A.J. Nolles</text:p>
          </table:table-cell>
          <table:table-cell office:value-type="string" table:style-name="ce37">
            <text:p>Schouwerzijl</text:p>
          </table:table-cell>
          <table:table-cell table:style-name="ce37"/>
          <table:table-cell table:style-name="ce33"/>
          <table:table-cell table:style-name="ce38"/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GL</text:p>
          </table:table-cell>
          <table:table-cell table:style-name="ce36"/>
          <table:table-cell office:value-type="currency" office:value="10295.5" table:style-name="ce30">
            <text:p>€ 10.295,50</text:p>
          </table:table-cell>
          <table:table-cell office:value-type="string" table:style-name="ce37">
            <text:p>A.M. 't Hart</text:p>
          </table:table-cell>
          <table:table-cell office:value-type="string" table:style-name="ce37">
            <text:p>De Bilt</text:p>
          </table:table-cell>
          <table:table-cell table:style-name="ce37"/>
          <table:table-cell table:style-name="ce33"/>
          <table:table-cell table:style-name="ce38"/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GL</text:p>
          </table:table-cell>
          <table:table-cell table:style-name="ce36"/>
          <table:table-cell office:value-type="currency" office:value="10295.5" table:style-name="ce30">
            <text:p>€ 10.295,50</text:p>
          </table:table-cell>
          <table:table-cell office:value-type="string" table:style-name="ce37">
            <text:p>W.J.W.A. van der Zanden</text:p>
          </table:table-cell>
          <table:table-cell office:value-type="string" table:style-name="ce37">
            <text:p>Oosterhout</text:p>
          </table:table-cell>
          <table:table-cell table:style-name="ce37"/>
          <table:table-cell table:style-name="ce33"/>
          <table:table-cell table:style-name="ce38"/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GL</text:p>
          </table:table-cell>
          <table:table-cell table:style-name="ce36"/>
          <table:table-cell office:value-type="currency" office:value="10273.5" table:style-name="ce30">
            <text:p>€ 10.273,50</text:p>
          </table:table-cell>
          <table:table-cell office:value-type="string" table:style-name="ce37">
            <text:p>J. Portier</text:p>
          </table:table-cell>
          <table:table-cell office:value-type="string" table:style-name="ce37">
            <text:p>Oost-Souburg</text:p>
          </table:table-cell>
          <table:table-cell table:style-name="ce37"/>
          <table:table-cell table:style-name="ce33"/>
          <table:table-cell table:style-name="ce38"/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GL</text:p>
          </table:table-cell>
          <table:table-cell table:style-name="ce36"/>
          <table:table-cell office:value-type="currency" office:value="10255.5" table:style-name="ce30">
            <text:p>€ 10.255,50</text:p>
          </table:table-cell>
          <table:table-cell office:value-type="string" table:style-name="ce37">
            <text:p>A.T.L. van den Dam</text:p>
          </table:table-cell>
          <table:table-cell office:value-type="string" table:style-name="ce37">
            <text:p>Zetten</text:p>
          </table:table-cell>
          <table:table-cell table:style-name="ce37"/>
          <table:table-cell table:style-name="ce33"/>
          <table:table-cell table:style-name="ce38"/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GL</text:p>
          </table:table-cell>
          <table:table-cell table:style-name="ce36"/>
          <table:table-cell office:value-type="currency" office:value="20000" table:style-name="ce30">
            <text:p>€ 20.000,00</text:p>
          </table:table-cell>
          <table:table-cell office:value-type="string" table:style-name="ce37">
            <text:p>Stichting The Dreamery Foundation<text:s/></text:p>
          </table:table-cell>
          <table:table-cell office:value-type="string" table:style-name="ce37">
            <text:p>Hof van Zevenbergen 1A, 5211 HB Den Bosch</text:p>
          </table:table-cell>
          <table:table-cell office:value-type="string" table:style-name="ce37">
            <text:p>S. Schuurman, Delft</text:p>
          </table:table-cell>
          <table:table-cell office:value-type="currency" office:value="20000" table:style-name="ce33">
            <text:p>€ 20.000,00</text:p>
          </table:table-cell>
          <table:table-cell office:value-type="date" office:date-value="2025-10-02T00:00:00" table:style-name="ce38">
            <text:p>2 oktober 2025</text:p>
          </table:table-cell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GL</text:p>
          </table:table-cell>
          <table:table-cell table:style-name="ce36"/>
          <table:table-cell office:value-type="currency" office:value="10689.4" table:style-name="ce30">
            <text:p>€ 10.689,40</text:p>
          </table:table-cell>
          <table:table-cell office:value-type="string" table:style-name="ce37">
            <text:p>C.C. van Benschop</text:p>
          </table:table-cell>
          <table:table-cell office:value-type="string" table:style-name="ce37">
            <text:p>Dordrecht</text:p>
          </table:table-cell>
          <table:table-cell table:style-name="ce37"/>
          <table:table-cell table:style-name="ce33"/>
          <table:table-cell table:style-name="ce38"/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GL</text:p>
          </table:table-cell>
          <table:table-cell table:style-name="ce36"/>
          <table:table-cell office:value-type="currency" office:value="10295.48" table:style-name="ce30">
            <text:p>€ 10.295,48</text:p>
          </table:table-cell>
          <table:table-cell office:value-type="string" table:style-name="ce37">
            <text:p>A. Bonte</text:p>
          </table:table-cell>
          <table:table-cell office:value-type="string" table:style-name="ce37">
            <text:p>Helmond</text:p>
          </table:table-cell>
          <table:table-cell table:style-name="ce37"/>
          <table:table-cell table:style-name="ce33"/>
          <table:table-cell table:style-name="ce38"/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GL</text:p>
          </table:table-cell>
          <table:table-cell table:style-name="ce36"/>
          <table:table-cell office:value-type="currency" office:value="10290.200000000001" table:style-name="ce30">
            <text:p>€ 10.290,20</text:p>
          </table:table-cell>
          <table:table-cell office:value-type="string" table:style-name="ce37">
            <text:p>M.M.E. Peters</text:p>
          </table:table-cell>
          <table:table-cell office:value-type="string" table:style-name="ce37">
            <text:p>Culemborg</text:p>
          </table:table-cell>
          <table:table-cell table:style-name="ce37"/>
          <table:table-cell table:style-name="ce33"/>
          <table:table-cell table:style-name="ce38"/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GL</text:p>
          </table:table-cell>
          <table:table-cell table:style-name="ce36"/>
          <table:table-cell office:value-type="currency" office:value="10290.200000000001" table:style-name="ce30">
            <text:p>€ 10.290,20</text:p>
          </table:table-cell>
          <table:table-cell office:value-type="string" table:style-name="ce37">
            <text:p>G. van Gaal</text:p>
          </table:table-cell>
          <table:table-cell office:value-type="string" table:style-name="ce37">
            <text:p>Leiden</text:p>
          </table:table-cell>
          <table:table-cell table:style-name="ce37"/>
          <table:table-cell table:style-name="ce33"/>
          <table:table-cell table:style-name="ce38"/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GL</text:p>
          </table:table-cell>
          <table:table-cell table:style-name="ce36"/>
          <table:table-cell office:value-type="currency" office:value="10240.200000000001" table:style-name="ce30">
            <text:p>€ 10.240,20</text:p>
          </table:table-cell>
          <table:table-cell office:value-type="string" table:style-name="ce37">
            <text:p>S. de Vries</text:p>
          </table:table-cell>
          <table:table-cell office:value-type="string" table:style-name="ce37">
            <text:p>Baarn</text:p>
          </table:table-cell>
          <table:table-cell table:style-name="ce37"/>
          <table:table-cell table:style-name="ce33"/>
          <table:table-cell table:style-name="ce38"/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GL</text:p>
          </table:table-cell>
          <table:table-cell table:style-name="ce36"/>
          <table:table-cell office:value-type="currency" office:value="10240.200000000001" table:style-name="ce30">
            <text:p>€ 10.240,20</text:p>
          </table:table-cell>
          <table:table-cell office:value-type="string" table:style-name="ce37">
            <text:p>J. Maouche</text:p>
          </table:table-cell>
          <table:table-cell office:value-type="string" table:style-name="ce37">
            <text:p>Oosterbeek</text:p>
          </table:table-cell>
          <table:table-cell table:style-name="ce37"/>
          <table:table-cell table:style-name="ce33"/>
          <table:table-cell table:style-name="ce38"/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GL</text:p>
          </table:table-cell>
          <table:table-cell table:style-name="ce36"/>
          <table:table-cell office:value-type="currency" office:value="10240.200000000001" table:style-name="ce30">
            <text:p>€ 10.240,20</text:p>
          </table:table-cell>
          <table:table-cell office:value-type="string" table:style-name="ce37">
            <text:p>M.A. van den Berg</text:p>
          </table:table-cell>
          <table:table-cell office:value-type="string" table:style-name="ce37">
            <text:p>Diemen</text:p>
          </table:table-cell>
          <table:table-cell table:style-name="ce37"/>
          <table:table-cell table:style-name="ce33"/>
          <table:table-cell table:style-name="ce38"/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GL</text:p>
          </table:table-cell>
          <table:table-cell table:style-name="ce36"/>
          <table:table-cell office:value-type="currency" office:value="10220.200000000001" table:style-name="ce30">
            <text:p>€ 10.220,20</text:p>
          </table:table-cell>
          <table:table-cell office:value-type="string" table:style-name="ce37">
            <text:p>J. Veldhuizen</text:p>
          </table:table-cell>
          <table:table-cell office:value-type="string" table:style-name="ce37">
            <text:p>Goes</text:p>
          </table:table-cell>
          <table:table-cell table:style-name="ce37"/>
          <table:table-cell table:style-name="ce33"/>
          <table:table-cell table:style-name="ce38"/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GL</text:p>
          </table:table-cell>
          <table:table-cell table:style-name="ce36"/>
          <table:table-cell office:value-type="currency" office:value="10200.200000000001" table:style-name="ce30">
            <text:p>€ 10.200,20</text:p>
          </table:table-cell>
          <table:table-cell office:value-type="string" table:style-name="ce37">
            <text:p>G. van Vulpen</text:p>
          </table:table-cell>
          <table:table-cell office:value-type="string" table:style-name="ce37">
            <text:p>Wageningen</text:p>
          </table:table-cell>
          <table:table-cell table:style-name="ce37"/>
          <table:table-cell table:style-name="ce33"/>
          <table:table-cell table:style-name="ce38"/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GL</text:p>
          </table:table-cell>
          <table:table-cell table:style-name="ce36"/>
          <table:table-cell office:value-type="currency" office:value="10190.200000000001" table:style-name="ce30">
            <text:p>€ 10.190,20</text:p>
          </table:table-cell>
          <table:table-cell office:value-type="string" table:style-name="ce37">
            <text:p>A <text:s/>Zalinyan</text:p>
          </table:table-cell>
          <table:table-cell office:value-type="string" table:style-name="ce37">
            <text:p>Hoofddorp</text:p>
          </table:table-cell>
          <table:table-cell table:style-name="ce37"/>
          <table:table-cell table:style-name="ce33"/>
          <table:table-cell table:style-name="ce38"/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GL</text:p>
          </table:table-cell>
          <table:table-cell table:style-name="ce36"/>
          <table:table-cell office:value-type="currency" office:value="10180.200000000001" table:style-name="ce30">
            <text:p>€ 10.180,20</text:p>
          </table:table-cell>
          <table:table-cell office:value-type="string" table:style-name="ce37">
            <text:p>E. Bijleveld<text:s/></text:p>
          </table:table-cell>
          <table:table-cell office:value-type="string" table:style-name="ce37">
            <text:p>Wageningen</text:p>
          </table:table-cell>
          <table:table-cell table:style-name="ce37"/>
          <table:table-cell table:style-name="ce33"/>
          <table:table-cell table:style-name="ce38"/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GL</text:p>
          </table:table-cell>
          <table:table-cell table:style-name="ce36"/>
          <table:table-cell office:value-type="currency" office:value="10170.200000000001" table:style-name="ce30">
            <text:p>€ 10.170,20</text:p>
          </table:table-cell>
          <table:table-cell office:value-type="string" table:style-name="ce37">
            <text:p>H. van Zeijts</text:p>
          </table:table-cell>
          <table:table-cell office:value-type="string" table:style-name="ce37">
            <text:p>Eefde</text:p>
          </table:table-cell>
          <table:table-cell table:style-name="ce37"/>
          <table:table-cell table:style-name="ce33"/>
          <table:table-cell table:style-name="ce38"/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GL</text:p>
          </table:table-cell>
          <table:table-cell table:style-name="ce36"/>
          <table:table-cell office:value-type="currency" office:value="10164.200000000001" table:style-name="ce30">
            <text:p>€ 10.164,20</text:p>
          </table:table-cell>
          <table:table-cell office:value-type="string" table:style-name="ce37">
            <text:p>J.N. Kuipers</text:p>
          </table:table-cell>
          <table:table-cell office:value-type="string" table:style-name="ce37">
            <text:p>Meppel</text:p>
          </table:table-cell>
          <table:table-cell table:style-name="ce37"/>
          <table:table-cell table:style-name="ce33"/>
          <table:table-cell table:style-name="ce38"/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GL</text:p>
          </table:table-cell>
          <table:table-cell table:style-name="ce36"/>
          <table:table-cell office:value-type="currency" office:value="10140.200000000001" table:style-name="ce30">
            <text:p>€ 10.140,20</text:p>
          </table:table-cell>
          <table:table-cell office:value-type="string" table:style-name="ce37">
            <text:p>B. van Zandbergen-Vrolijk</text:p>
          </table:table-cell>
          <table:table-cell office:value-type="string" table:style-name="ce37">
            <text:p>Mûnein</text:p>
          </table:table-cell>
          <table:table-cell table:style-name="ce37"/>
          <table:table-cell table:style-name="ce33"/>
          <table:table-cell table:style-name="ce38"/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GL</text:p>
          </table:table-cell>
          <table:table-cell table:style-name="ce36"/>
          <table:table-cell office:value-type="currency" office:value="10025" table:style-name="ce30">
            <text:p>€ 10.025,00</text:p>
          </table:table-cell>
          <table:table-cell office:value-type="string" table:style-name="ce65">
            <text:p>B. Boudewijnse</text:p>
          </table:table-cell>
          <table:table-cell office:value-type="string" table:style-name="ce37">
            <text:p>Bussum</text:p>
          </table:table-cell>
          <table:table-cell table:style-name="ce37"/>
          <table:table-cell table:style-name="ce33"/>
          <table:table-cell table:style-name="ce38"/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GL</text:p>
          </table:table-cell>
          <table:table-cell table:style-name="ce36"/>
          <table:table-cell office:value-type="currency" office:value="10235.799999999999" table:style-name="ce30">
            <text:p>€ 10.235,80</text:p>
          </table:table-cell>
          <table:table-cell office:value-type="string" table:style-name="ce37">
            <text:p>F. Ulichki</text:p>
          </table:table-cell>
          <table:table-cell office:value-type="string" table:style-name="ce37">
            <text:p>Amsterdam</text:p>
          </table:table-cell>
          <table:table-cell table:style-name="ce37"/>
          <table:table-cell table:style-name="ce33"/>
          <table:table-cell table:style-name="ce38"/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GL</text:p>
          </table:table-cell>
          <table:table-cell table:style-name="ce36"/>
          <table:table-cell office:value-type="currency" office:value="11867.11" table:style-name="ce30">
            <text:p>€ 11.867,11</text:p>
          </table:table-cell>
          <table:table-cell office:value-type="string" table:style-name="ce37">
            <text:p>M. de Nobel</text:p>
          </table:table-cell>
          <table:table-cell office:value-type="string" table:style-name="ce37">
            <text:p>Breda</text:p>
          </table:table-cell>
          <table:table-cell table:style-name="ce37"/>
          <table:table-cell table:style-name="ce33"/>
          <table:table-cell table:style-name="ce38"/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GL</text:p>
          </table:table-cell>
          <table:table-cell table:style-name="ce36"/>
          <table:table-cell office:value-type="currency" office:value="10290.57" table:style-name="ce30">
            <text:p>€ 10.290,57</text:p>
          </table:table-cell>
          <table:table-cell office:value-type="string" table:style-name="ce37">
            <text:p>F.M.H.P. Houben</text:p>
          </table:table-cell>
          <table:table-cell office:value-type="string" table:style-name="ce37">
            <text:p>Beuningen Gld</text:p>
          </table:table-cell>
          <table:table-cell table:style-name="ce37"/>
          <table:table-cell table:style-name="ce33"/>
          <table:table-cell table:style-name="ce38"/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GL</text:p>
          </table:table-cell>
          <table:table-cell table:style-name="ce36"/>
          <table:table-cell office:value-type="currency" office:value="10855.03" table:style-name="ce30">
            <text:p>€ 10.855,03</text:p>
          </table:table-cell>
          <table:table-cell office:value-type="string" table:style-name="ce37">
            <text:p>B. Heller</text:p>
          </table:table-cell>
          <table:table-cell office:value-type="string" table:style-name="ce37">
            <text:p>Hilversum</text:p>
          </table:table-cell>
          <table:table-cell table:style-name="ce37"/>
          <table:table-cell table:style-name="ce33"/>
          <table:table-cell table:style-name="ce38"/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GL</text:p>
          </table:table-cell>
          <table:table-cell table:style-name="ce36"/>
          <table:table-cell office:value-type="currency" office:value="10923.3" table:style-name="ce30">
            <text:p>€ 10.923,30</text:p>
          </table:table-cell>
          <table:table-cell office:value-type="string" table:style-name="ce37">
            <text:p>B.M. Kagei</text:p>
          </table:table-cell>
          <table:table-cell office:value-type="string" table:style-name="ce37">
            <text:p>Zevenaar</text:p>
          </table:table-cell>
          <table:table-cell table:style-name="ce37"/>
          <table:table-cell table:style-name="ce33"/>
          <table:table-cell table:style-name="ce38"/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GL</text:p>
          </table:table-cell>
          <table:table-cell table:style-name="ce36"/>
          <table:table-cell office:value-type="currency" office:value="10815.3" table:style-name="ce30">
            <text:p>€ 10.815,30</text:p>
          </table:table-cell>
          <table:table-cell office:value-type="string" table:style-name="ce37">
            <text:p>N. Özütok</text:p>
          </table:table-cell>
          <table:table-cell office:value-type="string" table:style-name="ce37">
            <text:p>Egmond aan den Hoef</text:p>
          </table:table-cell>
          <table:table-cell table:style-name="ce37"/>
          <table:table-cell table:style-name="ce33"/>
          <table:table-cell table:style-name="ce38"/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GL</text:p>
          </table:table-cell>
          <table:table-cell table:style-name="ce36"/>
          <table:table-cell office:value-type="currency" office:value="10431.94" table:style-name="ce30">
            <text:p>€ 10.431,94</text:p>
          </table:table-cell>
          <table:table-cell office:value-type="string" table:style-name="ce37">
            <text:p>T.Y.M. Tuerlings</text:p>
          </table:table-cell>
          <table:table-cell office:value-type="string" table:style-name="ce37">
            <text:p>Helmond</text:p>
          </table:table-cell>
          <table:table-cell table:style-name="ce37"/>
          <table:table-cell table:style-name="ce33"/>
          <table:table-cell table:style-name="ce38"/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GL</text:p>
          </table:table-cell>
          <table:table-cell table:style-name="ce36"/>
          <table:table-cell office:value-type="currency" office:value="10209.790000000001" table:style-name="ce30">
            <text:p>€ 10.209,79</text:p>
          </table:table-cell>
          <table:table-cell office:value-type="string" table:style-name="ce37">
            <text:p>E. Spil</text:p>
          </table:table-cell>
          <table:table-cell office:value-type="string" table:style-name="ce37">
            <text:p>Mijdrecht</text:p>
          </table:table-cell>
          <table:table-cell table:style-name="ce37"/>
          <table:table-cell table:style-name="ce33"/>
          <table:table-cell table:style-name="ce38"/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GL</text:p>
          </table:table-cell>
          <table:table-cell table:style-name="ce36"/>
          <table:table-cell office:value-type="currency" office:value="14792.86" table:style-name="ce30">
            <text:p>€ 14.792,86</text:p>
          </table:table-cell>
          <table:table-cell office:value-type="string" table:style-name="ce37">
            <text:p>K. Dekker</text:p>
          </table:table-cell>
          <table:table-cell office:value-type="string" table:style-name="ce37">
            <text:p>Groningen</text:p>
          </table:table-cell>
          <table:table-cell table:style-name="ce37"/>
          <table:table-cell table:style-name="ce33"/>
          <table:table-cell table:style-name="ce38"/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GL</text:p>
          </table:table-cell>
          <table:table-cell table:style-name="ce36"/>
          <table:table-cell office:value-type="currency" office:value="18228" table:style-name="ce30">
            <text:p>€ 18.228,00</text:p>
          </table:table-cell>
          <table:table-cell office:value-type="string" table:style-name="ce37">
            <text:p>E.M. Westerveld</text:p>
          </table:table-cell>
          <table:table-cell office:value-type="string" table:style-name="ce37">
            <text:p>Nijmegen</text:p>
          </table:table-cell>
          <table:table-cell table:style-name="ce37"/>
          <table:table-cell table:style-name="ce33"/>
          <table:table-cell table:style-name="ce38"/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GL</text:p>
          </table:table-cell>
          <table:table-cell table:style-name="ce36"/>
          <table:table-cell office:value-type="currency" office:value="17897.09" table:style-name="ce30">
            <text:p>€ 17.897,09</text:p>
          </table:table-cell>
          <table:table-cell office:value-type="string" table:style-name="ce37">
            <text:p>B. Eickhout</text:p>
          </table:table-cell>
          <table:table-cell office:value-type="string" table:style-name="ce37">
            <text:p>Utrecht</text:p>
          </table:table-cell>
          <table:table-cell table:style-name="ce37"/>
          <table:table-cell table:style-name="ce33"/>
          <table:table-cell table:style-name="ce38"/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GL</text:p>
          </table:table-cell>
          <table:table-cell table:style-name="ce36"/>
          <table:table-cell office:value-type="currency" office:value="15897" table:style-name="ce64">
            <text:p>€ 15.897,00</text:p>
          </table:table-cell>
          <table:table-cell office:value-type="string" table:style-name="ce65">
            <text:p>J.F. Klaver</text:p>
          </table:table-cell>
          <table:table-cell office:value-type="string" table:style-name="ce65">
            <text:p>Den Haag</text:p>
          </table:table-cell>
          <table:table-cell table:style-name="ce37"/>
          <table:table-cell table:style-name="ce33"/>
          <table:table-cell table:style-name="ce38"/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GL</text:p>
          </table:table-cell>
          <table:table-cell table:style-name="ce36"/>
          <table:table-cell office:value-type="currency" office:value="10637.25" table:style-name="ce64">
            <text:p>€ 10.637,25</text:p>
          </table:table-cell>
          <table:table-cell office:value-type="string" table:style-name="ce65">
            <text:p>S. Goossens</text:p>
          </table:table-cell>
          <table:table-cell office:value-type="string" table:style-name="ce65">
            <text:p>Sint-Michielsgestel</text:p>
          </table:table-cell>
          <table:table-cell table:style-name="ce65"/>
          <table:table-cell table:style-name="ce66"/>
          <table:table-cell table:style-name="ce67"/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GL</text:p>
          </table:table-cell>
          <table:table-cell table:style-name="ce36"/>
          <table:table-cell office:value-type="currency" office:value="10538.79" table:style-name="ce64">
            <text:p>€ 10.538,79</text:p>
          </table:table-cell>
          <table:table-cell office:value-type="string" table:style-name="ce65">
            <text:p>Z. Pels</text:p>
          </table:table-cell>
          <table:table-cell office:value-type="string" table:style-name="ce65">
            <text:p>Amsterdam</text:p>
          </table:table-cell>
          <table:table-cell table:style-name="ce65"/>
          <table:table-cell table:style-name="ce66"/>
          <table:table-cell table:style-name="ce67"/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PvdA</text:p>
          </table:table-cell>
          <table:table-cell table:style-name="ce29"/>
          <table:table-cell office:value-type="currency" office:value="20000" table:style-name="ce30">
            <text:p>€ 20.000,00</text:p>
          </table:table-cell>
          <table:table-cell office:value-type="string" table:style-name="ce37">
            <text:p>J. Bakker<text:s/></text:p>
          </table:table-cell>
          <table:table-cell office:value-type="string" table:style-name="ce37">
            <text:p>Bentveld</text:p>
          </table:table-cell>
          <table:table-cell table:style-name="ce37"/>
          <table:table-cell office:value-type="currency" office:value="25000" table:style-name="ce33">
            <text:p>€ 25.000,00</text:p>
          </table:table-cell>
          <table:table-cell office:value-type="date" office:date-value="2025-06-03T00:00:00" table:style-name="ce38">
            <text:p>3 juni 2025</text:p>
          </table:table-cell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PvdA</text:p>
          </table:table-cell>
          <table:table-cell table:style-name="ce29"/>
          <table:table-cell table:style-name="ce30"/>
          <table:table-cell office:value-type="string" table:style-name="ce37">
            <text:p>J. Bakker<text:s/></text:p>
          </table:table-cell>
          <table:table-cell office:value-type="string" table:style-name="ce37">
            <text:p>Bentveld</text:p>
          </table:table-cell>
          <table:table-cell table:style-name="ce37"/>
          <table:table-cell office:value-type="currency" office:value="15000" table:style-name="ce33">
            <text:p>€ 15.000,00</text:p>
          </table:table-cell>
          <table:table-cell office:value-type="date" office:date-value="2025-09-18T00:00:00" table:style-name="ce38">
            <text:p>18 september 2025</text:p>
          </table:table-cell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PvdA</text:p>
          </table:table-cell>
          <table:table-cell table:style-name="ce29"/>
          <table:table-cell office:value-type="currency" office:value="20000" table:style-name="ce30">
            <text:p>€ 20.000,00</text:p>
          </table:table-cell>
          <table:table-cell office:value-type="string" table:style-name="ce37">
            <text:p>P. Albrecht</text:p>
          </table:table-cell>
          <table:table-cell office:value-type="string" table:style-name="ce37">
            <text:p>Vierhouten</text:p>
          </table:table-cell>
          <table:table-cell table:style-name="ce37"/>
          <table:table-cell office:value-type="currency" office:value="25000" table:style-name="ce33">
            <text:p>€ 25.000,00</text:p>
          </table:table-cell>
          <table:table-cell office:value-type="date" office:date-value="2025-09-26T00:00:00" table:style-name="ce38">
            <text:p>26 september 2025</text:p>
          </table:table-cell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PvdA</text:p>
          </table:table-cell>
          <table:table-cell table:style-name="ce29"/>
          <table:table-cell office:value-type="currency" office:value="20000" table:style-name="ce30">
            <text:p>€ 20.000,00</text:p>
          </table:table-cell>
          <table:table-cell office:value-type="string" table:style-name="ce37">
            <text:p>Stichting The Dreamery Foundation </text:p>
          </table:table-cell>
          <table:table-cell office:value-type="string" table:style-name="ce37">
            <text:p>Hof van Zevenbergen 1A, 5211 HB Den Bosch</text:p>
          </table:table-cell>
          <table:table-cell office:value-type="string" table:style-name="ce37">
            <text:p>S. Schuurman, Delft</text:p>
          </table:table-cell>
          <table:table-cell office:value-type="currency" office:value="20000" table:style-name="ce33">
            <text:p>€ 20.000,00</text:p>
          </table:table-cell>
          <table:table-cell office:value-type="date" office:date-value="2025-10-08T00:00:00" table:style-name="ce38">
            <text:p>8 oktober 2025</text:p>
          </table:table-cell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PvdA</text:p>
          </table:table-cell>
          <table:table-cell table:style-name="ce29"/>
          <table:table-cell office:value-type="currency" office:value="15000" table:style-name="ce30">
            <text:p>€ 15.000,00</text:p>
          </table:table-cell>
          <table:table-cell office:value-type="string" table:style-name="ce37">
            <text:p>M. Kleijwegt</text:p>
          </table:table-cell>
          <table:table-cell office:value-type="string" table:style-name="ce37">
            <text:p>Amsterdam</text:p>
          </table:table-cell>
          <table:table-cell table:style-name="ce37"/>
          <table:table-cell office:value-type="currency" office:value="15000" table:style-name="ce33">
            <text:p>€ 15.000,00</text:p>
          </table:table-cell>
          <table:table-cell office:value-type="date" office:date-value="2025-10-19T00:00:00" table:style-name="ce38">
            <text:p>19 oktober 2025</text:p>
          </table:table-cell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36">
            <text:p>PvdA</text:p>
          </table:table-cell>
          <table:table-cell office:value-type="string" table:style-name="ce36">
            <text:p>Wiardi Beckman Stichting</text:p>
          </table:table-cell>
          <table:table-cell office:value-type="currency" office:value="10000" table:style-name="ce30">
            <text:p>€ 10.000,00</text:p>
          </table:table-cell>
          <table:table-cell office:value-type="string" table:style-name="ce37">
            <text:p>A.M. Maes</text:p>
          </table:table-cell>
          <table:table-cell office:value-type="string" table:style-name="ce37">
            <text:p>Capelle aan den IJssel</text:p>
          </table:table-cell>
          <table:table-cell table:style-name="ce37"/>
          <table:table-cell office:value-type="currency" office:value="10000" table:style-name="ce33">
            <text:p>€ 10.000,00</text:p>
          </table:table-cell>
          <table:table-cell office:value-type="date" office:date-value="2025-05-06T00:00:00" table:style-name="ce38">
            <text:p>6 mei 2025</text:p>
          </table:table-cell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36">
            <text:p>PvdA</text:p>
          </table:table-cell>
          <table:table-cell office:value-type="string" table:style-name="ce36">
            <text:p>Wiardi Beckman Stichting</text:p>
          </table:table-cell>
          <table:table-cell office:value-type="currency" office:value="20000" table:style-name="ce30">
            <text:p>€ 20.000,00</text:p>
          </table:table-cell>
          <table:table-cell office:value-type="string" table:style-name="ce37">
            <text:p>A. Plaisier</text:p>
          </table:table-cell>
          <table:table-cell office:value-type="string" table:style-name="ce37">
            <text:p>Den Haag</text:p>
          </table:table-cell>
          <table:table-cell table:style-name="ce37"/>
          <table:table-cell office:value-type="currency" office:value="20000" table:style-name="ce33">
            <text:p>€ 20.000,00</text:p>
          </table:table-cell>
          <table:table-cell office:value-type="date" office:date-value="2025-05-23T00:00:00" table:style-name="ce38">
            <text:p>23 mei 2025</text:p>
          </table:table-cell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36">
            <text:p>PvdA</text:p>
          </table:table-cell>
          <table:table-cell office:value-type="string" table:style-name="ce36">
            <text:p>Foundation Max van der Stoel</text:p>
          </table:table-cell>
          <table:table-cell office:value-type="currency" office:value="10000" table:style-name="ce30">
            <text:p>€ 10.000,00</text:p>
          </table:table-cell>
          <table:table-cell office:value-type="string" table:style-name="ce37">
            <text:p>A.M. Maes</text:p>
          </table:table-cell>
          <table:table-cell office:value-type="string" table:style-name="ce37">
            <text:p>Capelle aan den IJssel</text:p>
          </table:table-cell>
          <table:table-cell table:style-name="ce37"/>
          <table:table-cell office:value-type="currency" office:value="10000" table:style-name="ce33">
            <text:p>€ 10.000,00</text:p>
          </table:table-cell>
          <table:table-cell office:value-type="date" office:date-value="2025-05-06T00:00:00" table:style-name="ce38">
            <text:p>6 mei 2025</text:p>
          </table:table-cell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36">
            <text:p>PvdA</text:p>
          </table:table-cell>
          <table:table-cell office:value-type="string" table:style-name="ce36">
            <text:p>Foundation Max van der Stoel</text:p>
          </table:table-cell>
          <table:table-cell office:value-type="currency" office:value="90000" table:style-name="ce30">
            <text:p>€ 90.000,00</text:p>
          </table:table-cell>
          <table:table-cell office:value-type="string" table:style-name="ce37">
            <text:p>M.J. Ligthart</text:p>
          </table:table-cell>
          <table:table-cell office:value-type="string" table:style-name="ce37">
            <text:p>Amsterdam</text:p>
          </table:table-cell>
          <table:table-cell table:style-name="ce37"/>
          <table:table-cell office:value-type="currency" office:value="90000" table:style-name="ce33">
            <text:p>€ 90.000,00</text:p>
          </table:table-cell>
          <table:table-cell office:value-type="date" office:date-value="2025-06-10T00:00:00" table:style-name="ce38">
            <text:p>10 juni 2025</text:p>
          </table:table-cell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36">
            <text:p>D66</text:p>
          </table:table-cell>
          <table:table-cell table:style-name="ce36"/>
          <table:table-cell office:value-type="currency" office:value="20000" table:formula="of:=SUM([.G156:.G157])" table:style-name="ce30">
            <text:p>€ 20.000,00</text:p>
          </table:table-cell>
          <table:table-cell office:value-type="string" table:style-name="ce37">
            <text:p>P. van der Ploeg</text:p>
          </table:table-cell>
          <table:table-cell office:value-type="string" table:style-name="ce37">
            <text:p>Den Dolder</text:p>
          </table:table-cell>
          <table:table-cell table:style-name="ce37"/>
          <table:table-cell office:value-type="currency" office:value="10000" table:style-name="ce33">
            <text:p>€ 10.000,00</text:p>
          </table:table-cell>
          <table:table-cell office:value-type="date" office:date-value="2025-01-27T00:00:00" table:style-name="ce38">
            <text:p>27 januari 2025</text:p>
          </table:table-cell>
          <table:table-cell table:style-name="ce27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36">
            <text:p>D66</text:p>
          </table:table-cell>
          <table:table-cell table:style-name="ce36"/>
          <table:table-cell table:style-name="ce30"/>
          <table:table-cell office:value-type="string" table:style-name="ce37">
            <text:p>P. van der Ploeg</text:p>
          </table:table-cell>
          <table:table-cell office:value-type="string" table:style-name="ce37">
            <text:p>Den Dolder</text:p>
          </table:table-cell>
          <table:table-cell table:style-name="ce37"/>
          <table:table-cell office:value-type="currency" office:value="10000" table:style-name="ce33">
            <text:p>€ 10.000,00</text:p>
          </table:table-cell>
          <table:table-cell office:value-type="date" office:date-value="2025-01-27T00:00:00" table:style-name="ce38">
            <text:p>27 januari 2025</text:p>
          </table:table-cell>
          <table:table-cell table:style-name="ce27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36">
            <text:p>D66</text:p>
          </table:table-cell>
          <table:table-cell table:style-name="ce36"/>
          <table:table-cell office:value-type="currency" office:value="100000" table:style-name="ce30">
            <text:p>€ 100.000,00</text:p>
          </table:table-cell>
          <table:table-cell office:value-type="string" table:style-name="ce37">
            <text:p>R. Defares</text:p>
          </table:table-cell>
          <table:table-cell office:value-type="string" table:style-name="ce37">
            <text:p>Den Haag</text:p>
          </table:table-cell>
          <table:table-cell table:style-name="ce37"/>
          <table:table-cell office:value-type="currency" office:value="50000" table:style-name="ce33">
            <text:p>€ 50.000,00</text:p>
          </table:table-cell>
          <table:table-cell office:value-type="date" office:date-value="2025-02-17T00:00:00" table:style-name="ce38">
            <text:p>17 februari 2025</text:p>
          </table:table-cell>
          <table:table-cell table:style-name="ce27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36">
            <text:p>D66</text:p>
          </table:table-cell>
          <table:table-cell table:style-name="ce36"/>
          <table:table-cell table:style-name="ce30"/>
          <table:table-cell office:value-type="string" table:style-name="ce37">
            <text:p>R. Defares</text:p>
          </table:table-cell>
          <table:table-cell office:value-type="string" table:style-name="ce37">
            <text:p>Den Haag</text:p>
          </table:table-cell>
          <table:table-cell table:style-name="ce37"/>
          <table:table-cell office:value-type="currency" office:value="50000" table:style-name="ce33">
            <text:p>€ 50.000,00</text:p>
          </table:table-cell>
          <table:table-cell office:value-type="date" office:date-value="2025-09-29T00:00:00" table:style-name="ce38">
            <text:p>29 september 2025</text:p>
          </table:table-cell>
          <table:table-cell table:style-name="ce27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36">
            <text:p>D66</text:p>
          </table:table-cell>
          <table:table-cell table:style-name="ce36"/>
          <table:table-cell office:value-type="currency" office:value="100000" table:style-name="ce30">
            <text:p>€ 100.000,00</text:p>
          </table:table-cell>
          <table:table-cell office:value-type="string" table:style-name="ce37">
            <text:p>Persimmons BV<text:s/></text:p>
          </table:table-cell>
          <table:table-cell office:value-type="string" table:style-name="ce37">
            <text:p>Nieuwe Gracht 45, 2011 ND Haarlem</text:p>
          </table:table-cell>
          <table:table-cell office:value-type="string" table:style-name="ce37">
            <text:p>D. Huijgers, Zandvoort</text:p>
          </table:table-cell>
          <table:table-cell office:value-type="currency" office:value="50000" table:style-name="ce33">
            <text:p>€ 50.000,00</text:p>
          </table:table-cell>
          <table:table-cell office:value-type="date" office:date-value="2025-06-11T00:00:00" table:style-name="ce38">
            <text:p>11 juni 2025</text:p>
          </table:table-cell>
          <table:table-cell table:style-name="ce27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36">
            <text:p>D66</text:p>
          </table:table-cell>
          <table:table-cell table:style-name="ce36"/>
          <table:table-cell table:style-name="ce30"/>
          <table:table-cell office:value-type="string" table:style-name="ce37">
            <text:p>Persimmons BV<text:s/></text:p>
          </table:table-cell>
          <table:table-cell office:value-type="string" table:style-name="ce37">
            <text:p>Nieuwe Gracht 45, 2011 ND Haarlem</text:p>
          </table:table-cell>
          <table:table-cell office:value-type="string" table:style-name="ce37">
            <text:p>D. Huijgers, Zandvoort</text:p>
          </table:table-cell>
          <table:table-cell office:value-type="currency" office:value="50000" table:style-name="ce33">
            <text:p>€ 50.000,00</text:p>
          </table:table-cell>
          <table:table-cell office:value-type="date" office:date-value="2025-09-11T00:00:00" table:style-name="ce38">
            <text:p>11 september 2025</text:p>
          </table:table-cell>
          <table:table-cell table:style-name="ce27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36">
            <text:p>D66</text:p>
          </table:table-cell>
          <table:table-cell table:style-name="ce36"/>
          <table:table-cell office:value-type="currency" office:value="30000" table:style-name="ce30">
            <text:p>€ 30.000,00</text:p>
          </table:table-cell>
          <table:table-cell office:value-type="string" table:style-name="ce37">
            <text:p>J. Baak</text:p>
          </table:table-cell>
          <table:table-cell office:value-type="string" table:style-name="ce37">
            <text:p>Soest</text:p>
          </table:table-cell>
          <table:table-cell table:style-name="ce37"/>
          <table:table-cell office:value-type="currency" office:value="25000" table:style-name="ce33">
            <text:p>€ 25.000,00</text:p>
          </table:table-cell>
          <table:table-cell office:value-type="date" office:date-value="2025-06-11T00:00:00" table:style-name="ce38">
            <text:p>11 juni 2025</text:p>
          </table:table-cell>
          <table:table-cell table:style-name="ce27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36">
            <text:p>D66</text:p>
          </table:table-cell>
          <table:table-cell table:style-name="ce36"/>
          <table:table-cell office:value-type="currency" office:value="25180" table:style-name="ce30">
            <text:p>€ 25.180,00</text:p>
          </table:table-cell>
          <table:table-cell office:value-type="string" table:style-name="ce37">
            <text:p>I. Uytdehaage</text:p>
          </table:table-cell>
          <table:table-cell office:value-type="string" table:style-name="ce37">
            <text:p>Amsterdam</text:p>
          </table:table-cell>
          <table:table-cell table:style-name="ce37"/>
          <table:table-cell office:value-type="currency" office:value="25000" table:style-name="ce33">
            <text:p>€ 25.000,00</text:p>
          </table:table-cell>
          <table:table-cell office:value-type="date" office:date-value="2025-06-17T00:00:00" table:style-name="ce38">
            <text:p>17 juni 2025</text:p>
          </table:table-cell>
          <table:table-cell table:style-name="ce27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36">
            <text:p>D66</text:p>
          </table:table-cell>
          <table:table-cell table:style-name="ce36"/>
          <table:table-cell office:value-type="currency" office:value="50000" table:style-name="ce30">
            <text:p>€ 50.000,00</text:p>
          </table:table-cell>
          <table:table-cell office:value-type="string" table:style-name="ce37">
            <text:p>M. Antal</text:p>
          </table:table-cell>
          <table:table-cell office:value-type="string" table:style-name="ce37">
            <text:p>Amsterdam</text:p>
          </table:table-cell>
          <table:table-cell table:style-name="ce37"/>
          <table:table-cell office:value-type="currency" office:value="50000" table:style-name="ce33">
            <text:p>€ 50.000,00</text:p>
          </table:table-cell>
          <table:table-cell office:value-type="date" office:date-value="2025-06-24T00:00:00" table:style-name="ce38">
            <text:p>24 juni 2025</text:p>
          </table:table-cell>
          <table:table-cell table:style-name="ce27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36">
            <text:p>D66</text:p>
          </table:table-cell>
          <table:table-cell table:style-name="ce36"/>
          <table:table-cell office:value-type="currency" office:value="25000" table:style-name="ce30">
            <text:p>€ 25.000,00</text:p>
          </table:table-cell>
          <table:table-cell office:value-type="string" table:style-name="ce37">
            <text:p>Ribbink Van Den Hoek Familie Stichting</text:p>
          </table:table-cell>
          <table:table-cell office:value-type="string" table:style-name="ce37">
            <text:p>B Zweerslaan 1, 1077 TX Amsterdam</text:p>
          </table:table-cell>
          <table:table-cell office:value-type="string" table:style-name="ce37">
            <text:p>A. Ribbink, Amsterdam</text:p>
          </table:table-cell>
          <table:table-cell office:value-type="currency" office:value="25000" table:style-name="ce33">
            <text:p>€ 25.000,00</text:p>
          </table:table-cell>
          <table:table-cell office:value-type="date" office:date-value="2025-07-22T00:00:00" table:style-name="ce38">
            <text:p>22 juli 2025</text:p>
          </table:table-cell>
          <table:table-cell table:style-name="ce27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36">
            <text:p>D66</text:p>
          </table:table-cell>
          <table:table-cell table:style-name="ce36"/>
          <table:table-cell office:value-type="currency" office:value="10000" table:style-name="ce30">
            <text:p>€ 10.000,00</text:p>
          </table:table-cell>
          <table:table-cell office:value-type="string" table:style-name="ce37">
            <text:p>A. Mulder</text:p>
          </table:table-cell>
          <table:table-cell office:value-type="string" table:style-name="ce37">
            <text:p>Schoten (België)</text:p>
          </table:table-cell>
          <table:table-cell table:style-name="ce37"/>
          <table:table-cell office:value-type="currency" office:value="10000" table:style-name="ce33">
            <text:p>€ 10.000,00</text:p>
          </table:table-cell>
          <table:table-cell office:value-type="date" office:date-value="2025-08-28T00:00:00" table:style-name="ce38">
            <text:p>28 augustus 2025</text:p>
          </table:table-cell>
          <table:table-cell table:style-name="ce27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36">
            <text:p>D66</text:p>
          </table:table-cell>
          <table:table-cell table:style-name="ce36"/>
          <table:table-cell office:value-type="currency" office:value="10000" table:style-name="ce30">
            <text:p>€ 10.000,00</text:p>
          </table:table-cell>
          <table:table-cell office:value-type="string" table:style-name="ce37">
            <text:p>W. Sijthoff</text:p>
          </table:table-cell>
          <table:table-cell office:value-type="string" table:style-name="ce37">
            <text:p>Amsterdam</text:p>
          </table:table-cell>
          <table:table-cell table:style-name="ce37"/>
          <table:table-cell office:value-type="currency" office:value="10000" table:style-name="ce33">
            <text:p>€ 10.000,00</text:p>
          </table:table-cell>
          <table:table-cell office:value-type="date" office:date-value="2025-09-02T00:00:00" table:style-name="ce38">
            <text:p>2 september 2025</text:p>
          </table:table-cell>
          <table:table-cell table:style-name="ce27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36">
            <text:p>D66</text:p>
          </table:table-cell>
          <table:table-cell table:style-name="ce36"/>
          <table:table-cell office:value-type="currency" office:value="11198" table:style-name="ce30">
            <text:p>€ 11.198,00</text:p>
          </table:table-cell>
          <table:table-cell office:value-type="string" table:style-name="ce37">
            <text:p>C. Pauw</text:p>
          </table:table-cell>
          <table:table-cell office:value-type="string" table:style-name="ce37">
            <text:p>Den Haag</text:p>
          </table:table-cell>
          <table:table-cell table:style-name="ce37"/>
          <table:table-cell table:style-name="ce33"/>
          <table:table-cell table:style-name="ce38"/>
          <table:table-cell table:style-name="ce27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36">
            <text:p>D66</text:p>
          </table:table-cell>
          <table:table-cell table:style-name="ce36"/>
          <table:table-cell office:value-type="currency" office:value="10000" table:style-name="ce30">
            <text:p>€ 10.000,00</text:p>
          </table:table-cell>
          <table:table-cell office:value-type="string" table:style-name="ce37">
            <text:p>M. Staal</text:p>
          </table:table-cell>
          <table:table-cell office:value-type="string" table:style-name="ce37">
            <text:p>Amsterdam</text:p>
          </table:table-cell>
          <table:table-cell table:style-name="ce37"/>
          <table:table-cell office:value-type="currency" office:value="10000" table:style-name="ce33">
            <text:p>€ 10.000,00</text:p>
          </table:table-cell>
          <table:table-cell office:value-type="date" office:date-value="2025-09-10T00:00:00" table:style-name="ce38">
            <text:p>10 september 2025</text:p>
          </table:table-cell>
          <table:table-cell table:style-name="ce27"/>
          <table:table-cell table:number-columns-repeated="6" table:style-name="ce5"/>
          <table:table-cell table:number-columns-repeated="16369" table:style-name="ce1"/>
        </table:table-row>
        <table:table-row table:style-name="ro5">
          <table:table-cell office:value-type="string" table:style-name="ce39">
            <text:p>D66</text:p>
          </table:table-cell>
          <table:table-cell table:style-name="ce36"/>
          <table:table-cell office:value-type="currency" office:value="10000" table:style-name="ce30">
            <text:p>€ 10.000,00</text:p>
          </table:table-cell>
          <table:table-cell office:value-type="string" table:style-name="ce43">
            <text:p>Annabou B.V.<text:s/></text:p>
          </table:table-cell>
          <table:table-cell office:value-type="string" table:style-name="ce43">
            <text:p>Oud Huizerweg 22, 1411 GZ Naarden</text:p>
          </table:table-cell>
          <table:table-cell office:value-type="string" table:style-name="ce44">
            <text:p>*</text:p>
            <text:p>*</text:p>
          </table:table-cell>
          <table:table-cell office:value-type="currency" office:value="10000" table:style-name="ce33">
            <text:p>€ 10.000,00</text:p>
          </table:table-cell>
          <table:table-cell office:value-type="date" office:date-value="2025-09-10T00:00:00" table:style-name="ce34">
            <text:p>10 september 2025</text:p>
          </table:table-cell>
          <table:table-cell office:value-type="string" table:style-name="ce45">
            <text:p>* Afgeschermd op basis van artikel 25 lid vijf van de Wfpp</text:p>
          </table:table-cell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36">
            <text:p>D66</text:p>
          </table:table-cell>
          <table:table-cell table:style-name="ce36"/>
          <table:table-cell office:value-type="currency" office:value="15000" table:style-name="ce30">
            <text:p>€ 15.000,00</text:p>
          </table:table-cell>
          <table:table-cell office:value-type="string" table:style-name="ce37">
            <text:p>M. <text:s/>Kleijwegt</text:p>
          </table:table-cell>
          <table:table-cell office:value-type="string" table:style-name="ce37">
            <text:p>Amsterdam</text:p>
          </table:table-cell>
          <table:table-cell table:style-name="ce37"/>
          <table:table-cell office:value-type="currency" office:value="15000" table:style-name="ce33">
            <text:p>€ 15.000,00</text:p>
          </table:table-cell>
          <table:table-cell office:value-type="date" office:date-value="2025-09-15T00:00:00" table:style-name="ce38">
            <text:p>15 september 2025</text:p>
          </table:table-cell>
          <table:table-cell table:style-name="ce27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36">
            <text:p>D66</text:p>
          </table:table-cell>
          <table:table-cell table:style-name="ce36"/>
          <table:table-cell office:value-type="currency" office:value="10000" table:style-name="ce30">
            <text:p>€ 10.000,00</text:p>
          </table:table-cell>
          <table:table-cell office:value-type="string" table:style-name="ce37">
            <text:p>E. Pajkrt</text:p>
          </table:table-cell>
          <table:table-cell office:value-type="string" table:style-name="ce37">
            <text:p>Amsterdam</text:p>
          </table:table-cell>
          <table:table-cell table:style-name="ce37"/>
          <table:table-cell office:value-type="currency" office:value="10000" table:style-name="ce33">
            <text:p>€ 10.000,00</text:p>
          </table:table-cell>
          <table:table-cell office:value-type="date" office:date-value="2025-09-16T00:00:00" table:style-name="ce38">
            <text:p>16 september 2025</text:p>
          </table:table-cell>
          <table:table-cell table:style-name="ce27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36">
            <text:p>D66</text:p>
          </table:table-cell>
          <table:table-cell table:style-name="ce36"/>
          <table:table-cell office:value-type="currency" office:value="50000" table:style-name="ce30">
            <text:p>€ 50.000,00</text:p>
          </table:table-cell>
          <table:table-cell office:value-type="string" table:style-name="ce37">
            <text:p>C. Bastiaansen</text:p>
          </table:table-cell>
          <table:table-cell office:value-type="string" table:style-name="ce37">
            <text:p>Haarlem</text:p>
          </table:table-cell>
          <table:table-cell table:style-name="ce37"/>
          <table:table-cell office:value-type="currency" office:value="50000" table:style-name="ce33">
            <text:p>€ 50.000,00</text:p>
          </table:table-cell>
          <table:table-cell office:value-type="date" office:date-value="2025-09-20T00:00:00" table:style-name="ce38">
            <text:p>20 september 2025</text:p>
          </table:table-cell>
          <table:table-cell table:style-name="ce27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36">
            <text:p>D66</text:p>
          </table:table-cell>
          <table:table-cell table:style-name="ce36"/>
          <table:table-cell office:value-type="currency" office:value="100000" table:style-name="ce30">
            <text:p>€ 100.000,00</text:p>
          </table:table-cell>
          <table:table-cell office:value-type="string" table:style-name="ce37">
            <text:p>The Dreamery Foundation</text:p>
          </table:table-cell>
          <table:table-cell office:value-type="string" table:style-name="ce37">
            <text:p>Hof van Zevenbergen 1A, 5211 HB Den Bosch</text:p>
          </table:table-cell>
          <table:table-cell office:value-type="string" table:style-name="ce37">
            <text:p>S. Schuurman, Delft</text:p>
          </table:table-cell>
          <table:table-cell office:value-type="currency" office:value="100000" table:style-name="ce33">
            <text:p>€ 100.000,00</text:p>
          </table:table-cell>
          <table:table-cell office:value-type="date" office:date-value="2025-09-24T00:00:00" table:style-name="ce38">
            <text:p>24 september 2025</text:p>
          </table:table-cell>
          <table:table-cell table:style-name="ce27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36">
            <text:p>D66</text:p>
          </table:table-cell>
          <table:table-cell table:style-name="ce36"/>
          <table:table-cell office:value-type="currency" office:value="15000" table:style-name="ce30">
            <text:p>€ 15.000,00</text:p>
          </table:table-cell>
          <table:table-cell office:value-type="string" table:style-name="ce37">
            <text:p>M. Wegter</text:p>
          </table:table-cell>
          <table:table-cell office:value-type="string" table:style-name="ce37">
            <text:p>Amsterdam</text:p>
          </table:table-cell>
          <table:table-cell table:style-name="ce37"/>
          <table:table-cell office:value-type="currency" office:value="15000" table:style-name="ce33">
            <text:p>€ 15.000,00</text:p>
          </table:table-cell>
          <table:table-cell office:value-type="date" office:date-value="2025-09-24T00:00:00" table:style-name="ce38">
            <text:p>24 september 2025</text:p>
          </table:table-cell>
          <table:table-cell table:style-name="ce27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36">
            <text:p>D66</text:p>
          </table:table-cell>
          <table:table-cell table:style-name="ce36"/>
          <table:table-cell office:value-type="currency" office:value="10000" table:style-name="ce30">
            <text:p>€ 10.000,00</text:p>
          </table:table-cell>
          <table:table-cell office:value-type="string" table:style-name="ce37">
            <text:p>O. de Jager</text:p>
          </table:table-cell>
          <table:table-cell office:value-type="string" table:style-name="ce37">
            <text:p>Singapore</text:p>
          </table:table-cell>
          <table:table-cell table:style-name="ce37"/>
          <table:table-cell office:value-type="currency" office:value="10000" table:style-name="ce33">
            <text:p>€ 10.000,00</text:p>
          </table:table-cell>
          <table:table-cell office:value-type="date" office:date-value="2025-09-26T00:00:00" table:style-name="ce38">
            <text:p>26 september 2025</text:p>
          </table:table-cell>
          <table:table-cell table:style-name="ce27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36">
            <text:p>D66</text:p>
          </table:table-cell>
          <table:table-cell table:style-name="ce36"/>
          <table:table-cell office:value-type="currency" office:value="100000" table:style-name="ce30">
            <text:p>€ 100.000,00</text:p>
          </table:table-cell>
          <table:table-cell office:value-type="string" table:style-name="ce37">
            <text:p>M. Witteveen</text:p>
          </table:table-cell>
          <table:table-cell office:value-type="string" table:style-name="ce37">
            <text:p>Den Haag</text:p>
          </table:table-cell>
          <table:table-cell table:style-name="ce37"/>
          <table:table-cell office:value-type="currency" office:value="100000" table:style-name="ce33">
            <text:p>€ 100.000,00</text:p>
          </table:table-cell>
          <table:table-cell office:value-type="date" office:date-value="2025-09-28T00:00:00" table:style-name="ce38">
            <text:p>28 september 2025</text:p>
          </table:table-cell>
          <table:table-cell table:style-name="ce27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36">
            <text:p>D66</text:p>
          </table:table-cell>
          <table:table-cell table:style-name="ce36"/>
          <table:table-cell office:value-type="currency" office:value="10132" table:style-name="ce30">
            <text:p>€ 10.132,00</text:p>
          </table:table-cell>
          <table:table-cell office:value-type="string" table:style-name="ce37">
            <text:p>R. van Essen</text:p>
          </table:table-cell>
          <table:table-cell office:value-type="string" table:style-name="ce37">
            <text:p>Warmond</text:p>
          </table:table-cell>
          <table:table-cell table:style-name="ce37"/>
          <table:table-cell office:value-type="currency" office:value="10000" table:style-name="ce33">
            <text:p>€ 10.000,00</text:p>
          </table:table-cell>
          <table:table-cell office:value-type="date" office:date-value="2025-10-01T00:00:00" table:style-name="ce38">
            <text:p>1 oktober 2025</text:p>
          </table:table-cell>
          <table:table-cell table:style-name="ce27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36">
            <text:p>D66</text:p>
          </table:table-cell>
          <table:table-cell table:style-name="ce36"/>
          <table:table-cell office:value-type="currency" office:value="100000" table:style-name="ce30">
            <text:p>€ 100.000,00</text:p>
          </table:table-cell>
          <table:table-cell office:value-type="string" table:style-name="ce37">
            <text:p>J. Loerakker</text:p>
          </table:table-cell>
          <table:table-cell office:value-type="string" table:style-name="ce37">
            <text:p>Den Haag</text:p>
          </table:table-cell>
          <table:table-cell table:style-name="ce37"/>
          <table:table-cell office:value-type="currency" office:value="100000" table:style-name="ce33">
            <text:p>€ 100.000,00</text:p>
          </table:table-cell>
          <table:table-cell office:value-type="date" office:date-value="2025-10-03T00:00:00" table:style-name="ce38">
            <text:p>3 oktober 2025</text:p>
          </table:table-cell>
          <table:table-cell table:style-name="ce27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36">
            <text:p>D66</text:p>
          </table:table-cell>
          <table:table-cell table:style-name="ce36"/>
          <table:table-cell office:value-type="currency" office:value="10180" table:style-name="ce30">
            <text:p>€ 10.180,00</text:p>
          </table:table-cell>
          <table:table-cell office:value-type="string" table:style-name="ce37">
            <text:p>R. de Jong</text:p>
          </table:table-cell>
          <table:table-cell office:value-type="string" table:style-name="ce37">
            <text:p>Amsterdam</text:p>
          </table:table-cell>
          <table:table-cell table:style-name="ce37"/>
          <table:table-cell office:value-type="currency" office:value="10000" table:style-name="ce33">
            <text:p>€ 10.000,00</text:p>
          </table:table-cell>
          <table:table-cell office:value-type="date" office:date-value="2025-10-07T00:00:00" table:style-name="ce38">
            <text:p>7 oktober 2025</text:p>
          </table:table-cell>
          <table:table-cell table:style-name="ce27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36">
            <text:p>D66</text:p>
          </table:table-cell>
          <table:table-cell table:style-name="ce36"/>
          <table:table-cell office:value-type="currency" office:value="15000" table:style-name="ce30">
            <text:p>€ 15.000,00</text:p>
          </table:table-cell>
          <table:table-cell office:value-type="string" table:style-name="ce37">
            <text:p>F. van Beek</text:p>
          </table:table-cell>
          <table:table-cell office:value-type="string" table:style-name="ce37">
            <text:p>Amsterdam</text:p>
          </table:table-cell>
          <table:table-cell table:style-name="ce37"/>
          <table:table-cell office:value-type="currency" office:value="10000" table:style-name="ce33">
            <text:p>€ 10.000,00</text:p>
          </table:table-cell>
          <table:table-cell office:value-type="date" office:date-value="2025-10-07T00:00:00" table:style-name="ce38">
            <text:p>7 oktober 2025</text:p>
          </table:table-cell>
          <table:table-cell table:style-name="ce27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36">
            <text:p>D66</text:p>
          </table:table-cell>
          <table:table-cell table:style-name="ce36"/>
          <table:table-cell office:value-type="currency" office:value="25090" table:style-name="ce30">
            <text:p>€ 25.090,00</text:p>
          </table:table-cell>
          <table:table-cell office:value-type="string" table:style-name="ce37">
            <text:p>M. van Asbeck</text:p>
          </table:table-cell>
          <table:table-cell office:value-type="string" table:style-name="ce37">
            <text:p>Amsterdam</text:p>
          </table:table-cell>
          <table:table-cell table:style-name="ce37"/>
          <table:table-cell office:value-type="currency" office:value="25000" table:style-name="ce33">
            <text:p>€ 25.000,00</text:p>
          </table:table-cell>
          <table:table-cell office:value-type="date" office:date-value="2025-10-20T00:00:00" table:style-name="ce38">
            <text:p>20 oktober 2025</text:p>
          </table:table-cell>
          <table:table-cell table:style-name="ce27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36">
            <text:p>D66</text:p>
          </table:table-cell>
          <table:table-cell table:style-name="ce36"/>
          <table:table-cell office:value-type="currency" office:value="90000" table:style-name="ce30">
            <text:p>€ 90.000,00</text:p>
          </table:table-cell>
          <table:table-cell office:value-type="string" table:style-name="ce37">
            <text:p>MF van Eck Beheer BV</text:p>
          </table:table-cell>
          <table:table-cell office:value-type="string" table:style-name="ce37">
            <text:p>Herdersweg 10, 1251 ER Laren</text:p>
          </table:table-cell>
          <table:table-cell office:value-type="string" table:style-name="ce37">
            <text:p>M. van Eck, Laren</text:p>
          </table:table-cell>
          <table:table-cell office:value-type="currency" office:value="90000" table:style-name="ce33">
            <text:p>€ 90.000,00</text:p>
          </table:table-cell>
          <table:table-cell office:value-type="date" office:date-value="2025-10-05T00:00:00" table:style-name="ce38">
            <text:p>5 oktober 2025</text:p>
          </table:table-cell>
          <table:table-cell office:value-type="string" table:style-name="ce38">
            <text:p>Gift in natura</text:p>
          </table:table-cell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36">
            <text:p>D66</text:p>
          </table:table-cell>
          <table:table-cell table:style-name="ce36"/>
          <table:table-cell office:value-type="currency" office:value="10133.5" table:style-name="ce30">
            <text:p>€ 10.133,50</text:p>
          </table:table-cell>
          <table:table-cell office:value-type="string" table:style-name="ce37">
            <text:p>D. Bodewes</text:p>
          </table:table-cell>
          <table:table-cell office:value-type="string" table:style-name="ce37">
            <text:p>Nijmegen</text:p>
          </table:table-cell>
          <table:table-cell table:style-name="ce37"/>
          <table:table-cell table:style-name="ce33"/>
          <table:table-cell table:number-columns-repeated="2" table:style-name="ce38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36">
            <text:p>D66</text:p>
          </table:table-cell>
          <table:table-cell table:style-name="ce36"/>
          <table:table-cell office:value-type="currency" office:value="10000" table:style-name="ce30">
            <text:p>€ 10.000,00</text:p>
          </table:table-cell>
          <table:table-cell office:value-type="string" table:style-name="ce37">
            <text:p>J. Maas</text:p>
          </table:table-cell>
          <table:table-cell office:value-type="string" table:style-name="ce37">
            <text:p>Utrecht</text:p>
          </table:table-cell>
          <table:table-cell table:style-name="ce37"/>
          <table:table-cell table:style-name="ce33"/>
          <table:table-cell table:number-columns-repeated="2" table:style-name="ce38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36">
            <text:p>D66</text:p>
          </table:table-cell>
          <table:table-cell table:style-name="ce36"/>
          <table:table-cell office:value-type="currency" office:value="10000" table:style-name="ce30">
            <text:p>€ 10.000,00</text:p>
          </table:table-cell>
          <table:table-cell office:value-type="string" table:style-name="ce37">
            <text:p>W. van den Berg</text:p>
          </table:table-cell>
          <table:table-cell office:value-type="string" table:style-name="ce37">
            <text:p>Rotterdam</text:p>
          </table:table-cell>
          <table:table-cell table:style-name="ce37"/>
          <table:table-cell table:style-name="ce33"/>
          <table:table-cell table:number-columns-repeated="2" table:style-name="ce38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CDA</text:p>
          </table:table-cell>
          <table:table-cell table:style-name="ce36"/>
          <table:table-cell office:value-type="currency" office:value="22500" table:style-name="ce30">
            <text:p>€ 22.500,00</text:p>
          </table:table-cell>
          <table:table-cell office:value-type="string" table:style-name="ce37">
            <text:p>Movet Beheer</text:p>
          </table:table-cell>
          <table:table-cell office:value-type="string" table:style-name="ce37">
            <text:p>Rijksstraatweg 87, 3632 AA Loenen aan de Vecht</text:p>
          </table:table-cell>
          <table:table-cell office:value-type="string" table:style-name="ce37">
            <text:p>W.J. van der Wind, Loenen aan de Vecht</text:p>
          </table:table-cell>
          <table:table-cell office:value-type="currency" office:value="22500" table:style-name="ce33">
            <text:p>€ 22.500,00</text:p>
          </table:table-cell>
          <table:table-cell office:value-type="date" office:date-value="2025-01-28T00:00:00" table:style-name="ce38">
            <text:p>28 januari 2025</text:p>
          </table:table-cell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CDA</text:p>
          </table:table-cell>
          <table:table-cell table:style-name="ce36"/>
          <table:table-cell office:value-type="currency" office:value="50000" table:style-name="ce30">
            <text:p>€ 50.000,00</text:p>
          </table:table-cell>
          <table:table-cell office:value-type="string" table:style-name="ce37">
            <text:p>Koos Holding BV</text:p>
          </table:table-cell>
          <table:table-cell office:value-type="string" table:style-name="ce37">
            <text:p>Stadsring 99, 3811 HP Amersfoort</text:p>
          </table:table-cell>
          <table:table-cell office:value-type="string" table:style-name="ce37">
            <text:p>J.B. Dirksen, Hoogland</text:p>
          </table:table-cell>
          <table:table-cell office:value-type="currency" office:value="50000" table:style-name="ce33">
            <text:p>€ 50.000,00</text:p>
          </table:table-cell>
          <table:table-cell office:value-type="date" office:date-value="2025-07-01T00:00:00" table:style-name="ce38">
            <text:p>1 juli 2025</text:p>
          </table:table-cell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CDA</text:p>
          </table:table-cell>
          <table:table-cell table:style-name="ce36"/>
          <table:table-cell office:value-type="currency" office:value="11570.5" table:style-name="ce30">
            <text:p>€ 11.570,50</text:p>
          </table:table-cell>
          <table:table-cell office:value-type="string" table:style-name="ce37">
            <text:p>F. Oostenbrug</text:p>
          </table:table-cell>
          <table:table-cell office:value-type="string" table:style-name="ce37">
            <text:p>Haarlem</text:p>
          </table:table-cell>
          <table:table-cell table:style-name="ce37"/>
          <table:table-cell table:style-name="ce33"/>
          <table:table-cell table:style-name="ce38"/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CDA</text:p>
          </table:table-cell>
          <table:table-cell table:style-name="ce36"/>
          <table:table-cell office:value-type="currency" office:value="20000" table:style-name="ce30">
            <text:p>€ 20.000,00</text:p>
          </table:table-cell>
          <table:table-cell office:value-type="string" table:style-name="ce37">
            <text:p>J. Wytema</text:p>
          </table:table-cell>
          <table:table-cell office:value-type="string" table:style-name="ce37">
            <text:p>Amsterdam</text:p>
          </table:table-cell>
          <table:table-cell table:style-name="ce37"/>
          <table:table-cell office:value-type="currency" office:value="20000" table:style-name="ce33">
            <text:p>€ 20.000,00</text:p>
          </table:table-cell>
          <table:table-cell office:value-type="date" office:date-value="2025-10-03T00:00:00" table:style-name="ce38">
            <text:p>3 oktober 2025</text:p>
          </table:table-cell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CDA</text:p>
          </table:table-cell>
          <table:table-cell table:style-name="ce36"/>
          <table:table-cell office:value-type="string" table:style-name="ce46">
            <text:p>€ 10.000,00 </text:p>
          </table:table-cell>
          <table:table-cell office:value-type="string" table:style-name="ce47">
            <text:p>C.N. Teulings</text:p>
          </table:table-cell>
          <table:table-cell office:value-type="string" table:style-name="ce47">
            <text:p>Kraainem (België)</text:p>
          </table:table-cell>
          <table:table-cell table:style-name="ce47"/>
          <table:table-cell office:value-type="string" table:style-name="ce48">
            <text:p>€ 10.000,00 </text:p>
          </table:table-cell>
          <table:table-cell office:value-type="date" office:date-value="2025-10-21T00:00:00" table:style-name="ce38">
            <text:p>21 oktober 2025</text:p>
          </table:table-cell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CDA</text:p>
          </table:table-cell>
          <table:table-cell table:style-name="ce36"/>
          <table:table-cell office:value-type="currency" office:value="10000" table:style-name="ce46">
            <text:p>€ 10.000,00</text:p>
          </table:table-cell>
          <table:table-cell office:value-type="string" table:style-name="ce47">
            <text:p>H.O.C.R. Ruding</text:p>
          </table:table-cell>
          <table:table-cell office:value-type="string" table:style-name="ce47">
            <text:p>Den Haag</text:p>
          </table:table-cell>
          <table:table-cell table:style-name="ce47"/>
          <table:table-cell office:value-type="string" table:style-name="ce48">
            <text:p>10.000,00 </text:p>
          </table:table-cell>
          <table:table-cell office:value-type="date" office:date-value="2025-10-22T00:00:00" table:style-name="ce38">
            <text:p>22 oktober 2025</text:p>
          </table:table-cell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CDA</text:p>
          </table:table-cell>
          <table:table-cell table:style-name="ce36"/>
          <table:table-cell office:value-type="string" table:style-name="ce46">
            <text:p>€ 20.000,00 </text:p>
          </table:table-cell>
          <table:table-cell office:value-type="string" table:style-name="ce47">
            <text:p>Bloklandenplein B.V.</text:p>
          </table:table-cell>
          <table:table-cell office:value-type="string" table:style-name="ce47">
            <text:p>Keizersgracht 71 2, 1015 CE Amsterdam</text:p>
          </table:table-cell>
          <table:table-cell office:value-type="string" table:style-name="ce37">
            <text:p>R.F. van den Bergh, Blaricum</text:p>
          </table:table-cell>
          <table:table-cell office:value-type="string" table:style-name="ce48">
            <text:p>€ 20.000,00 </text:p>
          </table:table-cell>
          <table:table-cell office:value-type="date" office:date-value="2025-10-24T00:00:00" table:style-name="ce38">
            <text:p>24 oktober 2025</text:p>
          </table:table-cell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CDA</text:p>
          </table:table-cell>
          <table:table-cell office:value-type="string" table:style-name="ce36">
            <text:p>Stichting CDA Business Club</text:p>
          </table:table-cell>
          <table:table-cell office:value-type="string" table:style-name="ce46">
            <text:p>€ 95.000,00 </text:p>
          </table:table-cell>
          <table:table-cell office:value-type="string" table:style-name="ce47">
            <text:p>D.L. Okhuijsen</text:p>
          </table:table-cell>
          <table:table-cell office:value-type="string" table:style-name="ce47">
            <text:p>Woerden</text:p>
          </table:table-cell>
          <table:table-cell table:style-name="ce47"/>
          <table:table-cell office:value-type="string" table:style-name="ce48">
            <text:p>€ 95.000,00 </text:p>
          </table:table-cell>
          <table:table-cell office:value-type="date" office:date-value="2025-10-17T00:00:00" table:style-name="ce38">
            <text:p>17 oktober 2025</text:p>
          </table:table-cell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CDA</text:p>
          </table:table-cell>
          <table:table-cell office:value-type="string" table:style-name="ce36">
            <text:p>Stichting CDA Business Club</text:p>
          </table:table-cell>
          <table:table-cell office:value-type="currency" office:value="50000" table:style-name="ce46">
            <text:p>€ 50.000,00</text:p>
          </table:table-cell>
          <table:table-cell office:value-type="string" table:style-name="ce47">
            <text:p>Ulme B.V</text:p>
          </table:table-cell>
          <table:table-cell office:value-type="string" table:style-name="ce47">
            <text:p>Oudwijkerlaan 47, 3581 TB Utrecht</text:p>
          </table:table-cell>
          <table:table-cell office:value-type="string" table:style-name="ce37">
            <text:p>J.G. Kaemingk, Zeist</text:p>
          </table:table-cell>
          <table:table-cell office:value-type="currency" office:value="50000" table:style-name="ce48">
            <text:p>€ 50.000,00</text:p>
          </table:table-cell>
          <table:table-cell office:value-type="date" office:date-value="2025-11-17T00:00:00" table:style-name="ce38">
            <text:p>17 november 2025</text:p>
          </table:table-cell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9">
            <text:p>SP</text:p>
          </table:table-cell>
          <table:table-cell table:style-name="ce36"/>
          <table:table-cell office:value-type="currency" office:value="12150.27" table:style-name="ce46">
            <text:p>€ 12.150,27</text:p>
          </table:table-cell>
          <table:table-cell office:value-type="string" table:style-name="ce47">
            <text:p>A. Theeuwen</text:p>
          </table:table-cell>
          <table:table-cell office:value-type="string" table:style-name="ce47">
            <text:p>Leiden</text:p>
          </table:table-cell>
          <table:table-cell table:style-name="ce37"/>
          <table:table-cell table:style-name="ce48"/>
          <table:table-cell table:style-name="ce38"/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49">
            <text:p>SP</text:p>
          </table:table-cell>
          <table:table-cell table:style-name="ce36"/>
          <table:table-cell office:value-type="currency" office:value="22495.269999999997" table:style-name="ce46">
            <text:p>€ 22.495,27</text:p>
          </table:table-cell>
          <table:table-cell office:value-type="string" table:style-name="ce37">
            <text:p>A. Vrusch</text:p>
          </table:table-cell>
          <table:table-cell office:value-type="string" table:style-name="ce37">
            <text:p>Heerlen</text:p>
          </table:table-cell>
          <table:table-cell table:style-name="ce37"/>
          <table:table-cell table:style-name="ce33"/>
          <table:table-cell table:style-name="ce38"/>
          <table:table-cell table:style-name="ce3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49">
            <text:p>SP</text:p>
          </table:table-cell>
          <table:table-cell table:style-name="ce50"/>
          <table:table-cell office:value-type="currency" office:value="24315.170000000006" table:style-name="ce68">
            <text:p>€ 24.315,17</text:p>
          </table:table-cell>
          <table:table-cell office:value-type="string" table:style-name="ce51">
            <text:p>B. van Kent</text:p>
          </table:table-cell>
          <table:table-cell office:value-type="string" table:style-name="ce51">
            <text:p>Den Haag</text:p>
          </table:table-cell>
          <table:table-cell table:style-name="ce52"/>
          <table:table-cell table:style-name="ce53"/>
          <table:table-cell table:style-name="ce54"/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SP</text:p>
          </table:table-cell>
          <table:table-cell table:style-name="ce50"/>
          <table:table-cell office:value-type="currency" office:value="11913.11" table:style-name="ce30">
            <text:p>€ 11.913,11</text:p>
          </table:table-cell>
          <table:table-cell office:value-type="string" table:style-name="ce51">
            <text:p>B. Maes</text:p>
          </table:table-cell>
          <table:table-cell office:value-type="string" table:style-name="ce51">
            <text:p>Breda</text:p>
          </table:table-cell>
          <table:table-cell table:style-name="ce52"/>
          <table:table-cell table:style-name="ce53"/>
          <table:table-cell table:style-name="ce54"/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SP</text:p>
          </table:table-cell>
          <table:table-cell table:style-name="ce50"/>
          <table:table-cell office:value-type="currency" office:value="10134" table:style-name="ce30">
            <text:p>€ 10.134,00</text:p>
          </table:table-cell>
          <table:table-cell office:value-type="string" table:style-name="ce51">
            <text:p>B. Roovers</text:p>
          </table:table-cell>
          <table:table-cell office:value-type="string" table:style-name="ce51">
            <text:p>Den Bosch</text:p>
          </table:table-cell>
          <table:table-cell table:style-name="ce52"/>
          <table:table-cell table:style-name="ce53"/>
          <table:table-cell table:style-name="ce54"/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SP</text:p>
          </table:table-cell>
          <table:table-cell table:style-name="ce50"/>
          <table:table-cell office:value-type="currency" office:value="10971.199999999997" table:style-name="ce46">
            <text:p>€ 10.971,20</text:p>
          </table:table-cell>
          <table:table-cell office:value-type="string" table:style-name="ce51">
            <text:p>C. Visscher</text:p>
          </table:table-cell>
          <table:table-cell office:value-type="string" table:style-name="ce51">
            <text:p>Den Bosch</text:p>
          </table:table-cell>
          <table:table-cell table:style-name="ce52"/>
          <table:table-cell table:style-name="ce53"/>
          <table:table-cell table:style-name="ce54"/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SP</text:p>
          </table:table-cell>
          <table:table-cell table:style-name="ce50"/>
          <table:table-cell office:value-type="currency" office:value="30189.85" table:style-name="ce46">
            <text:p>€ 30.189,85</text:p>
          </table:table-cell>
          <table:table-cell office:value-type="string" table:style-name="ce51">
            <text:p>E. Eikenaar</text:p>
          </table:table-cell>
          <table:table-cell office:value-type="string" table:style-name="ce51">
            <text:p>Haren Gn</text:p>
          </table:table-cell>
          <table:table-cell table:style-name="ce52"/>
          <table:table-cell table:style-name="ce53"/>
          <table:table-cell table:style-name="ce54"/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SP</text:p>
          </table:table-cell>
          <table:table-cell table:style-name="ce50"/>
          <table:table-cell office:value-type="currency" office:value="11901.619999999995" table:style-name="ce30">
            <text:p>€ 11.901,62</text:p>
          </table:table-cell>
          <table:table-cell office:value-type="string" table:style-name="ce51">
            <text:p>E. Draisma</text:p>
          </table:table-cell>
          <table:table-cell office:value-type="string" table:style-name="ce51">
            <text:p>Almere</text:p>
          </table:table-cell>
          <table:table-cell table:style-name="ce52"/>
          <table:table-cell table:style-name="ce53"/>
          <table:table-cell table:style-name="ce54"/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SP</text:p>
          </table:table-cell>
          <table:table-cell table:style-name="ce50"/>
          <table:table-cell office:value-type="currency" office:value="10971.199999999997" table:style-name="ce30">
            <text:p>€ 10.971,20</text:p>
          </table:table-cell>
          <table:table-cell office:value-type="string" table:style-name="ce51">
            <text:p>E. van de Baan-Ravestein</text:p>
          </table:table-cell>
          <table:table-cell office:value-type="string" table:style-name="ce51">
            <text:p>Almere</text:p>
          </table:table-cell>
          <table:table-cell table:style-name="ce52"/>
          <table:table-cell table:style-name="ce53"/>
          <table:table-cell table:style-name="ce54"/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SP</text:p>
          </table:table-cell>
          <table:table-cell table:style-name="ce50"/>
          <table:table-cell office:value-type="currency" office:value="11454.45" table:style-name="ce30">
            <text:p>€ 11.454,45</text:p>
          </table:table-cell>
          <table:table-cell office:value-type="string" table:style-name="ce51">
            <text:p>E. de Vries</text:p>
          </table:table-cell>
          <table:table-cell office:value-type="string" table:style-name="ce51">
            <text:p>Helmond</text:p>
          </table:table-cell>
          <table:table-cell table:style-name="ce52"/>
          <table:table-cell table:style-name="ce53"/>
          <table:table-cell table:style-name="ce54"/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SP</text:p>
          </table:table-cell>
          <table:table-cell table:style-name="ce50"/>
          <table:table-cell office:value-type="currency" office:value="12739.860000000002" table:style-name="ce30">
            <text:p>€ 12.739,86</text:p>
          </table:table-cell>
          <table:table-cell office:value-type="string" table:style-name="ce51">
            <text:p>E. Dansen</text:p>
          </table:table-cell>
          <table:table-cell office:value-type="string" table:style-name="ce51">
            <text:p>Gorinchem</text:p>
          </table:table-cell>
          <table:table-cell table:style-name="ce52"/>
          <table:table-cell table:style-name="ce53"/>
          <table:table-cell table:style-name="ce54"/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SP</text:p>
          </table:table-cell>
          <table:table-cell table:style-name="ce50"/>
          <table:table-cell office:value-type="currency" office:value="10297.800000000001" table:style-name="ce30">
            <text:p>€ 10.297,80</text:p>
          </table:table-cell>
          <table:table-cell office:value-type="string" table:style-name="ce51">
            <text:p>F. Akse</text:p>
          </table:table-cell>
          <table:table-cell office:value-type="string" table:style-name="ce51">
            <text:p>Almelo</text:p>
          </table:table-cell>
          <table:table-cell table:style-name="ce52"/>
          <table:table-cell table:style-name="ce53"/>
          <table:table-cell table:style-name="ce54"/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SP</text:p>
          </table:table-cell>
          <table:table-cell table:style-name="ce50"/>
          <table:table-cell office:value-type="currency" office:value="10066.07" table:style-name="ce30">
            <text:p>€ 10.066,07</text:p>
          </table:table-cell>
          <table:table-cell office:value-type="string" table:style-name="ce51">
            <text:p>G. Elfrink</text:p>
          </table:table-cell>
          <table:table-cell office:value-type="string" table:style-name="ce51">
            <text:p>Arnhem</text:p>
          </table:table-cell>
          <table:table-cell table:style-name="ce52"/>
          <table:table-cell table:style-name="ce53"/>
          <table:table-cell table:style-name="ce54"/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SP</text:p>
          </table:table-cell>
          <table:table-cell table:style-name="ce50"/>
          <table:table-cell office:value-type="currency" office:value="10971.2" table:style-name="ce30">
            <text:p>€ 10.971,20</text:p>
          </table:table-cell>
          <table:table-cell office:value-type="string" table:style-name="ce51">
            <text:p>H. Everhard</text:p>
          </table:table-cell>
          <table:table-cell office:value-type="string" table:style-name="ce51">
            <text:p>Almere</text:p>
          </table:table-cell>
          <table:table-cell table:style-name="ce52"/>
          <table:table-cell table:style-name="ce53"/>
          <table:table-cell table:style-name="ce54"/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SP</text:p>
          </table:table-cell>
          <table:table-cell table:style-name="ce50"/>
          <table:table-cell office:value-type="currency" office:value="10134" table:style-name="ce30">
            <text:p>€ 10.134,00</text:p>
          </table:table-cell>
          <table:table-cell office:value-type="string" table:style-name="ce51">
            <text:p>H. Kokke</text:p>
          </table:table-cell>
          <table:table-cell office:value-type="string" table:style-name="ce51">
            <text:p>Tilburg</text:p>
          </table:table-cell>
          <table:table-cell table:style-name="ce52"/>
          <table:table-cell table:style-name="ce53"/>
          <table:table-cell table:style-name="ce54"/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SP</text:p>
          </table:table-cell>
          <table:table-cell table:style-name="ce50"/>
          <table:table-cell office:value-type="currency" office:value="10297.799999999999" table:style-name="ce30">
            <text:p>€ 10.297,80</text:p>
          </table:table-cell>
          <table:table-cell office:value-type="string" table:style-name="ce51">
            <text:p>H. van Gerven</text:p>
          </table:table-cell>
          <table:table-cell office:value-type="string" table:style-name="ce51">
            <text:p>Oss</text:p>
          </table:table-cell>
          <table:table-cell table:style-name="ce52"/>
          <table:table-cell table:style-name="ce53"/>
          <table:table-cell table:style-name="ce54"/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SP</text:p>
          </table:table-cell>
          <table:table-cell table:style-name="ce50"/>
          <table:table-cell office:value-type="currency" office:value="10484.880000000001" table:style-name="ce30">
            <text:p>€ 10.484,88</text:p>
          </table:table-cell>
          <table:table-cell office:value-type="string" table:style-name="ce51">
            <text:p>H. Kalter</text:p>
          </table:table-cell>
          <table:table-cell office:value-type="string" table:style-name="ce51">
            <text:p>Delden</text:p>
          </table:table-cell>
          <table:table-cell table:style-name="ce52"/>
          <table:table-cell table:style-name="ce53"/>
          <table:table-cell table:style-name="ce54"/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SP</text:p>
          </table:table-cell>
          <table:table-cell table:style-name="ce50"/>
          <table:table-cell office:value-type="currency" office:value="11015.599999999997" table:style-name="ce30">
            <text:p>€ 11.015,60</text:p>
          </table:table-cell>
          <table:table-cell office:value-type="string" table:style-name="ce51">
            <text:p>I. Verdaasdonk</text:p>
          </table:table-cell>
          <table:table-cell office:value-type="string" table:style-name="ce51">
            <text:p>Breda</text:p>
          </table:table-cell>
          <table:table-cell table:style-name="ce52"/>
          <table:table-cell table:style-name="ce53"/>
          <table:table-cell table:style-name="ce54"/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SP</text:p>
          </table:table-cell>
          <table:table-cell table:style-name="ce50"/>
          <table:table-cell office:value-type="currency" office:value="11302.559999999998" table:style-name="ce30">
            <text:p>€ 11.302,56</text:p>
          </table:table-cell>
          <table:table-cell office:value-type="string" table:style-name="ce51">
            <text:p>J. Velner</text:p>
          </table:table-cell>
          <table:table-cell office:value-type="string" table:style-name="ce51">
            <text:p>Zoetermeer</text:p>
          </table:table-cell>
          <table:table-cell table:style-name="ce52"/>
          <table:table-cell table:style-name="ce53"/>
          <table:table-cell table:style-name="ce54"/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SP</text:p>
          </table:table-cell>
          <table:table-cell table:style-name="ce50"/>
          <table:table-cell office:value-type="currency" office:value="10186.859999999999" table:style-name="ce30">
            <text:p>€ 10.186,86</text:p>
          </table:table-cell>
          <table:table-cell office:value-type="string" table:style-name="ce51">
            <text:p>J. Drenthe</text:p>
          </table:table-cell>
          <table:table-cell office:value-type="string" table:style-name="ce51">
            <text:p>Assen</text:p>
          </table:table-cell>
          <table:table-cell table:style-name="ce52"/>
          <table:table-cell table:style-name="ce53"/>
          <table:table-cell table:style-name="ce54"/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SP</text:p>
          </table:table-cell>
          <table:table-cell table:style-name="ce50"/>
          <table:table-cell office:value-type="currency" office:value="10134" table:style-name="ce30">
            <text:p>€ 10.134,00</text:p>
          </table:table-cell>
          <table:table-cell office:value-type="string" table:style-name="ce51">
            <text:p>J. Visscher</text:p>
          </table:table-cell>
          <table:table-cell office:value-type="string" table:style-name="ce51">
            <text:p>Eindhoven</text:p>
          </table:table-cell>
          <table:table-cell table:style-name="ce52"/>
          <table:table-cell table:style-name="ce53"/>
          <table:table-cell table:style-name="ce54"/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SP</text:p>
          </table:table-cell>
          <table:table-cell table:style-name="ce50"/>
          <table:table-cell office:value-type="currency" office:value="10759.199999999999" table:style-name="ce30">
            <text:p>€ 10.759,20</text:p>
          </table:table-cell>
          <table:table-cell office:value-type="string" table:style-name="ce51">
            <text:p>J. Brouwer</text:p>
          </table:table-cell>
          <table:table-cell office:value-type="string" table:style-name="ce51">
            <text:p>Wijk bij Duurstede</text:p>
          </table:table-cell>
          <table:table-cell table:style-name="ce52"/>
          <table:table-cell table:style-name="ce53"/>
          <table:table-cell table:style-name="ce54"/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SP</text:p>
          </table:table-cell>
          <table:table-cell table:style-name="ce50"/>
          <table:table-cell office:value-type="currency" office:value="24341.21" table:style-name="ce30">
            <text:p>€ 24.341,21</text:p>
          </table:table-cell>
          <table:table-cell office:value-type="string" table:style-name="ce51">
            <text:p>J. Dijk</text:p>
          </table:table-cell>
          <table:table-cell office:value-type="string" table:style-name="ce51">
            <text:p>Groningen</text:p>
          </table:table-cell>
          <table:table-cell table:style-name="ce52"/>
          <table:table-cell table:style-name="ce53"/>
          <table:table-cell table:style-name="ce54"/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SP</text:p>
          </table:table-cell>
          <table:table-cell table:style-name="ce50"/>
          <table:table-cell office:value-type="currency" office:value="10297.800000000001" table:style-name="ce30">
            <text:p>€ 10.297,80</text:p>
          </table:table-cell>
          <table:table-cell office:value-type="string" table:style-name="ce51">
            <text:p>J. Lesman-Veenstra</text:p>
          </table:table-cell>
          <table:table-cell office:value-type="string" table:style-name="ce51">
            <text:p>Hoogezand</text:p>
          </table:table-cell>
          <table:table-cell table:style-name="ce52"/>
          <table:table-cell table:style-name="ce53"/>
          <table:table-cell table:style-name="ce54"/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SP</text:p>
          </table:table-cell>
          <table:table-cell table:style-name="ce50"/>
          <table:table-cell office:value-type="currency" office:value="21898.849999999991" table:style-name="ce30">
            <text:p>€ 21.898,85</text:p>
          </table:table-cell>
          <table:table-cell office:value-type="string" table:style-name="ce51">
            <text:p>J. Clemens</text:p>
          </table:table-cell>
          <table:table-cell office:value-type="string" table:style-name="ce51">
            <text:p>Heerlen</text:p>
          </table:table-cell>
          <table:table-cell table:style-name="ce52"/>
          <table:table-cell table:style-name="ce53"/>
          <table:table-cell table:style-name="ce54"/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SP</text:p>
          </table:table-cell>
          <table:table-cell table:style-name="ce50"/>
          <table:table-cell office:value-type="currency" office:value="10971.199999999997" table:style-name="ce30">
            <text:p>€ 10.971,20</text:p>
          </table:table-cell>
          <table:table-cell office:value-type="string" table:style-name="ce51">
            <text:p>J. van Zon</text:p>
          </table:table-cell>
          <table:table-cell office:value-type="string" table:style-name="ce51">
            <text:p>Amersfoort</text:p>
          </table:table-cell>
          <table:table-cell table:style-name="ce52"/>
          <table:table-cell table:style-name="ce53"/>
          <table:table-cell table:style-name="ce54"/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SP</text:p>
          </table:table-cell>
          <table:table-cell table:style-name="ce50"/>
          <table:table-cell office:value-type="currency" office:value="10971.199999999997" table:style-name="ce30">
            <text:p>€ 10.971,20</text:p>
          </table:table-cell>
          <table:table-cell office:value-type="string" table:style-name="ce51">
            <text:p>J. Huisman</text:p>
          </table:table-cell>
          <table:table-cell office:value-type="string" table:style-name="ce51">
            <text:p>Groningen</text:p>
          </table:table-cell>
          <table:table-cell table:style-name="ce52"/>
          <table:table-cell table:style-name="ce53"/>
          <table:table-cell table:style-name="ce54"/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SP</text:p>
          </table:table-cell>
          <table:table-cell table:style-name="ce50"/>
          <table:table-cell office:value-type="currency" office:value="10280.879999999999" table:style-name="ce30">
            <text:p>€ 10.280,88</text:p>
          </table:table-cell>
          <table:table-cell office:value-type="string" table:style-name="ce51">
            <text:p>K. de Kok</text:p>
          </table:table-cell>
          <table:table-cell office:value-type="string" table:style-name="ce51">
            <text:p>Deventer</text:p>
          </table:table-cell>
          <table:table-cell table:style-name="ce52"/>
          <table:table-cell table:style-name="ce53"/>
          <table:table-cell table:style-name="ce54"/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SP</text:p>
          </table:table-cell>
          <table:table-cell table:style-name="ce50"/>
          <table:table-cell office:value-type="currency" office:value="11090" table:style-name="ce30">
            <text:p>€ 11.090,00</text:p>
          </table:table-cell>
          <table:table-cell office:value-type="string" table:style-name="ce51">
            <text:p>K. van Baal</text:p>
          </table:table-cell>
          <table:table-cell office:value-type="string" table:style-name="ce51">
            <text:p>Zwolle</text:p>
          </table:table-cell>
          <table:table-cell table:style-name="ce52"/>
          <table:table-cell table:style-name="ce53"/>
          <table:table-cell table:style-name="ce54"/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SP</text:p>
          </table:table-cell>
          <table:table-cell table:style-name="ce50"/>
          <table:table-cell office:value-type="currency" office:value="10257.4" table:style-name="ce30">
            <text:p>€ 10.257,40</text:p>
          </table:table-cell>
          <table:table-cell office:value-type="string" table:style-name="ce51">
            <text:p>L. Arp</text:p>
          </table:table-cell>
          <table:table-cell office:value-type="string" table:style-name="ce51">
            <text:p>Den Haag</text:p>
          </table:table-cell>
          <table:table-cell table:style-name="ce52"/>
          <table:table-cell table:style-name="ce53"/>
          <table:table-cell table:style-name="ce54"/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SP</text:p>
          </table:table-cell>
          <table:table-cell table:style-name="ce50"/>
          <table:table-cell office:value-type="currency" office:value="12710.929999999998" table:style-name="ce30">
            <text:p>€ 12.710,93</text:p>
          </table:table-cell>
          <table:table-cell office:value-type="string" table:style-name="ce51">
            <text:p>L. van Aelst</text:p>
          </table:table-cell>
          <table:table-cell office:value-type="string" table:style-name="ce51">
            <text:p>Gorinchem</text:p>
          </table:table-cell>
          <table:table-cell table:style-name="ce52"/>
          <table:table-cell table:style-name="ce53"/>
          <table:table-cell table:style-name="ce54"/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SP</text:p>
          </table:table-cell>
          <table:table-cell table:style-name="ce50"/>
          <table:table-cell office:value-type="currency" office:value="10217.6" table:style-name="ce30">
            <text:p>€ 10.217,60</text:p>
          </table:table-cell>
          <table:table-cell office:value-type="string" table:style-name="ce51">
            <text:p>l. Maráczi</text:p>
          </table:table-cell>
          <table:table-cell office:value-type="string" table:style-name="ce51">
            <text:p>Helmond</text:p>
          </table:table-cell>
          <table:table-cell table:style-name="ce52"/>
          <table:table-cell table:style-name="ce53"/>
          <table:table-cell table:style-name="ce54"/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SP</text:p>
          </table:table-cell>
          <table:table-cell table:style-name="ce50"/>
          <table:table-cell office:value-type="currency" office:value="10971.199999999997" table:style-name="ce30">
            <text:p>€ 10.971,20</text:p>
          </table:table-cell>
          <table:table-cell office:value-type="string" table:style-name="ce51">
            <text:p>M. König</text:p>
          </table:table-cell>
          <table:table-cell office:value-type="string" table:style-name="ce51">
            <text:p>Eindhoven</text:p>
          </table:table-cell>
          <table:table-cell table:style-name="ce52"/>
          <table:table-cell table:style-name="ce53"/>
          <table:table-cell table:style-name="ce54"/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SP</text:p>
          </table:table-cell>
          <table:table-cell table:style-name="ce50"/>
          <table:table-cell office:value-type="currency" office:value="21409.040000000001" table:style-name="ce30">
            <text:p>€ 21.409,04</text:p>
          </table:table-cell>
          <table:table-cell office:value-type="string" table:style-name="ce51">
            <text:p>M. van Caldenberg</text:p>
          </table:table-cell>
          <table:table-cell office:value-type="string" table:style-name="ce51">
            <text:p>Landgraaf</text:p>
          </table:table-cell>
          <table:table-cell table:style-name="ce52"/>
          <table:table-cell table:style-name="ce53"/>
          <table:table-cell table:style-name="ce54"/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SP</text:p>
          </table:table-cell>
          <table:table-cell table:style-name="ce50"/>
          <table:table-cell office:value-type="currency" office:value="10531.119999999997" table:style-name="ce30">
            <text:p>€ 10.531,12</text:p>
          </table:table-cell>
          <table:table-cell office:value-type="string" table:style-name="ce51">
            <text:p>M. Laumann</text:p>
          </table:table-cell>
          <table:table-cell office:value-type="string" table:style-name="ce51">
            <text:p>Kerkrade</text:p>
          </table:table-cell>
          <table:table-cell table:style-name="ce52"/>
          <table:table-cell table:style-name="ce53"/>
          <table:table-cell table:style-name="ce54"/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SP</text:p>
          </table:table-cell>
          <table:table-cell table:style-name="ce50"/>
          <table:table-cell office:value-type="currency" office:value="10971.199999999997" table:style-name="ce30">
            <text:p>€ 10.971,20</text:p>
          </table:table-cell>
          <table:table-cell office:value-type="string" table:style-name="ce51">
            <text:p>M. Verschuren</text:p>
          </table:table-cell>
          <table:table-cell office:value-type="string" table:style-name="ce51">
            <text:p>Breda</text:p>
          </table:table-cell>
          <table:table-cell table:style-name="ce52"/>
          <table:table-cell table:style-name="ce53"/>
          <table:table-cell table:style-name="ce54"/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SP</text:p>
          </table:table-cell>
          <table:table-cell table:style-name="ce50"/>
          <table:table-cell office:value-type="currency" office:value="41139.900000000009" table:style-name="ce30">
            <text:p>€ 41.139,90</text:p>
          </table:table-cell>
          <table:table-cell office:value-type="string" table:style-name="ce51">
            <text:p>M. van Nispen</text:p>
          </table:table-cell>
          <table:table-cell office:value-type="string" table:style-name="ce51">
            <text:p>Breda</text:p>
          </table:table-cell>
          <table:table-cell table:style-name="ce52"/>
          <table:table-cell table:style-name="ce53"/>
          <table:table-cell table:style-name="ce54"/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SP</text:p>
          </table:table-cell>
          <table:table-cell table:style-name="ce50"/>
          <table:table-cell office:value-type="currency" office:value="10971.199999999997" table:style-name="ce30">
            <text:p>€ 10.971,20</text:p>
          </table:table-cell>
          <table:table-cell office:value-type="string" table:style-name="ce51">
            <text:p>N. Roelen</text:p>
          </table:table-cell>
          <table:table-cell office:value-type="string" table:style-name="ce51">
            <text:p>Arnhem</text:p>
          </table:table-cell>
          <table:table-cell table:style-name="ce52"/>
          <table:table-cell table:style-name="ce53"/>
          <table:table-cell table:style-name="ce54"/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SP</text:p>
          </table:table-cell>
          <table:table-cell table:style-name="ce50"/>
          <table:table-cell office:value-type="currency" office:value="10297.800000000001" table:style-name="ce30">
            <text:p>€ 10.297,80</text:p>
          </table:table-cell>
          <table:table-cell office:value-type="string" table:style-name="ce51">
            <text:p>P. Adriaans</text:p>
          </table:table-cell>
          <table:table-cell office:value-type="string" table:style-name="ce51">
            <text:p>Amstelveen</text:p>
          </table:table-cell>
          <table:table-cell table:style-name="ce52"/>
          <table:table-cell table:style-name="ce53"/>
          <table:table-cell table:style-name="ce54"/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SP</text:p>
          </table:table-cell>
          <table:table-cell table:style-name="ce50"/>
          <table:table-cell office:value-type="currency" office:value="10297.800000000001" table:style-name="ce30">
            <text:p>€ 10.297,80</text:p>
          </table:table-cell>
          <table:table-cell office:value-type="string" table:style-name="ce51">
            <text:p>P. Vonk</text:p>
          </table:table-cell>
          <table:table-cell office:value-type="string" table:style-name="ce51">
            <text:p>Hilversum</text:p>
          </table:table-cell>
          <table:table-cell table:style-name="ce52"/>
          <table:table-cell table:style-name="ce53"/>
          <table:table-cell table:style-name="ce54"/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SP</text:p>
          </table:table-cell>
          <table:table-cell table:style-name="ce50"/>
          <table:table-cell office:value-type="currency" office:value="10198.829999999998" table:style-name="ce30">
            <text:p>€ 10.198,83</text:p>
          </table:table-cell>
          <table:table-cell office:value-type="string" table:style-name="ce51">
            <text:p>R. Hartmeijer</text:p>
          </table:table-cell>
          <table:table-cell office:value-type="string" table:style-name="ce51">
            <text:p>Dordrecht</text:p>
          </table:table-cell>
          <table:table-cell table:style-name="ce52"/>
          <table:table-cell table:style-name="ce53"/>
          <table:table-cell table:style-name="ce54"/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SP</text:p>
          </table:table-cell>
          <table:table-cell table:style-name="ce50"/>
          <table:table-cell office:value-type="currency" office:value="10677.6" table:style-name="ce30">
            <text:p>€ 10.677,60</text:p>
          </table:table-cell>
          <table:table-cell office:value-type="string" table:style-name="ce51">
            <text:p>R. Alberts</text:p>
          </table:table-cell>
          <table:table-cell office:value-type="string" table:style-name="ce51">
            <text:p>Amsterdam</text:p>
          </table:table-cell>
          <table:table-cell table:style-name="ce52"/>
          <table:table-cell table:style-name="ce53"/>
          <table:table-cell table:style-name="ce54"/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SP</text:p>
          </table:table-cell>
          <table:table-cell table:style-name="ce50"/>
          <table:table-cell office:value-type="currency" office:value="10749.709999999995" table:style-name="ce30">
            <text:p>€ 10.749,71</text:p>
          </table:table-cell>
          <table:table-cell office:value-type="string" table:style-name="ce51">
            <text:p>R. Janssen</text:p>
          </table:table-cell>
          <table:table-cell office:value-type="string" table:style-name="ce51">
            <text:p>Wassenaar</text:p>
          </table:table-cell>
          <table:table-cell table:style-name="ce52"/>
          <table:table-cell table:style-name="ce53"/>
          <table:table-cell table:style-name="ce54"/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SP</text:p>
          </table:table-cell>
          <table:table-cell table:style-name="ce50"/>
          <table:table-cell office:value-type="currency" office:value="10971.199999999997" table:style-name="ce30">
            <text:p>€ 10.971,20</text:p>
          </table:table-cell>
          <table:table-cell office:value-type="string" table:style-name="ce51">
            <text:p>R. Besse</text:p>
          </table:table-cell>
          <table:table-cell office:value-type="string" table:style-name="ce51">
            <text:p>Apeldoorn</text:p>
          </table:table-cell>
          <table:table-cell table:style-name="ce52"/>
          <table:table-cell table:style-name="ce53"/>
          <table:table-cell table:style-name="ce54"/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SP</text:p>
          </table:table-cell>
          <table:table-cell table:style-name="ce50"/>
          <table:table-cell office:value-type="currency" office:value="10134" table:style-name="ce30">
            <text:p>€ 10.134,00</text:p>
          </table:table-cell>
          <table:table-cell office:value-type="string" table:style-name="ce51">
            <text:p>R. Kuin</text:p>
          </table:table-cell>
          <table:table-cell office:value-type="string" table:style-name="ce51">
            <text:p>Haarlem</text:p>
          </table:table-cell>
          <table:table-cell table:style-name="ce52"/>
          <table:table-cell table:style-name="ce53"/>
          <table:table-cell table:style-name="ce54"/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SP</text:p>
          </table:table-cell>
          <table:table-cell table:style-name="ce50"/>
          <table:table-cell office:value-type="currency" office:value="43691.289999999994" table:style-name="ce30">
            <text:p>€ 43.691,29</text:p>
          </table:table-cell>
          <table:table-cell office:value-type="string" table:style-name="ce51">
            <text:p>S. Beckerman</text:p>
          </table:table-cell>
          <table:table-cell office:value-type="string" table:style-name="ce51">
            <text:p>Groningen</text:p>
          </table:table-cell>
          <table:table-cell table:style-name="ce52"/>
          <table:table-cell table:style-name="ce53"/>
          <table:table-cell table:style-name="ce54"/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SP</text:p>
          </table:table-cell>
          <table:table-cell table:style-name="ce50"/>
          <table:table-cell office:value-type="currency" office:value="35206.609999999993" table:style-name="ce30">
            <text:p>€ 35.206,61</text:p>
          </table:table-cell>
          <table:table-cell office:value-type="string" table:style-name="ce51">
            <text:p>S. Dobbe</text:p>
          </table:table-cell>
          <table:table-cell office:value-type="string" table:style-name="ce51">
            <text:p>Arnhem</text:p>
          </table:table-cell>
          <table:table-cell table:style-name="ce52"/>
          <table:table-cell table:style-name="ce53"/>
          <table:table-cell table:style-name="ce54"/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SP</text:p>
          </table:table-cell>
          <table:table-cell table:style-name="ce50"/>
          <table:table-cell office:value-type="currency" office:value="10297.800000000001" table:style-name="ce30">
            <text:p>€ 10.297,80</text:p>
          </table:table-cell>
          <table:table-cell office:value-type="string" table:style-name="ce51">
            <text:p>S. van der Bij</text:p>
          </table:table-cell>
          <table:table-cell office:value-type="string" table:style-name="ce51">
            <text:p>Veenendaal</text:p>
          </table:table-cell>
          <table:table-cell table:style-name="ce52"/>
          <table:table-cell table:style-name="ce53"/>
          <table:table-cell table:style-name="ce54"/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SP</text:p>
          </table:table-cell>
          <table:table-cell table:style-name="ce50"/>
          <table:table-cell office:value-type="currency" office:value="11007.95" table:style-name="ce30">
            <text:p>€ 11.007,95</text:p>
          </table:table-cell>
          <table:table-cell office:value-type="string" table:style-name="ce51">
            <text:p>S. Blom</text:p>
          </table:table-cell>
          <table:table-cell office:value-type="string" table:style-name="ce51">
            <text:p>Maastricht</text:p>
          </table:table-cell>
          <table:table-cell table:style-name="ce52"/>
          <table:table-cell table:style-name="ce53"/>
          <table:table-cell table:style-name="ce54"/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SP</text:p>
          </table:table-cell>
          <table:table-cell table:style-name="ce50"/>
          <table:table-cell office:value-type="currency" office:value="23083.85" table:style-name="ce30">
            <text:p>€ 23.083,85</text:p>
          </table:table-cell>
          <table:table-cell office:value-type="string" table:style-name="ce51">
            <text:p>S. Biharie</text:p>
          </table:table-cell>
          <table:table-cell office:value-type="string" table:style-name="ce51">
            <text:p>Apeldoorn</text:p>
          </table:table-cell>
          <table:table-cell table:style-name="ce52"/>
          <table:table-cell table:style-name="ce53"/>
          <table:table-cell table:style-name="ce54"/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SP</text:p>
          </table:table-cell>
          <table:table-cell table:style-name="ce50"/>
          <table:table-cell office:value-type="currency" office:value="10257.4" table:style-name="ce30">
            <text:p>€ 10.257,40</text:p>
          </table:table-cell>
          <table:table-cell office:value-type="string" table:style-name="ce51">
            <text:p>T. Coşkun</text:p>
          </table:table-cell>
          <table:table-cell office:value-type="string" table:style-name="ce51">
            <text:p>Rotterdam</text:p>
          </table:table-cell>
          <table:table-cell table:style-name="ce52"/>
          <table:table-cell table:style-name="ce53"/>
          <table:table-cell table:style-name="ce54"/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SP</text:p>
          </table:table-cell>
          <table:table-cell table:style-name="ce50"/>
          <table:table-cell office:value-type="currency" office:value="10971.199999999997" table:style-name="ce30">
            <text:p>€ 10.971,20</text:p>
          </table:table-cell>
          <table:table-cell office:value-type="string" table:style-name="ce51">
            <text:p>T. Kruiver</text:p>
          </table:table-cell>
          <table:table-cell office:value-type="string" table:style-name="ce51">
            <text:p>Tilburg</text:p>
          </table:table-cell>
          <table:table-cell table:style-name="ce52"/>
          <table:table-cell table:style-name="ce53"/>
          <table:table-cell table:style-name="ce54"/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SP</text:p>
          </table:table-cell>
          <table:table-cell table:style-name="ce50"/>
          <table:table-cell office:value-type="currency" office:value="10134" table:style-name="ce30">
            <text:p>€ 10.134,00</text:p>
          </table:table-cell>
          <table:table-cell office:value-type="string" table:style-name="ce51">
            <text:p>T. Hendriks</text:p>
          </table:table-cell>
          <table:table-cell office:value-type="string" table:style-name="ce51">
            <text:p>Apeldoorn</text:p>
          </table:table-cell>
          <table:table-cell table:style-name="ce52"/>
          <table:table-cell table:style-name="ce53"/>
          <table:table-cell table:style-name="ce54"/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SP</text:p>
          </table:table-cell>
          <table:table-cell table:style-name="ce50"/>
          <table:table-cell office:value-type="currency" office:value="11090" table:style-name="ce30">
            <text:p>€ 11.090,00</text:p>
          </table:table-cell>
          <table:table-cell office:value-type="string" table:style-name="ce51">
            <text:p>T. van Halm</text:p>
          </table:table-cell>
          <table:table-cell office:value-type="string" table:style-name="ce51">
            <text:p>Leiden</text:p>
          </table:table-cell>
          <table:table-cell table:style-name="ce52"/>
          <table:table-cell table:style-name="ce53"/>
          <table:table-cell table:style-name="ce54"/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SP</text:p>
          </table:table-cell>
          <table:table-cell table:style-name="ce50"/>
          <table:table-cell office:value-type="currency" office:value="10297.800000000001" table:style-name="ce30">
            <text:p>€ 10.297,80</text:p>
          </table:table-cell>
          <table:table-cell office:value-type="string" table:style-name="ce51">
            <text:p>T. Reijnders</text:p>
          </table:table-cell>
          <table:table-cell office:value-type="string" table:style-name="ce51">
            <text:p>Heerlen</text:p>
          </table:table-cell>
          <table:table-cell table:style-name="ce52"/>
          <table:table-cell table:style-name="ce53"/>
          <table:table-cell table:style-name="ce54"/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SP</text:p>
          </table:table-cell>
          <table:table-cell table:style-name="ce50"/>
          <table:table-cell office:value-type="currency" office:value="11498.13" table:style-name="ce30">
            <text:p>€ 11.498,13</text:p>
          </table:table-cell>
          <table:table-cell office:value-type="string" table:style-name="ce51">
            <text:p>W. Hoogervorst</text:p>
          </table:table-cell>
          <table:table-cell office:value-type="string" table:style-name="ce51">
            <text:p>Enkhuizen</text:p>
          </table:table-cell>
          <table:table-cell table:style-name="ce52"/>
          <table:table-cell table:style-name="ce53"/>
          <table:table-cell table:style-name="ce54"/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DENK</text:p>
          </table:table-cell>
          <table:table-cell table:style-name="ce50"/>
          <table:table-cell office:value-type="currency" office:value="10000" table:style-name="ce30">
            <text:p>€ 10.000,00</text:p>
          </table:table-cell>
          <table:table-cell office:value-type="string" table:style-name="ce51">
            <text:p>SHM Transmissie B.V.</text:p>
          </table:table-cell>
          <table:table-cell office:value-type="string" table:style-name="ce51">
            <text:p>Burgemeester van Haarenlaan 1522, 3117 GD Schiedam</text:p>
          </table:table-cell>
          <table:table-cell office:value-type="string" table:style-name="ce52">
            <text:p>H. Mazlum, Schiedam<text:s/></text:p>
          </table:table-cell>
          <table:table-cell table:style-name="ce53"/>
          <table:table-cell table:style-name="ce54"/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PvdD</text:p>
          </table:table-cell>
          <table:table-cell table:style-name="ce50"/>
          <table:table-cell office:value-type="currency" office:value="30220" table:style-name="ce30">
            <text:p>€ 30.220,00</text:p>
          </table:table-cell>
          <table:table-cell office:value-type="string" table:style-name="ce51">
            <text:p>K. de Wrede</text:p>
          </table:table-cell>
          <table:table-cell office:value-type="string" table:style-name="ce51">
            <text:p>Groningen</text:p>
          </table:table-cell>
          <table:table-cell table:style-name="ce52"/>
          <table:table-cell table:style-name="ce53"/>
          <table:table-cell table:style-name="ce54"/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PvdD</text:p>
          </table:table-cell>
          <table:table-cell table:style-name="ce50"/>
          <table:table-cell office:value-type="currency" office:value="21772.000000000004" table:style-name="ce30">
            <text:p>€ 21.772,00</text:p>
          </table:table-cell>
          <table:table-cell office:value-type="string" table:style-name="ce51">
            <text:p>R.N. Barker</text:p>
          </table:table-cell>
          <table:table-cell office:value-type="string" table:style-name="ce51">
            <text:p>Den Haag</text:p>
          </table:table-cell>
          <table:table-cell table:style-name="ce52"/>
          <table:table-cell table:style-name="ce53"/>
          <table:table-cell table:style-name="ce54"/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PvdD</text:p>
          </table:table-cell>
          <table:table-cell table:style-name="ce50"/>
          <table:table-cell office:value-type="currency" office:value="20069.880000000005" table:style-name="ce64">
            <text:p>€ 20.069,88</text:p>
          </table:table-cell>
          <table:table-cell office:value-type="string" table:style-name="ce51">
            <text:p>A.A.H. Hazekamp</text:p>
          </table:table-cell>
          <table:table-cell office:value-type="string" table:style-name="ce51">
            <text:p>Etterbeek (Belgie)</text:p>
          </table:table-cell>
          <table:table-cell table:style-name="ce52"/>
          <table:table-cell table:style-name="ce53"/>
          <table:table-cell table:style-name="ce54"/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PvdD</text:p>
          </table:table-cell>
          <table:table-cell table:style-name="ce50"/>
          <table:table-cell office:value-type="currency" office:value="95000" table:style-name="ce56">
            <text:p>€ 95.000,00</text:p>
          </table:table-cell>
          <table:table-cell office:value-type="string" table:style-name="ce51">
            <text:p>B.F. van Alste p/a Blankhart &amp; Bronkhorst Notarissen</text:p>
          </table:table-cell>
          <table:table-cell office:value-type="string" table:style-name="ce51">
            <text:p>Wolterbeeklaan 3, 7361 ZD Beekbergen</text:p>
          </table:table-cell>
          <table:table-cell table:style-name="ce52"/>
          <table:table-cell office:value-type="currency" office:value="95000" table:style-name="ce53">
            <text:p>€ 95.000,00</text:p>
          </table:table-cell>
          <table:table-cell office:value-type="date" office:date-value="2025-07-09T00:00:00" table:style-name="ce38">
            <text:p>9 juli 2025</text:p>
          </table:table-cell>
          <table:table-cell table:style-name="ce37"/>
          <table:table-cell table:number-columns-repeated="16375" table:style-name="ce1"/>
        </table:table-row>
        <table:table-row table:style-name="ro1">
          <table:table-cell office:value-type="string" table:style-name="ce49">
            <text:p>PvdD</text:p>
          </table:table-cell>
          <table:table-cell table:style-name="ce50"/>
          <table:table-cell office:value-type="currency" office:value="22807.23" table:style-name="ce56">
            <text:p>€ 22.807,23</text:p>
          </table:table-cell>
          <table:table-cell office:value-type="string" table:style-name="ce51">
            <text:p>H.F. Reinders</text:p>
          </table:table-cell>
          <table:table-cell office:value-type="string" table:style-name="ce51">
            <text:p>Alkmaar</text:p>
          </table:table-cell>
          <table:table-cell table:style-name="ce52"/>
          <table:table-cell office:value-type="currency" office:value="22807.23" table:style-name="ce53">
            <text:p>€ 22.807,23</text:p>
          </table:table-cell>
          <table:table-cell office:value-type="date" office:date-value="2025-08-19T00:00:00" table:style-name="ce38">
            <text:p>19 augustus 2025</text:p>
          </table:table-cell>
          <table:table-cell table:style-name="ce37"/>
          <table:table-cell table:number-columns-repeated="16375" table:style-name="ce1"/>
        </table:table-row>
        <table:table-row table:style-name="ro1">
          <table:table-cell office:value-type="string" table:style-name="ce49">
            <text:p>PvdD</text:p>
          </table:table-cell>
          <table:table-cell table:style-name="ce50"/>
          <table:table-cell office:value-type="currency" office:value="37000" table:style-name="ce56">
            <text:p>€ 37.000,00</text:p>
          </table:table-cell>
          <table:table-cell office:value-type="string" table:style-name="ce51">
            <text:p>Kosmo West Twente B.V.<text:s/></text:p>
          </table:table-cell>
          <table:table-cell office:value-type="string" table:style-name="ce51">
            <text:p>Twentepoort West 5, 7609 RD Almelo</text:p>
          </table:table-cell>
          <table:table-cell office:value-type="string" table:style-name="ce52">
            <text:p>S. Dekkers, Zwolle</text:p>
          </table:table-cell>
          <table:table-cell office:value-type="currency" office:value="10001" table:style-name="ce53">
            <text:p>€ 10.001,00</text:p>
          </table:table-cell>
          <table:table-cell office:value-type="date" office:date-value="2025-08-21T00:00:00" table:style-name="ce38">
            <text:p>21 augustus 2025</text:p>
          </table:table-cell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PvdD</text:p>
          </table:table-cell>
          <table:table-cell table:style-name="ce50"/>
          <table:table-cell table:style-name="ce56"/>
          <table:table-cell office:value-type="string" table:style-name="ce51">
            <text:p>Kosmo West Twente B.V.<text:s/></text:p>
          </table:table-cell>
          <table:table-cell office:value-type="string" table:style-name="ce51">
            <text:p>Twentepoort West 5, 7609 RD Almelo</text:p>
          </table:table-cell>
          <table:table-cell office:value-type="string" table:style-name="ce52">
            <text:p>S. Dekkers, Zwolle</text:p>
          </table:table-cell>
          <table:table-cell office:value-type="currency" office:value="15000" table:style-name="ce53">
            <text:p>€ 15.000,00</text:p>
          </table:table-cell>
          <table:table-cell office:value-type="date" office:date-value="2025-09-07T00:00:00" table:style-name="ce38">
            <text:p>7 september 2025</text:p>
          </table:table-cell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PvdD</text:p>
          </table:table-cell>
          <table:table-cell table:style-name="ce50"/>
          <table:table-cell office:value-type="currency" office:value="11407.529999999999" table:style-name="ce56">
            <text:p>€ 11.407,53</text:p>
          </table:table-cell>
          <table:table-cell office:value-type="string" table:style-name="ce51">
            <text:p>C. Teunissen</text:p>
          </table:table-cell>
          <table:table-cell office:value-type="string" table:style-name="ce51">
            <text:p>Den Haag</text:p>
          </table:table-cell>
          <table:table-cell table:style-name="ce52"/>
          <table:table-cell table:style-name="ce53"/>
          <table:table-cell table:style-name="ce38"/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PvdD</text:p>
          </table:table-cell>
          <table:table-cell table:style-name="ce50"/>
          <table:table-cell office:value-type="currency" office:value="11257.280000000002" table:style-name="ce56">
            <text:p>€ 11.257,28</text:p>
          </table:table-cell>
          <table:table-cell office:value-type="string" table:style-name="ce51">
            <text:p>E. van Esch</text:p>
          </table:table-cell>
          <table:table-cell office:value-type="string" table:style-name="ce51">
            <text:p>Arnhem</text:p>
          </table:table-cell>
          <table:table-cell table:style-name="ce52"/>
          <table:table-cell table:style-name="ce53"/>
          <table:table-cell table:style-name="ce38"/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PvdD</text:p>
          </table:table-cell>
          <table:table-cell table:style-name="ce50"/>
          <table:table-cell office:value-type="currency" office:value="43860.24" table:style-name="ce56">
            <text:p>€ 43.860,24</text:p>
          </table:table-cell>
          <table:table-cell office:value-type="string" table:style-name="ce51">
            <text:p>M.A.J. Koolen p/a Knook &amp; Schot Notarissen</text:p>
          </table:table-cell>
          <table:table-cell office:value-type="string" table:style-name="ce51">
            <text:p>Hoogstraat 15, 4691 CA Tholen</text:p>
          </table:table-cell>
          <table:table-cell table:style-name="ce52"/>
          <table:table-cell office:value-type="currency" office:value="43860.24" table:style-name="ce53">
            <text:p>€ 43.860,24</text:p>
          </table:table-cell>
          <table:table-cell office:value-type="date" office:date-value="2025-09-30T00:00:00" table:style-name="ce38">
            <text:p>30 september 2025</text:p>
          </table:table-cell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PvdD</text:p>
          </table:table-cell>
          <table:table-cell table:style-name="ce50"/>
          <table:table-cell office:value-type="currency" office:value="25000" table:style-name="ce56">
            <text:p>€ 25.000,00</text:p>
          </table:table-cell>
          <table:table-cell office:value-type="string" table:style-name="ce51">
            <text:p>M.F. Albrecht</text:p>
          </table:table-cell>
          <table:table-cell office:value-type="string" table:style-name="ce51">
            <text:p>Vierhouten</text:p>
          </table:table-cell>
          <table:table-cell table:style-name="ce52"/>
          <table:table-cell office:value-type="currency" office:value="25000" table:style-name="ce53">
            <text:p>€ 25.000,00</text:p>
          </table:table-cell>
          <table:table-cell office:value-type="date" office:date-value="2025-09-30T00:00:00" table:style-name="ce38">
            <text:p>30 september 2025</text:p>
          </table:table-cell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PvdD</text:p>
          </table:table-cell>
          <table:table-cell table:style-name="ce50"/>
          <table:table-cell office:value-type="currency" office:value="10997.539999999999" table:style-name="ce69">
            <text:p>€ 10.997,54</text:p>
          </table:table-cell>
          <table:table-cell office:value-type="string" table:style-name="ce70">
            <text:p>J.F. Bloemberg</text:p>
          </table:table-cell>
          <table:table-cell office:value-type="string" table:style-name="ce70">
            <text:p>Amsterdam</text:p>
          </table:table-cell>
          <table:table-cell table:style-name="ce52"/>
          <table:table-cell table:style-name="ce53"/>
          <table:table-cell table:style-name="ce38"/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PvdD</text:p>
          </table:table-cell>
          <table:table-cell table:style-name="ce50"/>
          <table:table-cell office:value-type="currency" office:value="100000" table:style-name="ce56">
            <text:p>€ 100.000,00</text:p>
          </table:table-cell>
          <table:table-cell office:value-type="string" table:style-name="ce51">
            <text:p>G. Kromhout-van Eck</text:p>
          </table:table-cell>
          <table:table-cell office:value-type="string" table:style-name="ce51">
            <text:p>Lunteren</text:p>
          </table:table-cell>
          <table:table-cell table:style-name="ce52"/>
          <table:table-cell office:value-type="currency" office:value="100000" table:style-name="ce53">
            <text:p>€ 100.000,00</text:p>
          </table:table-cell>
          <table:table-cell office:value-type="date" office:date-value="2025-12-01T00:00:00" table:style-name="ce38">
            <text:p>1 december 2025</text:p>
          </table:table-cell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PvdD</text:p>
          </table:table-cell>
          <table:table-cell table:style-name="ce50"/>
          <table:table-cell office:value-type="currency" office:value="14025" table:style-name="ce56">
            <text:p>€ 14.025,00</text:p>
          </table:table-cell>
          <table:table-cell office:value-type="string" table:style-name="ce51">
            <text:p>I. Kostic</text:p>
          </table:table-cell>
          <table:table-cell office:value-type="string" table:style-name="ce51">
            <text:p>Hilversum</text:p>
          </table:table-cell>
          <table:table-cell table:style-name="ce52"/>
          <table:table-cell office:value-type="currency" office:value="14005" table:style-name="ce53">
            <text:p>€ 14.005,00</text:p>
          </table:table-cell>
          <table:table-cell office:value-type="date" office:date-value="2025-12-01T00:00:00" table:style-name="ce38">
            <text:p>1 december 2025</text:p>
          </table:table-cell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PvdD</text:p>
          </table:table-cell>
          <table:table-cell table:style-name="ce50"/>
          <table:table-cell office:value-type="currency" office:value="10052" table:style-name="ce56">
            <text:p>€ 10.052,00</text:p>
          </table:table-cell>
          <table:table-cell office:value-type="string" table:style-name="ce51">
            <text:p>H. Reedijk en H.J.M. Reedijk-Bazelier</text:p>
          </table:table-cell>
          <table:table-cell office:value-type="string" table:style-name="ce51">
            <text:p>Lommel (België)</text:p>
          </table:table-cell>
          <table:table-cell table:style-name="ce52"/>
          <table:table-cell table:style-name="ce53"/>
          <table:table-cell table:style-name="ce38"/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PvdD</text:p>
          </table:table-cell>
          <table:table-cell table:style-name="ce50"/>
          <table:table-cell office:value-type="currency" office:value="16569.59" table:style-name="ce56">
            <text:p>€ 16.569,59</text:p>
          </table:table-cell>
          <table:table-cell office:value-type="string" table:style-name="ce51">
            <text:p>J. Luijendijk</text:p>
          </table:table-cell>
          <table:table-cell office:value-type="string" table:style-name="ce51">
            <text:p>Almere</text:p>
          </table:table-cell>
          <table:table-cell table:style-name="ce52"/>
          <table:table-cell office:value-type="currency" office:value="16549.59" table:style-name="ce53">
            <text:p>€ 16.549,59</text:p>
          </table:table-cell>
          <table:table-cell office:value-type="date" office:date-value="2025-12-10T00:00:00" table:style-name="ce38">
            <text:p>10 december 2025</text:p>
          </table:table-cell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PvdD</text:p>
          </table:table-cell>
          <table:table-cell table:style-name="ce50"/>
          <table:table-cell office:value-type="currency" office:value="19545" table:style-name="ce56">
            <text:p>€ 19.545,00</text:p>
          </table:table-cell>
          <table:table-cell office:value-type="string" table:style-name="ce51">
            <text:p>E. Ouwehand</text:p>
          </table:table-cell>
          <table:table-cell office:value-type="string" table:style-name="ce51">
            <text:p>Den Haag</text:p>
          </table:table-cell>
          <table:table-cell table:style-name="ce52"/>
          <table:table-cell office:value-type="currency" office:value="19525" table:style-name="ce53">
            <text:p>€ 19.525,00</text:p>
          </table:table-cell>
          <table:table-cell office:value-type="date" office:date-value="2025-12-11T00:00:00" table:style-name="ce38">
            <text:p>11 december 2025</text:p>
          </table:table-cell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PvdD</text:p>
          </table:table-cell>
          <table:table-cell table:style-name="ce50"/>
          <table:table-cell office:value-type="currency" office:value="13020" table:style-name="ce56">
            <text:p>€ 13.020,00</text:p>
          </table:table-cell>
          <table:table-cell office:value-type="string" table:style-name="ce51">
            <text:p>J.F.W. van Lammeren</text:p>
          </table:table-cell>
          <table:table-cell office:value-type="string" table:style-name="ce51">
            <text:p>Amersfoort</text:p>
          </table:table-cell>
          <table:table-cell table:style-name="ce52"/>
          <table:table-cell table:style-name="ce53"/>
          <table:table-cell table:style-name="ce38"/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PvdD</text:p>
          </table:table-cell>
          <table:table-cell table:style-name="ce50"/>
          <table:table-cell office:value-type="currency" office:value="11706.84" table:style-name="ce69">
            <text:p>€ 11.706,84</text:p>
          </table:table-cell>
          <table:table-cell office:value-type="string" table:style-name="ce70">
            <text:p>M.C. van der Wel</text:p>
          </table:table-cell>
          <table:table-cell office:value-type="string" table:style-name="ce70">
            <text:p>Rijsbergen</text:p>
          </table:table-cell>
          <table:table-cell table:style-name="ce52"/>
          <table:table-cell table:style-name="ce53"/>
          <table:table-cell table:style-name="ce38"/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FvD</text:p>
          </table:table-cell>
          <table:table-cell table:style-name="ce50"/>
          <table:table-cell office:value-type="currency" office:value="10000" table:style-name="ce30">
            <text:p>€ 10.000,00</text:p>
          </table:table-cell>
          <table:table-cell office:value-type="string" table:style-name="ce51">
            <text:p>M. van der Valk</text:p>
          </table:table-cell>
          <table:table-cell office:value-type="string" table:style-name="ce51">
            <text:p>Haarlem</text:p>
          </table:table-cell>
          <table:table-cell table:style-name="ce52"/>
          <table:table-cell office:value-type="currency" office:value="10000" table:style-name="ce33">
            <text:p>€ 10.000,00</text:p>
          </table:table-cell>
          <table:table-cell office:value-type="date" office:date-value="2025-03-05T00:00:00" table:style-name="ce34">
            <text:p>5 maart 2025</text:p>
          </table:table-cell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FvD</text:p>
          </table:table-cell>
          <table:table-cell table:style-name="ce50"/>
          <table:table-cell office:value-type="currency" office:value="15000" table:style-name="ce30">
            <text:p>€ 15.000,00</text:p>
          </table:table-cell>
          <table:table-cell office:value-type="string" table:style-name="ce51">
            <text:p>T.M. Kreijger</text:p>
          </table:table-cell>
          <table:table-cell office:value-type="string" table:style-name="ce51">
            <text:p>Brouwershaven</text:p>
          </table:table-cell>
          <table:table-cell table:style-name="ce52"/>
          <table:table-cell office:value-type="currency" office:value="15000" table:style-name="ce33">
            <text:p>€ 15.000,00</text:p>
          </table:table-cell>
          <table:table-cell office:value-type="date" office:date-value="2025-08-14T00:00:00" table:style-name="ce34">
            <text:p>14 augustus 2025</text:p>
          </table:table-cell>
          <table:table-cell table:style-name="ce55"/>
          <table:table-cell table:number-columns-repeated="16375" table:style-name="ce1"/>
        </table:table-row>
        <table:table-row table:style-name="ro6">
          <table:table-cell office:value-type="string" table:style-name="ce57">
            <text:p>FvD</text:p>
          </table:table-cell>
          <table:table-cell table:style-name="ce50"/>
          <table:table-cell office:value-type="currency" office:value="100000" table:style-name="ce30">
            <text:p>€ 100.000,00</text:p>
          </table:table-cell>
          <table:table-cell office:value-type="string" table:style-name="ce58">
            <text:p>Stichting Dona</text:p>
          </table:table-cell>
          <table:table-cell office:value-type="string" table:style-name="ce58">
            <text:p>Boeingavenue 250, 1119 PZ Schiphol-Rijk</text:p>
          </table:table-cell>
          <table:table-cell office:value-type="string" table:style-name="ce59">
            <text:p>P. Poot, Wassenaar</text:p>
            <text:p>E. Piët, Amsterdam</text:p>
          </table:table-cell>
          <table:table-cell office:value-type="currency" office:value="100000" table:style-name="ce33">
            <text:p>€ 100.000,00</text:p>
          </table:table-cell>
          <table:table-cell office:value-type="date" office:date-value="2025-08-22T00:00:00" table:style-name="ce34">
            <text:p>22 augustus 2025</text:p>
          </table:table-cell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FvD</text:p>
          </table:table-cell>
          <table:table-cell table:style-name="ce50"/>
          <table:table-cell office:value-type="currency" office:value="20000" table:formula="of:=SUM([.G275:.G276])" table:style-name="ce30">
            <text:p>€ 20.000,00</text:p>
          </table:table-cell>
          <table:table-cell office:value-type="string" table:style-name="ce58">
            <text:p>Laurens Meyer Beheer B.V.</text:p>
          </table:table-cell>
          <table:table-cell office:value-type="string" table:style-name="ce58">
            <text:p>Pottenbakkerstraat 30, 4871 EP Etten-Leur</text:p>
          </table:table-cell>
          <table:table-cell office:value-type="string" table:style-name="ce52">
            <text:p>L. Meyer, Breda</text:p>
          </table:table-cell>
          <table:table-cell office:value-type="currency" office:value="10000" table:style-name="ce33">
            <text:p>€ 10.000,00</text:p>
          </table:table-cell>
          <table:table-cell office:value-type="date" office:date-value="2025-09-09T00:00:00" table:style-name="ce34">
            <text:p>9 september 2025</text:p>
          </table:table-cell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FvD</text:p>
          </table:table-cell>
          <table:table-cell table:style-name="ce50"/>
          <table:table-cell table:style-name="ce30"/>
          <table:table-cell office:value-type="string" table:style-name="ce58">
            <text:p>Laurens Meyer Beheer B.V.</text:p>
          </table:table-cell>
          <table:table-cell office:value-type="string" table:style-name="ce58">
            <text:p>Pottenbakkerstraat 30, 4871 EP Etten-Leur</text:p>
          </table:table-cell>
          <table:table-cell office:value-type="string" table:style-name="ce52">
            <text:p>L. Meyer, Breda</text:p>
          </table:table-cell>
          <table:table-cell office:value-type="currency" office:value="10000" table:style-name="ce33">
            <text:p>€ 10.000,00</text:p>
          </table:table-cell>
          <table:table-cell office:value-type="date" office:date-value="2025-10-27T00:00:00" table:style-name="ce34">
            <text:p>27 oktober 2025</text:p>
          </table:table-cell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FvD</text:p>
          </table:table-cell>
          <table:table-cell table:style-name="ce50"/>
          <table:table-cell office:value-type="currency" office:value="10000" table:style-name="ce30">
            <text:p>€ 10.000,00</text:p>
          </table:table-cell>
          <table:table-cell office:value-type="string" table:style-name="ce58">
            <text:p>RJS Management B.V.</text:p>
          </table:table-cell>
          <table:table-cell office:value-type="string" table:style-name="ce58">
            <text:p>Enghlaan 18, 1261 CC Blaricum</text:p>
          </table:table-cell>
          <table:table-cell office:value-type="string" table:style-name="ce52">
            <text:p>R. Staartjes, Blaricum</text:p>
          </table:table-cell>
          <table:table-cell office:value-type="currency" office:value="10000" table:style-name="ce33">
            <text:p>€ 10.000,00</text:p>
          </table:table-cell>
          <table:table-cell office:value-type="date" office:date-value="2025-10-07T00:00:00" table:style-name="ce34">
            <text:p>7 oktober 2025</text:p>
          </table:table-cell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FvD</text:p>
          </table:table-cell>
          <table:table-cell table:style-name="ce50"/>
          <table:table-cell office:value-type="currency" office:value="10000" table:style-name="ce30">
            <text:p>€ 10.000,00</text:p>
          </table:table-cell>
          <table:table-cell office:value-type="string" table:style-name="ce58">
            <text:p>L.T.C. Filippini</text:p>
          </table:table-cell>
          <table:table-cell office:value-type="string" table:style-name="ce58">
            <text:p>Ouderkerk aan de Amstel</text:p>
          </table:table-cell>
          <table:table-cell table:style-name="ce52"/>
          <table:table-cell office:value-type="currency" office:value="10000" table:style-name="ce33">
            <text:p>€ 10.000,00</text:p>
          </table:table-cell>
          <table:table-cell office:value-type="date" office:date-value="2025-10-08T00:00:00" table:style-name="ce34">
            <text:p>8 oktober 2025</text:p>
          </table:table-cell>
          <table:table-cell table:style-name="ce55"/>
          <table:table-cell table:number-columns-repeated="16375" table:style-name="ce1"/>
        </table:table-row>
        <table:table-row table:style-name="ro7">
          <table:table-cell office:value-type="string" table:style-name="ce57">
            <text:p>FvD</text:p>
          </table:table-cell>
          <table:table-cell table:style-name="ce50"/>
          <table:table-cell office:value-type="currency" office:value="100000" table:style-name="ce30">
            <text:p>€ 100.000,00</text:p>
          </table:table-cell>
          <table:table-cell office:value-type="string" table:style-name="ce58">
            <text:p>Stichting PjP</text:p>
          </table:table-cell>
          <table:table-cell office:value-type="string" table:style-name="ce58">
            <text:p>Boeingavenue 250, 1119 PZ Schiphol-Rijk</text:p>
          </table:table-cell>
          <table:table-cell office:value-type="string" table:style-name="ce59">
            <text:p>P. Poot, Wassenaar</text:p>
            <text:p>E. Piët, Amsterdam</text:p>
            <text:p>J. Vis, Ter Aar</text:p>
          </table:table-cell>
          <table:table-cell office:value-type="currency" office:value="100000" table:style-name="ce33">
            <text:p>€ 100.000,00</text:p>
          </table:table-cell>
          <table:table-cell office:value-type="date" office:date-value="2025-11-06T00:00:00" table:style-name="ce34">
            <text:p>6 november 2025</text:p>
          </table:table-cell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SGP</text:p>
          </table:table-cell>
          <table:table-cell table:style-name="ce50"/>
          <table:table-cell office:value-type="currency" office:value="10000" table:style-name="ce56">
            <text:p>€ 10.000,00</text:p>
          </table:table-cell>
          <table:table-cell office:value-type="string" table:style-name="ce51">
            <text:p>De Vries en Verburg Bouw B.V.</text:p>
          </table:table-cell>
          <table:table-cell office:value-type="string" table:style-name="ce51">
            <text:p>’t Vaartland 8, 2821 LH Stolwijk<text:s/></text:p>
          </table:table-cell>
          <table:table-cell office:value-type="string" table:style-name="ce52">
            <text:p>J. Verburg, Stolwijk</text:p>
          </table:table-cell>
          <table:table-cell office:value-type="currency" office:value="10000" table:style-name="ce53">
            <text:p>€ 10.000,00</text:p>
          </table:table-cell>
          <table:table-cell office:value-type="date" office:date-value="2025-09-29T00:00:00" table:style-name="ce34">
            <text:p>29 september 2025</text:p>
          </table:table-cell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SGP</text:p>
          </table:table-cell>
          <table:table-cell table:style-name="ce50"/>
          <table:table-cell office:value-type="currency" office:value="10000" table:style-name="ce56">
            <text:p>€ 10.000,00</text:p>
          </table:table-cell>
          <table:table-cell office:value-type="string" table:style-name="ce51">
            <text:p>Reijersen van Buuren Beheer B.V</text:p>
          </table:table-cell>
          <table:table-cell office:value-type="string" table:style-name="ce51">
            <text:p>Waterweg 109, 3882 RB Putten</text:p>
          </table:table-cell>
          <table:table-cell office:value-type="string" table:style-name="ce52">
            <text:p>J.G. Reijersen van Buuren, Putten</text:p>
          </table:table-cell>
          <table:table-cell office:value-type="currency" office:value="10000" table:style-name="ce53">
            <text:p>€ 10.000,00</text:p>
          </table:table-cell>
          <table:table-cell office:value-type="date" office:date-value="2025-10-02T00:00:00" table:style-name="ce34">
            <text:p>2 oktober 2025</text:p>
          </table:table-cell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SGP</text:p>
          </table:table-cell>
          <table:table-cell table:style-name="ce50"/>
          <table:table-cell office:value-type="currency" office:value="10375" table:style-name="ce56">
            <text:p>€ 10.375,00</text:p>
          </table:table-cell>
          <table:table-cell office:value-type="string" table:style-name="ce51">
            <text:p>Bosopslag Beheer B.V.</text:p>
          </table:table-cell>
          <table:table-cell office:value-type="string" table:style-name="ce51">
            <text:p>Seringenstraat 2, 4043 PK Opheusden</text:p>
          </table:table-cell>
          <table:table-cell office:value-type="string" table:style-name="ce52">
            <text:p>A.J. Mauritz, Opheusden</text:p>
          </table:table-cell>
          <table:table-cell office:value-type="currency" office:value="10000" table:style-name="ce33">
            <text:p>€ 10.000,00</text:p>
          </table:table-cell>
          <table:table-cell office:value-type="date" office:date-value="2025-10-07T00:00:00" table:style-name="ce34">
            <text:p>7 oktober 2025</text:p>
          </table:table-cell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SGP</text:p>
          </table:table-cell>
          <table:table-cell table:style-name="ce50"/>
          <table:table-cell office:value-type="currency" office:value="10750" table:style-name="ce30">
            <text:p>€ 10.750,00</text:p>
          </table:table-cell>
          <table:table-cell office:value-type="string" table:style-name="ce51">
            <text:p>FTH Groep B.V.</text:p>
          </table:table-cell>
          <table:table-cell office:value-type="string" table:style-name="ce51">
            <text:p>Hogeveldseweg 2, 4041 CP Kesteren</text:p>
          </table:table-cell>
          <table:table-cell office:value-type="string" table:style-name="ce33">
            <text:p>G.A. Timmer, Kesteren</text:p>
          </table:table-cell>
          <table:table-cell office:value-type="currency" office:value="10000" table:style-name="ce33">
            <text:p>€ 10.000,00</text:p>
          </table:table-cell>
          <table:table-cell office:value-type="date" office:date-value="2025-10-20T00:00:00" table:style-name="ce34">
            <text:p>20 oktober 2025</text:p>
          </table:table-cell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SGP</text:p>
          </table:table-cell>
          <table:table-cell table:style-name="ce50"/>
          <table:table-cell office:value-type="currency" office:value="10375" table:style-name="ce30">
            <text:p>€ 10.375,00</text:p>
          </table:table-cell>
          <table:table-cell office:value-type="string" table:style-name="ce51">
            <text:p>D.B. Keuken Groep B.V.</text:p>
          </table:table-cell>
          <table:table-cell office:value-type="string" table:style-name="ce51">
            <text:p>Ceciliaweg 4, 4697 RV Sint-Annaland</text:p>
          </table:table-cell>
          <table:table-cell office:value-type="string" table:style-name="ce33">
            <text:p>A.J. van Dijke, Sint-Annaland</text:p>
          </table:table-cell>
          <table:table-cell office:value-type="currency" office:value="10000" table:style-name="ce33">
            <text:p>€ 10.000,00</text:p>
          </table:table-cell>
          <table:table-cell office:value-type="date" office:date-value="2025-10-15T00:00:00" table:style-name="ce34">
            <text:p>15 oktober 2025</text:p>
          </table:table-cell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SGP</text:p>
          </table:table-cell>
          <table:table-cell table:style-name="ce50"/>
          <table:table-cell office:value-type="currency" office:value="15150" table:style-name="ce30">
            <text:p>€ 15.150,00</text:p>
          </table:table-cell>
          <table:table-cell office:value-type="string" table:style-name="ce51">
            <text:p>Jan Konijn Beheer/Advies o.g. B.V.</text:p>
          </table:table-cell>
          <table:table-cell office:value-type="string" table:style-name="ce51">
            <text:p>Eerste Stationsstraat 85, 2712 HD Zoetermeer</text:p>
          </table:table-cell>
          <table:table-cell office:value-type="string" table:style-name="ce33">
            <text:p>J. Konijn, Zoetermeer</text:p>
          </table:table-cell>
          <table:table-cell office:value-type="currency" office:value="15000" table:style-name="ce33">
            <text:p>€ 15.000,00</text:p>
          </table:table-cell>
          <table:table-cell office:value-type="date" office:date-value="2025-10-10T00:00:00" table:style-name="ce34">
            <text:p>10 oktober 2025</text:p>
          </table:table-cell>
          <table:table-cell table:style-name="ce55"/>
          <table:table-cell table:number-columns-repeated="16375" table:style-name="ce1"/>
        </table:table-row>
        <table:table-row table:style-name="ro3">
          <table:table-cell office:value-type="string" table:style-name="ce57">
            <text:p>SGP</text:p>
          </table:table-cell>
          <table:table-cell table:style-name="ce50"/>
          <table:table-cell office:value-type="currency" office:value="12850" table:style-name="ce30">
            <text:p>€ 12.850,00</text:p>
          </table:table-cell>
          <table:table-cell office:value-type="string" table:style-name="ce58">
            <text:p>Schulp Beheer Breukelen B.V.</text:p>
          </table:table-cell>
          <table:table-cell office:value-type="string" table:style-name="ce58">
            <text:p>Zandpad 76, 3621 NG Breukelen</text:p>
          </table:table-cell>
          <table:table-cell office:value-type="string" table:style-name="ce60">
            <text:p>A. Schulp , Breukelen</text:p>
            <text:p>D. Schulp-Averesch, Breukelen</text:p>
          </table:table-cell>
          <table:table-cell office:value-type="currency" office:value="12100" table:style-name="ce33">
            <text:p>€ 12.100,00</text:p>
          </table:table-cell>
          <table:table-cell office:value-type="date" office:date-value="2025-10-14T00:00:00" table:style-name="ce34">
            <text:p>14 oktober 2025</text:p>
          </table:table-cell>
          <table:table-cell table:style-name="ce55"/>
          <table:table-cell table:number-columns-repeated="16375" table:style-name="ce1"/>
        </table:table-row>
        <table:table-row table:style-name="ro8">
          <table:table-cell office:value-type="string" table:style-name="ce57">
            <text:p>SGP</text:p>
          </table:table-cell>
          <table:table-cell table:style-name="ce61"/>
          <table:table-cell office:value-type="currency" office:value="10000" table:style-name="ce30">
            <text:p>€ 10.000,00</text:p>
          </table:table-cell>
          <table:table-cell office:value-type="string" table:style-name="ce58">
            <text:p>Jarwi Holding B.V.</text:p>
          </table:table-cell>
          <table:table-cell office:value-type="string" table:style-name="ce58">
            <text:p>Lage Veldweg 5, 6741 JL Lunteren</text:p>
          </table:table-cell>
          <table:table-cell office:value-type="string" table:style-name="ce60">
            <text:p>W. Hardeman, Lunteren</text:p>
            <text:p>H.A. Hardeman, Kootwijkerbroek</text:p>
            <text:p>J. Hardeman, Lunteren</text:p>
            <text:p/>
          </table:table-cell>
          <table:table-cell office:value-type="currency" office:value="10000" table:style-name="ce33">
            <text:p>€ 10.000,00</text:p>
          </table:table-cell>
          <table:table-cell office:value-type="date" office:date-value="2025-12-11T00:00:00" table:style-name="ce34">
            <text:p>11 december 2025</text:p>
          </table:table-cell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SGP</text:p>
          </table:table-cell>
          <table:table-cell table:style-name="ce50"/>
          <table:table-cell office:value-type="currency" office:value="15000" table:style-name="ce30">
            <text:p>€ 15.000,00</text:p>
          </table:table-cell>
          <table:table-cell office:value-type="string" table:style-name="ce51">
            <text:p>Falk Investment B.V.</text:p>
          </table:table-cell>
          <table:table-cell office:value-type="string" table:style-name="ce51">
            <text:p>Lage Veldweg 5, 6741 JL Lunteren</text:p>
          </table:table-cell>
          <table:table-cell office:value-type="string" table:style-name="ce33">
            <text:p>J. Hardeman, Lunteren</text:p>
          </table:table-cell>
          <table:table-cell office:value-type="currency" office:value="15000" table:style-name="ce33">
            <text:p>€ 15.000,00</text:p>
          </table:table-cell>
          <table:table-cell office:value-type="date" office:date-value="2025-12-11T00:00:00" table:style-name="ce34">
            <text:p>11 december 2025</text:p>
          </table:table-cell>
          <table:table-cell table:style-name="ce55"/>
          <table:table-cell table:number-columns-repeated="16375" table:style-name="ce1"/>
        </table:table-row>
        <table:table-row table:style-name="ro9">
          <table:table-cell office:value-type="string" table:style-name="ce57">
            <text:p>CU</text:p>
          </table:table-cell>
          <table:table-cell table:style-name="ce50"/>
          <table:table-cell office:value-type="currency" office:value="50000" table:style-name="ce30">
            <text:p>€ 50.000,00</text:p>
          </table:table-cell>
          <table:table-cell office:value-type="string" table:style-name="ce58">
            <text:p>B en S Group B.V.</text:p>
          </table:table-cell>
          <table:table-cell office:value-type="string" table:style-name="ce58">
            <text:p>Veldstraat 8, 4261 TA Wijk en Aalburg</text:p>
          </table:table-cell>
          <table:table-cell office:value-type="string" table:style-name="ce60">
            <text:p>H.A. Sebens, Wijk en Aalburg</text:p>
          </table:table-cell>
          <table:table-cell office:value-type="currency" office:value="50000" table:style-name="ce33">
            <text:p>€ 50.000,00</text:p>
          </table:table-cell>
          <table:table-cell office:value-type="date" office:date-value="2025-06-17T00:00:00" table:style-name="ce34">
            <text:p>17 juni 2025</text:p>
          </table:table-cell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CU</text:p>
          </table:table-cell>
          <table:table-cell table:style-name="ce50"/>
          <table:table-cell office:value-type="currency" office:value="10000" table:style-name="ce30">
            <text:p>€ 10.000,00</text:p>
          </table:table-cell>
          <table:table-cell office:value-type="string" table:style-name="ce51">
            <text:p>J.A.C. Holding</text:p>
          </table:table-cell>
          <table:table-cell office:value-type="string" table:style-name="ce51">
            <text:p>Goessestraatweg 19, 4421 AD Kapelle</text:p>
          </table:table-cell>
          <table:table-cell office:value-type="string" table:style-name="ce52">
            <text:p>J.A.C. de Jongh, Meteren</text:p>
          </table:table-cell>
          <table:table-cell office:value-type="currency" office:value="10000" table:style-name="ce33">
            <text:p>€ 10.000,00</text:p>
          </table:table-cell>
          <table:table-cell office:value-type="date" office:date-value="2025-06-30T00:00:00" table:style-name="ce34">
            <text:p>30 juni 2025</text:p>
          </table:table-cell>
          <table:table-cell table:style-name="ce55"/>
          <table:table-cell table:number-columns-repeated="16375" table:style-name="ce1"/>
        </table:table-row>
        <table:table-row table:style-name="ro10">
          <table:table-cell office:value-type="string" table:style-name="ce62">
            <text:p>CU</text:p>
          </table:table-cell>
          <table:table-cell table:style-name="ce58"/>
          <table:table-cell office:value-type="currency" office:value="10000" table:style-name="ce30">
            <text:p>€ 10.000,00</text:p>
          </table:table-cell>
          <table:table-cell office:value-type="string" table:style-name="ce58">
            <text:p>Jethro B.V.</text:p>
          </table:table-cell>
          <table:table-cell office:value-type="string" table:style-name="ce58">
            <text:p>Postbus 661, 2700 AE Zoetermeer</text:p>
          </table:table-cell>
          <table:table-cell office:value-type="string" table:style-name="ce63">
            <text:p>**<text:s/></text:p>
          </table:table-cell>
          <table:table-cell office:value-type="currency" office:value="10000" table:style-name="ce33">
            <text:p>€ 10.000,00</text:p>
          </table:table-cell>
          <table:table-cell office:value-type="date" office:date-value="2025-07-15T00:00:00" table:style-name="ce34">
            <text:p>15 juli 2025</text:p>
          </table:table-cell>
          <table:table-cell office:value-type="string" table:style-name="ce59">
            <text:p>** De gegevens van de uiteindelijk belanghebbende worden afgeschermd op basis van artikel 51b van het Handelsregisterbesluit 2008.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9">
            <text:p>CU</text:p>
          </table:table-cell>
          <table:table-cell table:style-name="ce50"/>
          <table:table-cell office:value-type="currency" office:value="10000" table:style-name="ce30">
            <text:p>€ 10.000,00</text:p>
          </table:table-cell>
          <table:table-cell office:value-type="string" table:style-name="ce51">
            <text:p>W. Tonckens-Heinen</text:p>
          </table:table-cell>
          <table:table-cell office:value-type="string" table:style-name="ce51">
            <text:p>Rotterdam</text:p>
          </table:table-cell>
          <table:table-cell table:style-name="ce52"/>
          <table:table-cell office:value-type="currency" office:value="10000" table:style-name="ce33">
            <text:p>€ 10.000,00</text:p>
          </table:table-cell>
          <table:table-cell office:value-type="date" office:date-value="2025-07-19T00:00:00" table:style-name="ce34">
            <text:p>19 juli 2025</text:p>
          </table:table-cell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CU</text:p>
          </table:table-cell>
          <table:table-cell table:style-name="ce50"/>
          <table:table-cell office:value-type="currency" office:value="10000" table:style-name="ce30">
            <text:p>€ 10.000,00</text:p>
          </table:table-cell>
          <table:table-cell office:value-type="string" table:style-name="ce51">
            <text:p>Lily Holding</text:p>
          </table:table-cell>
          <table:table-cell office:value-type="string" table:style-name="ce51">
            <text:p>Wenpad 4, 2685 SJ Poeldijk</text:p>
          </table:table-cell>
          <table:table-cell office:value-type="string" table:style-name="ce52">
            <text:p>W. Voskamp, Poeldijk</text:p>
          </table:table-cell>
          <table:table-cell office:value-type="currency" office:value="10000" table:style-name="ce33">
            <text:p>€ 10.000,00</text:p>
          </table:table-cell>
          <table:table-cell office:value-type="date" office:date-value="2025-07-21T00:00:00" table:style-name="ce34">
            <text:p>21 juli 2025</text:p>
          </table:table-cell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Volt</text:p>
          </table:table-cell>
          <table:table-cell table:style-name="ce50"/>
          <table:table-cell office:value-type="currency" office:value="10000" table:style-name="ce30">
            <text:p>€ 10.000,00</text:p>
          </table:table-cell>
          <table:table-cell office:value-type="string" table:style-name="ce51">
            <text:p>T. Tieleman</text:p>
          </table:table-cell>
          <table:table-cell office:value-type="string" table:style-name="ce51">
            <text:p>Diemen</text:p>
          </table:table-cell>
          <table:table-cell table:style-name="ce52"/>
          <table:table-cell office:value-type="currency" office:value="10000" table:style-name="ce33">
            <text:p>€ 10.000,00</text:p>
          </table:table-cell>
          <table:table-cell office:value-type="date" office:date-value="2025-05-26T00:00:00" table:style-name="ce34">
            <text:p>26 mei 2025</text:p>
          </table:table-cell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Volt</text:p>
          </table:table-cell>
          <table:table-cell table:style-name="ce50"/>
          <table:table-cell office:value-type="currency" office:value="25000" table:style-name="ce30">
            <text:p>€ 25.000,00</text:p>
          </table:table-cell>
          <table:table-cell office:value-type="string" table:style-name="ce51">
            <text:p>Stichting Shuksan</text:p>
          </table:table-cell>
          <table:table-cell office:value-type="string" table:style-name="ce51">
            <text:p>Noorderven, 61, 1504 AL Zaandam</text:p>
          </table:table-cell>
          <table:table-cell office:value-type="string" table:style-name="ce52">
            <text:p>E. Schut, Wormer</text:p>
          </table:table-cell>
          <table:table-cell office:value-type="currency" office:value="25000" table:style-name="ce33">
            <text:p>€ 25.000,00</text:p>
          </table:table-cell>
          <table:table-cell office:value-type="date" office:date-value="2025-06-28T00:00:00" table:style-name="ce34">
            <text:p>28 juni 2025</text:p>
          </table:table-cell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Volt</text:p>
          </table:table-cell>
          <table:table-cell table:style-name="ce50"/>
          <table:table-cell office:value-type="currency" office:value="15000" table:style-name="ce30">
            <text:p>€ 15.000,00</text:p>
          </table:table-cell>
          <table:table-cell office:value-type="string" table:style-name="ce51">
            <text:p>H.J. Buitenhuis</text:p>
          </table:table-cell>
          <table:table-cell office:value-type="string" table:style-name="ce51">
            <text:p>Arnhem</text:p>
          </table:table-cell>
          <table:table-cell table:style-name="ce52"/>
          <table:table-cell office:value-type="currency" office:value="15000" table:style-name="ce33">
            <text:p>€ 15.000,00</text:p>
          </table:table-cell>
          <table:table-cell office:value-type="date" office:date-value="2025-08-11T00:00:00" table:style-name="ce34">
            <text:p>11 augustus 2025</text:p>
          </table:table-cell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Volt</text:p>
          </table:table-cell>
          <table:table-cell table:style-name="ce50"/>
          <table:table-cell office:value-type="currency" office:value="12500" table:style-name="ce30">
            <text:p>€ 12.500,00</text:p>
          </table:table-cell>
          <table:table-cell office:value-type="string" table:style-name="ce51">
            <text:p>W.J.C. Brouwer</text:p>
          </table:table-cell>
          <table:table-cell office:value-type="string" table:style-name="ce51">
            <text:p>Heiloo</text:p>
          </table:table-cell>
          <table:table-cell table:style-name="ce52"/>
          <table:table-cell table:style-name="ce33"/>
          <table:table-cell table:style-name="ce34"/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Volt</text:p>
          </table:table-cell>
          <table:table-cell table:style-name="ce50"/>
          <table:table-cell office:value-type="currency" office:value="10000" table:style-name="ce30">
            <text:p>€ 10.000,00</text:p>
          </table:table-cell>
          <table:table-cell office:value-type="string" table:style-name="ce51">
            <text:p>Brouwer Beheer B.V.</text:p>
          </table:table-cell>
          <table:table-cell office:value-type="string" table:style-name="ce51">
            <text:p>De Spanring 2, 1852 BH Heiloo</text:p>
          </table:table-cell>
          <table:table-cell office:value-type="string" table:style-name="ce52">
            <text:p>W.J.C. Brouwer, Heiloo</text:p>
          </table:table-cell>
          <table:table-cell table:style-name="ce33"/>
          <table:table-cell table:style-name="ce34"/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Volt</text:p>
          </table:table-cell>
          <table:table-cell table:style-name="ce50"/>
          <table:table-cell office:value-type="currency" office:value="10722.48" table:style-name="ce30">
            <text:p>€ 10.722,48</text:p>
          </table:table-cell>
          <table:table-cell office:value-type="string" table:style-name="ce51">
            <text:p>R. van Lanschot</text:p>
          </table:table-cell>
          <table:table-cell office:value-type="string" table:style-name="ce51">
            <text:p>Maastricht</text:p>
          </table:table-cell>
          <table:table-cell table:style-name="ce52"/>
          <table:table-cell table:style-name="ce33"/>
          <table:table-cell table:style-name="ce34"/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Volt</text:p>
          </table:table-cell>
          <table:table-cell table:style-name="ce50"/>
          <table:table-cell office:value-type="currency" office:value="10605.25" table:style-name="ce30">
            <text:p>€ 10.605,25</text:p>
          </table:table-cell>
          <table:table-cell office:value-type="string" table:style-name="ce51">
            <text:p>A. Strolenberg</text:p>
          </table:table-cell>
          <table:table-cell office:value-type="string" table:style-name="ce51">
            <text:p>Vorst (België)</text:p>
          </table:table-cell>
          <table:table-cell table:style-name="ce52"/>
          <table:table-cell table:style-name="ce33"/>
          <table:table-cell table:style-name="ce34"/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Volt</text:p>
          </table:table-cell>
          <table:table-cell table:style-name="ce50"/>
          <table:table-cell office:value-type="currency" office:value="100000" table:style-name="ce30">
            <text:p>€ 100.000,00</text:p>
          </table:table-cell>
          <table:table-cell office:value-type="string" table:style-name="ce51">
            <text:p>Stichting The Dreamery Foundation</text:p>
          </table:table-cell>
          <table:table-cell office:value-type="string" table:style-name="ce51">
            <text:p>Hof van Zevenbergen 1A, 5211 HB Den Bosch</text:p>
          </table:table-cell>
          <table:table-cell office:value-type="string" table:style-name="ce52">
            <text:p>S. Schuurman, Delft</text:p>
          </table:table-cell>
          <table:table-cell office:value-type="currency" office:value="100000" table:style-name="ce33">
            <text:p>€ 100.000,00</text:p>
          </table:table-cell>
          <table:table-cell office:value-type="date" office:date-value="2025-10-08T00:00:00" table:style-name="ce34">
            <text:p>8 oktober 2025</text:p>
          </table:table-cell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Volt</text:p>
          </table:table-cell>
          <table:table-cell table:style-name="ce50"/>
          <table:table-cell office:value-type="currency" office:value="10000" table:style-name="ce30">
            <text:p>€ 10.000,00</text:p>
          </table:table-cell>
          <table:table-cell office:value-type="string" table:style-name="ce51">
            <text:p>Beheer zonder naam B.V.</text:p>
          </table:table-cell>
          <table:table-cell office:value-type="string" table:style-name="ce51">
            <text:p>Nieuwe Laanstraat 4, 1211 DB Hilversum</text:p>
          </table:table-cell>
          <table:table-cell office:value-type="string" table:style-name="ce52">
            <text:p>R. Ruijs, Hilversum</text:p>
          </table:table-cell>
          <table:table-cell office:value-type="currency" office:value="10000" table:style-name="ce33">
            <text:p>€ 10.000,00</text:p>
          </table:table-cell>
          <table:table-cell office:value-type="date" office:date-value="2025-10-07T00:00:00" table:style-name="ce34">
            <text:p>7 oktober 2025</text:p>
          </table:table-cell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Volt</text:p>
          </table:table-cell>
          <table:table-cell table:style-name="ce50"/>
          <table:table-cell office:value-type="currency" office:value="19500" table:style-name="ce30">
            <text:p>€ 19.500,00</text:p>
          </table:table-cell>
          <table:table-cell office:value-type="string" table:style-name="ce51">
            <text:p>Dokus B.V.</text:p>
          </table:table-cell>
          <table:table-cell office:value-type="string" table:style-name="ce51">
            <text:p>Reykjavikstraat 1, 3543 KH Utrecht</text:p>
          </table:table-cell>
          <table:table-cell office:value-type="string" table:style-name="ce52">
            <text:p>S.J. van Atteveldt, Utrecht<text:s/></text:p>
          </table:table-cell>
          <table:table-cell office:value-type="currency" office:value="10000" table:style-name="ce33">
            <text:p>€ 10.000,00</text:p>
          </table:table-cell>
          <table:table-cell office:value-type="date" office:date-value="2025-10-22T00:00:00" table:style-name="ce34">
            <text:p>22 oktober 2025</text:p>
          </table:table-cell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Volt</text:p>
          </table:table-cell>
          <table:table-cell table:style-name="ce50"/>
          <table:table-cell office:value-type="currency" office:value="12500" table:style-name="ce30">
            <text:p>€ 12.500,00</text:p>
          </table:table-cell>
          <table:table-cell office:value-type="string" table:style-name="ce51">
            <text:p>Goethem Internet Venture</text:p>
          </table:table-cell>
          <table:table-cell office:value-type="string" table:style-name="ce51">
            <text:p>Amstel 93, 1018 EL Amsterdam</text:p>
          </table:table-cell>
          <table:table-cell office:value-type="string" table:style-name="ce52">
            <text:p>M.B.J. van Goethem, Amsterdam </text:p>
          </table:table-cell>
          <table:table-cell office:value-type="currency" office:value="12500" table:style-name="ce33">
            <text:p>€ 12.500,00</text:p>
          </table:table-cell>
          <table:table-cell office:value-type="date" office:date-value="2025-10-29T00:00:00" table:style-name="ce34">
            <text:p>29 oktober 2025</text:p>
          </table:table-cell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Volt</text:p>
          </table:table-cell>
          <table:table-cell table:style-name="ce50"/>
          <table:table-cell office:value-type="currency" office:value="11022" table:style-name="ce30">
            <text:p>€ 11.022,00</text:p>
          </table:table-cell>
          <table:table-cell office:value-type="string" table:style-name="ce51">
            <text:p>L. Dassen</text:p>
          </table:table-cell>
          <table:table-cell office:value-type="string" table:style-name="ce51">
            <text:p>Den Haag</text:p>
          </table:table-cell>
          <table:table-cell table:style-name="ce52"/>
          <table:table-cell table:style-name="ce33"/>
          <table:table-cell table:style-name="ce34"/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JA21</text:p>
          </table:table-cell>
          <table:table-cell table:style-name="ce50"/>
          <table:table-cell office:value-type="currency" office:value="20000" table:style-name="ce30">
            <text:p>€ 20.000,00</text:p>
          </table:table-cell>
          <table:table-cell office:value-type="string" table:style-name="ce51">
            <text:p>Bata Participation Fund B.V.</text:p>
          </table:table-cell>
          <table:table-cell office:value-type="string" table:style-name="ce51">
            <text:p>Diemermere 1, 1112 TA Diemen</text:p>
          </table:table-cell>
          <table:table-cell office:value-type="string" table:style-name="ce52">
            <text:p>R.M. Kahn, Amsterdam</text:p>
          </table:table-cell>
          <table:table-cell office:value-type="currency" office:value="10000" table:style-name="ce33">
            <text:p>€ 10.000,00</text:p>
          </table:table-cell>
          <table:table-cell office:value-type="date" office:date-value="2025-07-10T00:00:00" table:style-name="ce34">
            <text:p>10 juli 2025</text:p>
          </table:table-cell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JA21</text:p>
          </table:table-cell>
          <table:table-cell table:style-name="ce50"/>
          <table:table-cell table:style-name="ce6"/>
          <table:table-cell office:value-type="string" table:style-name="ce51">
            <text:p>Bata Participation Fund B.V.</text:p>
          </table:table-cell>
          <table:table-cell office:value-type="string" table:style-name="ce51">
            <text:p>Diemermere 1, 1112 TA Diemen</text:p>
          </table:table-cell>
          <table:table-cell office:value-type="string" table:style-name="ce52">
            <text:p>R.M. Kahn, Amsterdam</text:p>
          </table:table-cell>
          <table:table-cell office:value-type="currency" office:value="10000" table:style-name="ce33">
            <text:p>€ 10.000,00</text:p>
          </table:table-cell>
          <table:table-cell office:value-type="date" office:date-value="2025-10-09T00:00:00" table:style-name="ce34">
            <text:p>9 oktober 2025</text:p>
          </table:table-cell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JA21</text:p>
          </table:table-cell>
          <table:table-cell table:style-name="ce50"/>
          <table:table-cell office:value-type="currency" office:value="100000" table:style-name="ce56">
            <text:p>€ 100.000,00</text:p>
          </table:table-cell>
          <table:table-cell office:value-type="string" table:style-name="ce51">
            <text:p>C.M.G. Thünnessen</text:p>
          </table:table-cell>
          <table:table-cell office:value-type="string" table:style-name="ce51">
            <text:p>Wassenaar</text:p>
          </table:table-cell>
          <table:table-cell table:style-name="ce52"/>
          <table:table-cell office:value-type="currency" office:value="100000" table:style-name="ce33">
            <text:p>€ 100.000,00</text:p>
          </table:table-cell>
          <table:table-cell office:value-type="date" office:date-value="2025-10-01T00:00:00" table:style-name="ce34">
            <text:p>1 oktober 2025</text:p>
          </table:table-cell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JA21</text:p>
          </table:table-cell>
          <table:table-cell table:style-name="ce50"/>
          <table:table-cell office:value-type="currency" office:value="50000" table:style-name="ce56">
            <text:p>€ 50.000,00</text:p>
          </table:table-cell>
          <table:table-cell office:value-type="string" table:style-name="ce51">
            <text:p>N. Poons</text:p>
          </table:table-cell>
          <table:table-cell office:value-type="string" table:style-name="ce51">
            <text:p>Monaco</text:p>
          </table:table-cell>
          <table:table-cell table:style-name="ce52"/>
          <table:table-cell office:value-type="currency" office:value="50000" table:style-name="ce53">
            <text:p>€ 50.000,00</text:p>
          </table:table-cell>
          <table:table-cell office:value-type="date" office:date-value="2025-10-08T00:00:00" table:style-name="ce34">
            <text:p>8 oktober 2025</text:p>
          </table:table-cell>
          <table:table-cell table:style-name="ce55"/>
          <table:table-cell table:number-columns-repeated="16375" table:style-name="ce1"/>
        </table:table-row>
        <table:table-row table:style-name="ro1">
          <table:table-cell office:value-type="string" table:style-name="ce49">
            <text:p>JA21</text:p>
          </table:table-cell>
          <table:table-cell table:style-name="ce50"/>
          <table:table-cell office:value-type="currency" office:value="10000" table:style-name="ce56">
            <text:p>€ 10.000,00</text:p>
          </table:table-cell>
          <table:table-cell office:value-type="string" table:style-name="ce51">
            <text:p>VFR Holding BV</text:p>
          </table:table-cell>
          <table:table-cell office:value-type="string" table:style-name="ce51">
            <text:p>Beethovenweg 5 M, 2202 AE Noordwijk</text:p>
          </table:table-cell>
          <table:table-cell office:value-type="string" table:style-name="ce52">
            <text:p>P.J.P. Rubingh, Noordwijk</text:p>
          </table:table-cell>
          <table:table-cell office:value-type="currency" office:value="10000" table:style-name="ce53">
            <text:p>€ 10.000,00</text:p>
          </table:table-cell>
          <table:table-cell office:value-type="date" office:date-value="2025-10-14T00:00:00" table:style-name="ce34">
            <text:p>14 oktober 2025</text:p>
          </table:table-cell>
          <table:table-cell table:style-name="ce49"/>
          <table:table-cell table:number-columns-repeated="16375" table:style-name="ce1"/>
        </table:table-row>
        <table:table-row table:number-rows-repeated="138" table:style-name="ro1">
          <table:table-cell table:style-name="ce24"/>
          <table:table-cell table:style-name="ce5"/>
          <table:table-cell table:style-name="ce6"/>
          <table:table-cell table:number-columns-repeated="2" table:style-name="ce5"/>
          <table:table-cell table:style-name="ce6"/>
          <table:table-cell table:style-name="ce5"/>
          <table:table-cell table:number-columns-repeated="16377" table:style-name="ce1"/>
        </table:table-row>
        <table:table-row table:number-rows-repeated="1312" table:style-name="ro1">
          <table:table-cell table:style-name="ce24"/>
          <table:table-cell table:style-name="ce5"/>
          <table:table-cell table:style-name="ce6"/>
          <table:table-cell table:number-columns-repeated="2" table:style-name="ce5"/>
          <table:table-cell table:style-name="ce6"/>
          <table:table-cell table:number-columns-repeated="9" table:style-name="ce5"/>
          <table:table-cell table:number-columns-repeated="16369" table:style-name="ce1"/>
        </table:table-row>
        <table:table-row table:number-rows-repeated="4246" table:style-name="ro1">
          <table:table-cell table:number-columns-repeated="16384"/>
        </table:table-row>
        <table:table-row table:number-rows-repeated="339" table:style-name="ro2">
          <table:table-cell table:number-columns-repeated="16384"/>
        </table:table-row>
        <table:table-row table:number-rows-repeated="1042231" table:style-name="ro11">
          <table:table-cell table:number-columns-repeated="16384"/>
        </table:table-row>
      </table:table>
      <table:database-ranges>
        <table:database-range table:target-range-address="Overzicht_substantiële_giften.A30:Overzicht_substantiële_giften.I310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ptos Narrow" svg:font-family="&quot;Aptos Narrow&quot;"/>
    <style:font-face style:name="Arial" svg:font-family="Arial"/>
    <style:font-face style:name="Times New Roman" svg:font-family="&quot;Times New Roman&quot;"/>
    <style:font-face style:name="Calibri Light" svg:font-family="&quot;Calibri Light&quot;"/>
    <style:font-face style:name="Aptos Display" svg:font-family="&quot;Aptos Display&quot;"/>
    <style:font-face style:name="Verdana" svg:font-family="Verdana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currency-style style:name="N36" number:language="nl" number:country="NL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date-style style:name="N37P0" number:language="nl" number:country="NL">
      <number:day/>
      <number:text> </number:text>
      <number:month number:style="long" number:textual="true"/>
      <number:text> </number:text>
      <number:year number:style="long"/>
    </number:date-style>
    <number:text-style style:name="N37">
      <number:text-content/>
      <style:map style:condition="value()&gt;=0" style:apply-style-name="N37P0"/>
    </number:text-style>
    <number:number-style style:name="N38P0">
      <number:text> </number:text>
      <number:number number:decimal-places="2" number:min-decimal-places="2" number:min-integer-digits="1" number:grouping="true"/>
      <number:text> </number:text>
    </number:number-style>
    <number:number-style style:name="N38P1">
      <number:text> -</number:text>
      <number:number number:decimal-places="2" number:min-decimal-places="2" number:min-integer-digits="1" number:grouping="true"/>
      <number:text> </number:text>
    </number:number-style>
    <number:number-style style:name="N38P2">
      <number:text> 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nl" number:country="NL">
      <number:text> </number:text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39P1" number:language="nl" number:country="NL">
      <number:text> </number:text>
      <number:currency-symbol number:language="nl" number:country="NL">€</number:currency-symbol>
      <number:text> -</number:text>
      <number:number number:decimal-places="2" number:min-decimal-places="2" number:min-integer-digits="1" number:grouping="true"/>
      <number:text> </number:text>
    </number:currency-style>
    <number:currency-style style:name="N39P2" number:language="nl" number:country="NL">
      <number:text> </number:text>
      <number:currency-symbol number:language="nl" number:country="NL">€</number:currency-symbol>
      <number:text> -</number:text>
      <number:number number:decimal-places="0" number:min-decimal-places="0" number:min-integer-digits="0"/>
      <number:text> </number:text>
    </number:currency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nl" number:country="NL">
      <number:text> </number:text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40P1" number:language="nl" number:country="NL">
      <number:text> </number:text>
      <number:currency-symbol number:language="nl" number:country="NL">€</number:currency-symbol>
      <number:text> (</number:text>
      <number:number number:decimal-places="2" number:min-decimal-places="2" number:min-integer-digits="1" number:grouping="true"/>
      <number:text>)</number:text>
    </number:currency-style>
    <number:currency-style style:name="N40P2" number:language="nl" number:country="NL">
      <number:text> </number:text>
      <number:currency-symbol number:language="nl" number:country="NL">€</number:currency-symbol>
      <number:text> -</number:text>
      <number:number number:decimal-places="0" number:min-decimal-places="0" number:min-integer-digits="0"/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currency-style style:name="N41P0" number:language="nl" number:country="NL">
      <number:text> </number:text>
      <number:currency-symbol number:language="nl" number:country="NL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41P1" number:language="nl" number:country="NL">
      <number:text> </number:text>
      <number:currency-symbol number:language="nl" number:country="NL">€</number:currency-symbol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41P2" number:language="nl" number:country="NL">
      <number:text> </number:text>
      <number:currency-symbol number:language="nl" number:country="NL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style:style style:name="_50_0_37__32_-_32_Accent1_32_10" style:display-name="20% - Accent1 10" style:family="table-cell" style:data-style-name="N0">
      <style:table-cell-properties fo:background-color="#D9E1F2"/>
    </style:style>
    <style:style style:name="_50_0_37__32_-_32_Accent1_32_11" style:display-name="20% - Accent1 11" style:family="table-cell" style:data-style-name="N0">
      <style:table-cell-properties fo:background-color="#D9E1F2"/>
    </style:style>
    <style:style style:name="_50_0_37__32_-_32_Accent1_32_12" style:display-name="20% - Accent1 12" style:family="table-cell" style:data-style-name="N0">
      <style:table-cell-properties fo:background-color="#C0E6F5"/>
      <style:text-properties style:font-name="Aptos Narrow" style:font-name-asian="Aptos Narrow" style:font-name-complex="Aptos Narrow"/>
    </style:style>
    <style:style style:name="_50_0_37__32_-_32_Accent1_32_2" style:display-name="20% - Accent1 2" style:family="table-cell" style:data-style-name="N0">
      <style:table-cell-properties fo:background-color="#D9E1F2"/>
    </style:style>
    <style:style style:name="_50_0_37__32_-_32_Accent1_32_3" style:display-name="20% - Accent1 3" style:family="table-cell" style:data-style-name="N0">
      <style:table-cell-properties fo:background-color="#D9E1F2"/>
    </style:style>
    <style:style style:name="_50_0_37__32_-_32_Accent1_32_4" style:display-name="20% - Accent1 4" style:family="table-cell" style:data-style-name="N0">
      <style:table-cell-properties fo:background-color="#D9E1F2"/>
    </style:style>
    <style:style style:name="_50_0_37__32_-_32_Accent1_32_5" style:display-name="20% - Accent1 5" style:family="table-cell" style:data-style-name="N0">
      <style:table-cell-properties fo:background-color="#D9E1F2"/>
    </style:style>
    <style:style style:name="_50_0_37__32_-_32_Accent1_32_6" style:display-name="20% - Accent1 6" style:family="table-cell" style:data-style-name="N0">
      <style:table-cell-properties fo:background-color="#D9E1F2"/>
    </style:style>
    <style:style style:name="_50_0_37__32_-_32_Accent1_32_7" style:display-name="20% - Accent1 7" style:family="table-cell" style:data-style-name="N0">
      <style:table-cell-properties fo:background-color="#D9E1F2"/>
    </style:style>
    <style:style style:name="_50_0_37__32_-_32_Accent1_32_8" style:display-name="20% - Accent1 8" style:family="table-cell" style:data-style-name="N0">
      <style:table-cell-properties fo:background-color="#D9E1F2"/>
    </style:style>
    <style:style style:name="_50_0_37__32_-_32_Accent1_32_9" style:display-name="20% - Accent1 9" style:family="table-cell" style:data-style-name="N0">
      <style:table-cell-properties fo:background-color="#D9E1F2"/>
    </style:style>
    <style:style style:name="_50_0_37__32_-_32_Accent2_32_10" style:display-name="20% - Accent2 10" style:family="table-cell" style:data-style-name="N0">
      <style:table-cell-properties fo:background-color="#FCE4D6"/>
    </style:style>
    <style:style style:name="_50_0_37__32_-_32_Accent2_32_11" style:display-name="20% - Accent2 11" style:family="table-cell" style:data-style-name="N0">
      <style:table-cell-properties fo:background-color="#FCE4D6"/>
    </style:style>
    <style:style style:name="_50_0_37__32_-_32_Accent2_32_12" style:display-name="20% - Accent2 12" style:family="table-cell" style:data-style-name="N0">
      <style:table-cell-properties fo:background-color="#FBE2D5"/>
      <style:text-properties style:font-name="Aptos Narrow" style:font-name-asian="Aptos Narrow" style:font-name-complex="Aptos Narrow"/>
    </style:style>
    <style:style style:name="_50_0_37__32_-_32_Accent2_32_2" style:display-name="20% - Accent2 2" style:family="table-cell" style:data-style-name="N0">
      <style:table-cell-properties fo:background-color="#FCE4D6"/>
    </style:style>
    <style:style style:name="_50_0_37__32_-_32_Accent2_32_3" style:display-name="20% - Accent2 3" style:family="table-cell" style:data-style-name="N0">
      <style:table-cell-properties fo:background-color="#FCE4D6"/>
    </style:style>
    <style:style style:name="_50_0_37__32_-_32_Accent2_32_4" style:display-name="20% - Accent2 4" style:family="table-cell" style:data-style-name="N0">
      <style:table-cell-properties fo:background-color="#FCE4D6"/>
    </style:style>
    <style:style style:name="_50_0_37__32_-_32_Accent2_32_5" style:display-name="20% - Accent2 5" style:family="table-cell" style:data-style-name="N0">
      <style:table-cell-properties fo:background-color="#FCE4D6"/>
    </style:style>
    <style:style style:name="_50_0_37__32_-_32_Accent2_32_6" style:display-name="20% - Accent2 6" style:family="table-cell" style:data-style-name="N0">
      <style:table-cell-properties fo:background-color="#FCE4D6"/>
    </style:style>
    <style:style style:name="_50_0_37__32_-_32_Accent2_32_7" style:display-name="20% - Accent2 7" style:family="table-cell" style:data-style-name="N0">
      <style:table-cell-properties fo:background-color="#FCE4D6"/>
    </style:style>
    <style:style style:name="_50_0_37__32_-_32_Accent2_32_8" style:display-name="20% - Accent2 8" style:family="table-cell" style:data-style-name="N0">
      <style:table-cell-properties fo:background-color="#FCE4D6"/>
    </style:style>
    <style:style style:name="_50_0_37__32_-_32_Accent2_32_9" style:display-name="20% - Accent2 9" style:family="table-cell" style:data-style-name="N0">
      <style:table-cell-properties fo:background-color="#FCE4D6"/>
    </style:style>
    <style:style style:name="_50_0_37__32_-_32_Accent3_32_10" style:display-name="20% - Accent3 10" style:family="table-cell" style:data-style-name="N0">
      <style:table-cell-properties fo:background-color="#EDEDED"/>
    </style:style>
    <style:style style:name="_50_0_37__32_-_32_Accent3_32_11" style:display-name="20% - Accent3 11" style:family="table-cell" style:data-style-name="N0">
      <style:table-cell-properties fo:background-color="#EDEDED"/>
    </style:style>
    <style:style style:name="_50_0_37__32_-_32_Accent3_32_12" style:display-name="20% - Accent3 12" style:family="table-cell" style:data-style-name="N0">
      <style:table-cell-properties fo:background-color="#C1F0C8"/>
      <style:text-properties style:font-name="Aptos Narrow" style:font-name-asian="Aptos Narrow" style:font-name-complex="Aptos Narrow"/>
    </style:style>
    <style:style style:name="_50_0_37__32_-_32_Accent3_32_2" style:display-name="20% - Accent3 2" style:family="table-cell" style:data-style-name="N0">
      <style:table-cell-properties fo:background-color="#EDEDED"/>
    </style:style>
    <style:style style:name="_50_0_37__32_-_32_Accent3_32_3" style:display-name="20% - Accent3 3" style:family="table-cell" style:data-style-name="N0">
      <style:table-cell-properties fo:background-color="#EDEDED"/>
    </style:style>
    <style:style style:name="_50_0_37__32_-_32_Accent3_32_4" style:display-name="20% - Accent3 4" style:family="table-cell" style:data-style-name="N0">
      <style:table-cell-properties fo:background-color="#EDEDED"/>
    </style:style>
    <style:style style:name="_50_0_37__32_-_32_Accent3_32_5" style:display-name="20% - Accent3 5" style:family="table-cell" style:data-style-name="N0">
      <style:table-cell-properties fo:background-color="#EDEDED"/>
    </style:style>
    <style:style style:name="_50_0_37__32_-_32_Accent3_32_6" style:display-name="20% - Accent3 6" style:family="table-cell" style:data-style-name="N0">
      <style:table-cell-properties fo:background-color="#EDEDED"/>
    </style:style>
    <style:style style:name="_50_0_37__32_-_32_Accent3_32_7" style:display-name="20% - Accent3 7" style:family="table-cell" style:data-style-name="N0">
      <style:table-cell-properties fo:background-color="#EDEDED"/>
    </style:style>
    <style:style style:name="_50_0_37__32_-_32_Accent3_32_8" style:display-name="20% - Accent3 8" style:family="table-cell" style:data-style-name="N0">
      <style:table-cell-properties fo:background-color="#EDEDED"/>
    </style:style>
    <style:style style:name="_50_0_37__32_-_32_Accent3_32_9" style:display-name="20% - Accent3 9" style:family="table-cell" style:data-style-name="N0">
      <style:table-cell-properties fo:background-color="#EDEDED"/>
    </style:style>
    <style:style style:name="_50_0_37__32_-_32_Accent4_32_10" style:display-name="20% - Accent4 10" style:family="table-cell" style:data-style-name="N0">
      <style:table-cell-properties fo:background-color="#FFF2CC"/>
    </style:style>
    <style:style style:name="_50_0_37__32_-_32_Accent4_32_11" style:display-name="20% - Accent4 11" style:family="table-cell" style:data-style-name="N0">
      <style:table-cell-properties fo:background-color="#FFF2CC"/>
    </style:style>
    <style:style style:name="_50_0_37__32_-_32_Accent4_32_12" style:display-name="20% - Accent4 12" style:family="table-cell" style:data-style-name="N0">
      <style:table-cell-properties fo:background-color="#CAEDFB"/>
      <style:text-properties style:font-name="Aptos Narrow" style:font-name-asian="Aptos Narrow" style:font-name-complex="Aptos Narrow"/>
    </style:style>
    <style:style style:name="_50_0_37__32_-_32_Accent4_32_2" style:display-name="20% - Accent4 2" style:family="table-cell" style:data-style-name="N0">
      <style:table-cell-properties fo:background-color="#FFF2CC"/>
    </style:style>
    <style:style style:name="_50_0_37__32_-_32_Accent4_32_3" style:display-name="20% - Accent4 3" style:family="table-cell" style:data-style-name="N0">
      <style:table-cell-properties fo:background-color="#FFF2CC"/>
    </style:style>
    <style:style style:name="_50_0_37__32_-_32_Accent4_32_4" style:display-name="20% - Accent4 4" style:family="table-cell" style:data-style-name="N0">
      <style:table-cell-properties fo:background-color="#FFF2CC"/>
    </style:style>
    <style:style style:name="_50_0_37__32_-_32_Accent4_32_5" style:display-name="20% - Accent4 5" style:family="table-cell" style:data-style-name="N0">
      <style:table-cell-properties fo:background-color="#FFF2CC"/>
    </style:style>
    <style:style style:name="_50_0_37__32_-_32_Accent4_32_6" style:display-name="20% - Accent4 6" style:family="table-cell" style:data-style-name="N0">
      <style:table-cell-properties fo:background-color="#FFF2CC"/>
    </style:style>
    <style:style style:name="_50_0_37__32_-_32_Accent4_32_7" style:display-name="20% - Accent4 7" style:family="table-cell" style:data-style-name="N0">
      <style:table-cell-properties fo:background-color="#FFF2CC"/>
    </style:style>
    <style:style style:name="_50_0_37__32_-_32_Accent4_32_8" style:display-name="20% - Accent4 8" style:family="table-cell" style:data-style-name="N0">
      <style:table-cell-properties fo:background-color="#FFF2CC"/>
    </style:style>
    <style:style style:name="_50_0_37__32_-_32_Accent4_32_9" style:display-name="20% - Accent4 9" style:family="table-cell" style:data-style-name="N0">
      <style:table-cell-properties fo:background-color="#FFF2CC"/>
    </style:style>
    <style:style style:name="_50_0_37__32_-_32_Accent5_32_10" style:display-name="20% - Accent5 10" style:family="table-cell" style:data-style-name="N0">
      <style:table-cell-properties fo:background-color="#DDEBF7"/>
    </style:style>
    <style:style style:name="_50_0_37__32_-_32_Accent5_32_11" style:display-name="20% - Accent5 11" style:family="table-cell" style:data-style-name="N0">
      <style:table-cell-properties fo:background-color="#DDEBF7"/>
    </style:style>
    <style:style style:name="_50_0_37__32_-_32_Accent5_32_12" style:display-name="20% - Accent5 12" style:family="table-cell" style:data-style-name="N0">
      <style:table-cell-properties fo:background-color="#F2CEEF"/>
      <style:text-properties style:font-name="Aptos Narrow" style:font-name-asian="Aptos Narrow" style:font-name-complex="Aptos Narrow"/>
    </style:style>
    <style:style style:name="_50_0_37__32_-_32_Accent5_32_2" style:display-name="20% - Accent5 2" style:family="table-cell" style:data-style-name="N0">
      <style:table-cell-properties fo:background-color="#DDEBF7"/>
    </style:style>
    <style:style style:name="_50_0_37__32_-_32_Accent5_32_3" style:display-name="20% - Accent5 3" style:family="table-cell" style:data-style-name="N0">
      <style:table-cell-properties fo:background-color="#DDEBF7"/>
    </style:style>
    <style:style style:name="_50_0_37__32_-_32_Accent5_32_4" style:display-name="20% - Accent5 4" style:family="table-cell" style:data-style-name="N0">
      <style:table-cell-properties fo:background-color="#DDEBF7"/>
    </style:style>
    <style:style style:name="_50_0_37__32_-_32_Accent5_32_5" style:display-name="20% - Accent5 5" style:family="table-cell" style:data-style-name="N0">
      <style:table-cell-properties fo:background-color="#DDEBF7"/>
    </style:style>
    <style:style style:name="_50_0_37__32_-_32_Accent5_32_6" style:display-name="20% - Accent5 6" style:family="table-cell" style:data-style-name="N0">
      <style:table-cell-properties fo:background-color="#DDEBF7"/>
    </style:style>
    <style:style style:name="_50_0_37__32_-_32_Accent5_32_7" style:display-name="20% - Accent5 7" style:family="table-cell" style:data-style-name="N0">
      <style:table-cell-properties fo:background-color="#DDEBF7"/>
    </style:style>
    <style:style style:name="_50_0_37__32_-_32_Accent5_32_8" style:display-name="20% - Accent5 8" style:family="table-cell" style:data-style-name="N0">
      <style:table-cell-properties fo:background-color="#DDEBF7"/>
    </style:style>
    <style:style style:name="_50_0_37__32_-_32_Accent5_32_9" style:display-name="20% - Accent5 9" style:family="table-cell" style:data-style-name="N0">
      <style:table-cell-properties fo:background-color="#DDEBF7"/>
    </style:style>
    <style:style style:name="_50_0_37__32_-_32_Accent6_32_10" style:display-name="20% - Accent6 10" style:family="table-cell" style:data-style-name="N0">
      <style:table-cell-properties fo:background-color="#E2EFDA"/>
    </style:style>
    <style:style style:name="_50_0_37__32_-_32_Accent6_32_11" style:display-name="20% - Accent6 11" style:family="table-cell" style:data-style-name="N0">
      <style:table-cell-properties fo:background-color="#E2EFDA"/>
    </style:style>
    <style:style style:name="_50_0_37__32_-_32_Accent6_32_12" style:display-name="20% - Accent6 12" style:family="table-cell" style:data-style-name="N0">
      <style:table-cell-properties fo:background-color="#DAF2D0"/>
      <style:text-properties style:font-name="Aptos Narrow" style:font-name-asian="Aptos Narrow" style:font-name-complex="Aptos Narrow"/>
    </style:style>
    <style:style style:name="_50_0_37__32_-_32_Accent6_32_2" style:display-name="20% - Accent6 2" style:family="table-cell" style:data-style-name="N0">
      <style:table-cell-properties fo:background-color="#E2EFDA"/>
    </style:style>
    <style:style style:name="_50_0_37__32_-_32_Accent6_32_3" style:display-name="20% - Accent6 3" style:family="table-cell" style:data-style-name="N0">
      <style:table-cell-properties fo:background-color="#E2EFDA"/>
    </style:style>
    <style:style style:name="_50_0_37__32_-_32_Accent6_32_4" style:display-name="20% - Accent6 4" style:family="table-cell" style:data-style-name="N0">
      <style:table-cell-properties fo:background-color="#E2EFDA"/>
    </style:style>
    <style:style style:name="_50_0_37__32_-_32_Accent6_32_5" style:display-name="20% - Accent6 5" style:family="table-cell" style:data-style-name="N0">
      <style:table-cell-properties fo:background-color="#E2EFDA"/>
    </style:style>
    <style:style style:name="_50_0_37__32_-_32_Accent6_32_6" style:display-name="20% - Accent6 6" style:family="table-cell" style:data-style-name="N0">
      <style:table-cell-properties fo:background-color="#E2EFDA"/>
    </style:style>
    <style:style style:name="_50_0_37__32_-_32_Accent6_32_7" style:display-name="20% - Accent6 7" style:family="table-cell" style:data-style-name="N0">
      <style:table-cell-properties fo:background-color="#E2EFDA"/>
    </style:style>
    <style:style style:name="_50_0_37__32_-_32_Accent6_32_8" style:display-name="20% - Accent6 8" style:family="table-cell" style:data-style-name="N0">
      <style:table-cell-properties fo:background-color="#E2EFDA"/>
    </style:style>
    <style:style style:name="_50_0_37__32_-_32_Accent6_32_9" style:display-name="20% - Accent6 9" style:family="table-cell" style:data-style-name="N0">
      <style:table-cell-properties fo:background-color="#E2EFDA"/>
    </style:style>
    <style:style style:name="_52_0_37__32_-_32_Accent1_32_10" style:display-name="40% - Accent1 10" style:family="table-cell" style:data-style-name="N0">
      <style:table-cell-properties fo:background-color="#B4C6E7"/>
    </style:style>
    <style:style style:name="_52_0_37__32_-_32_Accent1_32_11" style:display-name="40% - Accent1 11" style:family="table-cell" style:data-style-name="N0">
      <style:table-cell-properties fo:background-color="#B4C6E7"/>
    </style:style>
    <style:style style:name="_52_0_37__32_-_32_Accent1_32_12" style:display-name="40% - Accent1 12" style:family="table-cell" style:data-style-name="N0">
      <style:table-cell-properties fo:background-color="#83CCEB"/>
      <style:text-properties style:font-name="Aptos Narrow" style:font-name-asian="Aptos Narrow" style:font-name-complex="Aptos Narrow"/>
    </style:style>
    <style:style style:name="_52_0_37__32_-_32_Accent1_32_2" style:display-name="40% - Accent1 2" style:family="table-cell" style:data-style-name="N0">
      <style:table-cell-properties fo:background-color="#B4C6E7"/>
    </style:style>
    <style:style style:name="_52_0_37__32_-_32_Accent1_32_3" style:display-name="40% - Accent1 3" style:family="table-cell" style:data-style-name="N0">
      <style:table-cell-properties fo:background-color="#B4C6E7"/>
    </style:style>
    <style:style style:name="_52_0_37__32_-_32_Accent1_32_4" style:display-name="40% - Accent1 4" style:family="table-cell" style:data-style-name="N0">
      <style:table-cell-properties fo:background-color="#B4C6E7"/>
    </style:style>
    <style:style style:name="_52_0_37__32_-_32_Accent1_32_5" style:display-name="40% - Accent1 5" style:family="table-cell" style:data-style-name="N0">
      <style:table-cell-properties fo:background-color="#B4C6E7"/>
    </style:style>
    <style:style style:name="_52_0_37__32_-_32_Accent1_32_6" style:display-name="40% - Accent1 6" style:family="table-cell" style:data-style-name="N0">
      <style:table-cell-properties fo:background-color="#B4C6E7"/>
    </style:style>
    <style:style style:name="_52_0_37__32_-_32_Accent1_32_7" style:display-name="40% - Accent1 7" style:family="table-cell" style:data-style-name="N0">
      <style:table-cell-properties fo:background-color="#B4C6E7"/>
    </style:style>
    <style:style style:name="_52_0_37__32_-_32_Accent1_32_8" style:display-name="40% - Accent1 8" style:family="table-cell" style:data-style-name="N0">
      <style:table-cell-properties fo:background-color="#B4C6E7"/>
    </style:style>
    <style:style style:name="_52_0_37__32_-_32_Accent1_32_9" style:display-name="40% - Accent1 9" style:family="table-cell" style:data-style-name="N0">
      <style:table-cell-properties fo:background-color="#B4C6E7"/>
    </style:style>
    <style:style style:name="_52_0_37__32_-_32_Accent2_32_10" style:display-name="40% - Accent2 10" style:family="table-cell" style:data-style-name="N0">
      <style:table-cell-properties fo:background-color="#F8CBAD"/>
    </style:style>
    <style:style style:name="_52_0_37__32_-_32_Accent2_32_11" style:display-name="40% - Accent2 11" style:family="table-cell" style:data-style-name="N0">
      <style:table-cell-properties fo:background-color="#F8CBAD"/>
    </style:style>
    <style:style style:name="_52_0_37__32_-_32_Accent2_32_12" style:display-name="40% - Accent2 12" style:family="table-cell" style:data-style-name="N0">
      <style:table-cell-properties fo:background-color="#F7C7AC"/>
      <style:text-properties style:font-name="Aptos Narrow" style:font-name-asian="Aptos Narrow" style:font-name-complex="Aptos Narrow"/>
    </style:style>
    <style:style style:name="_52_0_37__32_-_32_Accent2_32_2" style:display-name="40% - Accent2 2" style:family="table-cell" style:data-style-name="N0">
      <style:table-cell-properties fo:background-color="#F8CBAD"/>
    </style:style>
    <style:style style:name="_52_0_37__32_-_32_Accent2_32_3" style:display-name="40% - Accent2 3" style:family="table-cell" style:data-style-name="N0">
      <style:table-cell-properties fo:background-color="#F8CBAD"/>
    </style:style>
    <style:style style:name="_52_0_37__32_-_32_Accent2_32_4" style:display-name="40% - Accent2 4" style:family="table-cell" style:data-style-name="N0">
      <style:table-cell-properties fo:background-color="#F8CBAD"/>
    </style:style>
    <style:style style:name="_52_0_37__32_-_32_Accent2_32_5" style:display-name="40% - Accent2 5" style:family="table-cell" style:data-style-name="N0">
      <style:table-cell-properties fo:background-color="#F8CBAD"/>
    </style:style>
    <style:style style:name="_52_0_37__32_-_32_Accent2_32_6" style:display-name="40% - Accent2 6" style:family="table-cell" style:data-style-name="N0">
      <style:table-cell-properties fo:background-color="#F8CBAD"/>
    </style:style>
    <style:style style:name="_52_0_37__32_-_32_Accent2_32_7" style:display-name="40% - Accent2 7" style:family="table-cell" style:data-style-name="N0">
      <style:table-cell-properties fo:background-color="#F8CBAD"/>
    </style:style>
    <style:style style:name="_52_0_37__32_-_32_Accent2_32_8" style:display-name="40% - Accent2 8" style:family="table-cell" style:data-style-name="N0">
      <style:table-cell-properties fo:background-color="#F8CBAD"/>
    </style:style>
    <style:style style:name="_52_0_37__32_-_32_Accent2_32_9" style:display-name="40% - Accent2 9" style:family="table-cell" style:data-style-name="N0">
      <style:table-cell-properties fo:background-color="#F8CBAD"/>
    </style:style>
    <style:style style:name="_52_0_37__32_-_32_Accent3_32_10" style:display-name="40% - Accent3 10" style:family="table-cell" style:data-style-name="N0">
      <style:table-cell-properties fo:background-color="#DBDBDB"/>
    </style:style>
    <style:style style:name="_52_0_37__32_-_32_Accent3_32_11" style:display-name="40% - Accent3 11" style:family="table-cell" style:data-style-name="N0">
      <style:table-cell-properties fo:background-color="#DBDBDB"/>
    </style:style>
    <style:style style:name="_52_0_37__32_-_32_Accent3_32_12" style:display-name="40% - Accent3 12" style:family="table-cell" style:data-style-name="N0">
      <style:table-cell-properties fo:background-color="#83E28E"/>
      <style:text-properties style:font-name="Aptos Narrow" style:font-name-asian="Aptos Narrow" style:font-name-complex="Aptos Narrow"/>
    </style:style>
    <style:style style:name="_52_0_37__32_-_32_Accent3_32_2" style:display-name="40% - Accent3 2" style:family="table-cell" style:data-style-name="N0">
      <style:table-cell-properties fo:background-color="#DBDBDB"/>
    </style:style>
    <style:style style:name="_52_0_37__32_-_32_Accent3_32_3" style:display-name="40% - Accent3 3" style:family="table-cell" style:data-style-name="N0">
      <style:table-cell-properties fo:background-color="#DBDBDB"/>
    </style:style>
    <style:style style:name="_52_0_37__32_-_32_Accent3_32_4" style:display-name="40% - Accent3 4" style:family="table-cell" style:data-style-name="N0">
      <style:table-cell-properties fo:background-color="#DBDBDB"/>
    </style:style>
    <style:style style:name="_52_0_37__32_-_32_Accent3_32_5" style:display-name="40% - Accent3 5" style:family="table-cell" style:data-style-name="N0">
      <style:table-cell-properties fo:background-color="#DBDBDB"/>
    </style:style>
    <style:style style:name="_52_0_37__32_-_32_Accent3_32_6" style:display-name="40% - Accent3 6" style:family="table-cell" style:data-style-name="N0">
      <style:table-cell-properties fo:background-color="#DBDBDB"/>
    </style:style>
    <style:style style:name="_52_0_37__32_-_32_Accent3_32_7" style:display-name="40% - Accent3 7" style:family="table-cell" style:data-style-name="N0">
      <style:table-cell-properties fo:background-color="#DBDBDB"/>
    </style:style>
    <style:style style:name="_52_0_37__32_-_32_Accent3_32_8" style:display-name="40% - Accent3 8" style:family="table-cell" style:data-style-name="N0">
      <style:table-cell-properties fo:background-color="#DBDBDB"/>
    </style:style>
    <style:style style:name="_52_0_37__32_-_32_Accent3_32_9" style:display-name="40% - Accent3 9" style:family="table-cell" style:data-style-name="N0">
      <style:table-cell-properties fo:background-color="#DBDBDB"/>
    </style:style>
    <style:style style:name="_52_0_37__32_-_32_Accent4_32_10" style:display-name="40% - Accent4 10" style:family="table-cell" style:data-style-name="N0">
      <style:table-cell-properties fo:background-color="#FFE699"/>
    </style:style>
    <style:style style:name="_52_0_37__32_-_32_Accent4_32_11" style:display-name="40% - Accent4 11" style:family="table-cell" style:data-style-name="N0">
      <style:table-cell-properties fo:background-color="#FFE699"/>
    </style:style>
    <style:style style:name="_52_0_37__32_-_32_Accent4_32_12" style:display-name="40% - Accent4 12" style:family="table-cell" style:data-style-name="N0">
      <style:table-cell-properties fo:background-color="#94DCF8"/>
      <style:text-properties style:font-name="Aptos Narrow" style:font-name-asian="Aptos Narrow" style:font-name-complex="Aptos Narrow"/>
    </style:style>
    <style:style style:name="_52_0_37__32_-_32_Accent4_32_2" style:display-name="40% - Accent4 2" style:family="table-cell" style:data-style-name="N0">
      <style:table-cell-properties fo:background-color="#FFE699"/>
    </style:style>
    <style:style style:name="_52_0_37__32_-_32_Accent4_32_3" style:display-name="40% - Accent4 3" style:family="table-cell" style:data-style-name="N0">
      <style:table-cell-properties fo:background-color="#FFE699"/>
    </style:style>
    <style:style style:name="_52_0_37__32_-_32_Accent4_32_4" style:display-name="40% - Accent4 4" style:family="table-cell" style:data-style-name="N0">
      <style:table-cell-properties fo:background-color="#FFE699"/>
    </style:style>
    <style:style style:name="_52_0_37__32_-_32_Accent4_32_5" style:display-name="40% - Accent4 5" style:family="table-cell" style:data-style-name="N0">
      <style:table-cell-properties fo:background-color="#FFE699"/>
    </style:style>
    <style:style style:name="_52_0_37__32_-_32_Accent4_32_6" style:display-name="40% - Accent4 6" style:family="table-cell" style:data-style-name="N0">
      <style:table-cell-properties fo:background-color="#FFE699"/>
    </style:style>
    <style:style style:name="_52_0_37__32_-_32_Accent4_32_7" style:display-name="40% - Accent4 7" style:family="table-cell" style:data-style-name="N0">
      <style:table-cell-properties fo:background-color="#FFE699"/>
    </style:style>
    <style:style style:name="_52_0_37__32_-_32_Accent4_32_8" style:display-name="40% - Accent4 8" style:family="table-cell" style:data-style-name="N0">
      <style:table-cell-properties fo:background-color="#FFE699"/>
    </style:style>
    <style:style style:name="_52_0_37__32_-_32_Accent4_32_9" style:display-name="40% - Accent4 9" style:family="table-cell" style:data-style-name="N0">
      <style:table-cell-properties fo:background-color="#FFE699"/>
    </style:style>
    <style:style style:name="_52_0_37__32_-_32_Accent5_32_10" style:display-name="40% - Accent5 10" style:family="table-cell" style:data-style-name="N0">
      <style:table-cell-properties fo:background-color="#BDD7EE"/>
    </style:style>
    <style:style style:name="_52_0_37__32_-_32_Accent5_32_11" style:display-name="40% - Accent5 11" style:family="table-cell" style:data-style-name="N0">
      <style:table-cell-properties fo:background-color="#BDD7EE"/>
    </style:style>
    <style:style style:name="_52_0_37__32_-_32_Accent5_32_12" style:display-name="40% - Accent5 12" style:family="table-cell" style:data-style-name="N0">
      <style:table-cell-properties fo:background-color="#E49EDD"/>
      <style:text-properties style:font-name="Aptos Narrow" style:font-name-asian="Aptos Narrow" style:font-name-complex="Aptos Narrow"/>
    </style:style>
    <style:style style:name="_52_0_37__32_-_32_Accent5_32_2" style:display-name="40% - Accent5 2" style:family="table-cell" style:data-style-name="N0">
      <style:table-cell-properties fo:background-color="#BDD7EE"/>
    </style:style>
    <style:style style:name="_52_0_37__32_-_32_Accent5_32_3" style:display-name="40% - Accent5 3" style:family="table-cell" style:data-style-name="N0">
      <style:table-cell-properties fo:background-color="#BDD7EE"/>
    </style:style>
    <style:style style:name="_52_0_37__32_-_32_Accent5_32_4" style:display-name="40% - Accent5 4" style:family="table-cell" style:data-style-name="N0">
      <style:table-cell-properties fo:background-color="#BDD7EE"/>
    </style:style>
    <style:style style:name="_52_0_37__32_-_32_Accent5_32_5" style:display-name="40% - Accent5 5" style:family="table-cell" style:data-style-name="N0">
      <style:table-cell-properties fo:background-color="#BDD7EE"/>
    </style:style>
    <style:style style:name="_52_0_37__32_-_32_Accent5_32_6" style:display-name="40% - Accent5 6" style:family="table-cell" style:data-style-name="N0">
      <style:table-cell-properties fo:background-color="#BDD7EE"/>
    </style:style>
    <style:style style:name="_52_0_37__32_-_32_Accent5_32_7" style:display-name="40% - Accent5 7" style:family="table-cell" style:data-style-name="N0">
      <style:table-cell-properties fo:background-color="#BDD7EE"/>
    </style:style>
    <style:style style:name="_52_0_37__32_-_32_Accent5_32_8" style:display-name="40% - Accent5 8" style:family="table-cell" style:data-style-name="N0">
      <style:table-cell-properties fo:background-color="#BDD7EE"/>
    </style:style>
    <style:style style:name="_52_0_37__32_-_32_Accent5_32_9" style:display-name="40% - Accent5 9" style:family="table-cell" style:data-style-name="N0">
      <style:table-cell-properties fo:background-color="#BDD7EE"/>
    </style:style>
    <style:style style:name="_52_0_37__32_-_32_Accent6_32_10" style:display-name="40% - Accent6 10" style:family="table-cell" style:data-style-name="N0">
      <style:table-cell-properties fo:background-color="#C6E0B4"/>
    </style:style>
    <style:style style:name="_52_0_37__32_-_32_Accent6_32_11" style:display-name="40% - Accent6 11" style:family="table-cell" style:data-style-name="N0">
      <style:table-cell-properties fo:background-color="#C6E0B4"/>
    </style:style>
    <style:style style:name="_52_0_37__32_-_32_Accent6_32_12" style:display-name="40% - Accent6 12" style:family="table-cell" style:data-style-name="N0">
      <style:table-cell-properties fo:background-color="#B5E6A2"/>
      <style:text-properties style:font-name="Aptos Narrow" style:font-name-asian="Aptos Narrow" style:font-name-complex="Aptos Narrow"/>
    </style:style>
    <style:style style:name="_52_0_37__32_-_32_Accent6_32_2" style:display-name="40% - Accent6 2" style:family="table-cell" style:data-style-name="N0">
      <style:table-cell-properties fo:background-color="#C6E0B4"/>
    </style:style>
    <style:style style:name="_52_0_37__32_-_32_Accent6_32_3" style:display-name="40% - Accent6 3" style:family="table-cell" style:data-style-name="N0">
      <style:table-cell-properties fo:background-color="#C6E0B4"/>
    </style:style>
    <style:style style:name="_52_0_37__32_-_32_Accent6_32_4" style:display-name="40% - Accent6 4" style:family="table-cell" style:data-style-name="N0">
      <style:table-cell-properties fo:background-color="#C6E0B4"/>
    </style:style>
    <style:style style:name="_52_0_37__32_-_32_Accent6_32_5" style:display-name="40% - Accent6 5" style:family="table-cell" style:data-style-name="N0">
      <style:table-cell-properties fo:background-color="#C6E0B4"/>
    </style:style>
    <style:style style:name="_52_0_37__32_-_32_Accent6_32_6" style:display-name="40% - Accent6 6" style:family="table-cell" style:data-style-name="N0">
      <style:table-cell-properties fo:background-color="#C6E0B4"/>
    </style:style>
    <style:style style:name="_52_0_37__32_-_32_Accent6_32_7" style:display-name="40% - Accent6 7" style:family="table-cell" style:data-style-name="N0">
      <style:table-cell-properties fo:background-color="#C6E0B4"/>
    </style:style>
    <style:style style:name="_52_0_37__32_-_32_Accent6_32_8" style:display-name="40% - Accent6 8" style:family="table-cell" style:data-style-name="N0">
      <style:table-cell-properties fo:background-color="#C6E0B4"/>
    </style:style>
    <style:style style:name="_52_0_37__32_-_32_Accent6_32_9" style:display-name="40% - Accent6 9" style:family="table-cell" style:data-style-name="N0">
      <style:table-cell-properties fo:background-color="#C6E0B4"/>
    </style:style>
    <style:style style:name="_54_0_37__32_-_32_Accent1_32_10" style:display-name="60% - Accent1 10" style:family="table-cell" style:data-style-name="N0">
      <style:table-cell-properties fo:background-color="#8EA9DB"/>
    </style:style>
    <style:style style:name="_54_0_37__32_-_32_Accent1_32_11" style:display-name="60% - Accent1 11" style:family="table-cell" style:data-style-name="N0">
      <style:table-cell-properties fo:background-color="#8EA9DB"/>
    </style:style>
    <style:style style:name="_54_0_37__32_-_32_Accent1_32_12" style:display-name="60% - Accent1 12" style:family="table-cell" style:data-style-name="N0">
      <style:table-cell-properties fo:background-color="#44B3E1"/>
      <style:text-properties style:font-name="Aptos Narrow" style:font-name-asian="Aptos Narrow" style:font-name-complex="Aptos Narrow"/>
    </style:style>
    <style:style style:name="_54_0_37__32_-_32_Accent1_32_2" style:display-name="60% - Accent1 2" style:family="table-cell" style:data-style-name="N0">
      <style:table-cell-properties fo:background-color="#8EA9DB"/>
    </style:style>
    <style:style style:name="_54_0_37__32_-_32_Accent1_32_3" style:display-name="60% - Accent1 3" style:family="table-cell" style:data-style-name="N0">
      <style:table-cell-properties fo:background-color="#8EA9DB"/>
    </style:style>
    <style:style style:name="_54_0_37__32_-_32_Accent1_32_4" style:display-name="60% - Accent1 4" style:family="table-cell" style:data-style-name="N0">
      <style:table-cell-properties fo:background-color="#8EA9DB"/>
    </style:style>
    <style:style style:name="_54_0_37__32_-_32_Accent1_32_5" style:display-name="60% - Accent1 5" style:family="table-cell" style:data-style-name="N0">
      <style:table-cell-properties fo:background-color="#8EA9DB"/>
    </style:style>
    <style:style style:name="_54_0_37__32_-_32_Accent1_32_6" style:display-name="60% - Accent1 6" style:family="table-cell" style:data-style-name="N0">
      <style:table-cell-properties fo:background-color="#8EA9DB"/>
    </style:style>
    <style:style style:name="_54_0_37__32_-_32_Accent1_32_7" style:display-name="60% - Accent1 7" style:family="table-cell" style:data-style-name="N0">
      <style:table-cell-properties fo:background-color="#8EA9DB"/>
    </style:style>
    <style:style style:name="_54_0_37__32_-_32_Accent1_32_8" style:display-name="60% - Accent1 8" style:family="table-cell" style:data-style-name="N0">
      <style:table-cell-properties fo:background-color="#8EA9DB"/>
    </style:style>
    <style:style style:name="_54_0_37__32_-_32_Accent1_32_9" style:display-name="60% - Accent1 9" style:family="table-cell" style:data-style-name="N0">
      <style:table-cell-properties fo:background-color="#8EA9DB"/>
    </style:style>
    <style:style style:name="_54_0_37__32_-_32_Accent2_32_10" style:display-name="60% - Accent2 10" style:family="table-cell" style:data-style-name="N0">
      <style:table-cell-properties fo:background-color="#F4B084"/>
    </style:style>
    <style:style style:name="_54_0_37__32_-_32_Accent2_32_11" style:display-name="60% - Accent2 11" style:family="table-cell" style:data-style-name="N0">
      <style:table-cell-properties fo:background-color="#F4B084"/>
    </style:style>
    <style:style style:name="_54_0_37__32_-_32_Accent2_32_12" style:display-name="60% - Accent2 12" style:family="table-cell" style:data-style-name="N0">
      <style:table-cell-properties fo:background-color="#F1A983"/>
      <style:text-properties style:font-name="Aptos Narrow" style:font-name-asian="Aptos Narrow" style:font-name-complex="Aptos Narrow"/>
    </style:style>
    <style:style style:name="_54_0_37__32_-_32_Accent2_32_2" style:display-name="60% - Accent2 2" style:family="table-cell" style:data-style-name="N0">
      <style:table-cell-properties fo:background-color="#F4B084"/>
    </style:style>
    <style:style style:name="_54_0_37__32_-_32_Accent2_32_3" style:display-name="60% - Accent2 3" style:family="table-cell" style:data-style-name="N0">
      <style:table-cell-properties fo:background-color="#F4B084"/>
    </style:style>
    <style:style style:name="_54_0_37__32_-_32_Accent2_32_4" style:display-name="60% - Accent2 4" style:family="table-cell" style:data-style-name="N0">
      <style:table-cell-properties fo:background-color="#F4B084"/>
    </style:style>
    <style:style style:name="_54_0_37__32_-_32_Accent2_32_5" style:display-name="60% - Accent2 5" style:family="table-cell" style:data-style-name="N0">
      <style:table-cell-properties fo:background-color="#F4B084"/>
    </style:style>
    <style:style style:name="_54_0_37__32_-_32_Accent2_32_6" style:display-name="60% - Accent2 6" style:family="table-cell" style:data-style-name="N0">
      <style:table-cell-properties fo:background-color="#F4B084"/>
    </style:style>
    <style:style style:name="_54_0_37__32_-_32_Accent2_32_7" style:display-name="60% - Accent2 7" style:family="table-cell" style:data-style-name="N0">
      <style:table-cell-properties fo:background-color="#F4B084"/>
    </style:style>
    <style:style style:name="_54_0_37__32_-_32_Accent2_32_8" style:display-name="60% - Accent2 8" style:family="table-cell" style:data-style-name="N0">
      <style:table-cell-properties fo:background-color="#F4B084"/>
    </style:style>
    <style:style style:name="_54_0_37__32_-_32_Accent2_32_9" style:display-name="60% - Accent2 9" style:family="table-cell" style:data-style-name="N0">
      <style:table-cell-properties fo:background-color="#F4B084"/>
    </style:style>
    <style:style style:name="_54_0_37__32_-_32_Accent3_32_10" style:display-name="60% - Accent3 10" style:family="table-cell" style:data-style-name="N0">
      <style:table-cell-properties fo:background-color="#C9C9C9"/>
    </style:style>
    <style:style style:name="_54_0_37__32_-_32_Accent3_32_11" style:display-name="60% - Accent3 11" style:family="table-cell" style:data-style-name="N0">
      <style:table-cell-properties fo:background-color="#C9C9C9"/>
    </style:style>
    <style:style style:name="_54_0_37__32_-_32_Accent3_32_12" style:display-name="60% - Accent3 12" style:family="table-cell" style:data-style-name="N0">
      <style:table-cell-properties fo:background-color="#47D359"/>
      <style:text-properties style:font-name="Aptos Narrow" style:font-name-asian="Aptos Narrow" style:font-name-complex="Aptos Narrow"/>
    </style:style>
    <style:style style:name="_54_0_37__32_-_32_Accent3_32_2" style:display-name="60% - Accent3 2" style:family="table-cell" style:data-style-name="N0">
      <style:table-cell-properties fo:background-color="#C9C9C9"/>
    </style:style>
    <style:style style:name="_54_0_37__32_-_32_Accent3_32_3" style:display-name="60% - Accent3 3" style:family="table-cell" style:data-style-name="N0">
      <style:table-cell-properties fo:background-color="#C9C9C9"/>
    </style:style>
    <style:style style:name="_54_0_37__32_-_32_Accent3_32_4" style:display-name="60% - Accent3 4" style:family="table-cell" style:data-style-name="N0">
      <style:table-cell-properties fo:background-color="#C9C9C9"/>
    </style:style>
    <style:style style:name="_54_0_37__32_-_32_Accent3_32_5" style:display-name="60% - Accent3 5" style:family="table-cell" style:data-style-name="N0">
      <style:table-cell-properties fo:background-color="#C9C9C9"/>
    </style:style>
    <style:style style:name="_54_0_37__32_-_32_Accent3_32_6" style:display-name="60% - Accent3 6" style:family="table-cell" style:data-style-name="N0">
      <style:table-cell-properties fo:background-color="#C9C9C9"/>
    </style:style>
    <style:style style:name="_54_0_37__32_-_32_Accent3_32_7" style:display-name="60% - Accent3 7" style:family="table-cell" style:data-style-name="N0">
      <style:table-cell-properties fo:background-color="#C9C9C9"/>
    </style:style>
    <style:style style:name="_54_0_37__32_-_32_Accent3_32_8" style:display-name="60% - Accent3 8" style:family="table-cell" style:data-style-name="N0">
      <style:table-cell-properties fo:background-color="#C9C9C9"/>
    </style:style>
    <style:style style:name="_54_0_37__32_-_32_Accent3_32_9" style:display-name="60% - Accent3 9" style:family="table-cell" style:data-style-name="N0">
      <style:table-cell-properties fo:background-color="#C9C9C9"/>
    </style:style>
    <style:style style:name="_54_0_37__32_-_32_Accent4_32_10" style:display-name="60% - Accent4 10" style:family="table-cell" style:data-style-name="N0">
      <style:table-cell-properties fo:background-color="#FFD966"/>
    </style:style>
    <style:style style:name="_54_0_37__32_-_32_Accent4_32_11" style:display-name="60% - Accent4 11" style:family="table-cell" style:data-style-name="N0">
      <style:table-cell-properties fo:background-color="#FFD966"/>
    </style:style>
    <style:style style:name="_54_0_37__32_-_32_Accent4_32_12" style:display-name="60% - Accent4 12" style:family="table-cell" style:data-style-name="N0">
      <style:table-cell-properties fo:background-color="#61CBF3"/>
      <style:text-properties style:font-name="Aptos Narrow" style:font-name-asian="Aptos Narrow" style:font-name-complex="Aptos Narrow"/>
    </style:style>
    <style:style style:name="_54_0_37__32_-_32_Accent4_32_2" style:display-name="60% - Accent4 2" style:family="table-cell" style:data-style-name="N0">
      <style:table-cell-properties fo:background-color="#FFD966"/>
    </style:style>
    <style:style style:name="_54_0_37__32_-_32_Accent4_32_3" style:display-name="60% - Accent4 3" style:family="table-cell" style:data-style-name="N0">
      <style:table-cell-properties fo:background-color="#FFD966"/>
    </style:style>
    <style:style style:name="_54_0_37__32_-_32_Accent4_32_4" style:display-name="60% - Accent4 4" style:family="table-cell" style:data-style-name="N0">
      <style:table-cell-properties fo:background-color="#FFD966"/>
    </style:style>
    <style:style style:name="_54_0_37__32_-_32_Accent4_32_5" style:display-name="60% - Accent4 5" style:family="table-cell" style:data-style-name="N0">
      <style:table-cell-properties fo:background-color="#FFD966"/>
    </style:style>
    <style:style style:name="_54_0_37__32_-_32_Accent4_32_6" style:display-name="60% - Accent4 6" style:family="table-cell" style:data-style-name="N0">
      <style:table-cell-properties fo:background-color="#FFD966"/>
    </style:style>
    <style:style style:name="_54_0_37__32_-_32_Accent4_32_7" style:display-name="60% - Accent4 7" style:family="table-cell" style:data-style-name="N0">
      <style:table-cell-properties fo:background-color="#FFD966"/>
    </style:style>
    <style:style style:name="_54_0_37__32_-_32_Accent4_32_8" style:display-name="60% - Accent4 8" style:family="table-cell" style:data-style-name="N0">
      <style:table-cell-properties fo:background-color="#FFD966"/>
    </style:style>
    <style:style style:name="_54_0_37__32_-_32_Accent4_32_9" style:display-name="60% - Accent4 9" style:family="table-cell" style:data-style-name="N0">
      <style:table-cell-properties fo:background-color="#FFD966"/>
    </style:style>
    <style:style style:name="_54_0_37__32_-_32_Accent5_32_10" style:display-name="60% - Accent5 10" style:family="table-cell" style:data-style-name="N0">
      <style:table-cell-properties fo:background-color="#9BC2E6"/>
    </style:style>
    <style:style style:name="_54_0_37__32_-_32_Accent5_32_11" style:display-name="60% - Accent5 11" style:family="table-cell" style:data-style-name="N0">
      <style:table-cell-properties fo:background-color="#9BC2E6"/>
    </style:style>
    <style:style style:name="_54_0_37__32_-_32_Accent5_32_12" style:display-name="60% - Accent5 12" style:family="table-cell" style:data-style-name="N0">
      <style:table-cell-properties fo:background-color="#D86DCD"/>
      <style:text-properties style:font-name="Aptos Narrow" style:font-name-asian="Aptos Narrow" style:font-name-complex="Aptos Narrow"/>
    </style:style>
    <style:style style:name="_54_0_37__32_-_32_Accent5_32_2" style:display-name="60% - Accent5 2" style:family="table-cell" style:data-style-name="N0">
      <style:table-cell-properties fo:background-color="#9BC2E6"/>
    </style:style>
    <style:style style:name="_54_0_37__32_-_32_Accent5_32_3" style:display-name="60% - Accent5 3" style:family="table-cell" style:data-style-name="N0">
      <style:table-cell-properties fo:background-color="#9BC2E6"/>
    </style:style>
    <style:style style:name="_54_0_37__32_-_32_Accent5_32_4" style:display-name="60% - Accent5 4" style:family="table-cell" style:data-style-name="N0">
      <style:table-cell-properties fo:background-color="#9BC2E6"/>
    </style:style>
    <style:style style:name="_54_0_37__32_-_32_Accent5_32_5" style:display-name="60% - Accent5 5" style:family="table-cell" style:data-style-name="N0">
      <style:table-cell-properties fo:background-color="#9BC2E6"/>
    </style:style>
    <style:style style:name="_54_0_37__32_-_32_Accent5_32_6" style:display-name="60% - Accent5 6" style:family="table-cell" style:data-style-name="N0">
      <style:table-cell-properties fo:background-color="#9BC2E6"/>
    </style:style>
    <style:style style:name="_54_0_37__32_-_32_Accent5_32_7" style:display-name="60% - Accent5 7" style:family="table-cell" style:data-style-name="N0">
      <style:table-cell-properties fo:background-color="#9BC2E6"/>
    </style:style>
    <style:style style:name="_54_0_37__32_-_32_Accent5_32_8" style:display-name="60% - Accent5 8" style:family="table-cell" style:data-style-name="N0">
      <style:table-cell-properties fo:background-color="#9BC2E6"/>
    </style:style>
    <style:style style:name="_54_0_37__32_-_32_Accent5_32_9" style:display-name="60% - Accent5 9" style:family="table-cell" style:data-style-name="N0">
      <style:table-cell-properties fo:background-color="#9BC2E6"/>
    </style:style>
    <style:style style:name="_54_0_37__32_-_32_Accent6_32_10" style:display-name="60% - Accent6 10" style:family="table-cell" style:data-style-name="N0">
      <style:table-cell-properties fo:background-color="#A9D08E"/>
    </style:style>
    <style:style style:name="_54_0_37__32_-_32_Accent6_32_11" style:display-name="60% - Accent6 11" style:family="table-cell" style:data-style-name="N0">
      <style:table-cell-properties fo:background-color="#A9D08E"/>
    </style:style>
    <style:style style:name="_54_0_37__32_-_32_Accent6_32_12" style:display-name="60% - Accent6 12" style:family="table-cell" style:data-style-name="N0">
      <style:table-cell-properties fo:background-color="#8ED973"/>
      <style:text-properties style:font-name="Aptos Narrow" style:font-name-asian="Aptos Narrow" style:font-name-complex="Aptos Narrow"/>
    </style:style>
    <style:style style:name="_54_0_37__32_-_32_Accent6_32_2" style:display-name="60% - Accent6 2" style:family="table-cell" style:data-style-name="N0">
      <style:table-cell-properties fo:background-color="#A9D08E"/>
    </style:style>
    <style:style style:name="_54_0_37__32_-_32_Accent6_32_3" style:display-name="60% - Accent6 3" style:family="table-cell" style:data-style-name="N0">
      <style:table-cell-properties fo:background-color="#A9D08E"/>
    </style:style>
    <style:style style:name="_54_0_37__32_-_32_Accent6_32_4" style:display-name="60% - Accent6 4" style:family="table-cell" style:data-style-name="N0">
      <style:table-cell-properties fo:background-color="#A9D08E"/>
    </style:style>
    <style:style style:name="_54_0_37__32_-_32_Accent6_32_5" style:display-name="60% - Accent6 5" style:family="table-cell" style:data-style-name="N0">
      <style:table-cell-properties fo:background-color="#A9D08E"/>
    </style:style>
    <style:style style:name="_54_0_37__32_-_32_Accent6_32_6" style:display-name="60% - Accent6 6" style:family="table-cell" style:data-style-name="N0">
      <style:table-cell-properties fo:background-color="#A9D08E"/>
    </style:style>
    <style:style style:name="_54_0_37__32_-_32_Accent6_32_7" style:display-name="60% - Accent6 7" style:family="table-cell" style:data-style-name="N0">
      <style:table-cell-properties fo:background-color="#A9D08E"/>
    </style:style>
    <style:style style:name="_54_0_37__32_-_32_Accent6_32_8" style:display-name="60% - Accent6 8" style:family="table-cell" style:data-style-name="N0">
      <style:table-cell-properties fo:background-color="#A9D08E"/>
    </style:style>
    <style:style style:name="_54_0_37__32_-_32_Accent6_32_9" style:display-name="60% - Accent6 9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1_32_10" style:display-name="Accent1 10" style:family="table-cell" style:data-style-name="N0">
      <style:table-cell-properties fo:background-color="#4472C4"/>
      <style:text-properties fo:color="#FFFFFF"/>
    </style:style>
    <style:style style:name="Accent1_32_11" style:display-name="Accent1 11" style:family="table-cell" style:data-style-name="N0">
      <style:table-cell-properties fo:background-color="#156082"/>
      <style:text-properties fo:color="#FFFFFF" style:font-name="Aptos Narrow" style:font-name-asian="Aptos Narrow" style:font-name-complex="Aptos Narrow"/>
    </style:style>
    <style:style style:name="Accent1_32_2" style:display-name="Accent1 2" style:family="table-cell" style:data-style-name="N0">
      <style:table-cell-properties fo:background-color="#4472C4"/>
      <style:text-properties fo:color="#FFFFFF"/>
    </style:style>
    <style:style style:name="Accent1_32_3" style:display-name="Accent1 3" style:family="table-cell" style:data-style-name="N0">
      <style:table-cell-properties fo:background-color="#4472C4"/>
      <style:text-properties fo:color="#FFFFFF"/>
    </style:style>
    <style:style style:name="Accent1_32_4" style:display-name="Accent1 4" style:family="table-cell" style:data-style-name="N0">
      <style:table-cell-properties fo:background-color="#4472C4"/>
      <style:text-properties fo:color="#FFFFFF"/>
    </style:style>
    <style:style style:name="Accent1_32_5" style:display-name="Accent1 5" style:family="table-cell" style:data-style-name="N0">
      <style:table-cell-properties fo:background-color="#4472C4"/>
      <style:text-properties fo:color="#FFFFFF"/>
    </style:style>
    <style:style style:name="Accent1_32_6" style:display-name="Accent1 6" style:family="table-cell" style:data-style-name="N0">
      <style:table-cell-properties fo:background-color="#4472C4"/>
      <style:text-properties fo:color="#FFFFFF"/>
    </style:style>
    <style:style style:name="Accent1_32_7" style:display-name="Accent1 7" style:family="table-cell" style:data-style-name="N0">
      <style:table-cell-properties fo:background-color="#4472C4"/>
      <style:text-properties fo:color="#FFFFFF"/>
    </style:style>
    <style:style style:name="Accent1_32_8" style:display-name="Accent1 8" style:family="table-cell" style:data-style-name="N0">
      <style:table-cell-properties fo:background-color="#4472C4"/>
      <style:text-properties fo:color="#FFFFFF"/>
    </style:style>
    <style:style style:name="Accent1_32_9" style:display-name="Accent1 9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2_32_10" style:display-name="Accent2 10" style:family="table-cell" style:data-style-name="N0">
      <style:table-cell-properties fo:background-color="#ED7D31"/>
      <style:text-properties fo:color="#FFFFFF"/>
    </style:style>
    <style:style style:name="Accent2_32_11" style:display-name="Accent2 11" style:family="table-cell" style:data-style-name="N0">
      <style:table-cell-properties fo:background-color="#E97132"/>
      <style:text-properties fo:color="#FFFFFF" style:font-name="Aptos Narrow" style:font-name-asian="Aptos Narrow" style:font-name-complex="Aptos Narrow"/>
    </style:style>
    <style:style style:name="Accent2_32_2" style:display-name="Accent2 2" style:family="table-cell" style:data-style-name="N0">
      <style:table-cell-properties fo:background-color="#ED7D31"/>
      <style:text-properties fo:color="#FFFFFF"/>
    </style:style>
    <style:style style:name="Accent2_32_3" style:display-name="Accent2 3" style:family="table-cell" style:data-style-name="N0">
      <style:table-cell-properties fo:background-color="#ED7D31"/>
      <style:text-properties fo:color="#FFFFFF"/>
    </style:style>
    <style:style style:name="Accent2_32_4" style:display-name="Accent2 4" style:family="table-cell" style:data-style-name="N0">
      <style:table-cell-properties fo:background-color="#ED7D31"/>
      <style:text-properties fo:color="#FFFFFF"/>
    </style:style>
    <style:style style:name="Accent2_32_5" style:display-name="Accent2 5" style:family="table-cell" style:data-style-name="N0">
      <style:table-cell-properties fo:background-color="#ED7D31"/>
      <style:text-properties fo:color="#FFFFFF"/>
    </style:style>
    <style:style style:name="Accent2_32_6" style:display-name="Accent2 6" style:family="table-cell" style:data-style-name="N0">
      <style:table-cell-properties fo:background-color="#ED7D31"/>
      <style:text-properties fo:color="#FFFFFF"/>
    </style:style>
    <style:style style:name="Accent2_32_7" style:display-name="Accent2 7" style:family="table-cell" style:data-style-name="N0">
      <style:table-cell-properties fo:background-color="#ED7D31"/>
      <style:text-properties fo:color="#FFFFFF"/>
    </style:style>
    <style:style style:name="Accent2_32_8" style:display-name="Accent2 8" style:family="table-cell" style:data-style-name="N0">
      <style:table-cell-properties fo:background-color="#ED7D31"/>
      <style:text-properties fo:color="#FFFFFF"/>
    </style:style>
    <style:style style:name="Accent2_32_9" style:display-name="Accent2 9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3_32_10" style:display-name="Accent3 10" style:family="table-cell" style:data-style-name="N0">
      <style:table-cell-properties fo:background-color="#A5A5A5"/>
      <style:text-properties fo:color="#FFFFFF"/>
    </style:style>
    <style:style style:name="Accent3_32_11" style:display-name="Accent3 11" style:family="table-cell" style:data-style-name="N0">
      <style:table-cell-properties fo:background-color="#196B24"/>
      <style:text-properties fo:color="#FFFFFF" style:font-name="Aptos Narrow" style:font-name-asian="Aptos Narrow" style:font-name-complex="Aptos Narrow"/>
    </style:style>
    <style:style style:name="Accent3_32_2" style:display-name="Accent3 2" style:family="table-cell" style:data-style-name="N0">
      <style:table-cell-properties fo:background-color="#A5A5A5"/>
      <style:text-properties fo:color="#FFFFFF"/>
    </style:style>
    <style:style style:name="Accent3_32_3" style:display-name="Accent3 3" style:family="table-cell" style:data-style-name="N0">
      <style:table-cell-properties fo:background-color="#A5A5A5"/>
      <style:text-properties fo:color="#FFFFFF"/>
    </style:style>
    <style:style style:name="Accent3_32_4" style:display-name="Accent3 4" style:family="table-cell" style:data-style-name="N0">
      <style:table-cell-properties fo:background-color="#A5A5A5"/>
      <style:text-properties fo:color="#FFFFFF"/>
    </style:style>
    <style:style style:name="Accent3_32_5" style:display-name="Accent3 5" style:family="table-cell" style:data-style-name="N0">
      <style:table-cell-properties fo:background-color="#A5A5A5"/>
      <style:text-properties fo:color="#FFFFFF"/>
    </style:style>
    <style:style style:name="Accent3_32_6" style:display-name="Accent3 6" style:family="table-cell" style:data-style-name="N0">
      <style:table-cell-properties fo:background-color="#A5A5A5"/>
      <style:text-properties fo:color="#FFFFFF"/>
    </style:style>
    <style:style style:name="Accent3_32_7" style:display-name="Accent3 7" style:family="table-cell" style:data-style-name="N0">
      <style:table-cell-properties fo:background-color="#A5A5A5"/>
      <style:text-properties fo:color="#FFFFFF"/>
    </style:style>
    <style:style style:name="Accent3_32_8" style:display-name="Accent3 8" style:family="table-cell" style:data-style-name="N0">
      <style:table-cell-properties fo:background-color="#A5A5A5"/>
      <style:text-properties fo:color="#FFFFFF"/>
    </style:style>
    <style:style style:name="Accent3_32_9" style:display-name="Accent3 9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4_32_10" style:display-name="Accent4 10" style:family="table-cell" style:data-style-name="N0">
      <style:table-cell-properties fo:background-color="#FFC000"/>
      <style:text-properties fo:color="#FFFFFF"/>
    </style:style>
    <style:style style:name="Accent4_32_11" style:display-name="Accent4 11" style:family="table-cell" style:data-style-name="N0">
      <style:table-cell-properties fo:background-color="#0F9ED5"/>
      <style:text-properties fo:color="#FFFFFF" style:font-name="Aptos Narrow" style:font-name-asian="Aptos Narrow" style:font-name-complex="Aptos Narrow"/>
    </style:style>
    <style:style style:name="Accent4_32_2" style:display-name="Accent4 2" style:family="table-cell" style:data-style-name="N0">
      <style:table-cell-properties fo:background-color="#FFC000"/>
      <style:text-properties fo:color="#FFFFFF"/>
    </style:style>
    <style:style style:name="Accent4_32_3" style:display-name="Accent4 3" style:family="table-cell" style:data-style-name="N0">
      <style:table-cell-properties fo:background-color="#FFC000"/>
      <style:text-properties fo:color="#FFFFFF"/>
    </style:style>
    <style:style style:name="Accent4_32_4" style:display-name="Accent4 4" style:family="table-cell" style:data-style-name="N0">
      <style:table-cell-properties fo:background-color="#FFC000"/>
      <style:text-properties fo:color="#FFFFFF"/>
    </style:style>
    <style:style style:name="Accent4_32_5" style:display-name="Accent4 5" style:family="table-cell" style:data-style-name="N0">
      <style:table-cell-properties fo:background-color="#FFC000"/>
      <style:text-properties fo:color="#FFFFFF"/>
    </style:style>
    <style:style style:name="Accent4_32_6" style:display-name="Accent4 6" style:family="table-cell" style:data-style-name="N0">
      <style:table-cell-properties fo:background-color="#FFC000"/>
      <style:text-properties fo:color="#FFFFFF"/>
    </style:style>
    <style:style style:name="Accent4_32_7" style:display-name="Accent4 7" style:family="table-cell" style:data-style-name="N0">
      <style:table-cell-properties fo:background-color="#FFC000"/>
      <style:text-properties fo:color="#FFFFFF"/>
    </style:style>
    <style:style style:name="Accent4_32_8" style:display-name="Accent4 8" style:family="table-cell" style:data-style-name="N0">
      <style:table-cell-properties fo:background-color="#FFC000"/>
      <style:text-properties fo:color="#FFFFFF"/>
    </style:style>
    <style:style style:name="Accent4_32_9" style:display-name="Accent4 9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5_32_10" style:display-name="Accent5 10" style:family="table-cell" style:data-style-name="N0">
      <style:table-cell-properties fo:background-color="#5B9BD5"/>
      <style:text-properties fo:color="#FFFFFF"/>
    </style:style>
    <style:style style:name="Accent5_32_11" style:display-name="Accent5 11" style:family="table-cell" style:data-style-name="N0">
      <style:table-cell-properties fo:background-color="#A02B93"/>
      <style:text-properties fo:color="#FFFFFF" style:font-name="Aptos Narrow" style:font-name-asian="Aptos Narrow" style:font-name-complex="Aptos Narrow"/>
    </style:style>
    <style:style style:name="Accent5_32_2" style:display-name="Accent5 2" style:family="table-cell" style:data-style-name="N0">
      <style:table-cell-properties fo:background-color="#5B9BD5"/>
      <style:text-properties fo:color="#FFFFFF"/>
    </style:style>
    <style:style style:name="Accent5_32_3" style:display-name="Accent5 3" style:family="table-cell" style:data-style-name="N0">
      <style:table-cell-properties fo:background-color="#5B9BD5"/>
      <style:text-properties fo:color="#FFFFFF"/>
    </style:style>
    <style:style style:name="Accent5_32_4" style:display-name="Accent5 4" style:family="table-cell" style:data-style-name="N0">
      <style:table-cell-properties fo:background-color="#5B9BD5"/>
      <style:text-properties fo:color="#FFFFFF"/>
    </style:style>
    <style:style style:name="Accent5_32_5" style:display-name="Accent5 5" style:family="table-cell" style:data-style-name="N0">
      <style:table-cell-properties fo:background-color="#5B9BD5"/>
      <style:text-properties fo:color="#FFFFFF"/>
    </style:style>
    <style:style style:name="Accent5_32_6" style:display-name="Accent5 6" style:family="table-cell" style:data-style-name="N0">
      <style:table-cell-properties fo:background-color="#5B9BD5"/>
      <style:text-properties fo:color="#FFFFFF"/>
    </style:style>
    <style:style style:name="Accent5_32_7" style:display-name="Accent5 7" style:family="table-cell" style:data-style-name="N0">
      <style:table-cell-properties fo:background-color="#5B9BD5"/>
      <style:text-properties fo:color="#FFFFFF"/>
    </style:style>
    <style:style style:name="Accent5_32_8" style:display-name="Accent5 8" style:family="table-cell" style:data-style-name="N0">
      <style:table-cell-properties fo:background-color="#5B9BD5"/>
      <style:text-properties fo:color="#FFFFFF"/>
    </style:style>
    <style:style style:name="Accent5_32_9" style:display-name="Accent5 9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Accent6_32_10" style:display-name="Accent6 10" style:family="table-cell" style:data-style-name="N0">
      <style:table-cell-properties fo:background-color="#70AD47"/>
      <style:text-properties fo:color="#FFFFFF"/>
    </style:style>
    <style:style style:name="Accent6_32_11" style:display-name="Accent6 11" style:family="table-cell" style:data-style-name="N0">
      <style:table-cell-properties fo:background-color="#4EA72E"/>
      <style:text-properties fo:color="#FFFFFF" style:font-name="Aptos Narrow" style:font-name-asian="Aptos Narrow" style:font-name-complex="Aptos Narrow"/>
    </style:style>
    <style:style style:name="Accent6_32_2" style:display-name="Accent6 2" style:family="table-cell" style:data-style-name="N0">
      <style:table-cell-properties fo:background-color="#70AD47"/>
      <style:text-properties fo:color="#FFFFFF"/>
    </style:style>
    <style:style style:name="Accent6_32_3" style:display-name="Accent6 3" style:family="table-cell" style:data-style-name="N0">
      <style:table-cell-properties fo:background-color="#70AD47"/>
      <style:text-properties fo:color="#FFFFFF"/>
    </style:style>
    <style:style style:name="Accent6_32_4" style:display-name="Accent6 4" style:family="table-cell" style:data-style-name="N0">
      <style:table-cell-properties fo:background-color="#70AD47"/>
      <style:text-properties fo:color="#FFFFFF"/>
    </style:style>
    <style:style style:name="Accent6_32_5" style:display-name="Accent6 5" style:family="table-cell" style:data-style-name="N0">
      <style:table-cell-properties fo:background-color="#70AD47"/>
      <style:text-properties fo:color="#FFFFFF"/>
    </style:style>
    <style:style style:name="Accent6_32_6" style:display-name="Accent6 6" style:family="table-cell" style:data-style-name="N0">
      <style:table-cell-properties fo:background-color="#70AD47"/>
      <style:text-properties fo:color="#FFFFFF"/>
    </style:style>
    <style:style style:name="Accent6_32_7" style:display-name="Accent6 7" style:family="table-cell" style:data-style-name="N0">
      <style:table-cell-properties fo:background-color="#70AD47"/>
      <style:text-properties fo:color="#FFFFFF"/>
    </style:style>
    <style:style style:name="Accent6_32_8" style:display-name="Accent6 8" style:family="table-cell" style:data-style-name="N0">
      <style:table-cell-properties fo:background-color="#70AD47"/>
      <style:text-properties fo:color="#FFFFFF"/>
    </style:style>
    <style:style style:name="Accent6_32_9" style:display-name="Accent6 9" style:family="table-cell" style:data-style-name="N0">
      <style:table-cell-properties fo:background-color="#70AD47"/>
      <style:text-properties fo:color="#FFFFFF"/>
    </style:style>
    <style:style style:name="Berekening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Berekening_32_10" style:display-name="Berekening 10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Berekening_32_11" style:display-name="Berekening 11" style:family="table-cell" style:data-style-name="N0">
      <style:table-cell-properties fo:border="thin solid #7F7F7F" fo:background-color="#F2F2F2"/>
      <style:text-properties fo:color="#FA7D00" style:font-name="Aptos Narrow" style:font-name-asian="Aptos Narrow" style:font-name-complex="Aptos Narrow" fo:font-weight="bold" style:font-weight-asian="bold" style:font-weight-complex="bold"/>
    </style:style>
    <style:style style:name="Berekening_32_2" style:display-name="Berekening 2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Berekening_32_3" style:display-name="Berekening 3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Berekening_32_4" style:display-name="Berekening 4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Berekening_32_5" style:display-name="Berekening 5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Berekening_32_6" style:display-name="Berekening 6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Berekening_32_7" style:display-name="Berekening 7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Berekening_32_8" style:display-name="Berekening 8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Berekening_32_9" style:display-name="Berekening 9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omma_32_2" style:display-name="Comma 2" style:family="table-cell" style:data-style-name="N38"/>
    <style:style style:name="Controlece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ontrolecel_32_10" style:display-name="Controlecel 10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ontrolecel_32_11" style:display-name="Controlecel 11" style:family="table-cell" style:data-style-name="N0">
      <style:table-cell-properties fo:border="thin double #3F3F3F" fo:background-color="#A5A5A5"/>
      <style:text-properties fo:color="#FFFFFF" style:font-name="Aptos Narrow" style:font-name-asian="Aptos Narrow" style:font-name-complex="Aptos Narrow" fo:font-weight="bold" style:font-weight-asian="bold" style:font-weight-complex="bold"/>
    </style:style>
    <style:style style:name="Controlecel_32_2" style:display-name="Controlecel 2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ontrolecel_32_3" style:display-name="Controlecel 3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ontrolecel_32_4" style:display-name="Controlecel 4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ontrolecel_32_5" style:display-name="Controlecel 5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ontrolecel_32_6" style:display-name="Controlecel 6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ontrolecel_32_7" style:display-name="Controlecel 7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ontrolecel_32_8" style:display-name="Controlecel 8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ontrolecel_32_9" style:display-name="Controlecel 9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uro" style:family="table-cell" style:data-style-name="N39">
      <style:text-properties style:font-name="Arial" style:font-name-asian="Arial" style:font-name-complex="Arial" fo:font-size="10pt" style:font-size-asian="10pt" style:font-size-complex="10pt"/>
    </style:style>
    <style:style style:name="Gekoppelde_32_cel" style:display-name="Gekoppelde ce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Gekoppelde_32_cel_32_10" style:display-name="Gekoppelde cel 10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Gekoppelde_32_cel_32_11" style:display-name="Gekoppelde cel 11" style:family="table-cell" style:data-style-name="N0">
      <style:table-cell-properties fo:border-top="none" fo:border-bottom="thin double #FF8001" fo:border-left="none" fo:border-right="none"/>
      <style:text-properties fo:color="#FA7D00" style:font-name="Aptos Narrow" style:font-name-asian="Aptos Narrow" style:font-name-complex="Aptos Narrow"/>
    </style:style>
    <style:style style:name="Gekoppelde_32_cel_32_2" style:display-name="Gekoppelde cel 2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Gekoppelde_32_cel_32_3" style:display-name="Gekoppelde cel 3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Gekoppelde_32_cel_32_4" style:display-name="Gekoppelde cel 4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Gekoppelde_32_cel_32_5" style:display-name="Gekoppelde cel 5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Gekoppelde_32_cel_32_6" style:display-name="Gekoppelde cel 6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Gekoppelde_32_cel_32_7" style:display-name="Gekoppelde cel 7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Gekoppelde_32_cel_32_8" style:display-name="Gekoppelde cel 8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Gekoppelde_32_cel_32_9" style:display-name="Gekoppelde cel 9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Goed" style:family="table-cell" style:data-style-name="N0">
      <style:table-cell-properties fo:background-color="#C6EFCE"/>
      <style:text-properties fo:color="#006100"/>
    </style:style>
    <style:style style:name="Goed_32_10" style:display-name="Goed 10" style:family="table-cell" style:data-style-name="N0">
      <style:table-cell-properties fo:background-color="#C6EFCE"/>
      <style:text-properties fo:color="#006100"/>
    </style:style>
    <style:style style:name="Goed_32_11" style:display-name="Goed 11" style:family="table-cell" style:data-style-name="N0">
      <style:table-cell-properties fo:background-color="#C6EFCE"/>
      <style:text-properties fo:color="#006100" style:font-name="Aptos Narrow" style:font-name-asian="Aptos Narrow" style:font-name-complex="Aptos Narrow"/>
    </style:style>
    <style:style style:name="Goed_32_2" style:display-name="Goed 2" style:family="table-cell" style:data-style-name="N0">
      <style:table-cell-properties fo:background-color="#C6EFCE"/>
      <style:text-properties fo:color="#006100"/>
    </style:style>
    <style:style style:name="Goed_32_3" style:display-name="Goed 3" style:family="table-cell" style:data-style-name="N0">
      <style:table-cell-properties fo:background-color="#C6EFCE"/>
      <style:text-properties fo:color="#006100"/>
    </style:style>
    <style:style style:name="Goed_32_4" style:display-name="Goed 4" style:family="table-cell" style:data-style-name="N0">
      <style:table-cell-properties fo:background-color="#C6EFCE"/>
      <style:text-properties fo:color="#006100"/>
    </style:style>
    <style:style style:name="Goed_32_5" style:display-name="Goed 5" style:family="table-cell" style:data-style-name="N0">
      <style:table-cell-properties fo:background-color="#C6EFCE"/>
      <style:text-properties fo:color="#006100"/>
    </style:style>
    <style:style style:name="Goed_32_6" style:display-name="Goed 6" style:family="table-cell" style:data-style-name="N0">
      <style:table-cell-properties fo:background-color="#C6EFCE"/>
      <style:text-properties fo:color="#006100"/>
    </style:style>
    <style:style style:name="Goed_32_7" style:display-name="Goed 7" style:family="table-cell" style:data-style-name="N0">
      <style:table-cell-properties fo:background-color="#C6EFCE"/>
      <style:text-properties fo:color="#006100"/>
    </style:style>
    <style:style style:name="Goed_32_8" style:display-name="Goed 8" style:family="table-cell" style:data-style-name="N0">
      <style:table-cell-properties fo:background-color="#C6EFCE"/>
      <style:text-properties fo:color="#006100"/>
    </style:style>
    <style:style style:name="Goed_32_9" style:display-name="Goed 9" style:family="table-cell" style:data-style-name="N0">
      <style:table-cell-properties fo:background-color="#C6EFCE"/>
      <style:text-properties fo:color="#006100"/>
    </style:style>
    <style:style style:name="Invoer" style:family="table-cell" style:data-style-name="N0">
      <style:table-cell-properties fo:border="thin solid #7F7F7F" fo:background-color="#FFCC99"/>
      <style:text-properties fo:color="#3F3F76"/>
    </style:style>
    <style:style style:name="Invoer_32_10" style:display-name="Invoer 10" style:family="table-cell" style:data-style-name="N0">
      <style:table-cell-properties fo:border="thin solid #7F7F7F" fo:background-color="#FFCC99"/>
      <style:text-properties fo:color="#3F3F76"/>
    </style:style>
    <style:style style:name="Invoer_32_11" style:display-name="Invoer 11" style:family="table-cell" style:data-style-name="N0">
      <style:table-cell-properties fo:border="thin solid #7F7F7F" fo:background-color="#FFCC99"/>
      <style:text-properties fo:color="#3F3F76" style:font-name="Aptos Narrow" style:font-name-asian="Aptos Narrow" style:font-name-complex="Aptos Narrow"/>
    </style:style>
    <style:style style:name="Invoer_32_2" style:display-name="Invoer 2" style:family="table-cell" style:data-style-name="N0">
      <style:table-cell-properties fo:border="thin solid #7F7F7F" fo:background-color="#FFCC99"/>
      <style:text-properties fo:color="#3F3F76"/>
    </style:style>
    <style:style style:name="Invoer_32_3" style:display-name="Invoer 3" style:family="table-cell" style:data-style-name="N0">
      <style:table-cell-properties fo:border="thin solid #7F7F7F" fo:background-color="#FFCC99"/>
      <style:text-properties fo:color="#3F3F76"/>
    </style:style>
    <style:style style:name="Invoer_32_4" style:display-name="Invoer 4" style:family="table-cell" style:data-style-name="N0">
      <style:table-cell-properties fo:border="thin solid #7F7F7F" fo:background-color="#FFCC99"/>
      <style:text-properties fo:color="#3F3F76"/>
    </style:style>
    <style:style style:name="Invoer_32_5" style:display-name="Invoer 5" style:family="table-cell" style:data-style-name="N0">
      <style:table-cell-properties fo:border="thin solid #7F7F7F" fo:background-color="#FFCC99"/>
      <style:text-properties fo:color="#3F3F76"/>
    </style:style>
    <style:style style:name="Invoer_32_6" style:display-name="Invoer 6" style:family="table-cell" style:data-style-name="N0">
      <style:table-cell-properties fo:border="thin solid #7F7F7F" fo:background-color="#FFCC99"/>
      <style:text-properties fo:color="#3F3F76"/>
    </style:style>
    <style:style style:name="Invoer_32_7" style:display-name="Invoer 7" style:family="table-cell" style:data-style-name="N0">
      <style:table-cell-properties fo:border="thin solid #7F7F7F" fo:background-color="#FFCC99"/>
      <style:text-properties fo:color="#3F3F76"/>
    </style:style>
    <style:style style:name="Invoer_32_8" style:display-name="Invoer 8" style:family="table-cell" style:data-style-name="N0">
      <style:table-cell-properties fo:border="thin solid #7F7F7F" fo:background-color="#FFCC99"/>
      <style:text-properties fo:color="#3F3F76"/>
    </style:style>
    <style:style style:name="Invoer_32_9" style:display-name="Invoer 9" style:family="table-cell" style:data-style-name="N0">
      <style:table-cell-properties fo:border="thin solid #7F7F7F" fo:background-color="#FFCC99"/>
      <style:text-properties fo:color="#3F3F76"/>
    </style:style>
    <style:style style:name="Komma_32_2" style:display-name="Komma 2" style:family="table-cell" style:data-style-name="N38">
      <style:text-properties style:font-name="Arial" style:font-name-asian="Arial" style:font-name-complex="Arial"/>
    </style:style>
    <style:style style:name="Komma_32_2_32_2" style:display-name="Komma 2 2" style:family="table-cell" style:data-style-name="N38"/>
    <style:style style:name="Komma_32_3" style:display-name="Komma 3" style:family="table-cell" style:data-style-name="N38">
      <style:text-properties style:font-name="Arial" style:font-name-asian="Arial" style:font-name-complex="Arial" fo:font-size="10pt" style:font-size-asian="10pt" style:font-size-complex="10pt"/>
    </style:style>
    <style:style style:name="Komma_32_4" style:display-name="Komma 4" style:family="table-cell" style:data-style-name="N38"/>
    <style:style style:name="Komma_32_5" style:display-name="Komma 5" style:family="table-cell" style:data-style-name="N38"/>
    <style:style style:name="Komma_32_6" style:display-name="Komma 6" style:family="table-cell" style:data-style-name="N38"/>
    <style:style style:name="Kop_32_1" style:display-name="Kop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Kop_32_1_32_10" style:display-name="Kop 1 10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Kop_32_1_32_11" style:display-name="Kop 1 11" style:family="table-cell" style:data-style-name="N0">
      <style:table-cell-properties fo:border-top="none" fo:border-bottom="thick solid #156082" fo:border-left="none" fo:border-right="none"/>
      <style:text-properties fo:color="#0E2841" style:font-name="Aptos Narrow" style:font-name-asian="Aptos Narrow" style:font-name-complex="Aptos Narrow" fo:font-size="15pt" style:font-size-asian="15pt" style:font-size-complex="15pt" fo:font-weight="bold" style:font-weight-asian="bold" style:font-weight-complex="bold"/>
    </style:style>
    <style:style style:name="Kop_32_1_32_2" style:display-name="Kop 1 2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Kop_32_1_32_3" style:display-name="Kop 1 3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Kop_32_1_32_4" style:display-name="Kop 1 4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Kop_32_1_32_5" style:display-name="Kop 1 5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Kop_32_1_32_6" style:display-name="Kop 1 6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Kop_32_1_32_7" style:display-name="Kop 1 7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Kop_32_1_32_8" style:display-name="Kop 1 8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Kop_32_1_32_9" style:display-name="Kop 1 9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Kop_32_2" style:display-name="Kop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Kop_32_2_32_10" style:display-name="Kop 2 10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Kop_32_2_32_11" style:display-name="Kop 2 11" style:family="table-cell" style:data-style-name="N0">
      <style:table-cell-properties fo:border-top="none" fo:border-bottom="thick solid #64BEE6" fo:border-left="none" fo:border-right="none"/>
      <style:text-properties fo:color="#0E2841" style:font-name="Aptos Narrow" style:font-name-asian="Aptos Narrow" style:font-name-complex="Aptos Narrow" fo:font-size="13pt" style:font-size-asian="13pt" style:font-size-complex="13pt" fo:font-weight="bold" style:font-weight-asian="bold" style:font-weight-complex="bold"/>
    </style:style>
    <style:style style:name="Kop_32_2_32_2" style:display-name="Kop 2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Kop_32_2_32_3" style:display-name="Kop 2 3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Kop_32_2_32_4" style:display-name="Kop 2 4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Kop_32_2_32_5" style:display-name="Kop 2 5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Kop_32_2_32_6" style:display-name="Kop 2 6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Kop_32_2_32_7" style:display-name="Kop 2 7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Kop_32_2_32_8" style:display-name="Kop 2 8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Kop_32_2_32_9" style:display-name="Kop 2 9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Kop_32_3" style:display-name="Kop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Kop_32_3_32_10" style:display-name="Kop 3 10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Kop_32_3_32_11" style:display-name="Kop 3 11" style:family="table-cell" style:data-style-name="N0">
      <style:table-cell-properties fo:border-top="none" fo:border-bottom="2pt solid #44B3E1" fo:border-left="none" fo:border-right="none"/>
      <style:text-properties fo:color="#0E2841" style:font-name="Aptos Narrow" style:font-name-asian="Aptos Narrow" style:font-name-complex="Aptos Narrow" fo:font-weight="bold" style:font-weight-asian="bold" style:font-weight-complex="bold"/>
    </style:style>
    <style:style style:name="Kop_32_3_32_2" style:display-name="Kop 3 2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Kop_32_3_32_3" style:display-name="Kop 3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Kop_32_3_32_4" style:display-name="Kop 3 4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Kop_32_3_32_5" style:display-name="Kop 3 5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Kop_32_3_32_6" style:display-name="Kop 3 6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Kop_32_3_32_7" style:display-name="Kop 3 7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Kop_32_3_32_8" style:display-name="Kop 3 8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Kop_32_3_32_9" style:display-name="Kop 3 9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Kop_32_4" style:display-name="Kop 4" style:family="table-cell" style:data-style-name="N0">
      <style:text-properties fo:color="#44546A" fo:font-weight="bold" style:font-weight-asian="bold" style:font-weight-complex="bold"/>
    </style:style>
    <style:style style:name="Kop_32_4_32_10" style:display-name="Kop 4 10" style:family="table-cell" style:data-style-name="N0">
      <style:text-properties fo:color="#44546A" fo:font-weight="bold" style:font-weight-asian="bold" style:font-weight-complex="bold"/>
    </style:style>
    <style:style style:name="Kop_32_4_32_11" style:display-name="Kop 4 11" style:family="table-cell" style:data-style-name="N0">
      <style:text-properties fo:color="#0E2841" style:font-name="Aptos Narrow" style:font-name-asian="Aptos Narrow" style:font-name-complex="Aptos Narrow" fo:font-weight="bold" style:font-weight-asian="bold" style:font-weight-complex="bold"/>
    </style:style>
    <style:style style:name="Kop_32_4_32_2" style:display-name="Kop 4 2" style:family="table-cell" style:data-style-name="N0">
      <style:text-properties fo:color="#44546A" fo:font-weight="bold" style:font-weight-asian="bold" style:font-weight-complex="bold"/>
    </style:style>
    <style:style style:name="Kop_32_4_32_3" style:display-name="Kop 4 3" style:family="table-cell" style:data-style-name="N0">
      <style:text-properties fo:color="#44546A" fo:font-weight="bold" style:font-weight-asian="bold" style:font-weight-complex="bold"/>
    </style:style>
    <style:style style:name="Kop_32_4_32_4" style:display-name="Kop 4 4" style:family="table-cell" style:data-style-name="N0">
      <style:text-properties fo:color="#44546A" fo:font-weight="bold" style:font-weight-asian="bold" style:font-weight-complex="bold"/>
    </style:style>
    <style:style style:name="Kop_32_4_32_5" style:display-name="Kop 4 5" style:family="table-cell" style:data-style-name="N0">
      <style:text-properties fo:color="#44546A" fo:font-weight="bold" style:font-weight-asian="bold" style:font-weight-complex="bold"/>
    </style:style>
    <style:style style:name="Kop_32_4_32_6" style:display-name="Kop 4 6" style:family="table-cell" style:data-style-name="N0">
      <style:text-properties fo:color="#44546A" fo:font-weight="bold" style:font-weight-asian="bold" style:font-weight-complex="bold"/>
    </style:style>
    <style:style style:name="Kop_32_4_32_7" style:display-name="Kop 4 7" style:family="table-cell" style:data-style-name="N0">
      <style:text-properties fo:color="#44546A" fo:font-weight="bold" style:font-weight-asian="bold" style:font-weight-complex="bold"/>
    </style:style>
    <style:style style:name="Kop_32_4_32_8" style:display-name="Kop 4 8" style:family="table-cell" style:data-style-name="N0">
      <style:text-properties fo:color="#44546A" fo:font-weight="bold" style:font-weight-asian="bold" style:font-weight-complex="bold"/>
    </style:style>
    <style:style style:name="Kop_32_4_32_9" style:display-name="Kop 4 9" style:family="table-cell" style:data-style-name="N0">
      <style:text-properties fo:color="#44546A" fo:font-weight="bold" style:font-weight-asian="bold" style:font-weight-complex="bold"/>
    </style:style>
    <style:style style:name="Neutraal" style:family="table-cell" style:data-style-name="N0">
      <style:table-cell-properties fo:background-color="#FFEB9C"/>
      <style:text-properties fo:color="#9C5700"/>
    </style:style>
    <style:style style:name="Neutraal_32_10" style:display-name="Neutraal 10" style:family="table-cell" style:data-style-name="N0">
      <style:table-cell-properties fo:background-color="#FFEB9C"/>
      <style:text-properties fo:color="#9C5700"/>
    </style:style>
    <style:style style:name="Neutraal_32_11" style:display-name="Neutraal 11" style:family="table-cell" style:data-style-name="N0">
      <style:table-cell-properties fo:background-color="#FFEB9C"/>
      <style:text-properties fo:color="#9C5700" style:font-name="Aptos Narrow" style:font-name-asian="Aptos Narrow" style:font-name-complex="Aptos Narrow"/>
    </style:style>
    <style:style style:name="Neutraal_32_2" style:display-name="Neutraal 2" style:family="table-cell" style:data-style-name="N0">
      <style:table-cell-properties fo:background-color="#FFEB9C"/>
      <style:text-properties fo:color="#9C5700"/>
    </style:style>
    <style:style style:name="Neutraal_32_3" style:display-name="Neutraal 3" style:family="table-cell" style:data-style-name="N0">
      <style:table-cell-properties fo:background-color="#FFEB9C"/>
      <style:text-properties fo:color="#9C5700"/>
    </style:style>
    <style:style style:name="Neutraal_32_4" style:display-name="Neutraal 4" style:family="table-cell" style:data-style-name="N0">
      <style:table-cell-properties fo:background-color="#FFEB9C"/>
      <style:text-properties fo:color="#9C5700"/>
    </style:style>
    <style:style style:name="Neutraal_32_5" style:display-name="Neutraal 5" style:family="table-cell" style:data-style-name="N0">
      <style:table-cell-properties fo:background-color="#FFEB9C"/>
      <style:text-properties fo:color="#9C5700"/>
    </style:style>
    <style:style style:name="Neutraal_32_6" style:display-name="Neutraal 6" style:family="table-cell" style:data-style-name="N0">
      <style:table-cell-properties fo:background-color="#FFEB9C"/>
      <style:text-properties fo:color="#9C5700"/>
    </style:style>
    <style:style style:name="Neutraal_32_7" style:display-name="Neutraal 7" style:family="table-cell" style:data-style-name="N0">
      <style:table-cell-properties fo:background-color="#FFEB9C"/>
      <style:text-properties fo:color="#9C5700"/>
    </style:style>
    <style:style style:name="Neutraal_32_8" style:display-name="Neutraal 8" style:family="table-cell" style:data-style-name="N0">
      <style:table-cell-properties fo:background-color="#FFEB9C"/>
      <style:text-properties fo:color="#9C5700"/>
    </style:style>
    <style:style style:name="Neutraal_32_9" style:display-name="Neutraal 9" style:family="table-cell" style:data-style-name="N0">
      <style:table-cell-properties fo:background-color="#FFEB9C"/>
      <style:text-properties fo:color="#9C5700"/>
    </style:style>
    <style:style style:name="Normal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" style:display-name="Normal 2 2" style:family="table-cell" style:data-style-name="N0">
      <style:table-cell-properties style:vertical-align="automatic" fo:background-color="transparent"/>
    </style:style>
    <style:style style:name="Notitie_32_10" style:display-name="Notitie 10" style:family="table-cell" style:data-style-name="N0">
      <style:table-cell-properties fo:border="thin solid #B2B2B2" fo:background-color="#FFFFCC"/>
    </style:style>
    <style:style style:name="Notitie_32_11" style:display-name="Notitie 11" style:family="table-cell" style:data-style-name="N0">
      <style:table-cell-properties fo:border="thin solid #B2B2B2" fo:background-color="#FFFFCC"/>
    </style:style>
    <style:style style:name="Notitie_32_12" style:display-name="Notitie 12" style:family="table-cell" style:data-style-name="N0">
      <style:table-cell-properties fo:border="thin solid #B2B2B2" fo:background-color="#FFFFCC"/>
    </style:style>
    <style:style style:name="Notitie_32_2" style:display-name="Notitie 2" style:family="table-cell" style:data-style-name="N0">
      <style:table-cell-properties fo:border="thin solid #B2B2B2" fo:background-color="#FFFFCC"/>
    </style:style>
    <style:style style:name="Notitie_32_3" style:display-name="Notitie 3" style:family="table-cell" style:data-style-name="N0">
      <style:table-cell-properties fo:border="thin solid #B2B2B2" fo:background-color="#FFFFCC"/>
    </style:style>
    <style:style style:name="Notitie_32_4" style:display-name="Notitie 4" style:family="table-cell" style:data-style-name="N0">
      <style:table-cell-properties fo:border="thin solid #B2B2B2" fo:background-color="#FFFFCC"/>
    </style:style>
    <style:style style:name="Notitie_32_5" style:display-name="Notitie 5" style:family="table-cell" style:data-style-name="N0">
      <style:table-cell-properties fo:border="thin solid #B2B2B2" fo:background-color="#FFFFCC"/>
    </style:style>
    <style:style style:name="Notitie_32_6" style:display-name="Notitie 6" style:family="table-cell" style:data-style-name="N0">
      <style:table-cell-properties fo:border="thin solid #B2B2B2" fo:background-color="#FFFFCC"/>
    </style:style>
    <style:style style:name="Notitie_32_7" style:display-name="Notitie 7" style:family="table-cell" style:data-style-name="N0">
      <style:table-cell-properties fo:border="thin solid #B2B2B2" fo:background-color="#FFFFCC"/>
    </style:style>
    <style:style style:name="Notitie_32_8" style:display-name="Notitie 8" style:family="table-cell" style:data-style-name="N0">
      <style:table-cell-properties fo:border="thin solid #B2B2B2" fo:background-color="#FFFFCC"/>
    </style:style>
    <style:style style:name="Notitie_32_9" style:display-name="Notitie 9" style:family="table-cell" style:data-style-name="N0">
      <style:table-cell-properties fo:border="thin solid #B2B2B2" fo:background-color="#FFFFCC"/>
    </style:style>
    <style:style style:name="Ongeldig" style:family="table-cell" style:data-style-name="N0">
      <style:table-cell-properties fo:background-color="#FFC7CE"/>
      <style:text-properties fo:color="#9C0006"/>
    </style:style>
    <style:style style:name="Ongeldig_32_10" style:display-name="Ongeldig 10" style:family="table-cell" style:data-style-name="N0">
      <style:table-cell-properties fo:background-color="#FFC7CE"/>
      <style:text-properties fo:color="#9C0006"/>
    </style:style>
    <style:style style:name="Ongeldig_32_11" style:display-name="Ongeldig 11" style:family="table-cell" style:data-style-name="N0">
      <style:table-cell-properties fo:background-color="#FFC7CE"/>
      <style:text-properties fo:color="#9C0006" style:font-name="Aptos Narrow" style:font-name-asian="Aptos Narrow" style:font-name-complex="Aptos Narrow"/>
    </style:style>
    <style:style style:name="Ongeldig_32_2" style:display-name="Ongeldig 2" style:family="table-cell" style:data-style-name="N0">
      <style:table-cell-properties fo:background-color="#FFC7CE"/>
      <style:text-properties fo:color="#9C0006"/>
    </style:style>
    <style:style style:name="Ongeldig_32_3" style:display-name="Ongeldig 3" style:family="table-cell" style:data-style-name="N0">
      <style:table-cell-properties fo:background-color="#FFC7CE"/>
      <style:text-properties fo:color="#9C0006"/>
    </style:style>
    <style:style style:name="Ongeldig_32_4" style:display-name="Ongeldig 4" style:family="table-cell" style:data-style-name="N0">
      <style:table-cell-properties fo:background-color="#FFC7CE"/>
      <style:text-properties fo:color="#9C0006"/>
    </style:style>
    <style:style style:name="Ongeldig_32_5" style:display-name="Ongeldig 5" style:family="table-cell" style:data-style-name="N0">
      <style:table-cell-properties fo:background-color="#FFC7CE"/>
      <style:text-properties fo:color="#9C0006"/>
    </style:style>
    <style:style style:name="Ongeldig_32_6" style:display-name="Ongeldig 6" style:family="table-cell" style:data-style-name="N0">
      <style:table-cell-properties fo:background-color="#FFC7CE"/>
      <style:text-properties fo:color="#9C0006"/>
    </style:style>
    <style:style style:name="Ongeldig_32_7" style:display-name="Ongeldig 7" style:family="table-cell" style:data-style-name="N0">
      <style:table-cell-properties fo:background-color="#FFC7CE"/>
      <style:text-properties fo:color="#9C0006"/>
    </style:style>
    <style:style style:name="Ongeldig_32_8" style:display-name="Ongeldig 8" style:family="table-cell" style:data-style-name="N0">
      <style:table-cell-properties fo:background-color="#FFC7CE"/>
      <style:text-properties fo:color="#9C0006"/>
    </style:style>
    <style:style style:name="Ongeldig_32_9" style:display-name="Ongeldig 9" style:family="table-cell" style:data-style-name="N0">
      <style:table-cell-properties fo:background-color="#FFC7CE"/>
      <style:text-properties fo:color="#9C0006"/>
    </style:style>
    <style:style style:name="Procent_32_2" style:display-name="Procent 2" style:family="table-cell" style:data-style-name="N13">
      <style:text-properties style:font-name="Arial" style:font-name-asian="Arial" style:font-name-complex="Arial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andaard_32_10" style:display-name="Standaard 10" style:family="table-cell" style:data-style-name="N0">
      <style:table-cell-properties style:vertical-align="automatic" fo:background-color="transparent"/>
    </style:style>
    <style:style style:name="Standaard_32_11" style:display-name="Standaard 11" style:family="table-cell" style:data-style-name="N0">
      <style:table-cell-properties style:vertical-align="automatic" fo:background-color="transparent"/>
    </style:style>
    <style:style style:name="Standaard_32_12" style:display-name="Standaard 12" style:family="table-cell" style:data-style-name="N0">
      <style:table-cell-properties style:vertical-align="automatic" fo:background-color="transparent"/>
    </style:style>
    <style:style style:name="Standaard_32_13" style:display-name="Standaard 13" style:family="table-cell" style:data-style-name="N0">
      <style:table-cell-properties style:vertical-align="automatic" fo:background-color="transparent"/>
    </style:style>
    <style:style style:name="Standaard_32_14" style:display-name="Standaard 14" style:family="table-cell" style:data-style-name="N0">
      <style:table-cell-properties style:vertical-align="automatic" fo:background-color="transparent"/>
    </style:style>
    <style:style style:name="Standaard_32_15" style:display-name="Standaard 15" style:family="table-cell" style:data-style-name="N0">
      <style:table-cell-properties style:vertical-align="automatic" fo:background-color="transparent"/>
    </style:style>
    <style:style style:name="Standaard_32_16" style:display-name="Standaard 16" style:family="table-cell" style:data-style-name="N0">
      <style:table-cell-properties style:vertical-align="automatic" fo:background-color="transparent"/>
    </style:style>
    <style:style style:name="Standaard_32_17" style:display-name="Standaard 17" style:family="table-cell" style:data-style-name="N0">
      <style:table-cell-properties style:vertical-align="automatic" fo:background-color="transparent"/>
    </style:style>
    <style:style style:name="Standaard_32_18" style:display-name="Standaard 18" style:family="table-cell" style:data-style-name="N0">
      <style:table-cell-properties style:vertical-align="automatic" fo:background-color="transparent"/>
    </style:style>
    <style:style style:name="Standaard_32_19" style:display-name="Standaard 19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Standaard_32_2" style:display-name="Standaard 2" style:family="table-cell" style:data-style-name="N0">
      <style:table-cell-properties style:vertical-align="automatic" fo:background-color="transparent"/>
    </style:style>
    <style:style style:name="Standaard_32_2_32_2" style:display-name="Standaard 2 2" style:family="table-cell" style:data-style-name="N0">
      <style:table-cell-properties style:vertical-align="top" fo:background-color="transparent"/>
      <style:text-properties fo:color="#00FF00"/>
    </style:style>
    <style:style style:name="Standaard_32_2_32_3" style:display-name="Standaard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Standaard_32_2_32_4" style:display-name="Standaard 2 4" style:family="table-cell" style:data-style-name="N0">
      <style:table-cell-properties style:vertical-align="automatic" fo:background-color="transparent"/>
    </style:style>
    <style:style style:name="Standaard_32_2_32_5" style:display-name="Standaard 2 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Standaard_32_2_32_6" style:display-name="Standaard 2 6" style:family="table-cell" style:data-style-name="N0">
      <style:table-cell-properties style:vertical-align="automatic" fo:background-color="transparent"/>
    </style:style>
    <style:style style:name="Standaard_32_2_32_7" style:display-name="Standaard 2 7" style:family="table-cell" style:data-style-name="N0">
      <style:table-cell-properties style:vertical-align="automatic" fo:background-color="transparent"/>
    </style:style>
    <style:style style:name="Standaard_32_20" style:display-name="Standaard 20" style:family="table-cell" style:data-style-name="N0">
      <style:table-cell-properties style:vertical-align="automatic" fo:background-color="transparent"/>
    </style:style>
    <style:style style:name="Standaard_32_21" style:display-name="Standaard 21" style:family="table-cell" style:data-style-name="N0">
      <style:table-cell-properties style:vertical-align="automatic" fo:background-color="transparent"/>
    </style:style>
    <style:style style:name="Standaard_32_22" style:display-name="Standaard 22" style:family="table-cell" style:data-style-name="N0">
      <style:table-cell-properties style:vertical-align="automatic" fo:background-color="transparent"/>
    </style:style>
    <style:style style:name="Standaard_32_23" style:display-name="Standaard 2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Standaard_32_24" style:display-name="Standaard 24" style:family="table-cell" style:data-style-name="N0">
      <style:table-cell-properties style:vertical-align="automatic" fo:background-color="transparent"/>
    </style:style>
    <style:style style:name="Standaard_32_25" style:display-name="Standaard 25" style:family="table-cell" style:data-style-name="N0">
      <style:table-cell-properties style:vertical-align="automatic" fo:background-color="transparent"/>
    </style:style>
    <style:style style:name="Standaard_32_26" style:display-name="Standaard 26" style:family="table-cell" style:data-style-name="N0">
      <style:table-cell-properties style:vertical-align="automatic" fo:background-color="transparent"/>
    </style:style>
    <style:style style:name="Standaard_32_27" style:display-name="Standaard 27" style:family="table-cell" style:data-style-name="N0">
      <style:table-cell-properties style:vertical-align="automatic" fo:background-color="transparent"/>
    </style:style>
    <style:style style:name="Standaard_32_28" style:display-name="Standaard 28" style:family="table-cell" style:data-style-name="N0">
      <style:table-cell-properties style:vertical-align="automatic" fo:background-color="transparent"/>
    </style:style>
    <style:style style:name="Standaard_32_29" style:display-name="Standaard 29" style:family="table-cell" style:data-style-name="N0">
      <style:table-cell-properties style:vertical-align="automatic" fo:background-color="transparent"/>
    </style:style>
    <style:style style:name="Standaard_32_3" style:display-name="Standaard 3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Standaard_32_3_32_2" style:display-name="Standaard 3 2" style:family="table-cell" style:data-style-name="N0">
      <style:table-cell-properties style:vertical-align="top" fo:background-color="transparent"/>
      <style:text-properties fo:color="#00FF00"/>
    </style:style>
    <style:style style:name="Standaard_32_3_32_3" style:display-name="Standaard 3 3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Standaard_32_3_32_4" style:display-name="Standaard 3 4" style:family="table-cell" style:data-style-name="N0">
      <style:table-cell-properties style:vertical-align="automatic" fo:background-color="transparent"/>
    </style:style>
    <style:style style:name="Standaard_32_3_32_5" style:display-name="Standaard 3 5" style:family="table-cell" style:data-style-name="N0">
      <style:table-cell-properties style:vertical-align="automatic" fo:background-color="transparent"/>
    </style:style>
    <style:style style:name="Standaard_32_30" style:display-name="Standaard 30" style:family="table-cell" style:data-style-name="N0">
      <style:table-cell-properties style:vertical-align="automatic" fo:background-color="transparent"/>
    </style:style>
    <style:style style:name="Standaard_32_31" style:display-name="Standaard 31" style:family="table-cell" style:data-style-name="N0">
      <style:table-cell-properties style:vertical-align="automatic" fo:background-color="transparent"/>
    </style:style>
    <style:style style:name="Standaard_32_32" style:display-name="Standaard 32" style:family="table-cell" style:data-style-name="N0">
      <style:table-cell-properties style:vertical-align="automatic" fo:background-color="transparent"/>
    </style:style>
    <style:style style:name="Standaard_32_33" style:display-name="Standaard 33" style:family="table-cell" style:data-style-name="N0">
      <style:table-cell-properties style:vertical-align="automatic" fo:background-color="transparent"/>
    </style:style>
    <style:style style:name="Standaard_32_34" style:display-name="Standaard 34" style:family="table-cell" style:data-style-name="N0">
      <style:table-cell-properties style:vertical-align="automatic" fo:background-color="transparent"/>
    </style:style>
    <style:style style:name="Standaard_32_35" style:display-name="Standaard 35" style:family="table-cell" style:data-style-name="N0">
      <style:table-cell-properties style:vertical-align="automatic" fo:background-color="transparent"/>
    </style:style>
    <style:style style:name="Standaard_32_36" style:display-name="Standaard 36" style:family="table-cell" style:data-style-name="N0">
      <style:table-cell-properties style:vertical-align="automatic" fo:background-color="transparent"/>
    </style:style>
    <style:style style:name="Standaard_32_37" style:display-name="Standaard 37" style:family="table-cell" style:data-style-name="N0">
      <style:table-cell-properties style:vertical-align="automatic" fo:background-color="transparent"/>
    </style:style>
    <style:style style:name="Standaard_32_38" style:display-name="Standaard 38" style:family="table-cell" style:data-style-name="N0">
      <style:table-cell-properties style:vertical-align="automatic" fo:background-color="transparent"/>
    </style:style>
    <style:style style:name="Standaard_32_39" style:display-name="Standaard 39" style:family="table-cell" style:data-style-name="N0">
      <style:table-cell-properties style:vertical-align="automatic" fo:background-color="transparent"/>
      <style:text-properties style:font-name="Aptos Narrow" style:font-name-asian="Aptos Narrow" style:font-name-complex="Aptos Narrow"/>
    </style:style>
    <style:style style:name="Standaard_32_4" style:display-name="Standaard 4" style:family="table-cell" style:data-style-name="N0">
      <style:table-cell-properties style:vertical-align="automatic" fo:background-color="transparent"/>
    </style:style>
    <style:style style:name="Standaard_32_40" style:display-name="Standaard 40" style:family="table-cell" style:data-style-name="N0">
      <style:table-cell-properties style:vertical-align="automatic" fo:background-color="transparent"/>
      <style:text-properties style:font-name="Aptos Narrow" style:font-name-asian="Aptos Narrow" style:font-name-complex="Aptos Narrow"/>
    </style:style>
    <style:style style:name="Standaard_32_41" style:display-name="Standaard 41" style:family="table-cell" style:data-style-name="N0">
      <style:table-cell-properties style:vertical-align="automatic" fo:background-color="transparent"/>
      <style:text-properties style:font-name="Aptos Narrow" style:font-name-asian="Aptos Narrow" style:font-name-complex="Aptos Narrow"/>
    </style:style>
    <style:style style:name="Standaard_32_42" style:display-name="Standaard 42" style:family="table-cell" style:data-style-name="N0">
      <style:table-cell-properties style:vertical-align="automatic" fo:background-color="transparent"/>
      <style:text-properties style:font-name="Aptos Narrow" style:font-name-asian="Aptos Narrow" style:font-name-complex="Aptos Narrow"/>
    </style:style>
    <style:style style:name="Standaard_32_43" style:display-name="Standaard 43" style:family="table-cell" style:data-style-name="N0">
      <style:table-cell-properties style:vertical-align="automatic" fo:background-color="transparent"/>
      <style:text-properties style:font-name="Aptos Narrow" style:font-name-asian="Aptos Narrow" style:font-name-complex="Aptos Narrow"/>
    </style:style>
    <style:style style:name="Standaard_32_44" style:display-name="Standaard 44" style:family="table-cell" style:data-style-name="N0">
      <style:table-cell-properties style:vertical-align="automatic" fo:background-color="transparent"/>
      <style:text-properties style:font-name="Aptos Narrow" style:font-name-asian="Aptos Narrow" style:font-name-complex="Aptos Narrow"/>
    </style:style>
    <style:style style:name="Standaard_32_5" style:display-name="Standaard 5" style:family="table-cell" style:data-style-name="N0">
      <style:table-cell-properties style:vertical-align="automatic" fo:background-color="transparent"/>
    </style:style>
    <style:style style:name="Standaard_32_6" style:display-name="Standaard 6" style:family="table-cell" style:data-style-name="N0">
      <style:table-cell-properties style:vertical-align="automatic" fo:background-color="transparent"/>
    </style:style>
    <style:style style:name="Standaard_32_7" style:display-name="Standaard 7" style:family="table-cell" style:data-style-name="N0">
      <style:table-cell-properties style:vertical-align="automatic" fo:background-color="transparent"/>
    </style:style>
    <style:style style:name="Standaard_32_7_32_2" style:display-name="Standaard 7 2" style:family="table-cell" style:data-style-name="N0">
      <style:table-cell-properties style:vertical-align="automatic" fo:background-color="transparent"/>
    </style:style>
    <style:style style:name="Standaard_32_7_32_3" style:display-name="Standaard 7 3" style:family="table-cell" style:data-style-name="N0">
      <style:table-cell-properties style:vertical-align="automatic" fo:background-color="transparent"/>
    </style:style>
    <style:style style:name="Standaard_32_8" style:display-name="Standaard 8" style:family="table-cell" style:data-style-name="N0">
      <style:table-cell-properties style:vertical-align="automatic" fo:background-color="transparent"/>
    </style:style>
    <style:style style:name="Standaard_32_9" style:display-name="Standaard 9" style:family="table-cell" style:data-style-name="N0">
      <style:table-cell-properties style:vertical-align="automatic" fo:background-color="transparent"/>
    </style:style>
    <style:style style:name="Titel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itel_32_10" style:display-name="Titel 10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itel_32_11" style:display-name="Titel 11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itel_32_2" style:display-name="Titel 2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itel_32_3" style:display-name="Titel 3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itel_32_4" style:display-name="Titel 4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itel_32_5" style:display-name="Titel 5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itel_32_6" style:display-name="Titel 6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itel_32_7" style:display-name="Titel 7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itel_32_8" style:display-name="Titel 8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itel_32_9" style:display-name="Titel 9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Totaal_32_10" style:display-name="Totaal 10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Totaal_32_11" style:display-name="Totaal 11" style:family="table-cell" style:data-style-name="N0">
      <style:table-cell-properties fo:border-top="thin solid #156082" fo:border-bottom="thin double #156082" fo:border-left="none" fo:border-right="none"/>
      <style:text-properties style:font-name="Aptos Narrow" style:font-name-asian="Aptos Narrow" style:font-name-complex="Aptos Narrow" fo:font-weight="bold" style:font-weight-asian="bold" style:font-weight-complex="bold"/>
    </style:style>
    <style:style style:name="Totaal_32_2" style:display-name="Totaal 2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Totaal_32_3" style:display-name="Totaal 3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Totaal_32_4" style:display-name="Totaal 4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Totaal_32_5" style:display-name="Totaal 5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Totaal_32_6" style:display-name="Totaal 6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Totaal_32_7" style:display-name="Totaal 7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Totaal_32_8" style:display-name="Totaal 8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Totaal_32_9" style:display-name="Totaal 9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Uitvoer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Uitvoer_32_10" style:display-name="Uitvoer 10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Uitvoer_32_11" style:display-name="Uitvoer 11" style:family="table-cell" style:data-style-name="N0">
      <style:table-cell-properties fo:border="thin solid #3F3F3F" fo:background-color="#F2F2F2"/>
      <style:text-properties fo:color="#3F3F3F" style:font-name="Aptos Narrow" style:font-name-asian="Aptos Narrow" style:font-name-complex="Aptos Narrow" fo:font-weight="bold" style:font-weight-asian="bold" style:font-weight-complex="bold"/>
    </style:style>
    <style:style style:name="Uitvoer_32_2" style:display-name="Uitvoer 2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Uitvoer_32_3" style:display-name="Uitvoer 3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Uitvoer_32_4" style:display-name="Uitvoer 4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Uitvoer_32_5" style:display-name="Uitvoer 5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Uitvoer_32_6" style:display-name="Uitvoer 6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Uitvoer_32_7" style:display-name="Uitvoer 7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Uitvoer_32_8" style:display-name="Uitvoer 8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Uitvoer_32_9" style:display-name="Uitvoer 9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Valuta_32_2" style:display-name="Valuta 2" style:family="table-cell" style:data-style-name="N40"/>
    <style:style style:name="Valuta_32_2_32_2" style:display-name="Valuta 2 2" style:family="table-cell" style:data-style-name="N39"/>
    <style:style style:name="Valuta_32_3" style:display-name="Valuta 3" style:family="table-cell" style:data-style-name="N39">
      <style:text-properties style:font-name="Arial" style:font-name-asian="Arial" style:font-name-complex="Arial" fo:font-size="10pt" style:font-size-asian="10pt" style:font-size-complex="10pt"/>
    </style:style>
    <style:style style:name="Valuta_32_4" style:display-name="Valuta 4" style:family="table-cell" style:data-style-name="N39"/>
    <style:style style:name="Valuta_32_5" style:display-name="Valuta 5" style:family="table-cell" style:data-style-name="N41"/>
    <style:style style:name="Valuta_32_6" style:display-name="Valuta 6" style:family="table-cell" style:data-style-name="N41"/>
    <style:style style:name="Valuta_32_7" style:display-name="Valuta 7" style:family="table-cell" style:data-style-name="N41"/>
    <style:style style:name="Valuta_32_8" style:display-name="Valuta 8" style:family="table-cell" style:data-style-name="N41"/>
    <style:style style:name="Valuta_32_9" style:display-name="Valuta 9" style:family="table-cell" style:data-style-name="N41"/>
    <style:style style:name="Verklarende_32_tekst" style:display-name="Verklarende tekst" style:family="table-cell" style:data-style-name="N0">
      <style:text-properties fo:color="#7F7F7F" fo:font-style="italic" style:font-style-asian="italic" style:font-style-complex="italic"/>
    </style:style>
    <style:style style:name="Verklarende_32_tekst_32_10" style:display-name="Verklarende tekst 10" style:family="table-cell" style:data-style-name="N0">
      <style:text-properties fo:color="#7F7F7F" fo:font-style="italic" style:font-style-asian="italic" style:font-style-complex="italic"/>
    </style:style>
    <style:style style:name="Verklarende_32_tekst_32_11" style:display-name="Verklarende tekst 11" style:family="table-cell" style:data-style-name="N0">
      <style:text-properties fo:color="#7F7F7F" style:font-name="Aptos Narrow" style:font-name-asian="Aptos Narrow" style:font-name-complex="Aptos Narrow" fo:font-style="italic" style:font-style-asian="italic" style:font-style-complex="italic"/>
    </style:style>
    <style:style style:name="Verklarende_32_tekst_32_2" style:display-name="Verklarende tekst 2" style:family="table-cell" style:data-style-name="N0">
      <style:text-properties fo:color="#7F7F7F" fo:font-style="italic" style:font-style-asian="italic" style:font-style-complex="italic"/>
    </style:style>
    <style:style style:name="Verklarende_32_tekst_32_3" style:display-name="Verklarende tekst 3" style:family="table-cell" style:data-style-name="N0">
      <style:text-properties fo:color="#7F7F7F" fo:font-style="italic" style:font-style-asian="italic" style:font-style-complex="italic"/>
    </style:style>
    <style:style style:name="Verklarende_32_tekst_32_4" style:display-name="Verklarende tekst 4" style:family="table-cell" style:data-style-name="N0">
      <style:text-properties fo:color="#7F7F7F" fo:font-style="italic" style:font-style-asian="italic" style:font-style-complex="italic"/>
    </style:style>
    <style:style style:name="Verklarende_32_tekst_32_5" style:display-name="Verklarende tekst 5" style:family="table-cell" style:data-style-name="N0">
      <style:text-properties fo:color="#7F7F7F" fo:font-style="italic" style:font-style-asian="italic" style:font-style-complex="italic"/>
    </style:style>
    <style:style style:name="Verklarende_32_tekst_32_6" style:display-name="Verklarende tekst 6" style:family="table-cell" style:data-style-name="N0">
      <style:text-properties fo:color="#7F7F7F" fo:font-style="italic" style:font-style-asian="italic" style:font-style-complex="italic"/>
    </style:style>
    <style:style style:name="Verklarende_32_tekst_32_7" style:display-name="Verklarende tekst 7" style:family="table-cell" style:data-style-name="N0">
      <style:text-properties fo:color="#7F7F7F" fo:font-style="italic" style:font-style-asian="italic" style:font-style-complex="italic"/>
    </style:style>
    <style:style style:name="Verklarende_32_tekst_32_8" style:display-name="Verklarende tekst 8" style:family="table-cell" style:data-style-name="N0">
      <style:text-properties fo:color="#7F7F7F" fo:font-style="italic" style:font-style-asian="italic" style:font-style-complex="italic"/>
    </style:style>
    <style:style style:name="Verklarende_32_tekst_32_9" style:display-name="Verklarende tekst 9" style:family="table-cell" style:data-style-name="N0">
      <style:text-properties fo:color="#7F7F7F" fo:font-style="italic" style:font-style-asian="italic" style:font-style-complex="italic"/>
    </style:style>
    <style:style style:name="Waarschuwingstekst" style:family="table-cell" style:data-style-name="N0">
      <style:text-properties fo:color="#FF0000"/>
    </style:style>
    <style:style style:name="Waarschuwingstekst_32_10" style:display-name="Waarschuwingstekst 10" style:family="table-cell" style:data-style-name="N0">
      <style:text-properties fo:color="#FF0000"/>
    </style:style>
    <style:style style:name="Waarschuwingstekst_32_11" style:display-name="Waarschuwingstekst 11" style:family="table-cell" style:data-style-name="N0">
      <style:text-properties fo:color="#FF0000" style:font-name="Aptos Narrow" style:font-name-asian="Aptos Narrow" style:font-name-complex="Aptos Narrow"/>
    </style:style>
    <style:style style:name="Waarschuwingstekst_32_2" style:display-name="Waarschuwingstekst 2" style:family="table-cell" style:data-style-name="N0">
      <style:text-properties fo:color="#FF0000"/>
    </style:style>
    <style:style style:name="Waarschuwingstekst_32_3" style:display-name="Waarschuwingstekst 3" style:family="table-cell" style:data-style-name="N0">
      <style:text-properties fo:color="#FF0000"/>
    </style:style>
    <style:style style:name="Waarschuwingstekst_32_4" style:display-name="Waarschuwingstekst 4" style:family="table-cell" style:data-style-name="N0">
      <style:text-properties fo:color="#FF0000"/>
    </style:style>
    <style:style style:name="Waarschuwingstekst_32_5" style:display-name="Waarschuwingstekst 5" style:family="table-cell" style:data-style-name="N0">
      <style:text-properties fo:color="#FF0000"/>
    </style:style>
    <style:style style:name="Waarschuwingstekst_32_6" style:display-name="Waarschuwingstekst 6" style:family="table-cell" style:data-style-name="N0">
      <style:text-properties fo:color="#FF0000"/>
    </style:style>
    <style:style style:name="Waarschuwingstekst_32_7" style:display-name="Waarschuwingstekst 7" style:family="table-cell" style:data-style-name="N0">
      <style:text-properties fo:color="#FF0000"/>
    </style:style>
    <style:style style:name="Waarschuwingstekst_32_8" style:display-name="Waarschuwingstekst 8" style:family="table-cell" style:data-style-name="N0">
      <style:text-properties fo:color="#FF0000"/>
    </style:style>
    <style:style style:name="Waarschuwingstekst_32_9" style:display-name="Waarschuwingstekst 9" style:family="table-cell" style:data-style-name="N0">
      <style:text-properties fo:color="#FF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118110236220472in" fo:margin-right="0.118110236220472in" style:print-orientation="landscape" style:print-page-order="ttb" style:first-page-number="continue" style:scale-to="100%" style:table-centering="none" style:print="objects charts drawings"/>
      <style:header-style>
        <style:header-footer-properties fo:min-height="0.0393700787401575in" fo:margin-left="0.118110236220472in" fo:margin-right="0.118110236220472in" fo:margin-bottom="0in"/>
      </style:header-style>
      <style:footer-style>
        <style:header-footer-properties fo:min-height="0.0393700787401575in" fo:margin-left="0.118110236220472in" fo:margin-right="0.118110236220472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526</meta:generator>
    <meta:initial-creator/>
    <dc:creator/>
    <meta:creation-date>2026-01-21T13:53:03Z</meta:creation-date>
    <dc:date>2026-01-21T13:53:15Z</dc:date>
    <meta:editing-duration>PT0S</meta:editing-duration>
  </office:meta>
</office:document-meta>
</file>